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latte_Kurve_Spline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ataset 1</text:p>
          </table:table-cell>
          <table:table-cell table:style-name="ce1"/>
          <table:table-cell table:style-name="ce1" office:value-type="string" calcext:value-type="string">
            <text:p>Dataset 2</text:p>
          </table:table-cell>
          <table:table-cell table:style-name="ce1"/>
          <table:table-cell table:style-name="ce1" office:value-type="string" calcext:value-type="string">
            <text:p>Dataset 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1007124558231" calcext:value-type="float">
            <text:p>0.00361007124558231</text:p>
          </table:table-cell>
          <table:table-cell office:value-type="float" office:value="1.15195372012585" calcext:value-type="float">
            <text:p>1.15195372012585</text:p>
          </table:table-cell>
          <table:table-cell office:value-type="float" office:value="0.003606238230178" calcext:value-type="float">
            <text:p>0.003606238230178</text:p>
          </table:table-cell>
          <table:table-cell office:value-type="float" office:value="0.216708954141702" calcext:value-type="float">
            <text:p>0.216708954141702</text:p>
          </table:table-cell>
          <table:table-cell office:value-type="float" office:value="0.00247796789431694" calcext:value-type="float">
            <text:p>0.00247796789431694</text:p>
          </table:table-cell>
          <table:table-cell office:value-type="float" office:value="0.0363479303169814" calcext:value-type="float">
            <text:p>0.0363479303169814</text:p>
          </table:table-cell>
        </table:table-row>
        <table:table-row table:style-name="ro1">
          <table:table-cell office:value-type="float" office:value="0.00722014249116463" calcext:value-type="float">
            <text:p>0.00722014249116463</text:p>
          </table:table-cell>
          <table:table-cell office:value-type="float" office:value="1.76886168486077" calcext:value-type="float">
            <text:p>1.76886168486077</text:p>
          </table:table-cell>
          <table:table-cell office:value-type="float" office:value="0.00721367038962361" calcext:value-type="float">
            <text:p>0.00721367038962361</text:p>
          </table:table-cell>
          <table:table-cell office:value-type="float" office:value="0.479634902728047" calcext:value-type="float">
            <text:p>0.479634902728047</text:p>
          </table:table-cell>
          <table:table-cell office:value-type="float" office:value="0.00608778073436637" calcext:value-type="float">
            <text:p>0.00608778073436637</text:p>
          </table:table-cell>
          <table:table-cell office:value-type="float" office:value="0.117482417885124" calcext:value-type="float">
            <text:p>0.117482417885124</text:p>
          </table:table-cell>
        </table:table-row>
        <table:table-row table:style-name="ro1">
          <table:table-cell office:value-type="float" office:value="0.0108302137367469" calcext:value-type="float">
            <text:p>0.0108302137367469</text:p>
          </table:table-cell>
          <table:table-cell office:value-type="float" office:value="2.13568661646027" calcext:value-type="float">
            <text:p>2.13568661646027</text:p>
          </table:table-cell>
          <table:table-cell office:value-type="float" office:value="0.0108211025490692" calcext:value-type="float">
            <text:p>0.0108211025490692</text:p>
          </table:table-cell>
          <table:table-cell office:value-type="float" office:value="0.762143809987914" calcext:value-type="float">
            <text:p>0.762143809987914</text:p>
          </table:table-cell>
          <table:table-cell office:value-type="float" office:value="0.0096975935744158" calcext:value-type="float">
            <text:p>0.0096975935744158</text:p>
          </table:table-cell>
          <table:table-cell office:value-type="float" office:value="0.351257640309986" calcext:value-type="float">
            <text:p>0.351257640309986</text:p>
          </table:table-cell>
        </table:table-row>
        <table:table-row table:style-name="ro1">
          <table:table-cell office:value-type="float" office:value="0.0144402849823293" calcext:value-type="float">
            <text:p>0.0144402849823293</text:p>
          </table:table-cell>
          <table:table-cell office:value-type="float" office:value="2.53739123717988" calcext:value-type="float">
            <text:p>2.53739123717988</text:p>
          </table:table-cell>
          <table:table-cell office:value-type="float" office:value="0.0144285347085148" calcext:value-type="float">
            <text:p>0.0144285347085148</text:p>
          </table:table-cell>
          <table:table-cell office:value-type="float" office:value="1.05872092230684" calcext:value-type="float">
            <text:p>1.05872092230684</text:p>
          </table:table-cell>
          <table:table-cell office:value-type="float" office:value="0.0133074064144652" calcext:value-type="float">
            <text:p>0.0133074064144652</text:p>
          </table:table-cell>
          <table:table-cell office:value-type="float" office:value="0.866607259711528" calcext:value-type="float">
            <text:p>0.866607259711528</text:p>
          </table:table-cell>
        </table:table-row>
        <table:table-row table:style-name="ro1">
          <table:table-cell office:value-type="float" office:value="0.0180503562279116" calcext:value-type="float">
            <text:p>0.0180503562279116</text:p>
          </table:table-cell>
          <table:table-cell office:value-type="float" office:value="3.19488241350602" calcext:value-type="float">
            <text:p>3.19488241350602</text:p>
          </table:table-cell>
          <table:table-cell office:value-type="float" office:value="0.0180359668679604" calcext:value-type="float">
            <text:p>0.0180359668679604</text:p>
          </table:table-cell>
          <table:table-cell office:value-type="float" office:value="1.36385148607035" calcext:value-type="float">
            <text:p>1.36385148607035</text:p>
          </table:table-cell>
          <table:table-cell office:value-type="float" office:value="0.0169172192545147" calcext:value-type="float">
            <text:p>0.0169172192545147</text:p>
          </table:table-cell>
          <table:table-cell office:value-type="float" office:value="1.79246493820971" calcext:value-type="float">
            <text:p>1.79246493820971</text:p>
          </table:table-cell>
        </table:table-row>
        <table:table-row table:style-name="ro1">
          <table:table-cell office:value-type="float" office:value="0.0216604274734939" calcext:value-type="float">
            <text:p>0.0216604274734939</text:p>
          </table:table-cell>
          <table:table-cell office:value-type="float" office:value="3.97116470811046" calcext:value-type="float">
            <text:p>3.97116470811046</text:p>
          </table:table-cell>
          <table:table-cell office:value-type="float" office:value="0.021643399027406" calcext:value-type="float">
            <text:p>0.021643399027406</text:p>
          </table:table-cell>
          <table:table-cell office:value-type="float" office:value="1.672020747664" calcext:value-type="float">
            <text:p>1.672020747664</text:p>
          </table:table-cell>
          <table:table-cell office:value-type="float" office:value="0.0205270320945641" calcext:value-type="float">
            <text:p>0.0205270320945641</text:p>
          </table:table-cell>
          <table:table-cell office:value-type="float" office:value="3.24897674374281" calcext:value-type="float">
            <text:p>3.24897674374281</text:p>
          </table:table-cell>
        </table:table-row>
        <table:table-row table:style-name="ro1">
          <table:table-cell office:value-type="float" office:value="0.0252704987190762" calcext:value-type="float">
            <text:p>0.0252704987190762</text:p>
          </table:table-cell>
          <table:table-cell office:value-type="float" office:value="4.73329600956722" calcext:value-type="float">
            <text:p>4.73329600956722</text:p>
          </table:table-cell>
          <table:table-cell office:value-type="float" office:value="0.0252508311868516" calcext:value-type="float">
            <text:p>0.0252508311868516</text:p>
          </table:table-cell>
          <table:table-cell office:value-type="float" office:value="1.9777139534733" calcext:value-type="float">
            <text:p>1.9777139534733</text:p>
          </table:table-cell>
          <table:table-cell office:value-type="float" office:value="0.0241368449346135" calcext:value-type="float">
            <text:p>0.0241368449346135</text:p>
          </table:table-cell>
          <table:table-cell office:value-type="float" office:value="4.7864718241718" calcext:value-type="float">
            <text:p>4.7864718241718</text:p>
          </table:table-cell>
        </table:table-row>
        <table:table-row table:style-name="ro1">
          <table:table-cell office:value-type="float" office:value="0.0288805699646585" calcext:value-type="float">
            <text:p>0.0288805699646585</text:p>
          </table:table-cell>
          <table:table-cell office:value-type="float" office:value="5.56531326600654" calcext:value-type="float">
            <text:p>5.56531326600654</text:p>
          </table:table-cell>
          <table:table-cell office:value-type="float" office:value="0.0288582633462972" calcext:value-type="float">
            <text:p>0.0288582633462972</text:p>
          </table:table-cell>
          <table:table-cell office:value-type="float" office:value="2.27542436020398" calcext:value-type="float">
            <text:p>2.27542436020398</text:p>
          </table:table-cell>
          <table:table-cell office:value-type="float" office:value="0.027746657774663" calcext:value-type="float">
            <text:p>0.027746657774663</text:p>
          </table:table-cell>
          <table:table-cell office:value-type="float" office:value="5.82570496503422" calcext:value-type="float">
            <text:p>5.82570496503422</text:p>
          </table:table-cell>
        </table:table-row>
        <table:table-row table:style-name="ro1">
          <table:table-cell office:value-type="float" office:value="0.0324906412102408" calcext:value-type="float">
            <text:p>0.0324906412102408</text:p>
          </table:table-cell>
          <table:table-cell office:value-type="float" office:value="6.54232754050935" calcext:value-type="float">
            <text:p>6.54232754050935</text:p>
          </table:table-cell>
          <table:table-cell office:value-type="float" office:value="0.0324656955057428" calcext:value-type="float">
            <text:p>0.0324656955057428</text:p>
          </table:table-cell>
          <table:table-cell office:value-type="float" office:value="2.56498081043571" calcext:value-type="float">
            <text:p>2.56498081043571</text:p>
          </table:table-cell>
          <table:table-cell office:value-type="float" office:value="0.0313564706147124" calcext:value-type="float">
            <text:p>0.0313564706147124</text:p>
          </table:table-cell>
          <table:table-cell office:value-type="float" office:value="6.87861946290708" calcext:value-type="float">
            <text:p>6.87861946290708</text:p>
          </table:table-cell>
        </table:table-row>
        <table:table-row table:style-name="ro1">
          <table:table-cell office:value-type="float" office:value="0.0361007124558231" calcext:value-type="float">
            <text:p>0.0361007124558231</text:p>
          </table:table-cell>
          <table:table-cell office:value-type="float" office:value="7.64710862665927" calcext:value-type="float">
            <text:p>7.64710862665927</text:p>
          </table:table-cell>
          <table:table-cell office:value-type="float" office:value="0.0360731276651884" calcext:value-type="float">
            <text:p>0.0360731276651884</text:p>
          </table:table-cell>
          <table:table-cell office:value-type="float" office:value="2.86078257841007" calcext:value-type="float">
            <text:p>2.86078257841007</text:p>
          </table:table-cell>
          <table:table-cell office:value-type="float" office:value="0.0349662834547619" calcext:value-type="float">
            <text:p>0.0349662834547619</text:p>
          </table:table-cell>
          <table:table-cell office:value-type="float" office:value="8.11403327728091" calcext:value-type="float">
            <text:p>8.11403327728091</text:p>
          </table:table-cell>
        </table:table-row>
        <table:table-row table:style-name="ro1">
          <table:table-cell office:value-type="float" office:value="0.0397107837014055" calcext:value-type="float">
            <text:p>0.0397107837014055</text:p>
          </table:table-cell>
          <table:table-cell office:value-type="float" office:value="8.84121313624617" calcext:value-type="float">
            <text:p>8.84121313624617</text:p>
          </table:table-cell>
          <table:table-cell office:value-type="float" office:value="0.039680559824634" calcext:value-type="float">
            <text:p>0.039680559824634</text:p>
          </table:table-cell>
          <table:table-cell office:value-type="float" office:value="3.1796932838372" calcext:value-type="float">
            <text:p>3.1796932838372</text:p>
          </table:table-cell>
          <table:table-cell office:value-type="float" office:value="0.0385760962948113" calcext:value-type="float">
            <text:p>0.0385760962948113</text:p>
          </table:table-cell>
          <table:table-cell office:value-type="float" office:value="9.2337076074284" calcext:value-type="float">
            <text:p>9.2337076074284</text:p>
          </table:table-cell>
        </table:table-row>
        <table:table-row table:style-name="ro1">
          <table:table-cell office:value-type="float" office:value="0.0433208549469878" calcext:value-type="float">
            <text:p>0.0433208549469878</text:p>
          </table:table-cell>
          <table:table-cell office:value-type="float" office:value="10.0218586535332" calcext:value-type="float">
            <text:p>10.0218586535332</text:p>
          </table:table-cell>
          <table:table-cell office:value-type="float" office:value="0.0432879919840796" calcext:value-type="float">
            <text:p>0.0432879919840796</text:p>
          </table:table-cell>
          <table:table-cell office:value-type="float" office:value="3.53857631151908" calcext:value-type="float">
            <text:p>3.53857631151908</text:p>
          </table:table-cell>
          <table:table-cell office:value-type="float" office:value="0.0421859091348607" calcext:value-type="float">
            <text:p>0.0421859091348607</text:p>
          </table:table-cell>
          <table:table-cell office:value-type="float" office:value="10.1729578476025" calcext:value-type="float">
            <text:p>10.1729578476025</text:p>
          </table:table-cell>
        </table:table-row>
        <table:table-row table:style-name="ro1">
          <table:table-cell office:value-type="float" office:value="0.0469309261925701" calcext:value-type="float">
            <text:p>0.0469309261925701</text:p>
          </table:table-cell>
          <table:table-cell office:value-type="float" office:value="11.0390060518446" calcext:value-type="float">
            <text:p>11.0390060518446</text:p>
          </table:table-cell>
          <table:table-cell office:value-type="float" office:value="0.0468954241435252" calcext:value-type="float">
            <text:p>0.0468954241435252</text:p>
          </table:table-cell>
          <table:table-cell office:value-type="float" office:value="3.94787488053936" calcext:value-type="float">
            <text:p>3.94787488053936</text:p>
          </table:table-cell>
          <table:table-cell office:value-type="float" office:value="0.0457957219749102" calcext:value-type="float">
            <text:p>0.0457957219749102</text:p>
          </table:table-cell>
          <table:table-cell office:value-type="float" office:value="10.9699754389145" calcext:value-type="float">
            <text:p>10.9699754389145</text:p>
          </table:table-cell>
        </table:table-row>
        <table:table-row table:style-name="ro1">
          <table:table-cell office:value-type="float" office:value="0.0505409974381524" calcext:value-type="float">
            <text:p>0.0505409974381524</text:p>
          </table:table-cell>
          <table:table-cell office:value-type="float" office:value="11.8951860025964" calcext:value-type="float">
            <text:p>11.8951860025964</text:p>
          </table:table-cell>
          <table:table-cell office:value-type="float" office:value="0.0505028563029708" calcext:value-type="float">
            <text:p>0.0505028563029708</text:p>
          </table:table-cell>
          <table:table-cell office:value-type="float" office:value="4.39486207789167" calcext:value-type="float">
            <text:p>4.39486207789167</text:p>
          </table:table-cell>
          <table:table-cell office:value-type="float" office:value="0.0494055348149596" calcext:value-type="float">
            <text:p>0.0494055348149596</text:p>
          </table:table-cell>
          <table:table-cell office:value-type="float" office:value="11.6685601391243" calcext:value-type="float">
            <text:p>11.6685601391243</text:p>
          </table:table-cell>
        </table:table-row>
        <table:table-row table:style-name="ro1">
          <table:table-cell office:value-type="float" office:value="0.0541510686837347" calcext:value-type="float">
            <text:p>0.0541510686837347</text:p>
          </table:table-cell>
          <table:table-cell office:value-type="float" office:value="12.7052854534285" calcext:value-type="float">
            <text:p>12.7052854534285</text:p>
          </table:table-cell>
          <table:table-cell office:value-type="float" office:value="0.0541102884624164" calcext:value-type="float">
            <text:p>0.0541102884624164</text:p>
          </table:table-cell>
          <table:table-cell office:value-type="float" office:value="4.86158581032567" calcext:value-type="float">
            <text:p>4.86158581032567</text:p>
          </table:table-cell>
          <table:table-cell office:value-type="float" office:value="0.053015347655009" calcext:value-type="float">
            <text:p>0.053015347655009</text:p>
          </table:table-cell>
          <table:table-cell office:value-type="float" office:value="12.3349028278228" calcext:value-type="float">
            <text:p>12.3349028278228</text:p>
          </table:table-cell>
        </table:table-row>
        <table:table-row table:style-name="ro1">
          <table:table-cell office:value-type="float" office:value="0.057761139929317" calcext:value-type="float">
            <text:p>0.057761139929317</text:p>
          </table:table-cell>
          <table:table-cell office:value-type="float" office:value="13.5773320643165" calcext:value-type="float">
            <text:p>13.5773320643165</text:p>
          </table:table-cell>
          <table:table-cell office:value-type="float" office:value="0.0577177206218621" calcext:value-type="float">
            <text:p>0.0577177206218621</text:p>
          </table:table-cell>
          <table:table-cell office:value-type="float" office:value="5.33243836315226" calcext:value-type="float">
            <text:p>5.33243836315226</text:p>
          </table:table-cell>
          <table:table-cell office:value-type="float" office:value="0.0566251604950585" calcext:value-type="float">
            <text:p>0.0566251604950585</text:p>
          </table:table-cell>
          <table:table-cell office:value-type="float" office:value="13.0410352501887" calcext:value-type="float">
            <text:p>13.0410352501887</text:p>
          </table:table-cell>
        </table:table-row>
        <table:table-row table:style-name="ro1">
          <table:table-cell office:value-type="float" office:value="0.0613712111748993" calcext:value-type="float">
            <text:p>0.0613712111748993</text:p>
          </table:table-cell>
          <table:table-cell office:value-type="float" office:value="14.5415317238816" calcext:value-type="float">
            <text:p>14.5415317238816</text:p>
          </table:table-cell>
          <table:table-cell office:value-type="float" office:value="0.0613251527813077" calcext:value-type="float">
            <text:p>0.0613251527813077</text:p>
          </table:table-cell>
          <table:table-cell office:value-type="float" office:value="5.80536537767807" calcext:value-type="float">
            <text:p>5.80536537767807</text:p>
          </table:table-cell>
          <table:table-cell office:value-type="float" office:value="0.0602349733351079" calcext:value-type="float">
            <text:p>0.0602349733351079</text:p>
          </table:table-cell>
          <table:table-cell office:value-type="float" office:value="13.8549303389223" calcext:value-type="float">
            <text:p>13.8549303389223</text:p>
          </table:table-cell>
        </table:table-row>
        <table:table-row table:style-name="ro1">
          <table:table-cell office:value-type="float" office:value="0.0649812824204817" calcext:value-type="float">
            <text:p>0.0649812824204817</text:p>
          </table:table-cell>
          <table:table-cell office:value-type="float" office:value="15.589096326271" calcext:value-type="float">
            <text:p>15.589096326271</text:p>
          </table:table-cell>
          <table:table-cell office:value-type="float" office:value="0.0649325849407532" calcext:value-type="float">
            <text:p>0.0649325849407532</text:p>
          </table:table-cell>
          <table:table-cell office:value-type="float" office:value="6.2831720027223" calcext:value-type="float">
            <text:p>6.2831720027223</text:p>
          </table:table-cell>
          <table:table-cell office:value-type="float" office:value="0.0638447861751573" calcext:value-type="float">
            <text:p>0.0638447861751573</text:p>
          </table:table-cell>
          <table:table-cell office:value-type="float" office:value="14.7521155794536" calcext:value-type="float">
            <text:p>14.7521155794536</text:p>
          </table:table-cell>
        </table:table-row>
        <table:table-row table:style-name="ro1">
          <table:table-cell office:value-type="float" office:value="0.068591353666064" calcext:value-type="float">
            <text:p>0.068591353666064</text:p>
          </table:table-cell>
          <table:table-cell office:value-type="float" office:value="16.6271374850847" calcext:value-type="float">
            <text:p>16.6271374850847</text:p>
          </table:table-cell>
          <table:table-cell office:value-type="float" office:value="0.0685400171001988" calcext:value-type="float">
            <text:p>0.0685400171001988</text:p>
          </table:table-cell>
          <table:table-cell office:value-type="float" office:value="6.77063341951489" calcext:value-type="float">
            <text:p>6.77063341951489</text:p>
          </table:table-cell>
          <table:table-cell office:value-type="float" office:value="0.0674545990152068" calcext:value-type="float">
            <text:p>0.0674545990152068</text:p>
          </table:table-cell>
          <table:table-cell office:value-type="float" office:value="15.6161744419447" calcext:value-type="float">
            <text:p>15.6161744419447</text:p>
          </table:table-cell>
        </table:table-row>
        <table:table-row table:style-name="ro1">
          <table:table-cell office:value-type="float" office:value="0.0722014249116463" calcext:value-type="float">
            <text:p>0.0722014249116463</text:p>
          </table:table-cell>
          <table:table-cell office:value-type="float" office:value="17.4073571682045" calcext:value-type="float">
            <text:p>17.4073571682045</text:p>
          </table:table-cell>
          <table:table-cell office:value-type="float" office:value="0.0721474492596445" calcext:value-type="float">
            <text:p>0.0721474492596445</text:p>
          </table:table-cell>
          <table:table-cell office:value-type="float" office:value="7.29140671299445" calcext:value-type="float">
            <text:p>7.29140671299445</text:p>
          </table:table-cell>
          <table:table-cell office:value-type="float" office:value="0.0710644118552562" calcext:value-type="float">
            <text:p>0.0710644118552562</text:p>
          </table:table-cell>
          <table:table-cell office:value-type="float" office:value="16.3484815127875" calcext:value-type="float">
            <text:p>16.3484815127875</text:p>
          </table:table-cell>
        </table:table-row>
        <table:table-row table:style-name="ro1">
          <table:table-cell office:value-type="float" office:value="0.0758114961572286" calcext:value-type="float">
            <text:p>0.0758114961572286</text:p>
          </table:table-cell>
          <table:table-cell office:value-type="float" office:value="17.9406543943151" calcext:value-type="float">
            <text:p>17.9406543943151</text:p>
          </table:table-cell>
          <table:table-cell office:value-type="float" office:value="0.0757548814190901" calcext:value-type="float">
            <text:p>0.0757548814190901</text:p>
          </table:table-cell>
          <table:table-cell office:value-type="float" office:value="7.87968573961642" calcext:value-type="float">
            <text:p>7.87968573961642</text:p>
          </table:table-cell>
          <table:table-cell office:value-type="float" office:value="0.0746742246953056" calcext:value-type="float">
            <text:p>0.0746742246953056</text:p>
          </table:table-cell>
          <table:table-cell office:value-type="float" office:value="16.9480271844065" calcext:value-type="float">
            <text:p>16.9480271844065</text:p>
          </table:table-cell>
        </table:table-row>
        <table:table-row table:style-name="ro1">
          <table:table-cell office:value-type="float" office:value="0.0794215674028109" calcext:value-type="float">
            <text:p>0.0794215674028109</text:p>
          </table:table-cell>
          <table:table-cell office:value-type="float" office:value="18.4383572131325" calcext:value-type="float">
            <text:p>18.4383572131325</text:p>
          </table:table-cell>
          <table:table-cell office:value-type="float" office:value="0.0793623135785357" calcext:value-type="float">
            <text:p>0.0793623135785357</text:p>
          </table:table-cell>
          <table:table-cell office:value-type="float" office:value="8.55958544934288" calcext:value-type="float">
            <text:p>8.55958544934288</text:p>
          </table:table-cell>
          <table:table-cell office:value-type="float" office:value="0.0782840375353551" calcext:value-type="float">
            <text:p>0.0782840375353551</text:p>
          </table:table-cell>
          <table:table-cell office:value-type="float" office:value="17.410266053992" calcext:value-type="float">
            <text:p>17.410266053992</text:p>
          </table:table-cell>
        </table:table-row>
        <table:table-row table:style-name="ro1">
          <table:table-cell office:value-type="float" office:value="0.0830316386483932" calcext:value-type="float">
            <text:p>0.0830316386483932</text:p>
          </table:table-cell>
          <table:table-cell office:value-type="float" office:value="19.0602404810566" calcext:value-type="float">
            <text:p>19.0602404810566</text:p>
          </table:table-cell>
          <table:table-cell office:value-type="float" office:value="0.0829697457379813" calcext:value-type="float">
            <text:p>0.0829697457379813</text:p>
          </table:table-cell>
          <table:table-cell office:value-type="float" office:value="9.29580014836437" calcext:value-type="float">
            <text:p>9.29580014836437</text:p>
          </table:table-cell>
          <table:table-cell office:value-type="float" office:value="0.0818938503754045" calcext:value-type="float">
            <text:p>0.0818938503754045</text:p>
          </table:table-cell>
          <table:table-cell office:value-type="float" office:value="17.6280604336433" calcext:value-type="float">
            <text:p>17.6280604336433</text:p>
          </table:table-cell>
        </table:table-row>
        <table:table-row table:style-name="ro1">
          <table:table-cell office:value-type="float" office:value="0.0866417098939755" calcext:value-type="float">
            <text:p>0.0866417098939755</text:p>
          </table:table-cell>
          <table:table-cell office:value-type="float" office:value="19.5338895209228" calcext:value-type="float">
            <text:p>19.5338895209228</text:p>
          </table:table-cell>
          <table:table-cell office:value-type="float" office:value="0.0865771778974269" calcext:value-type="float">
            <text:p>0.0865771778974269</text:p>
          </table:table-cell>
          <table:table-cell office:value-type="float" office:value="10.0315523318411" calcext:value-type="float">
            <text:p>10.0315523318411</text:p>
          </table:table-cell>
          <table:table-cell office:value-type="float" office:value="0.0855036632154539" calcext:value-type="float">
            <text:p>0.0855036632154539</text:p>
          </table:table-cell>
          <table:table-cell office:value-type="float" office:value="17.5009230105875" calcext:value-type="float">
            <text:p>17.5009230105875</text:p>
          </table:table-cell>
        </table:table-row>
        <table:table-row table:style-name="ro1">
          <table:table-cell office:value-type="float" office:value="0.0902517811395578" calcext:value-type="float">
            <text:p>0.0902517811395578</text:p>
          </table:table-cell>
          <table:table-cell office:value-type="float" office:value="19.4225985283286" calcext:value-type="float">
            <text:p>19.4225985283286</text:p>
          </table:table-cell>
          <table:table-cell office:value-type="float" office:value="0.0901846100568725" calcext:value-type="float">
            <text:p>0.0901846100568725</text:p>
          </table:table-cell>
          <table:table-cell office:value-type="float" office:value="10.7141601669168" calcext:value-type="float">
            <text:p>10.7141601669168</text:p>
          </table:table-cell>
          <table:table-cell office:value-type="float" office:value="0.0891134760555034" calcext:value-type="float">
            <text:p>0.0891134760555034</text:p>
          </table:table-cell>
          <table:table-cell office:value-type="float" office:value="17.099731791173" calcext:value-type="float">
            <text:p>17.099731791173</text:p>
          </table:table-cell>
        </table:table-row>
        <table:table-row table:style-name="ro1">
          <table:table-cell office:value-type="float" office:value="0.0938618523851402" calcext:value-type="float">
            <text:p>0.0938618523851402</text:p>
          </table:table-cell>
          <table:table-cell office:value-type="float" office:value="18.8993672083174" calcext:value-type="float">
            <text:p>18.8993672083174</text:p>
          </table:table-cell>
          <table:table-cell office:value-type="float" office:value="0.0937920422163181" calcext:value-type="float">
            <text:p>0.0937920422163181</text:p>
          </table:table-cell>
          <table:table-cell office:value-type="float" office:value="11.3327014083988" calcext:value-type="float">
            <text:p>11.3327014083988</text:p>
          </table:table-cell>
          <table:table-cell office:value-type="float" office:value="0.0927232888955528" calcext:value-type="float">
            <text:p>0.0927232888955528</text:p>
          </table:table-cell>
          <table:table-cell office:value-type="float" office:value="16.5598385250911" calcext:value-type="float">
            <text:p>16.5598385250911</text:p>
          </table:table-cell>
        </table:table-row>
        <table:table-row table:style-name="ro1">
          <table:table-cell office:value-type="float" office:value="0.0974719236307225" calcext:value-type="float">
            <text:p>0.0974719236307225</text:p>
          </table:table-cell>
          <table:table-cell office:value-type="float" office:value="18.6230679957292" calcext:value-type="float">
            <text:p>18.6230679957292</text:p>
          </table:table-cell>
          <table:table-cell office:value-type="float" office:value="0.0973994743757637" calcext:value-type="float">
            <text:p>0.0973994743757637</text:p>
          </table:table-cell>
          <table:table-cell office:value-type="float" office:value="11.9005195814212" calcext:value-type="float">
            <text:p>11.9005195814212</text:p>
          </table:table-cell>
          <table:table-cell office:value-type="float" office:value="0.0963331017356023" calcext:value-type="float">
            <text:p>0.0963331017356023</text:p>
          </table:table-cell>
          <table:table-cell office:value-type="float" office:value="15.9911294596554" calcext:value-type="float">
            <text:p>15.9911294596554</text:p>
          </table:table-cell>
        </table:table-row>
        <table:table-row table:style-name="ro1">
          <table:table-cell office:value-type="float" office:value="0.101081994876305" calcext:value-type="float">
            <text:p>0.101081994876305</text:p>
          </table:table-cell>
          <table:table-cell office:value-type="float" office:value="18.7617172706231" calcext:value-type="float">
            <text:p>18.7617172706231</text:p>
          </table:table-cell>
          <table:table-cell office:value-type="float" office:value="0.101006906535209" calcext:value-type="float">
            <text:p>0.101006906535209</text:p>
          </table:table-cell>
          <table:table-cell office:value-type="float" office:value="12.4312577928832" calcext:value-type="float">
            <text:p>12.4312577928832</text:p>
          </table:table-cell>
          <table:table-cell office:value-type="float" office:value="0.0999429145756517" calcext:value-type="float">
            <text:p>0.0999429145756517</text:p>
          </table:table-cell>
          <table:table-cell office:value-type="float" office:value="15.4672143512044" calcext:value-type="float">
            <text:p>15.4672143512044</text:p>
          </table:table-cell>
        </table:table-row>
        <table:table-row table:style-name="ro1">
          <table:table-cell office:value-type="float" office:value="0.104692066121887" calcext:value-type="float">
            <text:p>0.104692066121887</text:p>
          </table:table-cell>
          <table:table-cell office:value-type="float" office:value="18.8412700431205" calcext:value-type="float">
            <text:p>18.8412700431205</text:p>
          </table:table-cell>
          <table:table-cell office:value-type="float" office:value="0.104614338694655" calcext:value-type="float">
            <text:p>0.104614338694655</text:p>
          </table:table-cell>
          <table:table-cell office:value-type="float" office:value="12.9416191769126" calcext:value-type="float">
            <text:p>12.9416191769126</text:p>
          </table:table-cell>
          <table:table-cell office:value-type="float" office:value="0.103552727415701" calcext:value-type="float">
            <text:p>0.103552727415701</text:p>
          </table:table-cell>
          <table:table-cell office:value-type="float" office:value="15.0665395104148" calcext:value-type="float">
            <text:p>15.0665395104148</text:p>
          </table:table-cell>
        </table:table-row>
        <table:table-row table:style-name="ro1">
          <table:table-cell office:value-type="float" office:value="0.108302137367469" calcext:value-type="float">
            <text:p>0.108302137367469</text:p>
          </table:table-cell>
          <table:table-cell office:value-type="float" office:value="18.6746109570262" calcext:value-type="float">
            <text:p>18.6746109570262</text:p>
          </table:table-cell>
          <table:table-cell office:value-type="float" office:value="0.1082217708541" calcext:value-type="float">
            <text:p>0.1082217708541</text:p>
          </table:table-cell>
          <table:table-cell office:value-type="float" office:value="13.4643879981348" calcext:value-type="float">
            <text:p>13.4643879981348</text:p>
          </table:table-cell>
          <table:table-cell office:value-type="float" office:value="0.107162540255751" calcext:value-type="float">
            <text:p>0.107162540255751</text:p>
          </table:table-cell>
          <table:table-cell office:value-type="float" office:value="14.876181803283" calcext:value-type="float">
            <text:p>14.876181803283</text:p>
          </table:table-cell>
        </table:table-row>
        <table:table-row table:style-name="ro1">
          <table:table-cell office:value-type="float" office:value="0.111912208613052" calcext:value-type="float">
            <text:p>0.111912208613052</text:p>
          </table:table-cell>
          <table:table-cell office:value-type="float" office:value="18.3907792290205" calcext:value-type="float">
            <text:p>18.3907792290205</text:p>
          </table:table-cell>
          <table:table-cell office:value-type="float" office:value="0.111829203013546" calcext:value-type="float">
            <text:p>0.111829203013546</text:p>
          </table:table-cell>
          <table:table-cell office:value-type="float" office:value="14.0376074754068" calcext:value-type="float">
            <text:p>14.0376074754068</text:p>
          </table:table-cell>
          <table:table-cell office:value-type="float" office:value="0.1107723530958" calcext:value-type="float">
            <text:p>0.1107723530958</text:p>
          </table:table-cell>
          <table:table-cell office:value-type="float" office:value="14.8728465294078" calcext:value-type="float">
            <text:p>14.8728465294078</text:p>
          </table:table-cell>
        </table:table-row>
        <table:table-row table:style-name="ro1">
          <table:table-cell office:value-type="float" office:value="0.115522279858634" calcext:value-type="float">
            <text:p>0.115522279858634</text:p>
          </table:table-cell>
          <table:table-cell office:value-type="float" office:value="18.1296326780581" calcext:value-type="float">
            <text:p>18.1296326780581</text:p>
          </table:table-cell>
          <table:table-cell office:value-type="float" office:value="0.115436635172992" calcext:value-type="float">
            <text:p>0.115436635172992</text:p>
          </table:table-cell>
          <table:table-cell office:value-type="float" office:value="14.6764820134328" calcext:value-type="float">
            <text:p>14.6764820134328</text:p>
          </table:table-cell>
          <table:table-cell office:value-type="float" office:value="0.114382165935849" calcext:value-type="float">
            <text:p>0.114382165935849</text:p>
          </table:table-cell>
          <table:table-cell office:value-type="float" office:value="14.9543210336404" calcext:value-type="float">
            <text:p>14.9543210336404</text:p>
          </table:table-cell>
        </table:table-row>
        <table:table-row table:style-name="ro1">
          <table:table-cell office:value-type="float" office:value="0.119132351104216" calcext:value-type="float">
            <text:p>0.119132351104216</text:p>
          </table:table-cell>
          <table:table-cell office:value-type="float" office:value="17.9582554752852" calcext:value-type="float">
            <text:p>17.9582554752852</text:p>
          </table:table-cell>
          <table:table-cell office:value-type="float" office:value="0.119044067332437" calcext:value-type="float">
            <text:p>0.119044067332437</text:p>
          </table:table-cell>
          <table:table-cell office:value-type="float" office:value="15.3209325091168" calcext:value-type="float">
            <text:p>15.3209325091168</text:p>
          </table:table-cell>
          <table:table-cell office:value-type="float" office:value="0.117991978775899" calcext:value-type="float">
            <text:p>0.117991978775899</text:p>
          </table:table-cell>
          <table:table-cell office:value-type="float" office:value="15.0167703657126" calcext:value-type="float">
            <text:p>15.0167703657126</text:p>
          </table:table-cell>
        </table:table-row>
        <table:table-row table:style-name="ro1">
          <table:table-cell office:value-type="float" office:value="0.122742422349799" calcext:value-type="float">
            <text:p>0.122742422349799</text:p>
          </table:table-cell>
          <table:table-cell office:value-type="float" office:value="17.8480023701448" calcext:value-type="float">
            <text:p>17.8480023701448</text:p>
          </table:table-cell>
          <table:table-cell office:value-type="float" office:value="0.122651499491883" calcext:value-type="float">
            <text:p>0.122651499491883</text:p>
          </table:table-cell>
          <table:table-cell office:value-type="float" office:value="15.8960348610732" calcext:value-type="float">
            <text:p>15.8960348610732</text:p>
          </table:table-cell>
          <table:table-cell office:value-type="float" office:value="0.121601791615948" calcext:value-type="float">
            <text:p>0.121601791615948</text:p>
          </table:table-cell>
          <table:table-cell office:value-type="float" office:value="14.9607927042376" calcext:value-type="float">
            <text:p>14.9607927042376</text:p>
          </table:table-cell>
        </table:table-row>
        <table:table-row table:style-name="ro1">
          <table:table-cell office:value-type="float" office:value="0.126352493595381" calcext:value-type="float">
            <text:p>0.126352493595381</text:p>
          </table:table-cell>
          <table:table-cell office:value-type="float" office:value="17.7637088313944" calcext:value-type="float">
            <text:p>17.7637088313944</text:p>
          </table:table-cell>
          <table:table-cell office:value-type="float" office:value="0.126258931651329" calcext:value-type="float">
            <text:p>0.126258931651329</text:p>
          </table:table-cell>
          <table:table-cell office:value-type="float" office:value="16.339624022884" calcext:value-type="float">
            <text:p>16.339624022884</text:p>
          </table:table-cell>
          <table:table-cell office:value-type="float" office:value="0.125211604455998" calcext:value-type="float">
            <text:p>0.125211604455998</text:p>
          </table:table-cell>
          <table:table-cell office:value-type="float" office:value="14.763910016808" calcext:value-type="float">
            <text:p>14.763910016808</text:p>
          </table:table-cell>
        </table:table-row>
        <table:table-row table:style-name="ro1">
          <table:table-cell office:value-type="float" office:value="0.129962564840963" calcext:value-type="float">
            <text:p>0.129962564840963</text:p>
          </table:table-cell>
          <table:table-cell office:value-type="float" office:value="17.6702103598634" calcext:value-type="float">
            <text:p>17.6702103598634</text:p>
          </table:table-cell>
          <table:table-cell office:value-type="float" office:value="0.129866363810774" calcext:value-type="float">
            <text:p>0.129866363810774</text:p>
          </table:table-cell>
          <table:table-cell office:value-type="float" office:value="16.6012631578009" calcext:value-type="float">
            <text:p>16.6012631578009</text:p>
          </table:table-cell>
          <table:table-cell office:value-type="float" office:value="0.128821417296047" calcext:value-type="float">
            <text:p>0.128821417296047</text:p>
          </table:table-cell>
          <table:table-cell office:value-type="float" office:value="14.4691594138685" calcext:value-type="float">
            <text:p>14.4691594138685</text:p>
          </table:table-cell>
        </table:table-row>
        <table:table-row table:style-name="ro1">
          <table:table-cell office:value-type="float" office:value="0.133572636086546" calcext:value-type="float">
            <text:p>0.133572636086546</text:p>
          </table:table-cell>
          <table:table-cell office:value-type="float" office:value="17.5371977862788" calcext:value-type="float">
            <text:p>17.5371977862788</text:p>
          </table:table-cell>
          <table:table-cell office:value-type="float" office:value="0.13347379597022" calcext:value-type="float">
            <text:p>0.13347379597022</text:p>
          </table:table-cell>
          <table:table-cell office:value-type="float" office:value="16.6309595875568" calcext:value-type="float">
            <text:p>16.6309595875568</text:p>
          </table:table-cell>
          <table:table-cell office:value-type="float" office:value="0.132431230136097" calcext:value-type="float">
            <text:p>0.132431230136097</text:p>
          </table:table-cell>
          <table:table-cell office:value-type="float" office:value="14.1379748326007" calcext:value-type="float">
            <text:p>14.1379748326007</text:p>
          </table:table-cell>
        </table:table-row>
        <table:table-row table:style-name="ro1">
          <table:table-cell office:value-type="float" office:value="0.137182707332128" calcext:value-type="float">
            <text:p>0.137182707332128</text:p>
          </table:table-cell>
          <table:table-cell office:value-type="float" office:value="17.3527009677418" calcext:value-type="float">
            <text:p>17.3527009677418</text:p>
          </table:table-cell>
          <table:table-cell office:value-type="float" office:value="0.137081228129665" calcext:value-type="float">
            <text:p>0.137081228129665</text:p>
          </table:table-cell>
          <table:table-cell office:value-type="float" office:value="16.4098752845459" calcext:value-type="float">
            <text:p>16.4098752845459</text:p>
          </table:table-cell>
          <table:table-cell office:value-type="float" office:value="0.136041042976146" calcext:value-type="float">
            <text:p>0.136041042976146</text:p>
          </table:table-cell>
          <table:table-cell office:value-type="float" office:value="13.8542996389211" calcext:value-type="float">
            <text:p>13.8542996389211</text:p>
          </table:table-cell>
        </table:table-row>
        <table:table-row table:style-name="ro1">
          <table:table-cell office:value-type="float" office:value="0.14079277857771" calcext:value-type="float">
            <text:p>0.14079277857771</text:p>
          </table:table-cell>
          <table:table-cell office:value-type="float" office:value="17.1091898057254" calcext:value-type="float">
            <text:p>17.1091898057254</text:p>
          </table:table-cell>
          <table:table-cell office:value-type="float" office:value="0.140688660289111" calcext:value-type="float">
            <text:p>0.140688660289111</text:p>
          </table:table-cell>
          <table:table-cell office:value-type="float" office:value="16.020764680127" calcext:value-type="float">
            <text:p>16.020764680127</text:p>
          </table:table-cell>
          <table:table-cell office:value-type="float" office:value="0.139650855816195" calcext:value-type="float">
            <text:p>0.139650855816195</text:p>
          </table:table-cell>
          <table:table-cell office:value-type="float" office:value="13.6902717841433" calcext:value-type="float">
            <text:p>13.6902717841433</text:p>
          </table:table-cell>
        </table:table-row>
        <table:table-row table:style-name="ro1">
          <table:table-cell office:value-type="float" office:value="0.144402849823293" calcext:value-type="float">
            <text:p>0.144402849823293</text:p>
          </table:table-cell>
          <table:table-cell office:value-type="float" office:value="16.8203408124987" calcext:value-type="float">
            <text:p>16.8203408124987</text:p>
          </table:table-cell>
          <table:table-cell office:value-type="float" office:value="0.144296092448557" calcext:value-type="float">
            <text:p>0.144296092448557</text:p>
          </table:table-cell>
          <table:table-cell office:value-type="float" office:value="15.566626659032" calcext:value-type="float">
            <text:p>15.566626659032</text:p>
          </table:table-cell>
          <table:table-cell office:value-type="float" office:value="0.143260668656245" calcext:value-type="float">
            <text:p>0.143260668656245</text:p>
          </table:table-cell>
          <table:table-cell office:value-type="float" office:value="13.6416276454734" calcext:value-type="float">
            <text:p>13.6416276454734</text:p>
          </table:table-cell>
        </table:table-row>
        <table:table-row table:style-name="ro1">
          <table:table-cell office:value-type="float" office:value="0.148012921068875" calcext:value-type="float">
            <text:p>0.148012921068875</text:p>
          </table:table-cell>
          <table:table-cell office:value-type="float" office:value="16.5460565568045" calcext:value-type="float">
            <text:p>16.5460565568045</text:p>
          </table:table-cell>
          <table:table-cell office:value-type="float" office:value="0.147903524608002" calcext:value-type="float">
            <text:p>0.147903524608002</text:p>
          </table:table-cell>
          <table:table-cell office:value-type="float" office:value="15.1044124309239" calcext:value-type="float">
            <text:p>15.1044124309239</text:p>
          </table:table-cell>
          <table:table-cell office:value-type="float" office:value="0.146870481496294" calcext:value-type="float">
            <text:p>0.146870481496294</text:p>
          </table:table-cell>
          <table:table-cell office:value-type="float" office:value="13.6771545168705" calcext:value-type="float">
            <text:p>13.6771545168705</text:p>
          </table:table-cell>
        </table:table-row>
        <table:table-row table:style-name="ro1">
          <table:table-cell office:value-type="float" office:value="0.151622992314457" calcext:value-type="float">
            <text:p>0.151622992314457</text:p>
          </table:table-cell>
          <table:table-cell office:value-type="float" office:value="16.3369561666831" calcext:value-type="float">
            <text:p>16.3369561666831</text:p>
          </table:table-cell>
          <table:table-cell office:value-type="float" office:value="0.151510956767448" calcext:value-type="float">
            <text:p>0.151510956767448</text:p>
          </table:table-cell>
          <table:table-cell office:value-type="float" office:value="14.6046544345591" calcext:value-type="float">
            <text:p>14.6046544345591</text:p>
          </table:table-cell>
          <table:table-cell office:value-type="float" office:value="0.150480294336344" calcext:value-type="float">
            <text:p>0.150480294336344</text:p>
          </table:table-cell>
          <table:table-cell office:value-type="float" office:value="13.7656092203161" calcext:value-type="float">
            <text:p>13.7656092203161</text:p>
          </table:table-cell>
        </table:table-row>
        <table:table-row table:style-name="ro1">
          <table:table-cell office:value-type="float" office:value="0.15523306356004" calcext:value-type="float">
            <text:p>0.15523306356004</text:p>
          </table:table-cell>
          <table:table-cell office:value-type="float" office:value="16.1867017303212" calcext:value-type="float">
            <text:p>16.1867017303212</text:p>
          </table:table-cell>
          <table:table-cell office:value-type="float" office:value="0.155118388926893" calcext:value-type="float">
            <text:p>0.155118388926893</text:p>
          </table:table-cell>
          <table:table-cell office:value-type="float" office:value="14.0397474435492" calcext:value-type="float">
            <text:p>14.0397474435492</text:p>
          </table:table-cell>
          <table:table-cell office:value-type="float" office:value="0.154090107176393" calcext:value-type="float">
            <text:p>0.154090107176393</text:p>
          </table:table-cell>
          <table:table-cell office:value-type="float" office:value="13.8757485777916" calcext:value-type="float">
            <text:p>13.8757485777916</text:p>
          </table:table-cell>
        </table:table-row>
        <table:table-row table:style-name="ro1">
          <table:table-cell office:value-type="float" office:value="0.158843134805622" calcext:value-type="float">
            <text:p>0.158843134805622</text:p>
          </table:table-cell>
          <table:table-cell office:value-type="float" office:value="16.0757672388403" calcext:value-type="float">
            <text:p>16.0757672388403</text:p>
          </table:table-cell>
          <table:table-cell office:value-type="float" office:value="0.158725821086339" calcext:value-type="float">
            <text:p>0.158725821086339</text:p>
          </table:table-cell>
          <table:table-cell office:value-type="float" office:value="13.4736151285712" calcext:value-type="float">
            <text:p>13.4736151285712</text:p>
          </table:table-cell>
          <table:table-cell office:value-type="float" office:value="0.157699920016443" calcext:value-type="float">
            <text:p>0.157699920016443</text:p>
          </table:table-cell>
          <table:table-cell office:value-type="float" office:value="13.9764059980883" calcext:value-type="float">
            <text:p>13.9764059980883</text:p>
          </table:table-cell>
        </table:table-row>
        <table:table-row table:style-name="ro1">
          <table:table-cell office:value-type="float" office:value="0.162453206051204" calcext:value-type="float">
            <text:p>0.162453206051204</text:p>
          </table:table-cell>
          <table:table-cell office:value-type="float" office:value="15.9865293901424" calcext:value-type="float">
            <text:p>15.9865293901424</text:p>
          </table:table-cell>
          <table:table-cell office:value-type="float" office:value="0.162333253245785" calcext:value-type="float">
            <text:p>0.162333253245785</text:p>
          </table:table-cell>
          <table:table-cell office:value-type="float" office:value="12.9951046564617" calcext:value-type="float">
            <text:p>12.9951046564617</text:p>
          </table:table-cell>
          <table:table-cell office:value-type="float" office:value="0.161309732856492" calcext:value-type="float">
            <text:p>0.161309732856492</text:p>
          </table:table-cell>
          <table:table-cell office:value-type="float" office:value="14.0462553385753" calcext:value-type="float">
            <text:p>14.0462553385753</text:p>
          </table:table-cell>
        </table:table-row>
        <table:table-row table:style-name="ro1">
          <table:table-cell office:value-type="float" office:value="0.166063277296786" calcext:value-type="float">
            <text:p>0.166063277296786</text:p>
          </table:table-cell>
          <table:table-cell office:value-type="float" office:value="15.9116178337508" calcext:value-type="float">
            <text:p>15.9116178337508</text:p>
          </table:table-cell>
          <table:table-cell office:value-type="float" office:value="0.16594068540523" calcext:value-type="float">
            <text:p>0.16594068540523</text:p>
          </table:table-cell>
          <table:table-cell office:value-type="float" office:value="12.5933154668529" calcext:value-type="float">
            <text:p>12.5933154668529</text:p>
          </table:table-cell>
          <table:table-cell office:value-type="float" office:value="0.164919545696542" calcext:value-type="float">
            <text:p>0.164919545696542</text:p>
          </table:table-cell>
          <table:table-cell office:value-type="float" office:value="14.0833985370425" calcext:value-type="float">
            <text:p>14.0833985370425</text:p>
          </table:table-cell>
        </table:table-row>
        <table:table-row table:style-name="ro1">
          <table:table-cell office:value-type="float" office:value="0.169673348542369" calcext:value-type="float">
            <text:p>0.169673348542369</text:p>
          </table:table-cell>
          <table:table-cell office:value-type="float" office:value="15.8471004634062" calcext:value-type="float">
            <text:p>15.8471004634062</text:p>
          </table:table-cell>
          <table:table-cell office:value-type="float" office:value="0.169548117564676" calcext:value-type="float">
            <text:p>0.169548117564676</text:p>
          </table:table-cell>
          <table:table-cell office:value-type="float" office:value="12.2568628605038" calcext:value-type="float">
            <text:p>12.2568628605038</text:p>
          </table:table-cell>
          <table:table-cell office:value-type="float" office:value="0.168529358536591" calcext:value-type="float">
            <text:p>0.168529358536591</text:p>
          </table:table-cell>
          <table:table-cell office:value-type="float" office:value="14.0882145039546" calcext:value-type="float">
            <text:p>14.0882145039546</text:p>
          </table:table-cell>
        </table:table-row>
        <table:table-row table:style-name="ro1">
          <table:table-cell office:value-type="float" office:value="0.173283419787951" calcext:value-type="float">
            <text:p>0.173283419787951</text:p>
          </table:table-cell>
          <table:table-cell office:value-type="float" office:value="15.7895610378142" calcext:value-type="float">
            <text:p>15.7895610378142</text:p>
          </table:table-cell>
          <table:table-cell office:value-type="float" office:value="0.173155549724121" calcext:value-type="float">
            <text:p>0.173155549724121</text:p>
          </table:table-cell>
          <table:table-cell office:value-type="float" office:value="12.0218640105504" calcext:value-type="float">
            <text:p>12.0218640105504</text:p>
          </table:table-cell>
          <table:table-cell office:value-type="float" office:value="0.17213917137664" calcext:value-type="float">
            <text:p>0.17213917137664</text:p>
          </table:table-cell>
          <table:table-cell office:value-type="float" office:value="14.0610821497766" calcext:value-type="float">
            <text:p>14.0610821497766</text:p>
          </table:table-cell>
        </table:table-row>
        <table:table-row table:style-name="ro1">
          <table:table-cell office:value-type="float" office:value="0.176893491033533" calcext:value-type="float">
            <text:p>0.176893491033533</text:p>
          </table:table-cell>
          <table:table-cell office:value-type="float" office:value="15.7397254188124" calcext:value-type="float">
            <text:p>15.7397254188124</text:p>
          </table:table-cell>
          <table:table-cell office:value-type="float" office:value="0.176762981883567" calcext:value-type="float">
            <text:p>0.176762981883567</text:p>
          </table:table-cell>
          <table:table-cell office:value-type="float" office:value="11.9120844660873" calcext:value-type="float">
            <text:p>11.9120844660873</text:p>
          </table:table-cell>
          <table:table-cell office:value-type="float" office:value="0.17574898421669" calcext:value-type="float">
            <text:p>0.17574898421669</text:p>
          </table:table-cell>
          <table:table-cell office:value-type="float" office:value="14.0025374743832" calcext:value-type="float">
            <text:p>14.0025374743832</text:p>
          </table:table-cell>
        </table:table-row>
        <table:table-row table:style-name="ro1">
          <table:table-cell office:value-type="float" office:value="0.180503562279116" calcext:value-type="float">
            <text:p>0.180503562279116</text:p>
          </table:table-cell>
          <table:table-cell office:value-type="float" office:value="15.7003214866432" calcext:value-type="float">
            <text:p>15.7003214866432</text:p>
          </table:table-cell>
          <table:table-cell office:value-type="float" office:value="0.180370414043013" calcext:value-type="float">
            <text:p>0.180370414043013</text:p>
          </table:table-cell>
          <table:table-cell office:value-type="float" office:value="11.9121302773439" calcext:value-type="float">
            <text:p>11.9121302773439</text:p>
          </table:table-cell>
          <table:table-cell office:value-type="float" office:value="0.179358797056739" calcext:value-type="float">
            <text:p>0.179358797056739</text:p>
          </table:table-cell>
          <table:table-cell office:value-type="float" office:value="13.9160738010485" calcext:value-type="float">
            <text:p>13.9160738010485</text:p>
          </table:table-cell>
        </table:table-row>
        <table:table-row table:style-name="ro1">
          <table:table-cell office:value-type="float" office:value="0.184113633524698" calcext:value-type="float">
            <text:p>0.184113633524698</text:p>
          </table:table-cell>
          <table:table-cell office:value-type="float" office:value="15.6740901383831" calcext:value-type="float">
            <text:p>15.6740901383831</text:p>
          </table:table-cell>
          <table:table-cell office:value-type="float" office:value="0.183977846202458" calcext:value-type="float">
            <text:p>0.183977846202458</text:p>
          </table:table-cell>
          <table:table-cell office:value-type="float" office:value="12.0007866979719" calcext:value-type="float">
            <text:p>12.0007866979719</text:p>
          </table:table-cell>
          <table:table-cell office:value-type="float" office:value="0.182968609896789" calcext:value-type="float">
            <text:p>0.182968609896789</text:p>
          </table:table-cell>
          <table:table-cell office:value-type="float" office:value="13.8078177152476" calcext:value-type="float">
            <text:p>13.8078177152476</text:p>
          </table:table-cell>
        </table:table-row>
        <table:table-row table:style-name="ro1">
          <table:table-cell office:value-type="float" office:value="0.18772370477028" calcext:value-type="float">
            <text:p>0.18772370477028</text:p>
          </table:table-cell>
          <table:table-cell office:value-type="float" office:value="15.6637709094039" calcext:value-type="float">
            <text:p>15.6637709094039</text:p>
          </table:table-cell>
          <table:table-cell office:value-type="float" office:value="0.187585278361904" calcext:value-type="float">
            <text:p>0.187585278361904</text:p>
          </table:table-cell>
          <table:table-cell office:value-type="float" office:value="12.156838981623" calcext:value-type="float">
            <text:p>12.156838981623</text:p>
          </table:table-cell>
          <table:table-cell office:value-type="float" office:value="0.186578422736838" calcext:value-type="float">
            <text:p>0.186578422736838</text:p>
          </table:table-cell>
          <table:table-cell office:value-type="float" office:value="13.6839878058251" calcext:value-type="float">
            <text:p>13.6839878058251</text:p>
          </table:table-cell>
        </table:table-row>
        <table:table-row table:style-name="ro1">
          <table:table-cell office:value-type="float" office:value="0.191333776015863" calcext:value-type="float">
            <text:p>0.191333776015863</text:p>
          </table:table-cell>
          <table:table-cell office:value-type="float" office:value="15.6684713731504" calcext:value-type="float">
            <text:p>15.6684713731504</text:p>
          </table:table-cell>
          <table:table-cell office:value-type="float" office:value="0.191192710521349" calcext:value-type="float">
            <text:p>0.191192710521349</text:p>
          </table:table-cell>
          <table:table-cell office:value-type="float" office:value="12.359072381949" calcext:value-type="float">
            <text:p>12.359072381949</text:p>
          </table:table-cell>
          <table:table-cell office:value-type="float" office:value="0.190188235576888" calcext:value-type="float">
            <text:p>0.190188235576888</text:p>
          </table:table-cell>
          <table:table-cell office:value-type="float" office:value="13.5508026616256" calcext:value-type="float">
            <text:p>13.5508026616256</text:p>
          </table:table-cell>
        </table:table-row>
        <table:table-row table:style-name="ro1">
          <table:table-cell office:value-type="float" office:value="0.194943847261445" calcext:value-type="float">
            <text:p>0.194943847261445</text:p>
          </table:table-cell>
          <table:table-cell office:value-type="float" office:value="15.6757751393378" calcext:value-type="float">
            <text:p>15.6757751393378</text:p>
          </table:table-cell>
          <table:table-cell office:value-type="float" office:value="0.194800142680795" calcext:value-type="float">
            <text:p>0.194800142680795</text:p>
          </table:table-cell>
          <table:table-cell office:value-type="float" office:value="12.5862399665022" calcext:value-type="float">
            <text:p>12.5862399665022</text:p>
          </table:table-cell>
          <table:table-cell office:value-type="float" office:value="0.193798048416937" calcext:value-type="float">
            <text:p>0.193798048416937</text:p>
          </table:table-cell>
          <table:table-cell office:value-type="float" office:value="13.4144808714937" calcext:value-type="float">
            <text:p>13.4144808714937</text:p>
          </table:table-cell>
        </table:table-row>
        <table:table-row table:style-name="ro1">
          <table:table-cell office:value-type="float" office:value="0.198553918507027" calcext:value-type="float">
            <text:p>0.198553918507027</text:p>
          </table:table-cell>
          <table:table-cell office:value-type="float" office:value="15.6709854982393" calcext:value-type="float">
            <text:p>15.6709854982393</text:p>
          </table:table-cell>
          <table:table-cell office:value-type="float" office:value="0.198407574840241" calcext:value-type="float">
            <text:p>0.198407574840241</text:p>
          </table:table-cell>
          <table:table-cell office:value-type="float" office:value="12.8109035613744" calcext:value-type="float">
            <text:p>12.8109035613744</text:p>
          </table:table-cell>
          <table:table-cell office:value-type="float" office:value="0.197407861256986" calcext:value-type="float">
            <text:p>0.197407861256986</text:p>
          </table:table-cell>
          <table:table-cell office:value-type="float" office:value="13.2812160839815" calcext:value-type="float">
            <text:p>13.2812160839815</text:p>
          </table:table-cell>
        </table:table-row>
        <table:table-row table:style-name="ro1">
          <table:table-cell office:value-type="float" office:value="0.20216398975261" calcext:value-type="float">
            <text:p>0.20216398975261</text:p>
          </table:table-cell>
          <table:table-cell office:value-type="float" office:value="15.6394057401282" calcext:value-type="float">
            <text:p>15.6394057401282</text:p>
          </table:table-cell>
          <table:table-cell office:value-type="float" office:value="0.202015006999686" calcext:value-type="float">
            <text:p>0.202015006999686</text:p>
          </table:table-cell>
          <table:table-cell office:value-type="float" office:value="12.992109788686" calcext:value-type="float">
            <text:p>12.992109788686</text:p>
          </table:table-cell>
          <table:table-cell office:value-type="float" office:value="0.201017674097036" calcext:value-type="float">
            <text:p>0.201017674097036</text:p>
          </table:table-cell>
          <table:table-cell office:value-type="float" office:value="13.1551307714093" calcext:value-type="float">
            <text:p>13.1551307714093</text:p>
          </table:table-cell>
        </table:table-row>
        <table:table-row table:style-name="ro1">
          <table:table-cell office:value-type="float" office:value="0.205774060998192" calcext:value-type="float">
            <text:p>0.205774060998192</text:p>
          </table:table-cell>
          <table:table-cell office:value-type="float" office:value="15.5667009937629" calcext:value-type="float">
            <text:p>15.5667009937629</text:p>
          </table:table-cell>
          <table:table-cell office:value-type="float" office:value="0.205622439159132" calcext:value-type="float">
            <text:p>0.205622439159132</text:p>
          </table:table-cell>
          <table:table-cell office:value-type="float" office:value="13.0871219263134" calcext:value-type="float">
            <text:p>13.0871219263134</text:p>
          </table:table-cell>
          <table:table-cell office:value-type="float" office:value="0.204627486937085" calcext:value-type="float">
            <text:p>0.204627486937085</text:p>
          </table:table-cell>
          <table:table-cell office:value-type="float" office:value="13.0367540007104" calcext:value-type="float">
            <text:p>13.0367540007104</text:p>
          </table:table-cell>
        </table:table-row>
        <table:table-row table:style-name="ro1">
          <table:table-cell office:value-type="float" office:value="0.209384132243774" calcext:value-type="float">
            <text:p>0.209384132243774</text:p>
          </table:table-cell>
          <table:table-cell office:value-type="float" office:value="15.4543442262122" calcext:value-type="float">
            <text:p>15.4543442262122</text:p>
          </table:table-cell>
          <table:table-cell office:value-type="float" office:value="0.209229871318577" calcext:value-type="float">
            <text:p>0.209229871318577</text:p>
          </table:table-cell>
          <table:table-cell office:value-type="float" office:value="13.0546560622686" calcext:value-type="float">
            <text:p>13.0546560622686</text:p>
          </table:table-cell>
          <table:table-cell office:value-type="float" office:value="0.208237299777135" calcext:value-type="float">
            <text:p>0.208237299777135</text:p>
          </table:table-cell>
          <table:table-cell office:value-type="float" office:value="12.9262561690584" calcext:value-type="float">
            <text:p>12.9262561690584</text:p>
          </table:table-cell>
        </table:table-row>
        <table:table-row table:style-name="ro1">
          <table:table-cell office:value-type="float" office:value="0.212994203489357" calcext:value-type="float">
            <text:p>0.212994203489357</text:p>
          </table:table-cell>
          <table:table-cell office:value-type="float" office:value="15.3254117072144" calcext:value-type="float">
            <text:p>15.3254117072144</text:p>
          </table:table-cell>
          <table:table-cell office:value-type="float" office:value="0.212837303478023" calcext:value-type="float">
            <text:p>0.212837303478023</text:p>
          </table:table-cell>
          <table:table-cell office:value-type="float" office:value="12.898998772212" calcext:value-type="float">
            <text:p>12.898998772212</text:p>
          </table:table-cell>
          <table:table-cell office:value-type="float" office:value="0.211847112617184" calcext:value-type="float">
            <text:p>0.211847112617184</text:p>
          </table:table-cell>
          <table:table-cell office:value-type="float" office:value="12.8238076736263" calcext:value-type="float">
            <text:p>12.8238076736263</text:p>
          </table:table-cell>
        </table:table-row>
        <table:table-row table:style-name="ro1">
          <table:table-cell office:value-type="float" office:value="0.216604274734939" calcext:value-type="float">
            <text:p>0.216604274734939</text:p>
          </table:table-cell>
          <table:table-cell office:value-type="float" office:value="15.2045362011783" calcext:value-type="float">
            <text:p>15.2045362011783</text:p>
          </table:table-cell>
          <table:table-cell office:value-type="float" office:value="0.216444735637469" calcext:value-type="float">
            <text:p>0.216444735637469</text:p>
          </table:table-cell>
          <table:table-cell office:value-type="float" office:value="12.6779995429054" calcext:value-type="float">
            <text:p>12.6779995429054</text:p>
          </table:table-cell>
          <table:table-cell office:value-type="float" office:value="0.215456925457234" calcext:value-type="float">
            <text:p>0.215456925457234</text:p>
          </table:table-cell>
          <table:table-cell office:value-type="float" office:value="12.7295789115876" calcext:value-type="float">
            <text:p>12.7295789115876</text:p>
          </table:table-cell>
        </table:table-row>
        <table:table-row table:style-name="ro1">
          <table:table-cell office:value-type="float" office:value="0.220214345980521" calcext:value-type="float">
            <text:p>0.220214345980521</text:p>
          </table:table-cell>
          <table:table-cell office:value-type="float" office:value="15.1108105342927" calcext:value-type="float">
            <text:p>15.1108105342927</text:p>
          </table:table-cell>
          <table:table-cell office:value-type="float" office:value="0.220052167796914" calcext:value-type="float">
            <text:p>0.220052167796914</text:p>
          </table:table-cell>
          <table:table-cell office:value-type="float" office:value="12.4525722525005" calcext:value-type="float">
            <text:p>12.4525722525005</text:p>
          </table:table-cell>
          <table:table-cell office:value-type="float" office:value="0.219066738297283" calcext:value-type="float">
            <text:p>0.219066738297283</text:p>
          </table:table-cell>
          <table:table-cell office:value-type="float" office:value="12.6437402801156" calcext:value-type="float">
            <text:p>12.6437402801156</text:p>
          </table:table-cell>
        </table:table-row>
        <table:table-row table:style-name="ro1">
          <table:table-cell office:value-type="float" office:value="0.223824417226103" calcext:value-type="float">
            <text:p>0.223824417226103</text:p>
          </table:table-cell>
          <table:table-cell office:value-type="float" office:value="15.0369403401035" calcext:value-type="float">
            <text:p>15.0369403401035</text:p>
          </table:table-cell>
          <table:table-cell office:value-type="float" office:value="0.22365959995636" calcext:value-type="float">
            <text:p>0.22365959995636</text:p>
          </table:table-cell>
          <table:table-cell office:value-type="float" office:value="12.2720316204688" calcext:value-type="float">
            <text:p>12.2720316204688</text:p>
          </table:table-cell>
          <table:table-cell office:value-type="float" office:value="0.222676551137332" calcext:value-type="float">
            <text:p>0.222676551137332</text:p>
          </table:table-cell>
          <table:table-cell office:value-type="float" office:value="12.5664120589286" calcext:value-type="float">
            <text:p>12.5664120589286</text:p>
          </table:table-cell>
        </table:table-row>
        <table:table-row table:style-name="ro1">
          <table:table-cell office:value-type="float" office:value="0.227434488471686" calcext:value-type="float">
            <text:p>0.227434488471686</text:p>
          </table:table-cell>
          <table:table-cell office:value-type="float" office:value="14.9677834261337" calcext:value-type="float">
            <text:p>14.9677834261337</text:p>
          </table:table-cell>
          <table:table-cell office:value-type="float" office:value="0.227267032115805" calcext:value-type="float">
            <text:p>0.227267032115805</text:p>
          </table:table-cell>
          <table:table-cell office:value-type="float" office:value="12.1393517349075" calcext:value-type="float">
            <text:p>12.1393517349075</text:p>
          </table:table-cell>
          <table:table-cell office:value-type="float" office:value="0.226286363977382" calcext:value-type="float">
            <text:p>0.226286363977382</text:p>
          </table:table-cell>
          <table:table-cell office:value-type="float" office:value="12.497239565152" calcext:value-type="float">
            <text:p>12.497239565152</text:p>
          </table:table-cell>
        </table:table-row>
        <table:table-row table:style-name="ro1">
          <table:table-cell office:value-type="float" office:value="0.231044559717268" calcext:value-type="float">
            <text:p>0.231044559717268</text:p>
          </table:table-cell>
          <table:table-cell office:value-type="float" office:value="14.8881963006009" calcext:value-type="float">
            <text:p>14.8881963006009</text:p>
          </table:table-cell>
          <table:table-cell office:value-type="float" office:value="0.230874464275251" calcext:value-type="float">
            <text:p>0.230874464275251</text:p>
          </table:table-cell>
          <table:table-cell office:value-type="float" office:value="12.0459355100112" calcext:value-type="float">
            <text:p>12.0459355100112</text:p>
          </table:table-cell>
          <table:table-cell office:value-type="float" office:value="0.229896176817431" calcext:value-type="float">
            <text:p>0.229896176817431</text:p>
          </table:table-cell>
          <table:table-cell office:value-type="float" office:value="12.4356060997793" calcext:value-type="float">
            <text:p>12.4356060997793</text:p>
          </table:table-cell>
        </table:table-row>
        <table:table-row table:style-name="ro1">
          <table:table-cell office:value-type="float" office:value="0.23465463096285" calcext:value-type="float">
            <text:p>0.23465463096285</text:p>
          </table:table-cell>
          <table:table-cell office:value-type="float" office:value="14.7830354717228" calcext:value-type="float">
            <text:p>14.7830354717228</text:p>
          </table:table-cell>
          <table:table-cell office:value-type="float" office:value="0.234481896434697" calcext:value-type="float">
            <text:p>0.234481896434697</text:p>
          </table:table-cell>
          <table:table-cell office:value-type="float" office:value="11.9831858599747" calcext:value-type="float">
            <text:p>11.9831858599747</text:p>
          </table:table-cell>
          <table:table-cell office:value-type="float" office:value="0.233505989657481" calcext:value-type="float">
            <text:p>0.233505989657481</text:p>
          </table:table-cell>
          <table:table-cell office:value-type="float" office:value="12.3808922192273" calcext:value-type="float">
            <text:p>12.3808922192273</text:p>
          </table:table-cell>
        </table:table-row>
        <table:table-row table:style-name="ro1">
          <table:table-cell office:value-type="float" office:value="0.238264702208433" calcext:value-type="float">
            <text:p>0.238264702208433</text:p>
          </table:table-cell>
          <table:table-cell office:value-type="float" office:value="14.6414921755079" calcext:value-type="float">
            <text:p>14.6414921755079</text:p>
          </table:table-cell>
          <table:table-cell office:value-type="float" office:value="0.238089328594142" calcext:value-type="float">
            <text:p>0.238089328594142</text:p>
          </table:table-cell>
          <table:table-cell office:value-type="float" office:value="11.9425056989925" calcext:value-type="float">
            <text:p>11.9425056989925</text:p>
          </table:table-cell>
          <table:table-cell office:value-type="float" office:value="0.23711580249753" calcext:value-type="float">
            <text:p>0.23711580249753</text:p>
          </table:table-cell>
          <table:table-cell office:value-type="float" office:value="12.332478479913" calcext:value-type="float">
            <text:p>12.332478479913</text:p>
          </table:table-cell>
        </table:table-row>
        <table:table-row table:style-name="ro1">
          <table:table-cell office:value-type="float" office:value="0.241874773454015" calcext:value-type="float">
            <text:p>0.241874773454015</text:p>
          </table:table-cell>
          <table:table-cell office:value-type="float" office:value="14.4736856036432" calcext:value-type="float">
            <text:p>14.4736856036432</text:p>
          </table:table-cell>
          <table:table-cell office:value-type="float" office:value="0.241696760753588" calcext:value-type="float">
            <text:p>0.241696760753588</text:p>
          </table:table-cell>
          <table:table-cell office:value-type="float" office:value="11.9152979412594" calcext:value-type="float">
            <text:p>11.9152979412594</text:p>
          </table:table-cell>
          <table:table-cell office:value-type="float" office:value="0.24072561533758" calcext:value-type="float">
            <text:p>0.24072561533758</text:p>
          </table:table-cell>
          <table:table-cell office:value-type="float" office:value="12.2897454382534" calcext:value-type="float">
            <text:p>12.2897454382534</text:p>
          </table:table-cell>
        </table:table-row>
        <table:table-row table:style-name="ro1">
          <table:table-cell office:value-type="float" office:value="0.245484844699597" calcext:value-type="float">
            <text:p>0.245484844699597</text:p>
          </table:table-cell>
          <table:table-cell office:value-type="float" office:value="14.2960425091486" calcext:value-type="float">
            <text:p>14.2960425091486</text:p>
          </table:table-cell>
          <table:table-cell office:value-type="float" office:value="0.245304192913033" calcext:value-type="float">
            <text:p>0.245304192913033</text:p>
          </table:table-cell>
          <table:table-cell office:value-type="float" office:value="11.89296550097" calcext:value-type="float">
            <text:p>11.89296550097</text:p>
          </table:table-cell>
          <table:table-cell office:value-type="float" office:value="0.244335428177629" calcext:value-type="float">
            <text:p>0.244335428177629</text:p>
          </table:table-cell>
          <table:table-cell office:value-type="float" office:value="12.2520736506652" calcext:value-type="float">
            <text:p>12.2520736506652</text:p>
          </table:table-cell>
        </table:table-row>
        <table:table-row table:style-name="ro1">
          <table:table-cell office:value-type="float" office:value="0.24909491594518" calcext:value-type="float">
            <text:p>0.24909491594518</text:p>
          </table:table-cell>
          <table:table-cell office:value-type="float" office:value="14.1249909339762" calcext:value-type="float">
            <text:p>14.1249909339762</text:p>
          </table:table-cell>
          <table:table-cell office:value-type="float" office:value="0.248911625072479" calcext:value-type="float">
            <text:p>0.248911625072479</text:p>
          </table:table-cell>
          <table:table-cell office:value-type="float" office:value="11.866911292319" calcext:value-type="float">
            <text:p>11.866911292319</text:p>
          </table:table-cell>
          <table:table-cell office:value-type="float" office:value="0.247945241017679" calcext:value-type="float">
            <text:p>0.247945241017679</text:p>
          </table:table-cell>
          <table:table-cell office:value-type="float" office:value="12.2188436735656" calcext:value-type="float">
            <text:p>12.2188436735656</text:p>
          </table:table-cell>
        </table:table-row>
        <table:table-row table:style-name="ro1">
          <table:table-cell office:value-type="float" office:value="0.252704987190762" calcext:value-type="float">
            <text:p>0.252704987190762</text:p>
          </table:table-cell>
          <table:table-cell office:value-type="float" office:value="13.9763206683119" calcext:value-type="float">
            <text:p>13.9763206683119</text:p>
          </table:table-cell>
          <table:table-cell office:value-type="float" office:value="0.252519057231925" calcext:value-type="float">
            <text:p>0.252519057231925</text:p>
          </table:table-cell>
          <table:table-cell office:value-type="float" office:value="11.8285633669083" calcext:value-type="float">
            <text:p>11.8285633669083</text:p>
          </table:table-cell>
          <table:table-cell office:value-type="float" office:value="0.251555053857728" calcext:value-type="float">
            <text:p>0.251555053857728</text:p>
          </table:table-cell>
          <table:table-cell office:value-type="float" office:value="12.1894360633713" calcext:value-type="float">
            <text:p>12.1894360633713</text:p>
          </table:table-cell>
        </table:table-row>
        <table:table-row table:style-name="ro1">
          <table:table-cell office:value-type="float" office:value="0.256315058436344" calcext:value-type="float">
            <text:p>0.256315058436344</text:p>
          </table:table-cell>
          <table:table-cell office:value-type="float" office:value="13.8547626984479" calcext:value-type="float">
            <text:p>13.8547626984479</text:p>
          </table:table-cell>
          <table:table-cell office:value-type="float" office:value="0.25612648939137" calcext:value-type="float">
            <text:p>0.25612648939137</text:p>
          </table:table-cell>
          <table:table-cell office:value-type="float" office:value="11.7729294195868" calcext:value-type="float">
            <text:p>11.7729294195868</text:p>
          </table:table-cell>
          <table:table-cell office:value-type="float" office:value="0.255164866697777" calcext:value-type="float">
            <text:p>0.255164866697777</text:p>
          </table:table-cell>
          <table:table-cell office:value-type="float" office:value="12.1632313764993" calcext:value-type="float">
            <text:p>12.1632313764993</text:p>
          </table:table-cell>
        </table:table-row>
        <table:table-row table:style-name="ro1">
          <table:table-cell office:value-type="float" office:value="0.259925129681927" calcext:value-type="float">
            <text:p>0.259925129681927</text:p>
          </table:table-cell>
          <table:table-cell office:value-type="float" office:value="13.7556906505956" calcext:value-type="float">
            <text:p>13.7556906505956</text:p>
          </table:table-cell>
          <table:table-cell office:value-type="float" office:value="0.259733921550816" calcext:value-type="float">
            <text:p>0.259733921550816</text:p>
          </table:table-cell>
          <table:table-cell office:value-type="float" office:value="11.7022793354276" calcext:value-type="float">
            <text:p>11.7022793354276</text:p>
          </table:table-cell>
          <table:table-cell office:value-type="float" office:value="0.258774679537827" calcext:value-type="float">
            <text:p>0.258774679537827</text:p>
          </table:table-cell>
          <table:table-cell office:value-type="float" office:value="12.1396101693666" calcext:value-type="float">
            <text:p>12.1396101693666</text:p>
          </table:table-cell>
        </table:table-row>
        <table:table-row table:style-name="ro1">
          <table:table-cell office:value-type="float" office:value="0.263535200927509" calcext:value-type="float">
            <text:p>0.263535200927509</text:p>
          </table:table-cell>
          <table:table-cell office:value-type="float" office:value="13.674183168002" calcext:value-type="float">
            <text:p>13.674183168002</text:p>
          </table:table-cell>
          <table:table-cell office:value-type="float" office:value="0.263341353710261" calcext:value-type="float">
            <text:p>0.263341353710261</text:p>
          </table:table-cell>
          <table:table-cell office:value-type="float" office:value="11.6197623344092" calcext:value-type="float">
            <text:p>11.6197623344092</text:p>
          </table:table-cell>
          <table:table-cell office:value-type="float" office:value="0.262384492377876" calcext:value-type="float">
            <text:p>0.262384492377876</text:p>
          </table:table-cell>
          <table:table-cell office:value-type="float" office:value="12.1179883436371" calcext:value-type="float">
            <text:p>12.1179883436371</text:p>
          </table:table-cell>
        </table:table-row>
        <table:table-row table:style-name="ro1">
          <table:table-cell office:value-type="float" office:value="0.267145272173091" calcext:value-type="float">
            <text:p>0.267145272173091</text:p>
          </table:table-cell>
          <table:table-cell office:value-type="float" office:value="13.605318893914" calcext:value-type="float">
            <text:p>13.605318893914</text:p>
          </table:table-cell>
          <table:table-cell office:value-type="float" office:value="0.266948785869707" calcext:value-type="float">
            <text:p>0.266948785869707</text:p>
          </table:table-cell>
          <table:table-cell office:value-type="float" office:value="11.52852763651" calcext:value-type="float">
            <text:p>11.52852763651</text:p>
          </table:table-cell>
          <table:table-cell office:value-type="float" office:value="0.265994305217926" calcext:value-type="float">
            <text:p>0.265994305217926</text:p>
          </table:table-cell>
          <table:table-cell office:value-type="float" office:value="12.0980699092356" calcext:value-type="float">
            <text:p>12.0980699092356</text:p>
          </table:table-cell>
        </table:table-row>
        <table:table-row table:style-name="ro1">
          <table:table-cell office:value-type="float" office:value="0.270755343418674" calcext:value-type="float">
            <text:p>0.270755343418674</text:p>
          </table:table-cell>
          <table:table-cell office:value-type="float" office:value="13.5441764715786" calcext:value-type="float">
            <text:p>13.5441764715786</text:p>
          </table:table-cell>
          <table:table-cell office:value-type="float" office:value="0.270556218029153" calcext:value-type="float">
            <text:p>0.270556218029153</text:p>
          </table:table-cell>
          <table:table-cell office:value-type="float" office:value="11.4317244617086" calcext:value-type="float">
            <text:p>11.4317244617086</text:p>
          </table:table-cell>
          <table:table-cell office:value-type="float" office:value="0.269604118057975" calcext:value-type="float">
            <text:p>0.269604118057975</text:p>
          </table:table-cell>
          <table:table-cell office:value-type="float" office:value="12.0796993326279" calcext:value-type="float">
            <text:p>12.0796993326279</text:p>
          </table:table-cell>
        </table:table-row>
        <table:table-row table:style-name="ro1">
          <table:table-cell office:value-type="float" office:value="0.274365414664256" calcext:value-type="float">
            <text:p>0.274365414664256</text:p>
          </table:table-cell>
          <table:table-cell office:value-type="float" office:value="13.4858345442427" calcext:value-type="float">
            <text:p>13.4858345442427</text:p>
          </table:table-cell>
          <table:table-cell office:value-type="float" office:value="0.274163650188598" calcext:value-type="float">
            <text:p>0.274163650188598</text:p>
          </table:table-cell>
          <table:table-cell office:value-type="float" office:value="11.3325020299834" calcext:value-type="float">
            <text:p>11.3325020299834</text:p>
          </table:table-cell>
          <table:table-cell office:value-type="float" office:value="0.273213930898025" calcext:value-type="float">
            <text:p>0.273213930898025</text:p>
          </table:table-cell>
          <table:table-cell office:value-type="float" office:value="12.0627220251633" calcext:value-type="float">
            <text:p>12.0627220251633</text:p>
          </table:table-cell>
        </table:table-row>
        <table:table-row table:style-name="ro1">
          <table:table-cell office:value-type="float" office:value="0.277975485909838" calcext:value-type="float">
            <text:p>0.277975485909838</text:p>
          </table:table-cell>
          <table:table-cell office:value-type="float" office:value="13.4262146629074" calcext:value-type="float">
            <text:p>13.4262146629074</text:p>
          </table:table-cell>
          <table:table-cell office:value-type="float" office:value="0.277771082348044" calcext:value-type="float">
            <text:p>0.277771082348044</text:p>
          </table:table-cell>
          <table:table-cell office:value-type="float" office:value="11.2339858260493" calcext:value-type="float">
            <text:p>11.2339858260493</text:p>
          </table:table-cell>
          <table:table-cell office:value-type="float" office:value="0.276823743738074" calcext:value-type="float">
            <text:p>0.276823743738074</text:p>
          </table:table-cell>
          <table:table-cell office:value-type="float" office:value="12.046983398191" calcext:value-type="float">
            <text:p>12.046983398191</text:p>
          </table:table-cell>
        </table:table-row>
        <table:table-row table:style-name="ro1">
          <table:table-cell office:value-type="float" office:value="0.281585557155421" calcext:value-type="float">
            <text:p>0.281585557155421</text:p>
          </table:table-cell>
          <table:table-cell office:value-type="float" office:value="13.3646524487416" calcext:value-type="float">
            <text:p>13.3646524487416</text:p>
          </table:table-cell>
          <table:table-cell office:value-type="float" office:value="0.281378514507489" calcext:value-type="float">
            <text:p>0.281378514507489</text:p>
          </table:table-cell>
          <table:table-cell office:value-type="float" office:value="11.1380150232329" calcext:value-type="float">
            <text:p>11.1380150232329</text:p>
          </table:table-cell>
          <table:table-cell office:value-type="float" office:value="0.280433556578123" calcext:value-type="float">
            <text:p>0.280433556578123</text:p>
          </table:table-cell>
          <table:table-cell office:value-type="float" office:value="12.0323288630601" calcext:value-type="float">
            <text:p>12.0323288630601</text:p>
          </table:table-cell>
        </table:table-row>
        <table:table-row table:style-name="ro1">
          <table:table-cell office:value-type="float" office:value="0.285195628401003" calcext:value-type="float">
            <text:p>0.285195628401003</text:p>
          </table:table-cell>
          <table:table-cell office:value-type="float" office:value="13.3013477834497" calcext:value-type="float">
            <text:p>13.3013477834497</text:p>
          </table:table-cell>
          <table:table-cell office:value-type="float" office:value="0.284985946666935" calcext:value-type="float">
            <text:p>0.284985946666935</text:p>
          </table:table-cell>
          <table:table-cell office:value-type="float" office:value="11.0445104540481" calcext:value-type="float">
            <text:p>11.0445104540481</text:p>
          </table:table-cell>
          <table:table-cell office:value-type="float" office:value="0.284043369418173" calcext:value-type="float">
            <text:p>0.284043369418173</text:p>
          </table:table-cell>
          <table:table-cell office:value-type="float" office:value="12.0186038311198" calcext:value-type="float">
            <text:p>12.0186038311198</text:p>
          </table:table-cell>
        </table:table-row>
        <table:table-row table:style-name="ro1">
          <table:table-cell office:value-type="float" office:value="0.288805699646585" calcext:value-type="float">
            <text:p>0.288805699646585</text:p>
          </table:table-cell>
          <table:table-cell office:value-type="float" office:value="13.2365005487979" calcext:value-type="float">
            <text:p>13.2365005487979</text:p>
          </table:table-cell>
          <table:table-cell office:value-type="float" office:value="0.288593378826381" calcext:value-type="float">
            <text:p>0.288593378826381</text:p>
          </table:table-cell>
          <table:table-cell office:value-type="float" office:value="10.9532364454075" calcext:value-type="float">
            <text:p>10.9532364454075</text:p>
          </table:table-cell>
          <table:table-cell office:value-type="float" office:value="0.287653182258222" calcext:value-type="float">
            <text:p>0.287653182258222</text:p>
          </table:table-cell>
          <table:table-cell office:value-type="float" office:value="12.0056537137194" calcext:value-type="float">
            <text:p>12.0056537137194</text:p>
          </table:table-cell>
        </table:table-row>
        <table:table-row table:style-name="ro1">
          <table:table-cell office:value-type="float" office:value="0.292415770892167" calcext:value-type="float">
            <text:p>0.292415770892167</text:p>
          </table:table-cell>
          <table:table-cell office:value-type="float" office:value="13.1703106265523" calcext:value-type="float">
            <text:p>13.1703106265523</text:p>
          </table:table-cell>
          <table:table-cell office:value-type="float" office:value="0.292200810985826" calcext:value-type="float">
            <text:p>0.292200810985826</text:p>
          </table:table-cell>
          <table:table-cell office:value-type="float" office:value="10.8639573242238" calcext:value-type="float">
            <text:p>10.8639573242238</text:p>
          </table:table-cell>
          <table:table-cell office:value-type="float" office:value="0.291262995098272" calcext:value-type="float">
            <text:p>0.291262995098272</text:p>
          </table:table-cell>
          <table:table-cell office:value-type="float" office:value="11.993323922208" calcext:value-type="float">
            <text:p>11.993323922208</text:p>
          </table:table-cell>
        </table:table-row>
        <table:table-row table:style-name="ro1">
          <table:table-cell office:value-type="float" office:value="0.29602584213775" calcext:value-type="float">
            <text:p>0.29602584213775</text:p>
          </table:table-cell>
          <table:table-cell office:value-type="float" office:value="13.1029778984793" calcext:value-type="float">
            <text:p>13.1029778984793</text:p>
          </table:table-cell>
          <table:table-cell office:value-type="float" office:value="0.295808243145272" calcext:value-type="float">
            <text:p>0.295808243145272</text:p>
          </table:table-cell>
          <table:table-cell office:value-type="float" office:value="10.7764374174093" calcext:value-type="float">
            <text:p>10.7764374174093</text:p>
          </table:table-cell>
          <table:table-cell office:value-type="float" office:value="0.294872807938321" calcext:value-type="float">
            <text:p>0.294872807938321</text:p>
          </table:table-cell>
          <table:table-cell office:value-type="float" office:value="11.9814598679348" calcext:value-type="float">
            <text:p>11.9814598679348</text:p>
          </table:table-cell>
        </table:table-row>
        <table:table-row table:style-name="ro1">
          <table:table-cell office:value-type="float" office:value="0.299635913383332" calcext:value-type="float">
            <text:p>0.299635913383332</text:p>
          </table:table-cell>
          <table:table-cell office:value-type="float" office:value="13.034702246345" calcext:value-type="float">
            <text:p>13.034702246345</text:p>
          </table:table-cell>
          <table:table-cell office:value-type="float" office:value="0.299415675304717" calcext:value-type="float">
            <text:p>0.299415675304717</text:p>
          </table:table-cell>
          <table:table-cell office:value-type="float" office:value="10.6904410518768" calcext:value-type="float">
            <text:p>10.6904410518768</text:p>
          </table:table-cell>
          <table:table-cell office:value-type="float" office:value="0.298482620778371" calcext:value-type="float">
            <text:p>0.298482620778371</text:p>
          </table:table-cell>
          <table:table-cell office:value-type="float" office:value="11.9699069622491" calcext:value-type="float">
            <text:p>11.9699069622491</text:p>
          </table:table-cell>
        </table:table-row>
        <table:table-row table:style-name="ro1">
          <table:table-cell office:value-type="float" office:value="0.303245984628914" calcext:value-type="float">
            <text:p>0.303245984628914</text:p>
          </table:table-cell>
          <table:table-cell office:value-type="float" office:value="12.9656831982286" calcext:value-type="float">
            <text:p>12.9656831982286</text:p>
          </table:table-cell>
          <table:table-cell office:value-type="float" office:value="0.303023107464163" calcext:value-type="float">
            <text:p>0.303023107464163</text:p>
          </table:table-cell>
          <table:table-cell office:value-type="float" office:value="10.6057325545387" calcext:value-type="float">
            <text:p>10.6057325545387</text:p>
          </table:table-cell>
          <table:table-cell office:value-type="float" office:value="0.30209243361842" calcext:value-type="float">
            <text:p>0.30209243361842</text:p>
          </table:table-cell>
          <table:table-cell office:value-type="float" office:value="11.9585106164998" calcext:value-type="float">
            <text:p>11.9585106164998</text:p>
          </table:table-cell>
        </table:table-row>
        <table:table-row table:style-name="ro1">
          <table:table-cell office:value-type="float" office:value="0.306856055874497" calcext:value-type="float">
            <text:p>0.306856055874497</text:p>
          </table:table-cell>
          <table:table-cell office:value-type="float" office:value="12.8960129473969" calcext:value-type="float">
            <text:p>12.8960129473969</text:p>
          </table:table-cell>
          <table:table-cell office:value-type="float" office:value="0.306630539623609" calcext:value-type="float">
            <text:p>0.306630539623609</text:p>
          </table:table-cell>
          <table:table-cell office:value-type="float" office:value="10.5220762523077" calcext:value-type="float">
            <text:p>10.5220762523077</text:p>
          </table:table-cell>
          <table:table-cell office:value-type="float" office:value="0.30570224645847" calcext:value-type="float">
            <text:p>0.30570224645847</text:p>
          </table:table-cell>
          <table:table-cell office:value-type="float" office:value="11.9471162420364" calcext:value-type="float">
            <text:p>11.9471162420364</text:p>
          </table:table-cell>
        </table:table-row>
        <table:table-row table:style-name="ro1">
          <table:table-cell office:value-type="float" office:value="0.310466127120079" calcext:value-type="float">
            <text:p>0.310466127120079</text:p>
          </table:table-cell>
          <table:table-cell office:value-type="float" office:value="12.825525945079" calcext:value-type="float">
            <text:p>12.825525945079</text:p>
          </table:table-cell>
          <table:table-cell office:value-type="float" office:value="0.310237971783054" calcext:value-type="float">
            <text:p>0.310237971783054</text:p>
          </table:table-cell>
          <table:table-cell office:value-type="float" office:value="10.4392364720963" calcext:value-type="float">
            <text:p>10.4392364720963</text:p>
          </table:table-cell>
          <table:table-cell office:value-type="float" office:value="0.309312059298519" calcext:value-type="float">
            <text:p>0.309312059298519</text:p>
          </table:table-cell>
          <table:table-cell office:value-type="float" office:value="11.9355789793357" calcext:value-type="float">
            <text:p>11.9355789793357</text:p>
          </table:table-cell>
        </table:table-row>
        <table:table-row table:style-name="ro1">
          <table:table-cell office:value-type="float" office:value="0.314076198365661" calcext:value-type="float">
            <text:p>0.314076198365661</text:p>
          </table:table-cell>
          <table:table-cell office:value-type="float" office:value="12.7540187499688" calcext:value-type="float">
            <text:p>12.7540187499688</text:p>
          </table:table-cell>
          <table:table-cell office:value-type="float" office:value="0.3138454039425" calcext:value-type="float">
            <text:p>0.3138454039425</text:p>
          </table:table-cell>
          <table:table-cell office:value-type="float" office:value="10.3569775419644" calcext:value-type="float">
            <text:p>10.3569775419644</text:p>
          </table:table-cell>
          <table:table-cell office:value-type="float" office:value="0.312921872138568" calcext:value-type="float">
            <text:p>0.312921872138568</text:p>
          </table:table-cell>
          <table:table-cell office:value-type="float" office:value="11.9238897966971" calcext:value-type="float">
            <text:p>11.9238897966971</text:p>
          </table:table-cell>
        </table:table-row>
        <table:table-row table:style-name="ro1">
          <table:table-cell office:value-type="float" office:value="0.317686269611244" calcext:value-type="float">
            <text:p>0.317686269611244</text:p>
          </table:table-cell>
          <table:table-cell office:value-type="float" office:value="12.6812879207605" calcext:value-type="float">
            <text:p>12.6812879207605</text:p>
          </table:table-cell>
          <table:table-cell office:value-type="float" office:value="0.317452836101945" calcext:value-type="float">
            <text:p>0.317452836101945</text:p>
          </table:table-cell>
          <table:table-cell office:value-type="float" office:value="10.2752384238701" calcext:value-type="float">
            <text:p>10.2752384238701</text:p>
          </table:table-cell>
          <table:table-cell office:value-type="float" office:value="0.316531684978618" calcext:value-type="float">
            <text:p>0.316531684978618</text:p>
          </table:table-cell>
          <table:table-cell office:value-type="float" office:value="11.9121394510096" calcext:value-type="float">
            <text:p>11.9121394510096</text:p>
          </table:table-cell>
        </table:table-row>
        <table:table-row table:style-name="ro1">
          <table:table-cell office:value-type="float" office:value="0.321296340856826" calcext:value-type="float">
            <text:p>0.321296340856826</text:p>
          </table:table-cell>
          <table:table-cell office:value-type="float" office:value="12.6071300161479" calcext:value-type="float">
            <text:p>12.6071300161479</text:p>
          </table:table-cell>
          <table:table-cell office:value-type="float" office:value="0.321060268261391" calcext:value-type="float">
            <text:p>0.321060268261391</text:p>
          </table:table-cell>
          <table:table-cell office:value-type="float" office:value="10.1946177573809" calcext:value-type="float">
            <text:p>10.1946177573809</text:p>
          </table:table-cell>
          <table:table-cell office:value-type="float" office:value="0.320141497818667" calcext:value-type="float">
            <text:p>0.320141497818667</text:p>
          </table:table-cell>
          <table:table-cell office:value-type="float" office:value="11.9004210049466" calcext:value-type="float">
            <text:p>11.9004210049466</text:p>
          </table:table-cell>
        </table:table-row>
        <table:table-row table:style-name="ro1">
          <table:table-cell office:value-type="float" office:value="0.324906412102408" calcext:value-type="float">
            <text:p>0.324906412102408</text:p>
          </table:table-cell>
          <table:table-cell office:value-type="float" office:value="12.5313415948252" calcext:value-type="float">
            <text:p>12.5313415948252</text:p>
          </table:table-cell>
          <table:table-cell office:value-type="float" office:value="0.324667700420837" calcext:value-type="float">
            <text:p>0.324667700420837</text:p>
          </table:table-cell>
          <table:table-cell office:value-type="float" office:value="10.1158699216638" calcext:value-type="float">
            <text:p>10.1158699216638</text:p>
          </table:table-cell>
          <table:table-cell office:value-type="float" office:value="0.323751310658717" calcext:value-type="float">
            <text:p>0.323751310658717</text:p>
          </table:table-cell>
          <table:table-cell office:value-type="float" office:value="11.8888275211819" calcext:value-type="float">
            <text:p>11.8888275211819</text:p>
          </table:table-cell>
        </table:table-row>
        <table:table-row table:style-name="ro1">
          <table:table-cell office:value-type="float" office:value="0.328516483347991" calcext:value-type="float">
            <text:p>0.328516483347991</text:p>
          </table:table-cell>
          <table:table-cell office:value-type="float" office:value="12.4537192154863" calcext:value-type="float">
            <text:p>12.4537192154863</text:p>
          </table:table-cell>
          <table:table-cell office:value-type="float" office:value="0.328275132580282" calcext:value-type="float">
            <text:p>0.328275132580282</text:p>
          </table:table-cell>
          <table:table-cell office:value-type="float" office:value="10.039749295886" calcext:value-type="float">
            <text:p>10.039749295886</text:p>
          </table:table-cell>
          <table:table-cell office:value-type="float" office:value="0.327361123498766" calcext:value-type="float">
            <text:p>0.327361123498766</text:p>
          </table:table-cell>
          <table:table-cell office:value-type="float" office:value="11.877452062389" calcext:value-type="float">
            <text:p>11.877452062389</text:p>
          </table:table-cell>
        </table:table-row>
        <table:table-row table:style-name="ro1">
          <table:table-cell office:value-type="float" office:value="0.332126554593573" calcext:value-type="float">
            <text:p>0.332126554593573</text:p>
          </table:table-cell>
          <table:table-cell office:value-type="float" office:value="12.3740594368253" calcext:value-type="float">
            <text:p>12.3740594368253</text:p>
          </table:table-cell>
          <table:table-cell office:value-type="float" office:value="0.331882564739728" calcext:value-type="float">
            <text:p>0.331882564739728</text:p>
          </table:table-cell>
          <table:table-cell office:value-type="float" office:value="9.96701025921458" calcext:value-type="float">
            <text:p>9.96701025921458</text:p>
          </table:table-cell>
          <table:table-cell office:value-type="float" office:value="0.330970936338816" calcext:value-type="float">
            <text:p>0.330970936338816</text:p>
          </table:table-cell>
          <table:table-cell office:value-type="float" office:value="11.8663876912415" calcext:value-type="float">
            <text:p>11.8663876912415</text:p>
          </table:table-cell>
        </table:table-row>
        <table:table-row table:style-name="ro1">
          <table:table-cell office:value-type="float" office:value="0.335736625839155" calcext:value-type="float">
            <text:p>0.335736625839155</text:p>
          </table:table-cell>
          <table:table-cell office:value-type="float" office:value="12.2921588175363" calcext:value-type="float">
            <text:p>12.2921588175363</text:p>
          </table:table-cell>
          <table:table-cell office:value-type="float" office:value="0.335489996899173" calcext:value-type="float">
            <text:p>0.335489996899173</text:p>
          </table:table-cell>
          <table:table-cell office:value-type="float" office:value="9.89840719081663" calcext:value-type="float">
            <text:p>9.89840719081663</text:p>
          </table:table-cell>
          <table:table-cell office:value-type="float" office:value="0.334580749178865" calcext:value-type="float">
            <text:p>0.334580749178865</text:p>
          </table:table-cell>
          <table:table-cell office:value-type="float" office:value="11.8557274704131" calcext:value-type="float">
            <text:p>11.8557274704131</text:p>
          </table:table-cell>
        </table:table-row>
        <table:table-row table:style-name="ro1">
          <table:table-cell office:value-type="float" office:value="0.339346697084738" calcext:value-type="float">
            <text:p>0.339346697084738</text:p>
          </table:table-cell>
          <table:table-cell office:value-type="float" office:value="12.2078139163131" calcext:value-type="float">
            <text:p>12.2078139163131</text:p>
          </table:table-cell>
          <table:table-cell office:value-type="float" office:value="0.339097429058619" calcext:value-type="float">
            <text:p>0.339097429058619</text:p>
          </table:table-cell>
          <table:table-cell office:value-type="float" office:value="9.83469446985927" calcext:value-type="float">
            <text:p>9.83469446985927</text:p>
          </table:table-cell>
          <table:table-cell office:value-type="float" office:value="0.338190562018914" calcext:value-type="float">
            <text:p>0.338190562018914</text:p>
          </table:table-cell>
          <table:table-cell office:value-type="float" office:value="11.8455644625773" calcext:value-type="float">
            <text:p>11.8455644625773</text:p>
          </table:table-cell>
        </table:table-row>
        <table:table-row table:style-name="ro1">
          <table:table-cell office:value-type="float" office:value="0.34295676833032" calcext:value-type="float">
            <text:p>0.34295676833032</text:p>
          </table:table-cell>
          <table:table-cell office:value-type="float" office:value="12.1141422084128" calcext:value-type="float">
            <text:p>12.1141422084128</text:p>
          </table:table-cell>
          <table:table-cell office:value-type="float" office:value="0.342704861218065" calcext:value-type="float">
            <text:p>0.342704861218065</text:p>
          </table:table-cell>
          <table:table-cell office:value-type="float" office:value="9.77662501339015" calcext:value-type="float">
            <text:p>9.77662501339015</text:p>
          </table:table-cell>
          <table:table-cell office:value-type="float" office:value="0.341800374858964" calcext:value-type="float">
            <text:p>0.341800374858964</text:p>
          </table:table-cell>
          <table:table-cell office:value-type="float" office:value="11.8359917304078" calcext:value-type="float">
            <text:p>11.8359917304078</text:p>
          </table:table-cell>
        </table:table-row>
        <table:table-row table:style-name="ro1">
          <table:table-cell office:value-type="float" office:value="0.346566839575902" calcext:value-type="float">
            <text:p>0.346566839575902</text:p>
          </table:table-cell>
          <table:table-cell office:value-type="float" office:value="11.9622183693601" calcext:value-type="float">
            <text:p>11.9622183693601</text:p>
          </table:table-cell>
          <table:table-cell office:value-type="float" office:value="0.34631229337751" calcext:value-type="float">
            <text:p>0.34631229337751</text:p>
          </table:table-cell>
          <table:table-cell office:value-type="float" office:value="9.72460979701093" calcext:value-type="float">
            <text:p>9.72460979701093</text:p>
          </table:table-cell>
          <table:table-cell office:value-type="float" office:value="0.345410187699013" calcext:value-type="float">
            <text:p>0.345410187699013</text:p>
          </table:table-cell>
          <table:table-cell office:value-type="float" office:value="11.8271023365782" calcext:value-type="float">
            <text:p>11.8271023365782</text:p>
          </table:table-cell>
        </table:table-row>
        <table:table-row table:style-name="ro1">
          <table:table-cell office:value-type="float" office:value="0.350176910821484" calcext:value-type="float">
            <text:p>0.350176910821484</text:p>
          </table:table-cell>
          <table:table-cell office:value-type="float" office:value="11.6867994138416" calcext:value-type="float">
            <text:p>11.6867994138416</text:p>
          </table:table-cell>
          <table:table-cell office:value-type="float" office:value="0.349919725536956" calcext:value-type="float">
            <text:p>0.349919725536956</text:p>
          </table:table-cell>
          <table:table-cell office:value-type="float" office:value="9.67828054668122" calcext:value-type="float">
            <text:p>9.67828054668122</text:p>
          </table:table-cell>
          <table:table-cell office:value-type="float" office:value="0.349020000539063" calcext:value-type="float">
            <text:p>0.349020000539063</text:p>
          </table:table-cell>
          <table:table-cell office:value-type="float" office:value="11.818989343762" calcext:value-type="float">
            <text:p>11.818989343762</text:p>
          </table:table-cell>
        </table:table-row>
        <table:table-row table:style-name="ro1">
          <table:table-cell office:value-type="float" office:value="0.353786982067067" calcext:value-type="float">
            <text:p>0.353786982067067</text:p>
          </table:table-cell>
          <table:table-cell office:value-type="float" office:value="11.2399339372212" calcext:value-type="float">
            <text:p>11.2399339372212</text:p>
          </table:table-cell>
          <table:table-cell office:value-type="float" office:value="0.353527157696402" calcext:value-type="float">
            <text:p>0.353527157696402</text:p>
          </table:table-cell>
          <table:table-cell office:value-type="float" office:value="9.63716097209369" calcext:value-type="float">
            <text:p>9.63716097209369</text:p>
          </table:table-cell>
          <table:table-cell office:value-type="float" office:value="0.352629813379112" calcext:value-type="float">
            <text:p>0.352629813379112</text:p>
          </table:table-cell>
          <table:table-cell office:value-type="float" office:value="11.811745814633" calcext:value-type="float">
            <text:p>11.811745814633</text:p>
          </table:table-cell>
        </table:table-row>
        <table:table-row table:style-name="ro1">
          <table:table-cell office:value-type="float" office:value="0.357397053312649" calcext:value-type="float">
            <text:p>0.357397053312649</text:p>
          </table:table-cell>
          <table:table-cell office:value-type="float" office:value="10.7358469089499" calcext:value-type="float">
            <text:p>10.7358469089499</text:p>
          </table:table-cell>
          <table:table-cell office:value-type="float" office:value="0.357134589855847" calcext:value-type="float">
            <text:p>0.357134589855847</text:p>
          </table:table-cell>
          <table:table-cell office:value-type="float" office:value="9.60077478294098" calcext:value-type="float">
            <text:p>9.60077478294098</text:p>
          </table:table-cell>
          <table:table-cell office:value-type="float" office:value="0.356239626219162" calcext:value-type="float">
            <text:p>0.356239626219162</text:p>
          </table:table-cell>
          <table:table-cell office:value-type="float" office:value="11.8054648118646" calcext:value-type="float">
            <text:p>11.8054648118646</text:p>
          </table:table-cell>
        </table:table-row>
        <table:table-row table:style-name="ro1">
          <table:table-cell office:value-type="float" office:value="0.361007124558231" calcext:value-type="float">
            <text:p>0.361007124558231</text:p>
          </table:table-cell>
          <table:table-cell office:value-type="float" office:value="10.3514163354292" calcext:value-type="float">
            <text:p>10.3514163354292</text:p>
          </table:table-cell>
          <table:table-cell office:value-type="float" office:value="0.360742022015293" calcext:value-type="float">
            <text:p>0.360742022015293</text:p>
          </table:table-cell>
          <table:table-cell office:value-type="float" office:value="9.56864568891576" calcext:value-type="float">
            <text:p>9.56864568891576</text:p>
          </table:table-cell>
          <table:table-cell office:value-type="float" office:value="0.359849439059211" calcext:value-type="float">
            <text:p>0.359849439059211</text:p>
          </table:table-cell>
          <table:table-cell office:value-type="float" office:value="11.8002393981305" calcext:value-type="float">
            <text:p>11.8002393981305</text:p>
          </table:table-cell>
        </table:table-row>
        <table:table-row table:style-name="ro1">
          <table:table-cell office:value-type="float" office:value="0.364617195803814" calcext:value-type="float">
            <text:p>0.364617195803814</text:p>
          </table:table-cell>
          <table:table-cell office:value-type="float" office:value="10.1075509676162" calcext:value-type="float">
            <text:p>10.1075509676162</text:p>
          </table:table-cell>
          <table:table-cell office:value-type="float" office:value="0.364349454174738" calcext:value-type="float">
            <text:p>0.364349454174738</text:p>
          </table:table-cell>
          <table:table-cell office:value-type="float" office:value="9.54029739971069" calcext:value-type="float">
            <text:p>9.54029739971069</text:p>
          </table:table-cell>
          <table:table-cell office:value-type="float" office:value="0.36345925189926" calcext:value-type="float">
            <text:p>0.36345925189926</text:p>
          </table:table-cell>
          <table:table-cell office:value-type="float" office:value="11.7961626361043" calcext:value-type="float">
            <text:p>11.7961626361043</text:p>
          </table:table-cell>
        </table:table-row>
        <table:table-row table:style-name="ro1">
          <table:table-cell office:value-type="float" office:value="0.368227267049396" calcext:value-type="float">
            <text:p>0.368227267049396</text:p>
          </table:table-cell>
          <table:table-cell office:value-type="float" office:value="9.96646111303253" calcext:value-type="float">
            <text:p>9.96646111303253</text:p>
          </table:table-cell>
          <table:table-cell office:value-type="float" office:value="0.367956886334184" calcext:value-type="float">
            <text:p>0.367956886334184</text:p>
          </table:table-cell>
          <table:table-cell office:value-type="float" office:value="9.51525362501843" calcext:value-type="float">
            <text:p>9.51525362501843</text:p>
          </table:table-cell>
          <table:table-cell office:value-type="float" office:value="0.36706906473931" calcext:value-type="float">
            <text:p>0.36706906473931</text:p>
          </table:table-cell>
          <table:table-cell office:value-type="float" office:value="11.7933275884597" calcext:value-type="float">
            <text:p>11.7933275884597</text:p>
          </table:table-cell>
        </table:table-row>
        <table:table-row table:style-name="ro1">
          <table:table-cell office:value-type="float" office:value="0.371837338294978" calcext:value-type="float">
            <text:p>0.371837338294978</text:p>
          </table:table-cell>
          <table:table-cell office:value-type="float" office:value="9.89025465878165" calcext:value-type="float">
            <text:p>9.89025465878165</text:p>
          </table:table-cell>
          <table:table-cell office:value-type="float" office:value="0.37156431849363" calcext:value-type="float">
            <text:p>0.37156431849363</text:p>
          </table:table-cell>
          <table:table-cell office:value-type="float" office:value="9.49303807453163" calcext:value-type="float">
            <text:p>9.49303807453163</text:p>
          </table:table-cell>
          <table:table-cell office:value-type="float" office:value="0.370678877579359" calcext:value-type="float">
            <text:p>0.370678877579359</text:p>
          </table:table-cell>
          <table:table-cell office:value-type="float" office:value="11.7917545137665" calcext:value-type="float">
            <text:p>11.7917545137665</text:p>
          </table:table-cell>
        </table:table-row>
        <table:table-row table:style-name="ro1">
          <table:table-cell office:value-type="float" office:value="0.375447409540561" calcext:value-type="float">
            <text:p>0.375447409540561</text:p>
          </table:table-cell>
          <table:table-cell office:value-type="float" office:value="9.84107591916795" calcext:value-type="float">
            <text:p>9.84107591916795</text:p>
          </table:table-cell>
          <table:table-cell office:value-type="float" office:value="0.375171750653075" calcext:value-type="float">
            <text:p>0.375171750653075</text:p>
          </table:table-cell>
          <table:table-cell office:value-type="float" office:value="9.47317445794296" calcext:value-type="float">
            <text:p>9.47317445794296</text:p>
          </table:table-cell>
          <table:table-cell office:value-type="float" office:value="0.374288690419409" calcext:value-type="float">
            <text:p>0.374288690419409</text:p>
          </table:table-cell>
          <table:table-cell office:value-type="float" office:value="11.7907285958787" calcext:value-type="float">
            <text:p>11.7907285958787</text:p>
          </table:table-cell>
        </table:table-row>
        <table:table-row table:style-name="ro1">
          <table:table-cell office:value-type="float" office:value="0.379057480786143" calcext:value-type="float">
            <text:p>0.379057480786143</text:p>
          </table:table-cell>
          <table:table-cell office:value-type="float" office:value="9.79140848509585" calcext:value-type="float">
            <text:p>9.79140848509585</text:p>
          </table:table-cell>
          <table:table-cell office:value-type="float" office:value="0.378779182812521" calcext:value-type="float">
            <text:p>0.378779182812521</text:p>
          </table:table-cell>
          <table:table-cell office:value-type="float" office:value="9.45520463078243" calcext:value-type="float">
            <text:p>9.45520463078243</text:p>
          </table:table-cell>
          <table:table-cell office:value-type="float" office:value="0.377898503259458" calcext:value-type="float">
            <text:p>0.377898503259458</text:p>
          </table:table-cell>
          <table:table-cell office:value-type="float" office:value="11.7891087693662" calcext:value-type="float">
            <text:p>11.7891087693662</text:p>
          </table:table-cell>
        </table:table-row>
        <table:table-row table:style-name="ro1">
          <table:table-cell office:value-type="float" office:value="0.382667552031725" calcext:value-type="float">
            <text:p>0.382667552031725</text:p>
          </table:table-cell>
          <table:table-cell office:value-type="float" office:value="9.73824496150173" calcext:value-type="float">
            <text:p>9.73824496150173</text:p>
          </table:table-cell>
          <table:table-cell office:value-type="float" office:value="0.382386614971966" calcext:value-type="float">
            <text:p>0.382386614971966</text:p>
          </table:table-cell>
          <table:table-cell office:value-type="float" office:value="9.43880684599118" calcext:value-type="float">
            <text:p>9.43880684599118</text:p>
          </table:table-cell>
          <table:table-cell office:value-type="float" office:value="0.381508316099508" calcext:value-type="float">
            <text:p>0.381508316099508</text:p>
          </table:table-cell>
          <table:table-cell office:value-type="float" office:value="11.7857487398676" calcext:value-type="float">
            <text:p>11.7857487398676</text:p>
          </table:table-cell>
        </table:table-row>
        <table:table-row table:style-name="ro1">
          <table:table-cell office:value-type="float" office:value="0.386277623277308" calcext:value-type="float">
            <text:p>0.386277623277308</text:p>
          </table:table-cell>
          <table:table-cell office:value-type="float" office:value="9.68212961257717" calcext:value-type="float">
            <text:p>9.68212961257717</text:p>
          </table:table-cell>
          <table:table-cell office:value-type="float" office:value="0.385994047131412" calcext:value-type="float">
            <text:p>0.385994047131412</text:p>
          </table:table-cell>
          <table:table-cell office:value-type="float" office:value="9.42372139728915" calcext:value-type="float">
            <text:p>9.42372139728915</text:p>
          </table:table-cell>
          <table:table-cell office:value-type="float" office:value="0.385118128939557" calcext:value-type="float">
            <text:p>0.385118128939557</text:p>
          </table:table-cell>
          <table:table-cell office:value-type="float" office:value="11.7795022130216" calcext:value-type="float">
            <text:p>11.7795022130216</text:p>
          </table:table-cell>
        </table:table-row>
        <table:table-row table:style-name="ro1">
          <table:table-cell office:value-type="float" office:value="0.38988769452289" calcext:value-type="float">
            <text:p>0.38988769452289</text:p>
          </table:table-cell>
          <table:table-cell office:value-type="float" office:value="9.62360670251374" calcext:value-type="float">
            <text:p>9.62360670251374</text:p>
          </table:table-cell>
          <table:table-cell office:value-type="float" office:value="0.389601479290858" calcext:value-type="float">
            <text:p>0.389601479290858</text:p>
          </table:table-cell>
          <table:table-cell office:value-type="float" office:value="9.40968889101409" calcext:value-type="float">
            <text:p>9.40968889101409</text:p>
          </table:table-cell>
          <table:table-cell office:value-type="float" office:value="0.388727941779607" calcext:value-type="float">
            <text:p>0.388727941779607</text:p>
          </table:table-cell>
          <table:table-cell office:value-type="float" office:value="11.7692228944667" calcext:value-type="float">
            <text:p>11.7692228944667</text:p>
          </table:table-cell>
        </table:table-row>
        <table:table-row table:style-name="ro1">
          <table:table-cell office:value-type="float" office:value="0.393497765768472" calcext:value-type="float">
            <text:p>0.393497765768472</text:p>
          </table:table-cell>
          <table:table-cell office:value-type="float" office:value="9.56322049550301" calcext:value-type="float">
            <text:p>9.56322049550301</text:p>
          </table:table-cell>
          <table:table-cell office:value-type="float" office:value="0.393208911450303" calcext:value-type="float">
            <text:p>0.393208911450303</text:p>
          </table:table-cell>
          <table:table-cell office:value-type="float" office:value="9.39644993350376" calcext:value-type="float">
            <text:p>9.39644993350376</text:p>
          </table:table-cell>
          <table:table-cell office:value-type="float" office:value="0.392337754619656" calcext:value-type="float">
            <text:p>0.392337754619656</text:p>
          </table:table-cell>
          <table:table-cell office:value-type="float" office:value="11.7537644898415" calcext:value-type="float">
            <text:p>11.7537644898415</text:p>
          </table:table-cell>
        </table:table-row>
        <table:table-row table:style-name="ro1">
          <table:table-cell office:value-type="float" office:value="0.397107837014055" calcext:value-type="float">
            <text:p>0.397107837014055</text:p>
          </table:table-cell>
          <table:table-cell office:value-type="float" office:value="9.50151525573656" calcext:value-type="float">
            <text:p>9.50151525573656</text:p>
          </table:table-cell>
          <table:table-cell office:value-type="float" office:value="0.396816343609749" calcext:value-type="float">
            <text:p>0.396816343609749</text:p>
          </table:table-cell>
          <table:table-cell office:value-type="float" office:value="9.38374513109593" calcext:value-type="float">
            <text:p>9.38374513109593</text:p>
          </table:table-cell>
          <table:table-cell office:value-type="float" office:value="0.395947567459705" calcext:value-type="float">
            <text:p>0.395947567459705</text:p>
          </table:table-cell>
          <table:table-cell office:value-type="float" office:value="11.7319807047848" calcext:value-type="float">
            <text:p>11.7319807047848</text:p>
          </table:table-cell>
        </table:table-row>
        <table:table-row table:style-name="ro1">
          <table:table-cell office:value-type="float" office:value="0.400717908259637" calcext:value-type="float">
            <text:p>0.400717908259637</text:p>
          </table:table-cell>
          <table:table-cell office:value-type="float" office:value="9.43903524740595" calcext:value-type="float">
            <text:p>9.43903524740595</text:p>
          </table:table-cell>
          <table:table-cell office:value-type="float" office:value="0.400423775769194" calcext:value-type="float">
            <text:p>0.400423775769194</text:p>
          </table:table-cell>
          <table:table-cell office:value-type="float" office:value="9.37131509012833" calcext:value-type="float">
            <text:p>9.37131509012833</text:p>
          </table:table-cell>
          <table:table-cell office:value-type="float" office:value="0.399557380299755" calcext:value-type="float">
            <text:p>0.399557380299755</text:p>
          </table:table-cell>
          <table:table-cell office:value-type="float" office:value="11.702725244935" calcext:value-type="float">
            <text:p>11.702725244935</text:p>
          </table:table-cell>
        </table:table-row>
        <table:table-row table:style-name="ro1">
          <table:table-cell office:value-type="float" office:value="0.404327979505219" calcext:value-type="float">
            <text:p>0.404327979505219</text:p>
          </table:table-cell>
          <table:table-cell office:value-type="float" office:value="9.37632473470276" calcext:value-type="float">
            <text:p>9.37632473470276</text:p>
          </table:table-cell>
          <table:table-cell office:value-type="float" office:value="0.40403120792864" calcext:value-type="float">
            <text:p>0.40403120792864</text:p>
          </table:table-cell>
          <table:table-cell office:value-type="float" office:value="9.35890041693874" calcext:value-type="float">
            <text:p>9.35890041693874</text:p>
          </table:table-cell>
          <table:table-cell office:value-type="float" office:value="0.403167193139804" calcext:value-type="float">
            <text:p>0.403167193139804</text:p>
          </table:table-cell>
          <table:table-cell office:value-type="float" office:value="11.6648518159309" calcext:value-type="float">
            <text:p>11.6648518159309</text:p>
          </table:table-cell>
        </table:table-row>
        <table:table-row table:style-name="ro1">
          <table:table-cell office:value-type="float" office:value="0.407938050750802" calcext:value-type="float">
            <text:p>0.407938050750802</text:p>
          </table:table-cell>
          <table:table-cell office:value-type="float" office:value="9.3139278855936" calcext:value-type="float">
            <text:p>9.3139278855936</text:p>
          </table:table-cell>
          <table:table-cell office:value-type="float" office:value="0.407638640088086" calcext:value-type="float">
            <text:p>0.407638640088086</text:p>
          </table:table-cell>
          <table:table-cell office:value-type="float" office:value="9.34624171786491" calcext:value-type="float">
            <text:p>9.34624171786491</text:p>
          </table:table-cell>
          <table:table-cell office:value-type="float" office:value="0.406777005979854" calcext:value-type="float">
            <text:p>0.406777005979854</text:p>
          </table:table-cell>
          <table:table-cell office:value-type="float" office:value="11.6175091538693" calcext:value-type="float">
            <text:p>11.6175091538693</text:p>
          </table:table-cell>
        </table:table-row>
        <table:table-row table:style-name="ro1">
          <table:table-cell office:value-type="float" office:value="0.411548121996384" calcext:value-type="float">
            <text:p>0.411548121996384</text:p>
          </table:table-cell>
          <table:table-cell office:value-type="float" office:value="9.25227458037401" calcext:value-type="float">
            <text:p>9.25227458037401</text:p>
          </table:table-cell>
          <table:table-cell office:value-type="float" office:value="0.411246072247531" calcext:value-type="float">
            <text:p>0.411246072247531</text:p>
          </table:table-cell>
          <table:table-cell office:value-type="float" office:value="9.33307959924459" calcext:value-type="float">
            <text:p>9.33307959924459</text:p>
          </table:table-cell>
          <table:table-cell office:value-type="float" office:value="0.410386818819903" calcext:value-type="float">
            <text:p>0.410386818819903</text:p>
          </table:table-cell>
          <table:table-cell office:value-type="float" office:value="11.561030845172" calcext:value-type="float">
            <text:p>11.561030845172</text:p>
          </table:table-cell>
        </table:table-row>
        <table:table-row table:style-name="ro1">
          <table:table-cell office:value-type="float" office:value="0.415158193241966" calcext:value-type="float">
            <text:p>0.415158193241966</text:p>
          </table:table-cell>
          <table:table-cell office:value-type="float" office:value="9.19145919950867" calcext:value-type="float">
            <text:p>9.19145919950867</text:p>
          </table:table-cell>
          <table:table-cell office:value-type="float" office:value="0.414853504406977" calcext:value-type="float">
            <text:p>0.414853504406977</text:p>
          </table:table-cell>
          <table:table-cell office:value-type="float" office:value="9.31915466741554" calcext:value-type="float">
            <text:p>9.31915466741554</text:p>
          </table:table-cell>
          <table:table-cell office:value-type="float" office:value="0.413996631659953" calcext:value-type="float">
            <text:p>0.413996631659953</text:p>
          </table:table-cell>
          <table:table-cell office:value-type="float" office:value="11.4960478756974" calcext:value-type="float">
            <text:p>11.4960478756974</text:p>
          </table:table-cell>
        </table:table-row>
        <table:table-row table:style-name="ro1">
          <table:table-cell office:value-type="float" office:value="0.418768264487548" calcext:value-type="float">
            <text:p>0.418768264487548</text:p>
          </table:table-cell>
          <table:table-cell office:value-type="float" office:value="9.13151487482714" calcext:value-type="float">
            <text:p>9.13151487482714</text:p>
          </table:table-cell>
          <table:table-cell office:value-type="float" office:value="0.418460936566422" calcext:value-type="float">
            <text:p>0.418460936566422</text:p>
          </table:table-cell>
          <table:table-cell office:value-type="float" office:value="9.30420752871552" calcext:value-type="float">
            <text:p>9.30420752871552</text:p>
          </table:table-cell>
          <table:table-cell office:value-type="float" office:value="0.417606444500002" calcext:value-type="float">
            <text:p>0.417606444500002</text:p>
          </table:table-cell>
          <table:table-cell office:value-type="float" office:value="11.4231912313046" calcext:value-type="float">
            <text:p>11.4231912313046</text:p>
          </table:table-cell>
        </table:table-row>
        <table:table-row table:style-name="ro1">
          <table:table-cell office:value-type="float" office:value="0.422378335733131" calcext:value-type="float">
            <text:p>0.422378335733131</text:p>
          </table:table-cell>
          <table:table-cell office:value-type="float" office:value="9.07247473815896" calcext:value-type="float">
            <text:p>9.07247473815896</text:p>
          </table:table-cell>
          <table:table-cell office:value-type="float" office:value="0.422068368725868" calcext:value-type="float">
            <text:p>0.422068368725868</text:p>
          </table:table-cell>
          <table:table-cell office:value-type="float" office:value="9.28797878948229" calcext:value-type="float">
            <text:p>9.28797878948229</text:p>
          </table:table-cell>
          <table:table-cell office:value-type="float" office:value="0.421216257340051" calcext:value-type="float">
            <text:p>0.421216257340051</text:p>
          </table:table-cell>
          <table:table-cell office:value-type="float" office:value="11.3430918978528" calcext:value-type="float">
            <text:p>11.3430918978528</text:p>
          </table:table-cell>
        </table:table-row>
        <table:table-row table:style-name="ro1">
          <table:table-cell office:value-type="float" office:value="0.425988406978713" calcext:value-type="float">
            <text:p>0.425988406978713</text:p>
          </table:table-cell>
          <table:table-cell office:value-type="float" office:value="9.01437192133366" calcext:value-type="float">
            <text:p>9.01437192133366</text:p>
          </table:table-cell>
          <table:table-cell office:value-type="float" office:value="0.425675800885314" calcext:value-type="float">
            <text:p>0.425675800885314</text:p>
          </table:table-cell>
          <table:table-cell office:value-type="float" office:value="9.2702090560536" calcext:value-type="float">
            <text:p>9.2702090560536</text:p>
          </table:table-cell>
          <table:table-cell office:value-type="float" office:value="0.424826070180101" calcext:value-type="float">
            <text:p>0.424826070180101</text:p>
          </table:table-cell>
          <table:table-cell office:value-type="float" office:value="11.2563808612011" calcext:value-type="float">
            <text:p>11.2563808612011</text:p>
          </table:table-cell>
        </table:table-row>
        <table:table-row table:style-name="ro1">
          <table:table-cell office:value-type="float" office:value="0.429598478224295" calcext:value-type="float">
            <text:p>0.429598478224295</text:p>
          </table:table-cell>
          <table:table-cell office:value-type="float" office:value="8.95723955618079" calcext:value-type="float">
            <text:p>8.95723955618079</text:p>
          </table:table-cell>
          <table:table-cell office:value-type="float" office:value="0.429283233044759" calcext:value-type="float">
            <text:p>0.429283233044759</text:p>
          </table:table-cell>
          <table:table-cell office:value-type="float" office:value="9.2506389347672" calcext:value-type="float">
            <text:p>9.2506389347672</text:p>
          </table:table-cell>
          <table:table-cell office:value-type="float" office:value="0.42843588302015" calcext:value-type="float">
            <text:p>0.42843588302015</text:p>
          </table:table-cell>
          <table:table-cell office:value-type="float" office:value="11.1636891072084" calcext:value-type="float">
            <text:p>11.1636891072084</text:p>
          </table:table-cell>
        </table:table-row>
        <table:table-row table:style-name="ro1">
          <table:table-cell office:value-type="float" office:value="0.433208549469878" calcext:value-type="float">
            <text:p>0.433208549469878</text:p>
          </table:table-cell>
          <table:table-cell office:value-type="float" office:value="8.9011107745299" calcext:value-type="float">
            <text:p>8.9011107745299</text:p>
          </table:table-cell>
          <table:table-cell office:value-type="float" office:value="0.432890665204205" calcext:value-type="float">
            <text:p>0.432890665204205</text:p>
          </table:table-cell>
          <table:table-cell office:value-type="float" office:value="9.22900903196086" calcext:value-type="float">
            <text:p>9.22900903196086</text:p>
          </table:table-cell>
          <table:table-cell office:value-type="float" office:value="0.4320456958602" calcext:value-type="float">
            <text:p>0.4320456958602</text:p>
          </table:table-cell>
          <table:table-cell office:value-type="float" office:value="11.0656476217341" calcext:value-type="float">
            <text:p>11.0656476217341</text:p>
          </table:table-cell>
        </table:table-row>
        <table:table-row table:style-name="ro1">
          <table:table-cell office:value-type="float" office:value="0.43681862071546" calcext:value-type="float">
            <text:p>0.43681862071546</text:p>
          </table:table-cell>
          <table:table-cell office:value-type="float" office:value="8.84601870821054" calcext:value-type="float">
            <text:p>8.84601870821054</text:p>
          </table:table-cell>
          <table:table-cell office:value-type="float" office:value="0.43649809736365" calcext:value-type="float">
            <text:p>0.43649809736365</text:p>
          </table:table-cell>
          <table:table-cell office:value-type="float" office:value="9.20505995397233" calcext:value-type="float">
            <text:p>9.20505995397233</text:p>
          </table:table-cell>
          <table:table-cell office:value-type="float" office:value="0.435655508700249" calcext:value-type="float">
            <text:p>0.435655508700249</text:p>
          </table:table-cell>
          <table:table-cell office:value-type="float" office:value="10.9628897352728" calcext:value-type="float">
            <text:p>10.9628897352728</text:p>
          </table:table-cell>
        </table:table-row>
        <table:table-row table:style-name="ro1">
          <table:table-cell office:value-type="float" office:value="0.440428691961042" calcext:value-type="float">
            <text:p>0.440428691961042</text:p>
          </table:table-cell>
          <table:table-cell office:value-type="float" office:value="8.79199648905223" calcext:value-type="float">
            <text:p>8.79199648905223</text:p>
          </table:table-cell>
          <table:table-cell office:value-type="float" office:value="0.440105529523096" calcext:value-type="float">
            <text:p>0.440105529523096</text:p>
          </table:table-cell>
          <table:table-cell office:value-type="float" office:value="9.17853230713937" calcext:value-type="float">
            <text:p>9.17853230713937</text:p>
          </table:table-cell>
          <table:table-cell office:value-type="float" office:value="0.439265321540299" calcext:value-type="float">
            <text:p>0.439265321540299</text:p>
          </table:table-cell>
          <table:table-cell office:value-type="float" office:value="10.8563653858247" calcext:value-type="float">
            <text:p>10.8563653858247</text:p>
          </table:table-cell>
        </table:table-row>
        <table:table-row table:style-name="ro1">
          <table:table-cell office:value-type="float" office:value="0.444038763206625" calcext:value-type="float">
            <text:p>0.444038763206625</text:p>
          </table:table-cell>
          <table:table-cell office:value-type="float" office:value="8.73907724888453" calcext:value-type="float">
            <text:p>8.73907724888453</text:p>
          </table:table-cell>
          <table:table-cell office:value-type="float" office:value="0.443712961682542" calcext:value-type="float">
            <text:p>0.443712961682542</text:p>
          </table:table-cell>
          <table:table-cell office:value-type="float" office:value="9.14916669779974" calcext:value-type="float">
            <text:p>9.14916669779974</text:p>
          </table:table-cell>
          <table:table-cell office:value-type="float" office:value="0.442875134380348" calcext:value-type="float">
            <text:p>0.442875134380348</text:p>
          </table:table-cell>
          <table:table-cell office:value-type="float" office:value="10.7476579553951" calcext:value-type="float">
            <text:p>10.7476579553951</text:p>
          </table:table-cell>
        </table:table-row>
        <table:table-row table:style-name="ro1">
          <table:table-cell office:value-type="float" office:value="0.447648834452207" calcext:value-type="float">
            <text:p>0.447648834452207</text:p>
          </table:table-cell>
          <table:table-cell office:value-type="float" office:value="8.68729411953698" calcext:value-type="float">
            <text:p>8.68729411953698</text:p>
          </table:table-cell>
          <table:table-cell office:value-type="float" office:value="0.447320393841987" calcext:value-type="float">
            <text:p>0.447320393841987</text:p>
          </table:table-cell>
          <table:table-cell office:value-type="float" office:value="9.11670373229119" calcext:value-type="float">
            <text:p>9.11670373229119</text:p>
          </table:table-cell>
          <table:table-cell office:value-type="float" office:value="0.446484947220397" calcext:value-type="float">
            <text:p>0.446484947220397</text:p>
          </table:table-cell>
          <table:table-cell office:value-type="float" office:value="10.6384262614583" calcext:value-type="float">
            <text:p>10.6384262614583</text:p>
          </table:table-cell>
        </table:table-row>
        <table:table-row table:style-name="ro1">
          <table:table-cell office:value-type="float" office:value="0.451258905697789" calcext:value-type="float">
            <text:p>0.451258905697789</text:p>
          </table:table-cell>
          <table:table-cell office:value-type="float" office:value="8.63668023283912" calcext:value-type="float">
            <text:p>8.63668023283912</text:p>
          </table:table-cell>
          <table:table-cell office:value-type="float" office:value="0.450927826001433" calcext:value-type="float">
            <text:p>0.450927826001433</text:p>
          </table:table-cell>
          <table:table-cell office:value-type="float" office:value="9.08092377833943" calcext:value-type="float">
            <text:p>9.08092377833943</text:p>
          </table:table-cell>
          <table:table-cell office:value-type="float" office:value="0.450094760060447" calcext:value-type="float">
            <text:p>0.450094760060447</text:p>
          </table:table-cell>
          <table:table-cell office:value-type="float" office:value="10.5303291214883" calcext:value-type="float">
            <text:p>10.5303291214883</text:p>
          </table:table-cell>
        </table:table-row>
        <table:table-row table:style-name="ro1">
          <table:table-cell office:value-type="float" office:value="0.454868976943372" calcext:value-type="float">
            <text:p>0.454868976943372</text:p>
          </table:table-cell>
          <table:table-cell office:value-type="float" office:value="8.5872685948149" calcext:value-type="float">
            <text:p>8.5872685948149</text:p>
          </table:table-cell>
          <table:table-cell office:value-type="float" office:value="0.454535258160878" calcext:value-type="float">
            <text:p>0.454535258160878</text:p>
          </table:table-cell>
          <table:table-cell office:value-type="float" office:value="9.04196348702667" calcext:value-type="float">
            <text:p>9.04196348702667</text:p>
          </table:table-cell>
          <table:table-cell office:value-type="float" office:value="0.453704572900496" calcext:value-type="float">
            <text:p>0.453704572900496</text:p>
          </table:table-cell>
          <table:table-cell office:value-type="float" office:value="10.4250253529593" calcext:value-type="float">
            <text:p>10.4250253529593</text:p>
          </table:table-cell>
        </table:table-row>
        <table:table-row table:style-name="ro1">
          <table:table-cell office:value-type="float" office:value="0.458479048188954" calcext:value-type="float">
            <text:p>0.458479048188954</text:p>
          </table:table-cell>
          <table:table-cell office:value-type="float" office:value="8.53908011773994" calcext:value-type="float">
            <text:p>8.53908011773994</text:p>
          </table:table-cell>
          <table:table-cell office:value-type="float" office:value="0.458142690320324" calcext:value-type="float">
            <text:p>0.458142690320324</text:p>
          </table:table-cell>
          <table:table-cell office:value-type="float" office:value="9.00014737807802" calcext:value-type="float">
            <text:p>9.00014737807802</text:p>
          </table:table-cell>
          <table:table-cell office:value-type="float" office:value="0.457314385740546" calcext:value-type="float">
            <text:p>0.457314385740546</text:p>
          </table:table-cell>
          <table:table-cell office:value-type="float" office:value="10.3241737733453" calcext:value-type="float">
            <text:p>10.3241737733453</text:p>
          </table:table-cell>
        </table:table-row>
        <table:table-row table:style-name="ro1">
          <table:table-cell office:value-type="float" office:value="0.462089119434536" calcext:value-type="float">
            <text:p>0.462089119434536</text:p>
          </table:table-cell>
          <table:table-cell office:value-type="float" office:value="8.49211374490104" calcext:value-type="float">
            <text:p>8.49211374490104</text:p>
          </table:table-cell>
          <table:table-cell office:value-type="float" office:value="0.46175012247977" calcext:value-type="float">
            <text:p>0.46175012247977</text:p>
          </table:table-cell>
          <table:table-cell office:value-type="float" office:value="8.95580166073445" calcext:value-type="float">
            <text:p>8.95580166073445</text:p>
          </table:table-cell>
          <table:table-cell office:value-type="float" office:value="0.460924198580595" calcext:value-type="float">
            <text:p>0.460924198580595</text:p>
          </table:table-cell>
          <table:table-cell office:value-type="float" office:value="10.2294332001207" calcext:value-type="float">
            <text:p>10.2294332001207</text:p>
          </table:table-cell>
        </table:table-row>
        <table:table-row table:style-name="ro1">
          <table:table-cell office:value-type="float" office:value="0.465699190680119" calcext:value-type="float">
            <text:p>0.465699190680119</text:p>
          </table:table-cell>
          <table:table-cell office:value-type="float" office:value="8.44636609529521" calcext:value-type="float">
            <text:p>8.44636609529521</text:p>
          </table:table-cell>
          <table:table-cell office:value-type="float" office:value="0.465357554639215" calcext:value-type="float">
            <text:p>0.465357554639215</text:p>
          </table:table-cell>
          <table:table-cell office:value-type="float" office:value="8.90925254423691" calcext:value-type="float">
            <text:p>8.90925254423691</text:p>
          </table:table-cell>
          <table:table-cell office:value-type="float" office:value="0.464534011420645" calcext:value-type="float">
            <text:p>0.464534011420645</text:p>
          </table:table-cell>
          <table:table-cell office:value-type="float" office:value="10.1423006713789" calcext:value-type="float">
            <text:p>10.1423006713789</text:p>
          </table:table-cell>
        </table:table-row>
        <table:table-row table:style-name="ro1">
          <table:table-cell office:value-type="float" office:value="0.469309261925701" calcext:value-type="float">
            <text:p>0.469309261925701</text:p>
          </table:table-cell>
          <table:table-cell office:value-type="float" office:value="8.40183378791946" calcext:value-type="float">
            <text:p>8.40183378791946</text:p>
          </table:table-cell>
          <table:table-cell office:value-type="float" office:value="0.468964986798661" calcext:value-type="float">
            <text:p>0.468964986798661</text:p>
          </table:table-cell>
          <table:table-cell office:value-type="float" office:value="8.86082623782635" calcext:value-type="float">
            <text:p>8.86082623782635</text:p>
          </table:table-cell>
          <table:table-cell office:value-type="float" office:value="0.468143824260694" calcext:value-type="float">
            <text:p>0.468143824260694</text:p>
          </table:table-cell>
          <table:table-cell office:value-type="float" office:value="10.0627886826748" calcext:value-type="float">
            <text:p>10.0627886826748</text:p>
          </table:table-cell>
        </table:table-row>
        <table:table-row table:style-name="ro1">
          <table:table-cell office:value-type="float" office:value="0.472919333171283" calcext:value-type="float">
            <text:p>0.472919333171283</text:p>
          </table:table-cell>
          <table:table-cell office:value-type="float" office:value="8.3585134417708" calcext:value-type="float">
            <text:p>8.3585134417708</text:p>
          </table:table-cell>
          <table:table-cell office:value-type="float" office:value="0.472572418958106" calcext:value-type="float">
            <text:p>0.472572418958106</text:p>
          </table:table-cell>
          <table:table-cell office:value-type="float" office:value="8.81084895074374" calcext:value-type="float">
            <text:p>8.81084895074374</text:p>
          </table:table-cell>
          <table:table-cell office:value-type="float" office:value="0.471753637100744" calcext:value-type="float">
            <text:p>0.471753637100744</text:p>
          </table:table-cell>
          <table:table-cell office:value-type="float" office:value="9.99011167895442" calcext:value-type="float">
            <text:p>9.99011167895442</text:p>
          </table:table-cell>
        </table:table-row>
        <table:table-row table:style-name="ro1">
          <table:table-cell office:value-type="float" office:value="0.476529404416865" calcext:value-type="float">
            <text:p>0.476529404416865</text:p>
          </table:table-cell>
          <table:table-cell office:value-type="float" office:value="8.31640167584626" calcext:value-type="float">
            <text:p>8.31640167584626</text:p>
          </table:table-cell>
          <table:table-cell office:value-type="float" office:value="0.476179851117552" calcext:value-type="float">
            <text:p>0.476179851117552</text:p>
          </table:table-cell>
          <table:table-cell office:value-type="float" office:value="8.75964689223004" calcext:value-type="float">
            <text:p>8.75964689223004</text:p>
          </table:table-cell>
          <table:table-cell office:value-type="float" office:value="0.475363449940793" calcext:value-type="float">
            <text:p>0.475363449940793</text:p>
          </table:table-cell>
          <table:table-cell office:value-type="float" office:value="9.92347643586114" calcext:value-type="float">
            <text:p>9.92347643586114</text:p>
          </table:table-cell>
        </table:table-row>
        <table:table-row table:style-name="ro1">
          <table:table-cell office:value-type="float" office:value="0.480139475662448" calcext:value-type="float">
            <text:p>0.480139475662448</text:p>
          </table:table-cell>
          <table:table-cell office:value-type="float" office:value="8.27549510914284" calcext:value-type="float">
            <text:p>8.27549510914284</text:p>
          </table:table-cell>
          <table:table-cell office:value-type="float" office:value="0.479787283276998" calcext:value-type="float">
            <text:p>0.479787283276998</text:p>
          </table:table-cell>
          <table:table-cell office:value-type="float" office:value="8.70754627152619" calcext:value-type="float">
            <text:p>8.70754627152619</text:p>
          </table:table-cell>
          <table:table-cell office:value-type="float" office:value="0.478973262780842" calcext:value-type="float">
            <text:p>0.478973262780842</text:p>
          </table:table-cell>
          <table:table-cell office:value-type="float" office:value="9.86208972903828" calcext:value-type="float">
            <text:p>9.86208972903828</text:p>
          </table:table-cell>
        </table:table-row>
        <table:table-row table:style-name="ro1">
          <table:table-cell office:value-type="float" office:value="0.48374954690803" calcext:value-type="float">
            <text:p>0.48374954690803</text:p>
          </table:table-cell>
          <table:table-cell office:value-type="float" office:value="8.23579036065754" calcext:value-type="float">
            <text:p>8.23579036065754</text:p>
          </table:table-cell>
          <table:table-cell office:value-type="float" office:value="0.483394715436443" calcext:value-type="float">
            <text:p>0.483394715436443</text:p>
          </table:table-cell>
          <table:table-cell office:value-type="float" office:value="8.65487329787316" calcext:value-type="float">
            <text:p>8.65487329787316</text:p>
          </table:table-cell>
          <table:table-cell office:value-type="float" office:value="0.482583075620892" calcext:value-type="float">
            <text:p>0.482583075620892</text:p>
          </table:table-cell>
          <table:table-cell office:value-type="float" office:value="9.80515833412917" calcext:value-type="float">
            <text:p>9.80515833412917</text:p>
          </table:table-cell>
        </table:table-row>
        <table:table-row table:style-name="ro1">
          <table:table-cell office:value-type="float" office:value="0.487359618153612" calcext:value-type="float">
            <text:p>0.487359618153612</text:p>
          </table:table-cell>
          <table:table-cell office:value-type="float" office:value="8.19728404938741" calcext:value-type="float">
            <text:p>8.19728404938741</text:p>
          </table:table-cell>
          <table:table-cell office:value-type="float" office:value="0.487002147595889" calcext:value-type="float">
            <text:p>0.487002147595889</text:p>
          </table:table-cell>
          <table:table-cell office:value-type="float" office:value="8.60195418051191" calcext:value-type="float">
            <text:p>8.60195418051191</text:p>
          </table:table-cell>
          <table:table-cell office:value-type="float" office:value="0.486192888460941" calcext:value-type="float">
            <text:p>0.486192888460941</text:p>
          </table:table-cell>
          <table:table-cell office:value-type="float" office:value="9.75188902677713" calcext:value-type="float">
            <text:p>9.75188902677713</text:p>
          </table:table-cell>
        </table:table-row>
        <table:table-row table:style-name="ro1">
          <table:table-cell office:value-type="float" office:value="0.490969689399195" calcext:value-type="float">
            <text:p>0.490969689399195</text:p>
          </table:table-cell>
          <table:table-cell office:value-type="float" office:value="8.15997279432943" calcext:value-type="float">
            <text:p>8.15997279432943</text:p>
          </table:table-cell>
          <table:table-cell office:value-type="float" office:value="0.490609579755334" calcext:value-type="float">
            <text:p>0.490609579755334</text:p>
          </table:table-cell>
          <table:table-cell office:value-type="float" office:value="8.54911477665057" calcext:value-type="float">
            <text:p>8.54911477665057</text:p>
          </table:table-cell>
          <table:table-cell office:value-type="float" office:value="0.489802701300991" calcext:value-type="float">
            <text:p>0.489802701300991</text:p>
          </table:table-cell>
          <table:table-cell office:value-type="float" office:value="9.7014885826255" calcext:value-type="float">
            <text:p>9.7014885826255</text:p>
          </table:table-cell>
        </table:table-row>
        <table:table-row table:style-name="ro1">
          <table:table-cell office:value-type="float" office:value="0.494579760644777" calcext:value-type="float">
            <text:p>0.494579760644777</text:p>
          </table:table-cell>
          <table:table-cell office:value-type="float" office:value="8.12385321448063" calcext:value-type="float">
            <text:p>8.12385321448063</text:p>
          </table:table-cell>
          <table:table-cell office:value-type="float" office:value="0.49421701191478" calcext:value-type="float">
            <text:p>0.49421701191478</text:p>
          </table:table-cell>
          <table:table-cell office:value-type="float" office:value="8.49653241202572" calcext:value-type="float">
            <text:p>8.49653241202572</text:p>
          </table:table-cell>
          <table:table-cell office:value-type="float" office:value="0.49341251414104" calcext:value-type="float">
            <text:p>0.49341251414104</text:p>
          </table:table-cell>
          <table:table-cell office:value-type="float" office:value="9.65316377731759" calcext:value-type="float">
            <text:p>9.65316377731759</text:p>
          </table:table-cell>
        </table:table-row>
        <table:table-row table:style-name="ro1">
          <table:table-cell office:value-type="float" office:value="0.498189831890359" calcext:value-type="float">
            <text:p>0.498189831890359</text:p>
          </table:table-cell>
          <table:table-cell office:value-type="float" office:value="8.08892192883802" calcext:value-type="float">
            <text:p>8.08892192883802</text:p>
          </table:table-cell>
          <table:table-cell office:value-type="float" office:value="0.497824444074226" calcext:value-type="float">
            <text:p>0.497824444074226</text:p>
          </table:table-cell>
          <table:table-cell office:value-type="float" office:value="8.44400614232505" calcext:value-type="float">
            <text:p>8.44400614232505</text:p>
          </table:table-cell>
          <table:table-cell office:value-type="float" office:value="0.49702232698109" calcext:value-type="float">
            <text:p>0.49702232698109</text:p>
          </table:table-cell>
          <table:table-cell office:value-type="float" office:value="9.60612138649673" calcext:value-type="float">
            <text:p>9.60612138649673</text:p>
          </table:table-cell>
        </table:table-row>
        <table:table-row table:style-name="ro1">
          <table:table-cell office:value-type="float" office:value="0.501799903135942" calcext:value-type="float">
            <text:p>0.501799903135942</text:p>
          </table:table-cell>
          <table:table-cell office:value-type="float" office:value="8.05517555639861" calcext:value-type="float">
            <text:p>8.05517555639861</text:p>
          </table:table-cell>
          <table:table-cell office:value-type="float" office:value="0.501431876233671" calcext:value-type="float">
            <text:p>0.501431876233671</text:p>
          </table:table-cell>
          <table:table-cell office:value-type="float" office:value="8.39127568614607" calcext:value-type="float">
            <text:p>8.39127568614607</text:p>
          </table:table-cell>
          <table:table-cell office:value-type="float" office:value="0.500632139821139" calcext:value-type="float">
            <text:p>0.500632139821139</text:p>
          </table:table-cell>
          <table:table-cell office:value-type="float" office:value="9.55956818580625" calcext:value-type="float">
            <text:p>9.55956818580625</text:p>
          </table:table-cell>
        </table:table-row>
        <table:table-row table:style-name="ro1">
          <table:table-cell office:value-type="float" office:value="0.505409974381524" calcext:value-type="float">
            <text:p>0.505409974381524</text:p>
          </table:table-cell>
          <table:table-cell office:value-type="float" office:value="8.02261060619628" calcext:value-type="float">
            <text:p>8.02261060619628</text:p>
          </table:table-cell>
          <table:table-cell office:value-type="float" office:value="0.505039308393117" calcext:value-type="float">
            <text:p>0.505039308393117</text:p>
          </table:table-cell>
          <table:table-cell office:value-type="float" office:value="8.33808076208622" calcext:value-type="float">
            <text:p>8.33808076208622</text:p>
          </table:table-cell>
          <table:table-cell office:value-type="float" office:value="0.504241952661188" calcext:value-type="float">
            <text:p>0.504241952661188</text:p>
          </table:table-cell>
          <table:table-cell office:value-type="float" office:value="9.51278100773983" calcext:value-type="float">
            <text:p>9.51278100773983</text:p>
          </table:table-cell>
        </table:table-row>
        <table:table-row table:style-name="ro1">
          <table:table-cell office:value-type="float" office:value="0.509020045627106" calcext:value-type="float">
            <text:p>0.509020045627106</text:p>
          </table:table-cell>
          <table:table-cell office:value-type="float" office:value="7.99119689323465" calcext:value-type="float">
            <text:p>7.99119689323465</text:p>
          </table:table-cell>
          <table:table-cell office:value-type="float" office:value="0.508646740552562" calcext:value-type="float">
            <text:p>0.508646740552562</text:p>
          </table:table-cell>
          <table:table-cell office:value-type="float" office:value="8.28416108874299" calcext:value-type="float">
            <text:p>8.28416108874299</text:p>
          </table:table-cell>
          <table:table-cell office:value-type="float" office:value="0.507851765501238" calcext:value-type="float">
            <text:p>0.507851765501238</text:p>
          </table:table-cell>
          <table:table-cell office:value-type="float" office:value="9.46558553998832" calcext:value-type="float">
            <text:p>9.46558553998832</text:p>
          </table:table-cell>
        </table:table-row>
        <table:table-row table:style-name="ro1">
          <table:table-cell office:value-type="float" office:value="0.512630116872689" calcext:value-type="float">
            <text:p>0.512630116872689</text:p>
          </table:table-cell>
          <table:table-cell office:value-type="float" office:value="7.96084292134813" calcext:value-type="float">
            <text:p>7.96084292134813</text:p>
          </table:table-cell>
          <table:table-cell office:value-type="float" office:value="0.512254172712008" calcext:value-type="float">
            <text:p>0.512254172712008</text:p>
          </table:table-cell>
          <table:table-cell office:value-type="float" office:value="8.22925638471386" calcext:value-type="float">
            <text:p>8.22925638471386</text:p>
          </table:table-cell>
          <table:table-cell office:value-type="float" office:value="0.511461578341287" calcext:value-type="float">
            <text:p>0.511461578341287</text:p>
          </table:table-cell>
          <table:table-cell office:value-type="float" office:value="9.41806618442756" calcext:value-type="float">
            <text:p>9.41806618442756</text:p>
          </table:table-cell>
        </table:table-row>
        <table:table-row table:style-name="ro1">
          <table:table-cell office:value-type="float" office:value="0.516240188118271" calcext:value-type="float">
            <text:p>0.516240188118271</text:p>
          </table:table-cell>
          <table:table-cell office:value-type="float" office:value="7.9314486198603" calcext:value-type="float">
            <text:p>7.9314486198603</text:p>
          </table:table-cell>
          <table:table-cell office:value-type="float" office:value="0.515861604871454" calcext:value-type="float">
            <text:p>0.515861604871454</text:p>
          </table:table-cell>
          <table:table-cell office:value-type="float" office:value="8.17310636859628" calcext:value-type="float">
            <text:p>8.17310636859628</text:p>
          </table:table-cell>
          <table:table-cell office:value-type="float" office:value="0.515071391181337" calcext:value-type="float">
            <text:p>0.515071391181337</text:p>
          </table:table-cell>
          <table:table-cell office:value-type="float" office:value="9.37030886194936" calcext:value-type="float">
            <text:p>9.37030886194936</text:p>
          </table:table-cell>
        </table:table-row>
        <table:table-row table:style-name="ro1">
          <table:table-cell office:value-type="float" office:value="0.519850259363853" calcext:value-type="float">
            <text:p>0.519850259363853</text:p>
          </table:table-cell>
          <table:table-cell office:value-type="float" office:value="7.90291391809474" calcext:value-type="float">
            <text:p>7.90291391809474</text:p>
          </table:table-cell>
          <table:table-cell office:value-type="float" office:value="0.519469037030899" calcext:value-type="float">
            <text:p>0.519469037030899</text:p>
          </table:table-cell>
          <table:table-cell office:value-type="float" office:value="8.11545075898773" calcext:value-type="float">
            <text:p>8.11545075898773</text:p>
          </table:table-cell>
          <table:table-cell office:value-type="float" office:value="0.518681204021386" calcext:value-type="float">
            <text:p>0.518681204021386</text:p>
          </table:table-cell>
          <table:table-cell office:value-type="float" office:value="9.32239949344552" calcext:value-type="float">
            <text:p>9.32239949344552</text:p>
          </table:table-cell>
        </table:table-row>
        <table:table-row table:style-name="ro1">
          <table:table-cell office:value-type="float" office:value="0.523460330609436" calcext:value-type="float">
            <text:p>0.523460330609436</text:p>
          </table:table-cell>
          <table:table-cell office:value-type="float" office:value="7.87513874537504" calcext:value-type="float">
            <text:p>7.87513874537504</text:p>
          </table:table-cell>
          <table:table-cell office:value-type="float" office:value="0.523076469190345" calcext:value-type="float">
            <text:p>0.523076469190345</text:p>
          </table:table-cell>
          <table:table-cell office:value-type="float" office:value="8.05602927448568" calcext:value-type="float">
            <text:p>8.05602927448568</text:p>
          </table:table-cell>
          <table:table-cell office:value-type="float" office:value="0.522291016861436" calcext:value-type="float">
            <text:p>0.522291016861436</text:p>
          </table:table-cell>
          <table:table-cell office:value-type="float" office:value="9.27442399980783" calcext:value-type="float">
            <text:p>9.27442399980783</text:p>
          </table:table-cell>
        </table:table-row>
        <table:table-row table:style-name="ro1">
          <table:table-cell office:value-type="float" office:value="0.527070401855018" calcext:value-type="float">
            <text:p>0.527070401855018</text:p>
          </table:table-cell>
          <table:table-cell office:value-type="float" office:value="7.84802303102477" calcext:value-type="float">
            <text:p>7.84802303102477</text:p>
          </table:table-cell>
          <table:table-cell office:value-type="float" office:value="0.526683901349791" calcext:value-type="float">
            <text:p>0.526683901349791</text:p>
          </table:table-cell>
          <table:table-cell office:value-type="float" office:value="7.99458163368761" calcext:value-type="float">
            <text:p>7.99458163368761</text:p>
          </table:table-cell>
          <table:table-cell office:value-type="float" office:value="0.525900829701485" calcext:value-type="float">
            <text:p>0.525900829701485</text:p>
          </table:table-cell>
          <table:table-cell office:value-type="float" office:value="9.22646830192809" calcext:value-type="float">
            <text:p>9.22646830192809</text:p>
          </table:table-cell>
        </table:table-row>
        <table:table-row table:style-name="ro1">
          <table:table-cell office:value-type="float" office:value="0.5306804731006" calcext:value-type="float">
            <text:p>0.5306804731006</text:p>
          </table:table-cell>
          <table:table-cell office:value-type="float" office:value="7.82146670436752" calcext:value-type="float">
            <text:p>7.82146670436752</text:p>
          </table:table-cell>
          <table:table-cell office:value-type="float" office:value="0.530291333509236" calcext:value-type="float">
            <text:p>0.530291333509236</text:p>
          </table:table-cell>
          <table:table-cell office:value-type="float" office:value="7.93085169774584" calcext:value-type="float">
            <text:p>7.93085169774584</text:p>
          </table:table-cell>
          <table:table-cell office:value-type="float" office:value="0.529510642541535" calcext:value-type="float">
            <text:p>0.529510642541535</text:p>
          </table:table-cell>
          <table:table-cell office:value-type="float" office:value="9.17861832069809" calcext:value-type="float">
            <text:p>9.17861832069809</text:p>
          </table:table-cell>
        </table:table-row>
        <table:table-row table:style-name="ro1">
          <table:table-cell office:value-type="float" office:value="0.534290544346183" calcext:value-type="float">
            <text:p>0.534290544346183</text:p>
          </table:table-cell>
          <table:table-cell office:value-type="float" office:value="7.79536969472687" calcext:value-type="float">
            <text:p>7.79536969472687</text:p>
          </table:table-cell>
          <table:table-cell office:value-type="float" office:value="0.533898765668682" calcext:value-type="float">
            <text:p>0.533898765668682</text:p>
          </table:table-cell>
          <table:table-cell office:value-type="float" office:value="7.86554405849406" calcext:value-type="float">
            <text:p>7.86554405849406</text:p>
          </table:table-cell>
          <table:table-cell office:value-type="float" office:value="0.533120455381584" calcext:value-type="float">
            <text:p>0.533120455381584</text:p>
          </table:table-cell>
          <table:table-cell office:value-type="float" office:value="9.13095997700964" calcext:value-type="float">
            <text:p>9.13095997700964</text:p>
          </table:table-cell>
        </table:table-row>
        <table:table-row table:style-name="ro1">
          <table:table-cell office:value-type="float" office:value="0.537900615591765" calcext:value-type="float">
            <text:p>0.537900615591765</text:p>
          </table:table-cell>
          <table:table-cell office:value-type="float" office:value="7.76963193142641" calcext:value-type="float">
            <text:p>7.76963193142641</text:p>
          </table:table-cell>
          <table:table-cell office:value-type="float" office:value="0.537506197828127" calcext:value-type="float">
            <text:p>0.537506197828127</text:p>
          </table:table-cell>
          <table:table-cell office:value-type="float" office:value="7.80154883502972" calcext:value-type="float">
            <text:p>7.80154883502972</text:p>
          </table:table-cell>
          <table:table-cell office:value-type="float" office:value="0.536730268221633" calcext:value-type="float">
            <text:p>0.536730268221633</text:p>
          </table:table-cell>
          <table:table-cell office:value-type="float" office:value="9.08357919175454" calcext:value-type="float">
            <text:p>9.08357919175454</text:p>
          </table:table-cell>
        </table:table-row>
        <table:table-row table:style-name="ro1">
          <table:table-cell office:value-type="float" office:value="0.541510686837347" calcext:value-type="float">
            <text:p>0.541510686837347</text:p>
          </table:table-cell>
          <table:table-cell office:value-type="float" office:value="7.74415334378971" calcext:value-type="float">
            <text:p>7.74415334378971</text:p>
          </table:table-cell>
          <table:table-cell office:value-type="float" office:value="0.541113629987573" calcext:value-type="float">
            <text:p>0.541113629987573</text:p>
          </table:table-cell>
          <table:table-cell office:value-type="float" office:value="7.74205848493596" calcext:value-type="float">
            <text:p>7.74205848493596</text:p>
          </table:table-cell>
          <table:table-cell office:value-type="float" office:value="0.540340081061683" calcext:value-type="float">
            <text:p>0.540340081061683</text:p>
          </table:table-cell>
          <table:table-cell office:value-type="float" office:value="9.03656188582457" calcext:value-type="float">
            <text:p>9.03656188582457</text:p>
          </table:table-cell>
        </table:table-row>
        <table:table-row table:style-name="ro1">
          <table:table-cell office:value-type="float" office:value="0.545120758082929" calcext:value-type="float">
            <text:p>0.545120758082929</text:p>
          </table:table-cell>
          <table:table-cell office:value-type="float" office:value="7.71883386114036" calcext:value-type="float">
            <text:p>7.71883386114036</text:p>
          </table:table-cell>
          <table:table-cell office:value-type="float" office:value="0.544721062147018" calcext:value-type="float">
            <text:p>0.544721062147018</text:p>
          </table:table-cell>
          <table:table-cell office:value-type="float" office:value="7.69026546579594" calcext:value-type="float">
            <text:p>7.69026546579594</text:p>
          </table:table-cell>
          <table:table-cell office:value-type="float" office:value="0.543949893901732" calcext:value-type="float">
            <text:p>0.543949893901732</text:p>
          </table:table-cell>
          <table:table-cell office:value-type="float" office:value="8.98999398011155" calcext:value-type="float">
            <text:p>8.98999398011155</text:p>
          </table:table-cell>
        </table:table-row>
        <table:table-row table:style-name="ro1">
          <table:table-cell office:value-type="float" office:value="0.548730829328512" calcext:value-type="float">
            <text:p>0.548730829328512</text:p>
          </table:table-cell>
          <table:table-cell office:value-type="float" office:value="7.69357341280195" calcext:value-type="float">
            <text:p>7.69357341280195</text:p>
          </table:table-cell>
          <table:table-cell office:value-type="float" office:value="0.548328494306464" calcext:value-type="float">
            <text:p>0.548328494306464</text:p>
          </table:table-cell>
          <table:table-cell office:value-type="float" office:value="7.6493622351928" calcext:value-type="float">
            <text:p>7.6493622351928</text:p>
          </table:table-cell>
          <table:table-cell office:value-type="float" office:value="0.547559706741782" calcext:value-type="float">
            <text:p>0.547559706741782</text:p>
          </table:table-cell>
          <table:table-cell office:value-type="float" office:value="8.94396139550727" calcext:value-type="float">
            <text:p>8.94396139550727</text:p>
          </table:table-cell>
        </table:table-row>
        <table:table-row table:style-name="ro1">
          <table:table-cell office:value-type="float" office:value="0.552340900574094" calcext:value-type="float">
            <text:p>0.552340900574094</text:p>
          </table:table-cell>
          <table:table-cell office:value-type="float" office:value="7.66827192809805" calcext:value-type="float">
            <text:p>7.66827192809805</text:p>
          </table:table-cell>
          <table:table-cell office:value-type="float" office:value="0.55193592646591" calcext:value-type="float">
            <text:p>0.55193592646591</text:p>
          </table:table-cell>
          <table:table-cell office:value-type="float" office:value="7.62254125070969" calcext:value-type="float">
            <text:p>7.62254125070969</text:p>
          </table:table-cell>
          <table:table-cell office:value-type="float" office:value="0.551169519581831" calcext:value-type="float">
            <text:p>0.551169519581831</text:p>
          </table:table-cell>
          <table:table-cell office:value-type="float" office:value="8.89855005290351" calcext:value-type="float">
            <text:p>8.89855005290351</text:p>
          </table:table-cell>
        </table:table-row>
        <table:table-row table:style-name="ro1">
          <table:table-cell office:value-type="float" office:value="0.555950971819676" calcext:value-type="float">
            <text:p>0.555950971819676</text:p>
          </table:table-cell>
          <table:table-cell office:value-type="float" office:value="7.64282933635225" calcext:value-type="float">
            <text:p>7.64282933635225</text:p>
          </table:table-cell>
          <table:table-cell office:value-type="float" office:value="0.555543358625355" calcext:value-type="float">
            <text:p>0.555543358625355</text:p>
          </table:table-cell>
          <table:table-cell office:value-type="float" office:value="7.61299496992974" calcext:value-type="float">
            <text:p>7.61299496992974</text:p>
          </table:table-cell>
          <table:table-cell office:value-type="float" office:value="0.554779332421881" calcext:value-type="float">
            <text:p>0.554779332421881</text:p>
          </table:table-cell>
          <table:table-cell office:value-type="float" office:value="8.8538458731921" calcext:value-type="float">
            <text:p>8.8538458731921</text:p>
          </table:table-cell>
        </table:table-row>
        <table:table-row table:style-name="ro1">
          <table:table-cell office:value-type="float" office:value="0.559561043065259" calcext:value-type="float">
            <text:p>0.559561043065259</text:p>
          </table:table-cell>
          <table:table-cell office:value-type="float" office:value="7.61714556688812" calcext:value-type="float">
            <text:p>7.61714556688812</text:p>
          </table:table-cell>
          <table:table-cell office:value-type="float" office:value="0.559150790784801" calcext:value-type="float">
            <text:p>0.559150790784801</text:p>
          </table:table-cell>
          <table:table-cell office:value-type="float" office:value="7.62391585043611" calcext:value-type="float">
            <text:p>7.62391585043611</text:p>
          </table:table-cell>
          <table:table-cell office:value-type="float" office:value="0.55838914526193" calcext:value-type="float">
            <text:p>0.55838914526193</text:p>
          </table:table-cell>
          <table:table-cell office:value-type="float" office:value="8.80993385714933" calcext:value-type="float">
            <text:p>8.80993385714933</text:p>
          </table:table-cell>
        </table:table-row>
        <table:table-row table:style-name="ro1">
          <table:table-cell office:value-type="float" office:value="0.563171114310841" calcext:value-type="float">
            <text:p>0.563171114310841</text:p>
          </table:table-cell>
          <table:table-cell office:value-type="float" office:value="7.59112054902926" calcext:value-type="float">
            <text:p>7.59112054902926</text:p>
          </table:table-cell>
          <table:table-cell office:value-type="float" office:value="0.562758222944247" calcext:value-type="float">
            <text:p>0.562758222944247</text:p>
          </table:table-cell>
          <table:table-cell office:value-type="float" office:value="7.65849634981194" calcext:value-type="float">
            <text:p>7.65849634981194</text:p>
          </table:table-cell>
          <table:table-cell office:value-type="float" office:value="0.561998958101979" calcext:value-type="float">
            <text:p>0.561998958101979</text:p>
          </table:table-cell>
          <table:table-cell office:value-type="float" office:value="8.76687127226805" calcext:value-type="float">
            <text:p>8.76687127226805</text:p>
          </table:table-cell>
        </table:table-row>
        <table:table-row table:style-name="ro1">
          <table:table-cell office:value-type="float" office:value="0.566781185556423" calcext:value-type="float">
            <text:p>0.566781185556423</text:p>
          </table:table-cell>
          <table:table-cell office:value-type="float" office:value="7.56465421209924" calcext:value-type="float">
            <text:p>7.56465421209924</text:p>
          </table:table-cell>
          <table:table-cell office:value-type="float" office:value="0.566365655103692" calcext:value-type="float">
            <text:p>0.566365655103692</text:p>
          </table:table-cell>
          <table:table-cell office:value-type="float" office:value="7.71992892564037" calcext:value-type="float">
            <text:p>7.71992892564037</text:p>
          </table:table-cell>
          <table:table-cell office:value-type="float" office:value="0.565608770942029" calcext:value-type="float">
            <text:p>0.565608770942029</text:p>
          </table:table-cell>
          <table:table-cell office:value-type="float" office:value="8.72468342151115" calcext:value-type="float">
            <text:p>8.72468342151115</text:p>
          </table:table-cell>
        </table:table-row>
        <table:table-row table:style-name="ro1">
          <table:table-cell office:value-type="float" office:value="0.570391256802006" calcext:value-type="float">
            <text:p>0.570391256802006</text:p>
          </table:table-cell>
          <table:table-cell office:value-type="float" office:value="7.53764648542166" calcext:value-type="float">
            <text:p>7.53764648542166</text:p>
          </table:table-cell>
          <table:table-cell office:value-type="float" office:value="0.569973087263138" calcext:value-type="float">
            <text:p>0.569973087263138</text:p>
          </table:table-cell>
          <table:table-cell office:value-type="float" office:value="7.81140603550456" calcext:value-type="float">
            <text:p>7.81140603550456</text:p>
          </table:table-cell>
          <table:table-cell office:value-type="float" office:value="0.569218583782078" calcext:value-type="float">
            <text:p>0.569218583782078</text:p>
          </table:table-cell>
          <table:table-cell office:value-type="float" office:value="8.68339383612455" calcext:value-type="float">
            <text:p>8.68339383612455</text:p>
          </table:table-cell>
        </table:table-row>
        <table:table-row table:style-name="ro1">
          <table:table-cell office:value-type="float" office:value="0.574001328047588" calcext:value-type="float">
            <text:p>0.574001328047588</text:p>
          </table:table-cell>
          <table:table-cell office:value-type="float" office:value="7.50999729832008" calcext:value-type="float">
            <text:p>7.50999729832008</text:p>
          </table:table-cell>
          <table:table-cell office:value-type="float" office:value="0.573580519422583" calcext:value-type="float">
            <text:p>0.573580519422583</text:p>
          </table:table-cell>
          <table:table-cell office:value-type="float" office:value="7.93547056629307" calcext:value-type="float">
            <text:p>7.93547056629307</text:p>
          </table:table-cell>
          <table:table-cell office:value-type="float" office:value="0.572828396622128" calcext:value-type="float">
            <text:p>0.572828396622128</text:p>
          </table:table-cell>
          <table:table-cell office:value-type="float" office:value="8.64302604735417" calcext:value-type="float">
            <text:p>8.64302604735417</text:p>
          </table:table-cell>
        </table:table-row>
        <table:table-row table:style-name="ro1">
          <table:table-cell office:value-type="float" office:value="0.57761139929317" calcext:value-type="float">
            <text:p>0.57761139929317</text:p>
          </table:table-cell>
          <table:table-cell office:value-type="float" office:value="7.48160658011809" calcext:value-type="float">
            <text:p>7.48160658011809</text:p>
          </table:table-cell>
          <table:table-cell office:value-type="float" office:value="0.577187951582029" calcext:value-type="float">
            <text:p>0.577187951582029</text:p>
          </table:table-cell>
          <table:table-cell office:value-type="float" office:value="8.08485960412078" calcext:value-type="float">
            <text:p>8.08485960412078</text:p>
          </table:table-cell>
          <table:table-cell office:value-type="float" office:value="0.576438209462177" calcext:value-type="float">
            <text:p>0.576438209462177</text:p>
          </table:table-cell>
          <table:table-cell office:value-type="float" office:value="8.60360358644594" calcext:value-type="float">
            <text:p>8.60360358644594</text:p>
          </table:table-cell>
        </table:table-row>
        <table:table-row table:style-name="ro1">
          <table:table-cell office:value-type="float" office:value="0.581221470538753" calcext:value-type="float">
            <text:p>0.581221470538753</text:p>
          </table:table-cell>
          <table:table-cell office:value-type="float" office:value="7.45239300578919" calcext:value-type="float">
            <text:p>7.45239300578919</text:p>
          </table:table-cell>
          <table:table-cell office:value-type="float" office:value="0.580795383741474" calcext:value-type="float">
            <text:p>0.580795383741474</text:p>
          </table:table-cell>
          <table:table-cell office:value-type="float" office:value="8.24471732813357" calcext:value-type="float">
            <text:p>8.24471732813357</text:p>
          </table:table-cell>
          <table:table-cell office:value-type="float" office:value="0.580048022302227" calcext:value-type="float">
            <text:p>0.580048022302227</text:p>
          </table:table-cell>
          <table:table-cell office:value-type="float" office:value="8.56514998464577" calcext:value-type="float">
            <text:p>8.56514998464577</text:p>
          </table:table-cell>
        </table:table-row>
        <table:table-row table:style-name="ro1">
          <table:table-cell office:value-type="float" office:value="0.584831541784335" calcext:value-type="float">
            <text:p>0.584831541784335</text:p>
          </table:table-cell>
          <table:table-cell office:value-type="float" office:value="7.4223970262273" calcext:value-type="float">
            <text:p>7.4223970262273</text:p>
          </table:table-cell>
          <table:table-cell office:value-type="float" office:value="0.58440281590092" calcext:value-type="float">
            <text:p>0.58440281590092</text:p>
          </table:table-cell>
          <table:table-cell office:value-type="float" office:value="8.39999002066981" calcext:value-type="float">
            <text:p>8.39999002066981</text:p>
          </table:table-cell>
          <table:table-cell office:value-type="float" office:value="0.583657835142276" calcext:value-type="float">
            <text:p>0.583657835142276</text:p>
          </table:table-cell>
          <table:table-cell office:value-type="float" office:value="8.52768877319958" calcext:value-type="float">
            <text:p>8.52768877319958</text:p>
          </table:table-cell>
        </table:table-row>
        <table:table-row table:style-name="ro1">
          <table:table-cell office:value-type="float" office:value="0.588441613029917" calcext:value-type="float">
            <text:p>0.588441613029917</text:p>
          </table:table-cell>
          <table:table-cell office:value-type="float" office:value="7.39170773934431" calcext:value-type="float">
            <text:p>7.39170773934431</text:p>
          </table:table-cell>
          <table:table-cell office:value-type="float" office:value="0.588010248060366" calcext:value-type="float">
            <text:p>0.588010248060366</text:p>
          </table:table-cell>
          <table:table-cell office:value-type="float" office:value="8.53605965526945" calcext:value-type="float">
            <text:p>8.53605965526945</text:p>
          </table:table-cell>
          <table:table-cell office:value-type="float" office:value="0.587267647982325" calcext:value-type="float">
            <text:p>0.587267647982325</text:p>
          </table:table-cell>
          <table:table-cell office:value-type="float" office:value="8.49124348335329" calcext:value-type="float">
            <text:p>8.49124348335329</text:p>
          </table:table-cell>
        </table:table-row>
        <table:table-row table:style-name="ro1">
          <table:table-cell office:value-type="float" office:value="0.5920516842755" calcext:value-type="float">
            <text:p>0.5920516842755</text:p>
          </table:table-cell>
          <table:table-cell office:value-type="float" office:value="7.36041437061001" calcext:value-type="float">
            <text:p>7.36041437061001</text:p>
          </table:table-cell>
          <table:table-cell office:value-type="float" office:value="0.591617680219811" calcext:value-type="float">
            <text:p>0.591617680219811</text:p>
          </table:table-cell>
          <table:table-cell office:value-type="float" office:value="8.64771364180236" calcext:value-type="float">
            <text:p>8.64771364180236</text:p>
          </table:table-cell>
          <table:table-cell office:value-type="float" office:value="0.590877460822375" calcext:value-type="float">
            <text:p>0.590877460822375</text:p>
          </table:table-cell>
          <table:table-cell office:value-type="float" office:value="8.45583764635284" calcext:value-type="float">
            <text:p>8.45583764635284</text:p>
          </table:table-cell>
        </table:table-row>
        <table:table-row table:style-name="ro1">
          <table:table-cell office:value-type="float" office:value="0.595661755521082" calcext:value-type="float">
            <text:p>0.595661755521082</text:p>
          </table:table-cell>
          <table:table-cell office:value-type="float" office:value="7.32860614549415" calcext:value-type="float">
            <text:p>7.32860614549415</text:p>
          </table:table-cell>
          <table:table-cell office:value-type="float" office:value="0.595225112379257" calcext:value-type="float">
            <text:p>0.595225112379257</text:p>
          </table:table-cell>
          <table:table-cell office:value-type="float" office:value="8.73881510098788" calcext:value-type="float">
            <text:p>8.73881510098788</text:p>
          </table:table-cell>
          <table:table-cell office:value-type="float" office:value="0.594487273662424" calcext:value-type="float">
            <text:p>0.594487273662424</text:p>
          </table:table-cell>
          <table:table-cell office:value-type="float" office:value="8.42149479344413" calcext:value-type="float">
            <text:p>8.42149479344413</text:p>
          </table:table-cell>
        </table:table-row>
        <table:table-row table:style-name="ro1">
          <table:table-cell office:value-type="float" office:value="0.599271826766664" calcext:value-type="float">
            <text:p>0.599271826766664</text:p>
          </table:table-cell>
          <table:table-cell office:value-type="float" office:value="7.29637228946651" calcext:value-type="float">
            <text:p>7.29637228946651</text:p>
          </table:table-cell>
          <table:table-cell office:value-type="float" office:value="0.598832544538703" calcext:value-type="float">
            <text:p>0.598832544538703</text:p>
          </table:table-cell>
          <table:table-cell office:value-type="float" office:value="8.81359687332326" calcext:value-type="float">
            <text:p>8.81359687332326</text:p>
          </table:table-cell>
          <table:table-cell office:value-type="float" office:value="0.598097086502474" calcext:value-type="float">
            <text:p>0.598097086502474</text:p>
          </table:table-cell>
          <table:table-cell office:value-type="float" office:value="8.38823845587308" calcext:value-type="float">
            <text:p>8.38823845587308</text:p>
          </table:table-cell>
        </table:table-row>
        <table:table-row table:style-name="ro1">
          <table:table-cell office:value-type="float" office:value="0.602881898012247" calcext:value-type="float">
            <text:p>0.602881898012247</text:p>
          </table:table-cell>
          <table:table-cell office:value-type="float" office:value="7.26380202799686" calcext:value-type="float">
            <text:p>7.26380202799686</text:p>
          </table:table-cell>
          <table:table-cell office:value-type="float" office:value="0.602439976698148" calcext:value-type="float">
            <text:p>0.602439976698148</text:p>
          </table:table-cell>
          <table:table-cell office:value-type="float" office:value="8.87629179930573" calcext:value-type="float">
            <text:p>8.87629179930573</text:p>
          </table:table-cell>
          <table:table-cell office:value-type="float" office:value="0.601706899342523" calcext:value-type="float">
            <text:p>0.601706899342523</text:p>
          </table:table-cell>
          <table:table-cell office:value-type="float" office:value="8.35609216488562" calcext:value-type="float">
            <text:p>8.35609216488562</text:p>
          </table:table-cell>
        </table:table-row>
        <table:table-row table:style-name="ro1">
          <table:table-cell office:value-type="float" office:value="0.606491969257829" calcext:value-type="float">
            <text:p>0.606491969257829</text:p>
          </table:table-cell>
          <table:table-cell office:value-type="float" office:value="7.23098458655498" calcext:value-type="float">
            <text:p>7.23098458655498</text:p>
          </table:table-cell>
          <table:table-cell office:value-type="float" office:value="0.606047408857594" calcext:value-type="float">
            <text:p>0.606047408857594</text:p>
          </table:table-cell>
          <table:table-cell office:value-type="float" office:value="8.93113271943251" calcext:value-type="float">
            <text:p>8.93113271943251</text:p>
          </table:table-cell>
          <table:table-cell office:value-type="float" office:value="0.605316712182573" calcext:value-type="float">
            <text:p>0.605316712182573</text:p>
          </table:table-cell>
          <table:table-cell office:value-type="float" office:value="8.32507945172766" calcext:value-type="float">
            <text:p>8.32507945172766</text:p>
          </table:table-cell>
        </table:table-row>
        <table:table-row table:style-name="ro1">
          <table:table-cell office:value-type="float" office:value="0.610102040503411" calcext:value-type="float">
            <text:p>0.610102040503411</text:p>
          </table:table-cell>
          <table:table-cell office:value-type="float" office:value="7.19800919061064" calcext:value-type="float">
            <text:p>7.19800919061064</text:p>
          </table:table-cell>
          <table:table-cell office:value-type="float" office:value="0.609654841017039" calcext:value-type="float">
            <text:p>0.609654841017039</text:p>
          </table:table-cell>
          <table:table-cell office:value-type="float" office:value="8.982230775952" calcext:value-type="float">
            <text:p>8.982230775952</text:p>
          </table:table-cell>
          <table:table-cell office:value-type="float" office:value="0.608926525022622" calcext:value-type="float">
            <text:p>0.608926525022622</text:p>
          </table:table-cell>
          <table:table-cell office:value-type="float" office:value="8.29522384764513" calcext:value-type="float">
            <text:p>8.29522384764513</text:p>
          </table:table-cell>
        </table:table-row>
        <table:table-row table:style-name="ro1">
          <table:table-cell office:value-type="float" office:value="0.613712111748993" calcext:value-type="float">
            <text:p>0.613712111748993</text:p>
          </table:table-cell>
          <table:table-cell office:value-type="float" office:value="7.16496506563361" calcext:value-type="float">
            <text:p>7.16496506563361</text:p>
          </table:table-cell>
          <table:table-cell office:value-type="float" office:value="0.613262273176485" calcext:value-type="float">
            <text:p>0.613262273176485</text:p>
          </table:table-cell>
          <table:table-cell office:value-type="float" office:value="9.03146990350844" calcext:value-type="float">
            <text:p>9.03146990350844</text:p>
          </table:table-cell>
          <table:table-cell office:value-type="float" office:value="0.612536337862672" calcext:value-type="float">
            <text:p>0.612536337862672</text:p>
          </table:table-cell>
          <table:table-cell office:value-type="float" office:value="8.26654888388395" calcext:value-type="float">
            <text:p>8.26654888388395</text:p>
          </table:table-cell>
        </table:table-row>
        <table:table-row table:style-name="ro1">
          <table:table-cell office:value-type="float" office:value="0.617322182994576" calcext:value-type="float">
            <text:p>0.617322182994576</text:p>
          </table:table-cell>
          <table:table-cell office:value-type="float" office:value="7.13194143709366" calcext:value-type="float">
            <text:p>7.13194143709366</text:p>
          </table:table-cell>
          <table:table-cell office:value-type="float" office:value="0.616869705335931" calcext:value-type="float">
            <text:p>0.616869705335931</text:p>
          </table:table-cell>
          <table:table-cell office:value-type="float" office:value="9.07878465766128" calcext:value-type="float">
            <text:p>9.07878465766128</text:p>
          </table:table-cell>
          <table:table-cell office:value-type="float" office:value="0.616146150702721" calcext:value-type="float">
            <text:p>0.616146150702721</text:p>
          </table:table-cell>
          <table:table-cell office:value-type="float" office:value="8.23907809169003" calcext:value-type="float">
            <text:p>8.23907809169003</text:p>
          </table:table-cell>
        </table:table-row>
        <table:table-row table:style-name="ro1">
          <table:table-cell office:value-type="float" office:value="0.620932254240158" calcext:value-type="float">
            <text:p>0.620932254240158</text:p>
          </table:table-cell>
          <table:table-cell office:value-type="float" office:value="7.09902753046056" calcext:value-type="float">
            <text:p>7.09902753046056</text:p>
          </table:table-cell>
          <table:table-cell office:value-type="float" office:value="0.620477137495376" calcext:value-type="float">
            <text:p>0.620477137495376</text:p>
          </table:table-cell>
          <table:table-cell office:value-type="float" office:value="9.12404377082892" calcext:value-type="float">
            <text:p>9.12404377082892</text:p>
          </table:table-cell>
          <table:table-cell office:value-type="float" office:value="0.61975596354277" calcext:value-type="float">
            <text:p>0.61975596354277</text:p>
          </table:table-cell>
          <table:table-cell office:value-type="float" office:value="8.2128350023093" calcext:value-type="float">
            <text:p>8.2128350023093</text:p>
          </table:table-cell>
        </table:table-row>
        <table:table-row table:style-name="ro1">
          <table:table-cell office:value-type="float" office:value="0.62454232548574" calcext:value-type="float">
            <text:p>0.62454232548574</text:p>
          </table:table-cell>
          <table:table-cell office:value-type="float" office:value="7.06631257120409" calcext:value-type="float">
            <text:p>7.06631257120409</text:p>
          </table:table-cell>
          <table:table-cell office:value-type="float" office:value="0.624084569654822" calcext:value-type="float">
            <text:p>0.624084569654822</text:p>
          </table:table-cell>
          <table:table-cell office:value-type="float" office:value="9.16711597542976" calcext:value-type="float">
            <text:p>9.16711597542976</text:p>
          </table:table-cell>
          <table:table-cell office:value-type="float" office:value="0.62336577638282" calcext:value-type="float">
            <text:p>0.62336577638282</text:p>
          </table:table-cell>
          <table:table-cell office:value-type="float" office:value="8.18784314698768" calcext:value-type="float">
            <text:p>8.18784314698768</text:p>
          </table:table-cell>
        </table:table-row>
        <table:table-row table:style-name="ro1">
          <table:table-cell office:value-type="float" office:value="0.628152396731323" calcext:value-type="float">
            <text:p>0.628152396731323</text:p>
          </table:table-cell>
          <table:table-cell office:value-type="float" office:value="7.03388578479402" calcext:value-type="float">
            <text:p>7.03388578479402</text:p>
          </table:table-cell>
          <table:table-cell office:value-type="float" office:value="0.627692001814267" calcext:value-type="float">
            <text:p>0.627692001814267</text:p>
          </table:table-cell>
          <table:table-cell office:value-type="float" office:value="9.20787000388221" calcext:value-type="float">
            <text:p>9.20787000388221</text:p>
          </table:table-cell>
          <table:table-cell office:value-type="float" office:value="0.626975589222869" calcext:value-type="float">
            <text:p>0.626975589222869</text:p>
          </table:table-cell>
          <table:table-cell office:value-type="float" office:value="8.1641250966685" calcext:value-type="float">
            <text:p>8.1641250966685</text:p>
          </table:table-cell>
        </table:table-row>
        <table:table-row table:style-name="ro1">
          <table:table-cell office:value-type="float" office:value="0.631762467976905" calcext:value-type="float">
            <text:p>0.631762467976905</text:p>
          </table:table-cell>
          <table:table-cell office:value-type="float" office:value="7.00183639670012" calcext:value-type="float">
            <text:p>7.00183639670012</text:p>
          </table:table-cell>
          <table:table-cell office:value-type="float" office:value="0.631299433973713" calcext:value-type="float">
            <text:p>0.631299433973713</text:p>
          </table:table-cell>
          <table:table-cell office:value-type="float" office:value="9.24617458860467" calcext:value-type="float">
            <text:p>9.24617458860467</text:p>
          </table:table-cell>
          <table:table-cell office:value-type="float" office:value="0.630585402062919" calcext:value-type="float">
            <text:p>0.630585402062919</text:p>
          </table:table-cell>
          <table:table-cell office:value-type="float" office:value="8.14165204972722" calcext:value-type="float">
            <text:p>8.14165204972722</text:p>
          </table:table-cell>
        </table:table-row>
        <table:table-row table:style-name="ro1">
          <table:table-cell office:value-type="float" office:value="0.635372539222487" calcext:value-type="float">
            <text:p>0.635372539222487</text:p>
          </table:table-cell>
          <table:table-cell office:value-type="float" office:value="6.97025363239216" calcext:value-type="float">
            <text:p>6.97025363239216</text:p>
          </table:table-cell>
          <table:table-cell office:value-type="float" office:value="0.634906866133159" calcext:value-type="float">
            <text:p>0.634906866133159</text:p>
          </table:table-cell>
          <table:table-cell office:value-type="float" office:value="9.28189846201555" calcext:value-type="float">
            <text:p>9.28189846201555</text:p>
          </table:table-cell>
          <table:table-cell office:value-type="float" office:value="0.634195214902968" calcext:value-type="float">
            <text:p>0.634195214902968</text:p>
          </table:table-cell>
          <table:table-cell office:value-type="float" office:value="8.1203189745946" calcext:value-type="float">
            <text:p>8.1203189745946</text:p>
          </table:table-cell>
        </table:table-row>
        <table:table-row table:style-name="ro1">
          <table:table-cell office:value-type="float" office:value="0.63898261046807" calcext:value-type="float">
            <text:p>0.63898261046807</text:p>
          </table:table-cell>
          <table:table-cell office:value-type="float" office:value="6.93922646078567" calcext:value-type="float">
            <text:p>6.93922646078567</text:p>
          </table:table-cell>
          <table:table-cell office:value-type="float" office:value="0.638514298292604" calcext:value-type="float">
            <text:p>0.638514298292604</text:p>
          </table:table-cell>
          <table:table-cell office:value-type="float" office:value="9.31491037766727" calcext:value-type="float">
            <text:p>9.31491037766727</text:p>
          </table:table-cell>
          <table:table-cell office:value-type="float" office:value="0.637805027743018" calcext:value-type="float">
            <text:p>0.637805027743018</text:p>
          </table:table-cell>
          <table:table-cell office:value-type="float" office:value="8.10001466391022" calcext:value-type="float">
            <text:p>8.10001466391022</text:p>
          </table:table-cell>
        </table:table-row>
        <table:table-row table:style-name="ro1">
          <table:table-cell office:value-type="float" office:value="0.642592681713652" calcext:value-type="float">
            <text:p>0.642592681713652</text:p>
          </table:table-cell>
          <table:table-cell office:value-type="float" office:value="6.90881271566376" calcext:value-type="float">
            <text:p>6.90881271566376</text:p>
          </table:table-cell>
          <table:table-cell office:value-type="float" office:value="0.64212173045205" calcext:value-type="float">
            <text:p>0.64212173045205</text:p>
          </table:table-cell>
          <table:table-cell office:value-type="float" office:value="9.34512595806145" calcext:value-type="float">
            <text:p>9.34512595806145</text:p>
          </table:table-cell>
          <table:table-cell office:value-type="float" office:value="0.641414840583067" calcext:value-type="float">
            <text:p>0.641414840583067</text:p>
          </table:table-cell>
          <table:table-cell office:value-type="float" office:value="8.08062791031367" calcext:value-type="float">
            <text:p>8.08062791031367</text:p>
          </table:table-cell>
        </table:table-row>
        <table:table-row table:style-name="ro1">
          <table:table-cell office:value-type="float" office:value="0.646202752959234" calcext:value-type="float">
            <text:p>0.646202752959234</text:p>
          </table:table-cell>
          <table:table-cell office:value-type="float" office:value="6.87900971216832" calcext:value-type="float">
            <text:p>6.87900971216832</text:p>
          </table:table-cell>
          <table:table-cell office:value-type="float" office:value="0.645729162611495" calcext:value-type="float">
            <text:p>0.645729162611495</text:p>
          </table:table-cell>
          <table:table-cell office:value-type="float" office:value="9.37260721946622" calcext:value-type="float">
            <text:p>9.37260721946622</text:p>
          </table:table-cell>
          <table:table-cell office:value-type="float" office:value="0.645024653423116" calcext:value-type="float">
            <text:p>0.645024653423116</text:p>
          </table:table-cell>
          <table:table-cell office:value-type="float" office:value="8.06204750644455" calcext:value-type="float">
            <text:p>8.06204750644455</text:p>
          </table:table-cell>
        </table:table-row>
        <table:table-row table:style-name="ro1">
          <table:table-cell office:value-type="float" office:value="0.649812824204817" calcext:value-type="float">
            <text:p>0.649812824204817</text:p>
          </table:table-cell>
          <table:table-cell office:value-type="float" office:value="6.8498078053108" calcext:value-type="float">
            <text:p>6.8498078053108</text:p>
          </table:table-cell>
          <table:table-cell office:value-type="float" office:value="0.649336594770941" calcext:value-type="float">
            <text:p>0.649336594770941</text:p>
          </table:table-cell>
          <table:table-cell office:value-type="float" office:value="9.39744468155358" calcext:value-type="float">
            <text:p>9.39744468155358</text:p>
          </table:table-cell>
          <table:table-cell office:value-type="float" office:value="0.648634466263166" calcext:value-type="float">
            <text:p>0.648634466263166</text:p>
          </table:table-cell>
          <table:table-cell office:value-type="float" office:value="8.04416224494244" calcext:value-type="float">
            <text:p>8.04416224494244</text:p>
          </table:table-cell>
        </table:table-row>
        <table:table-row table:style-name="ro1">
          <table:table-cell office:value-type="float" office:value="0.653422895450399" calcext:value-type="float">
            <text:p>0.653422895450399</text:p>
          </table:table-cell>
          <table:table-cell office:value-type="float" office:value="6.82119735010265" calcext:value-type="float">
            <text:p>6.82119735010265</text:p>
          </table:table-cell>
          <table:table-cell office:value-type="float" office:value="0.652944026930387" calcext:value-type="float">
            <text:p>0.652944026930387</text:p>
          </table:table-cell>
          <table:table-cell office:value-type="float" office:value="9.41972886399555" calcext:value-type="float">
            <text:p>9.41972886399555</text:p>
          </table:table-cell>
          <table:table-cell office:value-type="float" office:value="0.652244279103215" calcext:value-type="float">
            <text:p>0.652244279103215</text:p>
          </table:table-cell>
          <table:table-cell office:value-type="float" office:value="8.02686091844694" calcext:value-type="float">
            <text:p>8.02686091844694</text:p>
          </table:table-cell>
        </table:table-row>
        <table:table-row table:style-name="ro1">
          <table:table-cell office:value-type="float" office:value="0.657032966695981" calcext:value-type="float">
            <text:p>0.657032966695981</text:p>
          </table:table-cell>
          <table:table-cell office:value-type="float" office:value="6.79316870155531" calcext:value-type="float">
            <text:p>6.79316870155531</text:p>
          </table:table-cell>
          <table:table-cell office:value-type="float" office:value="0.656551459089832" calcext:value-type="float">
            <text:p>0.656551459089832</text:p>
          </table:table-cell>
          <table:table-cell office:value-type="float" office:value="9.43955028646411" calcext:value-type="float">
            <text:p>9.43955028646411</text:p>
          </table:table-cell>
          <table:table-cell office:value-type="float" office:value="0.655854091943265" calcext:value-type="float">
            <text:p>0.655854091943265</text:p>
          </table:table-cell>
          <table:table-cell office:value-type="float" office:value="8.01003231959764" calcext:value-type="float">
            <text:p>8.01003231959764</text:p>
          </table:table-cell>
        </table:table-row>
        <table:table-row table:style-name="ro1">
          <table:table-cell office:value-type="float" office:value="0.660643037941563" calcext:value-type="float">
            <text:p>0.660643037941563</text:p>
          </table:table-cell>
          <table:table-cell office:value-type="float" office:value="6.76571221468024" calcext:value-type="float">
            <text:p>6.76571221468024</text:p>
          </table:table-cell>
          <table:table-cell office:value-type="float" office:value="0.660158891249278" calcext:value-type="float">
            <text:p>0.660158891249278</text:p>
          </table:table-cell>
          <table:table-cell office:value-type="float" office:value="9.45699946863128" calcext:value-type="float">
            <text:p>9.45699946863128</text:p>
          </table:table-cell>
          <table:table-cell office:value-type="float" office:value="0.659463904783314" calcext:value-type="float">
            <text:p>0.659463904783314</text:p>
          </table:table-cell>
          <table:table-cell office:value-type="float" office:value="7.99356524103411" calcext:value-type="float">
            <text:p>7.99356524103411</text:p>
          </table:table-cell>
        </table:table-row>
        <table:table-row table:style-name="ro1">
          <table:table-cell office:value-type="float" office:value="0.664253109187146" calcext:value-type="float">
            <text:p>0.664253109187146</text:p>
          </table:table-cell>
          <table:table-cell office:value-type="float" office:value="6.73881824448889" calcext:value-type="float">
            <text:p>6.73881824448889</text:p>
          </table:table-cell>
          <table:table-cell office:value-type="float" office:value="0.663766323408723" calcext:value-type="float">
            <text:p>0.663766323408723</text:p>
          </table:table-cell>
          <table:table-cell office:value-type="float" office:value="9.47216693016904" calcext:value-type="float">
            <text:p>9.47216693016904</text:p>
          </table:table-cell>
          <table:table-cell office:value-type="float" office:value="0.663073717623364" calcext:value-type="float">
            <text:p>0.663073717623364</text:p>
          </table:table-cell>
          <table:table-cell office:value-type="float" office:value="7.97734847539597" calcext:value-type="float">
            <text:p>7.97734847539597</text:p>
          </table:table-cell>
        </table:table-row>
        <table:table-row table:style-name="ro1">
          <table:table-cell office:value-type="float" office:value="0.667863180432728" calcext:value-type="float">
            <text:p>0.667863180432728</text:p>
          </table:table-cell>
          <table:table-cell office:value-type="float" office:value="6.71247714599269" calcext:value-type="float">
            <text:p>6.71247714599269</text:p>
          </table:table-cell>
          <table:table-cell office:value-type="float" office:value="0.667373755568169" calcext:value-type="float">
            <text:p>0.667373755568169</text:p>
          </table:table-cell>
          <table:table-cell office:value-type="float" office:value="9.48514319074942" calcext:value-type="float">
            <text:p>9.48514319074942</text:p>
          </table:table-cell>
          <table:table-cell office:value-type="float" office:value="0.666683530463413" calcext:value-type="float">
            <text:p>0.666683530463413</text:p>
          </table:table-cell>
          <table:table-cell office:value-type="float" office:value="7.96127081532279" calcext:value-type="float">
            <text:p>7.96127081532279</text:p>
          </table:table-cell>
        </table:table-row>
        <table:table-row table:style-name="ro1">
          <table:table-cell office:value-type="float" office:value="0.67147325167831" calcext:value-type="float">
            <text:p>0.67147325167831</text:p>
          </table:table-cell>
          <table:table-cell office:value-type="float" office:value="6.68667927420312" calcext:value-type="float">
            <text:p>6.68667927420312</text:p>
          </table:table-cell>
          <table:table-cell office:value-type="float" office:value="0.670981187727615" calcext:value-type="float">
            <text:p>0.670981187727615</text:p>
          </table:table-cell>
          <table:table-cell office:value-type="float" office:value="9.49601877004441" calcext:value-type="float">
            <text:p>9.49601877004441</text:p>
          </table:table-cell>
          <table:table-cell office:value-type="float" office:value="0.670293343303463" calcext:value-type="float">
            <text:p>0.670293343303463</text:p>
          </table:table-cell>
          <table:table-cell office:value-type="float" office:value="7.94522105345417" calcext:value-type="float">
            <text:p>7.94522105345417</text:p>
          </table:table-cell>
        </table:table-row>
        <table:table-row table:style-name="ro1">
          <table:table-cell office:value-type="float" office:value="0.675083322923893" calcext:value-type="float">
            <text:p>0.675083322923893</text:p>
          </table:table-cell>
          <table:table-cell office:value-type="float" office:value="6.66141498413161" calcext:value-type="float">
            <text:p>6.66141498413161</text:p>
          </table:table-cell>
          <table:table-cell office:value-type="float" office:value="0.67458861988706" calcext:value-type="float">
            <text:p>0.67458861988706</text:p>
          </table:table-cell>
          <table:table-cell office:value-type="float" office:value="9.504884187726" calcext:value-type="float">
            <text:p>9.504884187726</text:p>
          </table:table-cell>
          <table:table-cell office:value-type="float" office:value="0.673903156143512" calcext:value-type="float">
            <text:p>0.673903156143512</text:p>
          </table:table-cell>
          <table:table-cell office:value-type="float" office:value="7.92908798242969" calcext:value-type="float">
            <text:p>7.92908798242969</text:p>
          </table:table-cell>
        </table:table-row>
        <table:table-row table:style-name="ro1">
          <table:table-cell office:value-type="float" office:value="0.678693394169475" calcext:value-type="float">
            <text:p>0.678693394169475</text:p>
          </table:table-cell>
          <table:table-cell office:value-type="float" office:value="6.63667463078961" calcext:value-type="float">
            <text:p>6.63667463078961</text:p>
          </table:table-cell>
          <table:table-cell office:value-type="float" office:value="0.678196052046506" calcext:value-type="float">
            <text:p>0.678196052046506</text:p>
          </table:table-cell>
          <table:table-cell office:value-type="float" office:value="9.51182996346621" calcext:value-type="float">
            <text:p>9.51182996346621</text:p>
          </table:table-cell>
          <table:table-cell office:value-type="float" office:value="0.677512968983561" calcext:value-type="float">
            <text:p>0.677512968983561</text:p>
          </table:table-cell>
          <table:table-cell office:value-type="float" office:value="7.91276039488895" calcext:value-type="float">
            <text:p>7.91276039488895</text:p>
          </table:table-cell>
        </table:table-row>
        <table:table-row table:style-name="ro1">
          <table:table-cell office:value-type="float" office:value="0.682303465415057" calcext:value-type="float">
            <text:p>0.682303465415057</text:p>
          </table:table-cell>
          <table:table-cell office:value-type="float" office:value="6.61244856918857" calcext:value-type="float">
            <text:p>6.61244856918857</text:p>
          </table:table-cell>
          <table:table-cell office:value-type="float" office:value="0.681803484205951" calcext:value-type="float">
            <text:p>0.681803484205951</text:p>
          </table:table-cell>
          <table:table-cell office:value-type="float" office:value="9.51694661693704" calcext:value-type="float">
            <text:p>9.51694661693704</text:p>
          </table:table-cell>
          <table:table-cell office:value-type="float" office:value="0.681122781823611" calcext:value-type="float">
            <text:p>0.681122781823611</text:p>
          </table:table-cell>
          <table:table-cell office:value-type="float" office:value="7.89612708347154" calcext:value-type="float">
            <text:p>7.89612708347154</text:p>
          </table:table-cell>
        </table:table-row>
        <table:table-row table:style-name="ro1">
          <table:table-cell office:value-type="float" office:value="0.68591353666064" calcext:value-type="float">
            <text:p>0.68591353666064</text:p>
          </table:table-cell>
          <table:table-cell office:value-type="float" office:value="6.58872715433995" calcext:value-type="float">
            <text:p>6.58872715433995</text:p>
          </table:table-cell>
          <table:table-cell office:value-type="float" office:value="0.685410916365397" calcext:value-type="float">
            <text:p>0.685410916365397</text:p>
          </table:table-cell>
          <table:table-cell office:value-type="float" office:value="9.52032466781049" calcext:value-type="float">
            <text:p>9.52032466781049</text:p>
          </table:table-cell>
          <table:table-cell office:value-type="float" office:value="0.68473259466366" calcext:value-type="float">
            <text:p>0.68473259466366</text:p>
          </table:table-cell>
          <table:table-cell office:value-type="float" office:value="7.87907684081704" calcext:value-type="float">
            <text:p>7.87907684081704</text:p>
          </table:table-cell>
        </table:table-row>
        <table:table-row table:style-name="ro1">
          <table:table-cell office:value-type="float" office:value="0.689523607906222" calcext:value-type="float">
            <text:p>0.689523607906222</text:p>
          </table:table-cell>
          <table:table-cell office:value-type="float" office:value="6.56550074125519" calcext:value-type="float">
            <text:p>6.56550074125519</text:p>
          </table:table-cell>
          <table:table-cell office:value-type="float" office:value="0.689018348524843" calcext:value-type="float">
            <text:p>0.689018348524843</text:p>
          </table:table-cell>
          <table:table-cell office:value-type="float" office:value="9.52205463159201" calcext:value-type="float">
            <text:p>9.52205463159201</text:p>
          </table:table-cell>
          <table:table-cell office:value-type="float" office:value="0.68834240750371" calcext:value-type="float">
            <text:p>0.68834240750371</text:p>
          </table:table-cell>
          <table:table-cell office:value-type="float" office:value="7.86149845956505" calcext:value-type="float">
            <text:p>7.86149845956505</text:p>
          </table:table-cell>
        </table:table-row>
        <table:table-row table:style-name="ro1">
          <table:table-cell office:value-type="float" office:value="0.693133679151804" calcext:value-type="float">
            <text:p>0.693133679151804</text:p>
          </table:table-cell>
          <table:table-cell office:value-type="float" office:value="6.54275968494574" calcext:value-type="float">
            <text:p>6.54275968494574</text:p>
          </table:table-cell>
          <table:table-cell office:value-type="float" office:value="0.692625780684288" calcext:value-type="float">
            <text:p>0.692625780684288</text:p>
          </table:table-cell>
          <table:table-cell office:value-type="float" office:value="9.52222667102915" calcext:value-type="float">
            <text:p>9.52222667102915</text:p>
          </table:table-cell>
          <table:table-cell office:value-type="float" office:value="0.691952220343759" calcext:value-type="float">
            <text:p>0.691952220343759</text:p>
          </table:table-cell>
          <table:table-cell office:value-type="float" office:value="7.84328073235516" calcext:value-type="float">
            <text:p>7.84328073235516</text:p>
          </table:table-cell>
        </table:table-row>
        <table:table-row table:style-name="ro1">
          <table:table-cell office:value-type="float" office:value="0.696743750397387" calcext:value-type="float">
            <text:p>0.696743750397387</text:p>
          </table:table-cell>
          <table:table-cell office:value-type="float" office:value="6.52049434042305" calcext:value-type="float">
            <text:p>6.52049434042305</text:p>
          </table:table-cell>
          <table:table-cell office:value-type="float" office:value="0.696233212843734" calcext:value-type="float">
            <text:p>0.696233212843734</text:p>
          </table:table-cell>
          <table:table-cell office:value-type="float" office:value="9.52093033302674" calcext:value-type="float">
            <text:p>9.52093033302674</text:p>
          </table:table-cell>
          <table:table-cell office:value-type="float" office:value="0.695562033183809" calcext:value-type="float">
            <text:p>0.695562033183809</text:p>
          </table:table-cell>
          <table:table-cell office:value-type="float" office:value="7.82431245182695" calcext:value-type="float">
            <text:p>7.82431245182695</text:p>
          </table:table-cell>
        </table:table-row>
        <table:table-row table:style-name="ro1">
          <table:table-cell office:value-type="float" office:value="0.700353821642969" calcext:value-type="float">
            <text:p>0.700353821642969</text:p>
          </table:table-cell>
          <table:table-cell office:value-type="float" office:value="6.49869506269858" calcext:value-type="float">
            <text:p>6.49869506269858</text:p>
          </table:table-cell>
          <table:table-cell office:value-type="float" office:value="0.699840645003179" calcext:value-type="float">
            <text:p>0.699840645003179</text:p>
          </table:table-cell>
          <table:table-cell office:value-type="float" office:value="9.51825510252871" calcext:value-type="float">
            <text:p>9.51825510252871</text:p>
          </table:table-cell>
          <table:table-cell office:value-type="float" office:value="0.699171846023858" calcext:value-type="float">
            <text:p>0.699171846023858</text:p>
          </table:table-cell>
          <table:table-cell office:value-type="float" office:value="7.80448241062003" calcext:value-type="float">
            <text:p>7.80448241062003</text:p>
          </table:table-cell>
        </table:table-row>
        <table:table-row table:style-name="ro1">
          <table:table-cell office:value-type="float" office:value="0.703963892888551" calcext:value-type="float">
            <text:p>0.703963892888551</text:p>
          </table:table-cell>
          <table:table-cell office:value-type="float" office:value="6.47735220678376" calcext:value-type="float">
            <text:p>6.47735220678376</text:p>
          </table:table-cell>
          <table:table-cell office:value-type="float" office:value="0.703448077162625" calcext:value-type="float">
            <text:p>0.703448077162625</text:p>
          </table:table-cell>
          <table:table-cell office:value-type="float" office:value="9.51429046447898" calcext:value-type="float">
            <text:p>9.51429046447898</text:p>
          </table:table-cell>
          <table:table-cell office:value-type="float" office:value="0.702781658863907" calcext:value-type="float">
            <text:p>0.702781658863907</text:p>
          </table:table-cell>
          <table:table-cell office:value-type="float" office:value="7.78367940137397" calcext:value-type="float">
            <text:p>7.78367940137397</text:p>
          </table:table-cell>
        </table:table-row>
        <table:table-row table:style-name="ro1">
          <table:table-cell office:value-type="float" office:value="0.707573964134134" calcext:value-type="float">
            <text:p>0.707573964134134</text:p>
          </table:table-cell>
          <table:table-cell office:value-type="float" office:value="6.45645612769005" calcext:value-type="float">
            <text:p>6.45645612769005</text:p>
          </table:table-cell>
          <table:table-cell office:value-type="float" office:value="0.707055509322071" calcext:value-type="float">
            <text:p>0.707055509322071</text:p>
          </table:table-cell>
          <table:table-cell office:value-type="float" office:value="9.50912590382148" calcext:value-type="float">
            <text:p>9.50912590382148</text:p>
          </table:table-cell>
          <table:table-cell office:value-type="float" office:value="0.706391471703957" calcext:value-type="float">
            <text:p>0.706391471703957</text:p>
          </table:table-cell>
          <table:table-cell office:value-type="float" office:value="7.76179221672837" calcext:value-type="float">
            <text:p>7.76179221672837</text:p>
          </table:table-cell>
        </table:table-row>
        <table:table-row table:style-name="ro1">
          <table:table-cell office:value-type="float" office:value="0.711184035379716" calcext:value-type="float">
            <text:p>0.711184035379716</text:p>
          </table:table-cell>
          <table:table-cell office:value-type="float" office:value="6.4359971804289" calcext:value-type="float">
            <text:p>6.4359971804289</text:p>
          </table:table-cell>
          <table:table-cell office:value-type="float" office:value="0.710662941481516" calcext:value-type="float">
            <text:p>0.710662941481516</text:p>
          </table:table-cell>
          <table:table-cell office:value-type="float" office:value="9.50285090550013" calcext:value-type="float">
            <text:p>9.50285090550013</text:p>
          </table:table-cell>
          <table:table-cell office:value-type="float" office:value="0.710001284544006" calcext:value-type="float">
            <text:p>0.710001284544006</text:p>
          </table:table-cell>
          <table:table-cell office:value-type="float" office:value="7.73870964932282" calcext:value-type="float">
            <text:p>7.73870964932282</text:p>
          </table:table-cell>
        </table:table-row>
        <table:table-row table:style-name="ro1">
          <table:table-cell office:value-type="float" office:value="0.714794106625298" calcext:value-type="float">
            <text:p>0.714794106625298</text:p>
          </table:table-cell>
          <table:table-cell office:value-type="float" office:value="6.41596572001176" calcext:value-type="float">
            <text:p>6.41596572001176</text:p>
          </table:table-cell>
          <table:table-cell office:value-type="float" office:value="0.714270373640962" calcext:value-type="float">
            <text:p>0.714270373640962</text:p>
          </table:table-cell>
          <table:table-cell office:value-type="float" office:value="9.49555495445885" calcext:value-type="float">
            <text:p>9.49555495445885</text:p>
          </table:table-cell>
          <table:table-cell office:value-type="float" office:value="0.713611097384056" calcext:value-type="float">
            <text:p>0.713611097384056</text:p>
          </table:table-cell>
          <table:table-cell office:value-type="float" office:value="7.71432049179691" calcext:value-type="float">
            <text:p>7.71432049179691</text:p>
          </table:table-cell>
        </table:table-row>
        <table:table-row table:style-name="ro1">
          <table:table-cell office:value-type="float" office:value="0.718404177870881" calcext:value-type="float">
            <text:p>0.718404177870881</text:p>
          </table:table-cell>
          <table:table-cell office:value-type="float" office:value="6.39635210145008" calcext:value-type="float">
            <text:p>6.39635210145008</text:p>
          </table:table-cell>
          <table:table-cell office:value-type="float" office:value="0.717877805800407" calcext:value-type="float">
            <text:p>0.717877805800407</text:p>
          </table:table-cell>
          <table:table-cell office:value-type="float" office:value="9.48732753564158" calcext:value-type="float">
            <text:p>9.48732753564158</text:p>
          </table:table-cell>
          <table:table-cell office:value-type="float" office:value="0.717220910224105" calcext:value-type="float">
            <text:p>0.717220910224105</text:p>
          </table:table-cell>
          <table:table-cell office:value-type="float" office:value="7.68852255759636" calcext:value-type="float">
            <text:p>7.68852255759636</text:p>
          </table:table-cell>
        </table:table-row>
        <table:table-row table:style-name="ro1">
          <table:table-cell office:value-type="float" office:value="0.722014249116463" calcext:value-type="float">
            <text:p>0.722014249116463</text:p>
          </table:table-cell>
          <table:table-cell office:value-type="float" office:value="6.3771466797553" calcext:value-type="float">
            <text:p>6.3771466797553</text:p>
          </table:table-cell>
          <table:table-cell office:value-type="float" office:value="0.721485237959853" calcext:value-type="float">
            <text:p>0.721485237959853</text:p>
          </table:table-cell>
          <table:table-cell office:value-type="float" office:value="9.47825813399222" calcext:value-type="float">
            <text:p>9.47825813399222</text:p>
          </table:table-cell>
          <table:table-cell office:value-type="float" office:value="0.720830723064155" calcext:value-type="float">
            <text:p>0.720830723064155</text:p>
          </table:table-cell>
          <table:table-cell office:value-type="float" office:value="7.6613419709112" calcext:value-type="float">
            <text:p>7.6613419709112</text:p>
          </table:table-cell>
        </table:table-row>
        <table:table-row table:style-name="ro1">
          <table:table-cell office:value-type="float" office:value="0.725624320362045" calcext:value-type="float">
            <text:p>0.725624320362045</text:p>
          </table:table-cell>
          <table:table-cell office:value-type="float" office:value="6.35833980993888" calcext:value-type="float">
            <text:p>6.35833980993888</text:p>
          </table:table-cell>
          <table:table-cell office:value-type="float" office:value="0.725092670119299" calcext:value-type="float">
            <text:p>0.725092670119299</text:p>
          </table:table-cell>
          <table:table-cell office:value-type="float" office:value="9.46843623445471" calcext:value-type="float">
            <text:p>9.46843623445471</text:p>
          </table:table-cell>
          <table:table-cell office:value-type="float" office:value="0.724440535904204" calcext:value-type="float">
            <text:p>0.724440535904204</text:p>
          </table:table-cell>
          <table:table-cell office:value-type="float" office:value="7.63290032717803" calcext:value-type="float">
            <text:p>7.63290032717803</text:p>
          </table:table-cell>
        </table:table-row>
        <table:table-row table:style-name="ro1">
          <table:table-cell office:value-type="float" office:value="0.729234391607627" calcext:value-type="float">
            <text:p>0.729234391607627</text:p>
          </table:table-cell>
          <table:table-cell office:value-type="float" office:value="6.33992184701226" calcext:value-type="float">
            <text:p>6.33992184701226</text:p>
          </table:table-cell>
          <table:table-cell office:value-type="float" office:value="0.728700102278744" calcext:value-type="float">
            <text:p>0.728700102278744</text:p>
          </table:table-cell>
          <table:table-cell office:value-type="float" office:value="9.45795132197296" calcext:value-type="float">
            <text:p>9.45795132197296</text:p>
          </table:table-cell>
          <table:table-cell office:value-type="float" office:value="0.728050348744253" calcext:value-type="float">
            <text:p>0.728050348744253</text:p>
          </table:table-cell>
          <table:table-cell office:value-type="float" office:value="7.60332149427186" calcext:value-type="float">
            <text:p>7.60332149427186</text:p>
          </table:table-cell>
        </table:table-row>
        <table:table-row table:style-name="ro1">
          <table:table-cell office:value-type="float" office:value="0.73284446285321" calcext:value-type="float">
            <text:p>0.73284446285321</text:p>
          </table:table-cell>
          <table:table-cell office:value-type="float" office:value="6.32188314598691" calcext:value-type="float">
            <text:p>6.32188314598691</text:p>
          </table:table-cell>
          <table:table-cell office:value-type="float" office:value="0.73230753443819" calcext:value-type="float">
            <text:p>0.73230753443819</text:p>
          </table:table-cell>
          <table:table-cell office:value-type="float" office:value="9.44689288149091" calcext:value-type="float">
            <text:p>9.44689288149091</text:p>
          </table:table-cell>
          <table:table-cell office:value-type="float" office:value="0.731660161584303" calcext:value-type="float">
            <text:p>0.731660161584303</text:p>
          </table:table-cell>
          <table:table-cell office:value-type="float" office:value="7.57272934006771" calcext:value-type="float">
            <text:p>7.57272934006771</text:p>
          </table:table-cell>
        </table:table-row>
        <table:table-row table:style-name="ro1">
          <table:table-cell office:value-type="float" office:value="0.736454534098792" calcext:value-type="float">
            <text:p>0.736454534098792</text:p>
          </table:table-cell>
          <table:table-cell office:value-type="float" office:value="6.30421408848179" calcext:value-type="float">
            <text:p>6.30421408848179</text:p>
          </table:table-cell>
          <table:table-cell office:value-type="float" office:value="0.735914966597635" calcext:value-type="float">
            <text:p>0.735914966597635</text:p>
          </table:table-cell>
          <table:table-cell office:value-type="float" office:value="9.43535039795247" calcext:value-type="float">
            <text:p>9.43535039795247</text:p>
          </table:table-cell>
          <table:table-cell office:value-type="float" office:value="0.735269974424352" calcext:value-type="float">
            <text:p>0.735269974424352</text:p>
          </table:table-cell>
          <table:table-cell office:value-type="float" office:value="7.54124773244058" calcext:value-type="float">
            <text:p>7.54124773244058</text:p>
          </table:table-cell>
        </table:table-row>
        <table:table-row table:style-name="ro1">
          <table:table-cell office:value-type="float" office:value="0.740064605344374" calcext:value-type="float">
            <text:p>0.740064605344374</text:p>
          </table:table-cell>
          <table:table-cell office:value-type="float" office:value="6.28690675298594" calcext:value-type="float">
            <text:p>6.28690675298594</text:p>
          </table:table-cell>
          <table:table-cell office:value-type="float" office:value="0.739522398757081" calcext:value-type="float">
            <text:p>0.739522398757081</text:p>
          </table:table-cell>
          <table:table-cell office:value-type="float" office:value="9.42341335630157" calcext:value-type="float">
            <text:p>9.42341335630157</text:p>
          </table:table-cell>
          <table:table-cell office:value-type="float" office:value="0.738879787264402" calcext:value-type="float">
            <text:p>0.738879787264402</text:p>
          </table:table-cell>
          <table:table-cell office:value-type="float" office:value="7.50900053926547" calcext:value-type="float">
            <text:p>7.50900053926547</text:p>
          </table:table-cell>
        </table:table-row>
        <table:table-row table:style-name="ro1">
          <table:table-cell office:value-type="float" office:value="0.743674676589957" calcext:value-type="float">
            <text:p>0.743674676589957</text:p>
          </table:table-cell>
          <table:table-cell office:value-type="float" office:value="6.26995590756216" calcext:value-type="float">
            <text:p>6.26995590756216</text:p>
          </table:table-cell>
          <table:table-cell office:value-type="float" office:value="0.743129830916527" calcext:value-type="float">
            <text:p>0.743129830916527</text:p>
          </table:table-cell>
          <table:table-cell office:value-type="float" office:value="9.41117118017701" calcext:value-type="float">
            <text:p>9.41117118017701</text:p>
          </table:table-cell>
          <table:table-cell office:value-type="float" office:value="0.742489600104451" calcext:value-type="float">
            <text:p>0.742489600104451</text:p>
          </table:table-cell>
          <table:table-cell office:value-type="float" office:value="7.47611162841742" calcext:value-type="float">
            <text:p>7.47611162841742</text:p>
          </table:table-cell>
        </table:table-row>
        <table:table-row table:style-name="ro1">
          <table:table-cell office:value-type="float" office:value="0.747284747835539" calcext:value-type="float">
            <text:p>0.747284747835539</text:p>
          </table:table-cell>
          <table:table-cell office:value-type="float" office:value="6.25335655872201" calcext:value-type="float">
            <text:p>6.25335655872201</text:p>
          </table:table-cell>
          <table:table-cell office:value-type="float" office:value="0.746737263075972" calcext:value-type="float">
            <text:p>0.746737263075972</text:p>
          </table:table-cell>
          <table:table-cell office:value-type="float" office:value="9.39870560787178" calcext:value-type="float">
            <text:p>9.39870560787178</text:p>
          </table:table-cell>
          <table:table-cell office:value-type="float" office:value="0.746099412944501" calcext:value-type="float">
            <text:p>0.746099412944501</text:p>
          </table:table-cell>
          <table:table-cell office:value-type="float" office:value="7.44270486777141" calcext:value-type="float">
            <text:p>7.44270486777141</text:p>
          </table:table-cell>
        </table:table-row>
        <table:table-row table:style-name="ro1">
          <table:table-cell office:value-type="float" office:value="0.750894819081121" calcext:value-type="float">
            <text:p>0.750894819081121</text:p>
          </table:table-cell>
          <table:table-cell office:value-type="float" office:value="6.23710371297704" calcext:value-type="float">
            <text:p>6.23710371297704</text:p>
          </table:table-cell>
          <table:table-cell office:value-type="float" office:value="0.750344695235418" calcext:value-type="float">
            <text:p>0.750344695235418</text:p>
          </table:table-cell>
          <table:table-cell office:value-type="float" office:value="9.38608330555166" calcext:value-type="float">
            <text:p>9.38608330555166</text:p>
          </table:table-cell>
          <table:table-cell office:value-type="float" office:value="0.74970922578455" calcext:value-type="float">
            <text:p>0.74970922578455</text:p>
          </table:table-cell>
          <table:table-cell office:value-type="float" office:value="7.40890412520247" calcext:value-type="float">
            <text:p>7.40890412520247</text:p>
          </table:table-cell>
        </table:table-row>
        <table:table-row table:style-name="ro1">
          <table:table-cell office:value-type="float" office:value="0.754504890326704" calcext:value-type="float">
            <text:p>0.754504890326704</text:p>
          </table:table-cell>
          <table:table-cell office:value-type="float" office:value="6.22119237683883" calcext:value-type="float">
            <text:p>6.22119237683883</text:p>
          </table:table-cell>
          <table:table-cell office:value-type="float" office:value="0.753952127394863" calcext:value-type="float">
            <text:p>0.753952127394863</text:p>
          </table:table-cell>
          <table:table-cell office:value-type="float" office:value="9.3733691871336" calcext:value-type="float">
            <text:p>9.3733691871336</text:p>
          </table:table-cell>
          <table:table-cell office:value-type="float" office:value="0.753319038624599" calcext:value-type="float">
            <text:p>0.753319038624599</text:p>
          </table:table-cell>
          <table:table-cell office:value-type="float" office:value="7.37483326858561" calcext:value-type="float">
            <text:p>7.37483326858561</text:p>
          </table:table-cell>
        </table:table-row>
        <table:table-row table:style-name="ro1">
          <table:table-cell office:value-type="float" office:value="0.758114961572286" calcext:value-type="float">
            <text:p>0.758114961572286</text:p>
          </table:table-cell>
          <table:table-cell office:value-type="float" office:value="6.20561755681895" calcext:value-type="float">
            <text:p>6.20561755681895</text:p>
          </table:table-cell>
          <table:table-cell office:value-type="float" office:value="0.757559559554309" calcext:value-type="float">
            <text:p>0.757559559554309</text:p>
          </table:table-cell>
          <table:table-cell office:value-type="float" office:value="9.36062816653455" calcext:value-type="float">
            <text:p>9.36062816653455</text:p>
          </table:table-cell>
          <table:table-cell office:value-type="float" office:value="0.756928851464649" calcext:value-type="float">
            <text:p>0.756928851464649</text:p>
          </table:table-cell>
          <table:table-cell office:value-type="float" office:value="7.34061616579582" calcext:value-type="float">
            <text:p>7.34061616579582</text:p>
          </table:table-cell>
        </table:table-row>
        <table:table-row table:style-name="ro1">
          <table:table-cell office:value-type="float" office:value="0.761725032817868" calcext:value-type="float">
            <text:p>0.761725032817868</text:p>
          </table:table-cell>
          <table:table-cell office:value-type="float" office:value="6.19037425942895" calcext:value-type="float">
            <text:p>6.19037425942895</text:p>
          </table:table-cell>
          <table:table-cell office:value-type="float" office:value="0.761166991713755" calcext:value-type="float">
            <text:p>0.761166991713755</text:p>
          </table:table-cell>
          <table:table-cell office:value-type="float" office:value="9.34792515767145" calcext:value-type="float">
            <text:p>9.34792515767145</text:p>
          </table:table-cell>
          <table:table-cell office:value-type="float" office:value="0.760538664304698" calcext:value-type="float">
            <text:p>0.760538664304698</text:p>
          </table:table-cell>
          <table:table-cell office:value-type="float" office:value="7.30637668470814" calcext:value-type="float">
            <text:p>7.30637668470814</text:p>
          </table:table-cell>
        </table:table-row>
        <table:table-row table:style-name="ro1">
          <table:table-cell office:value-type="float" office:value="0.765335104063451" calcext:value-type="float">
            <text:p>0.765335104063451</text:p>
          </table:table-cell>
          <table:table-cell office:value-type="float" office:value="6.1754574911804" calcext:value-type="float">
            <text:p>6.1754574911804</text:p>
          </table:table-cell>
          <table:table-cell office:value-type="float" office:value="0.7647744238732" calcext:value-type="float">
            <text:p>0.7647744238732</text:p>
          </table:table-cell>
          <table:table-cell office:value-type="float" office:value="9.33532507446125" calcext:value-type="float">
            <text:p>9.33532507446125</text:p>
          </table:table-cell>
          <table:table-cell office:value-type="float" office:value="0.764148477144748" calcext:value-type="float">
            <text:p>0.764148477144748</text:p>
          </table:table-cell>
          <table:table-cell office:value-type="float" office:value="7.27223869319755" calcext:value-type="float">
            <text:p>7.27223869319755</text:p>
          </table:table-cell>
        </table:table-row>
        <table:table-row table:style-name="ro1">
          <table:table-cell office:value-type="float" office:value="0.768945175309033" calcext:value-type="float">
            <text:p>0.768945175309033</text:p>
          </table:table-cell>
          <table:table-cell office:value-type="float" office:value="6.16086225858488" calcext:value-type="float">
            <text:p>6.16086225858488</text:p>
          </table:table-cell>
          <table:table-cell office:value-type="float" office:value="0.768381856032646" calcext:value-type="float">
            <text:p>0.768381856032646</text:p>
          </table:table-cell>
          <table:table-cell office:value-type="float" office:value="9.32289283082089" calcext:value-type="float">
            <text:p>9.32289283082089</text:p>
          </table:table-cell>
          <table:table-cell office:value-type="float" office:value="0.767758289984797" calcext:value-type="float">
            <text:p>0.767758289984797</text:p>
          </table:table-cell>
          <table:table-cell office:value-type="float" office:value="7.23832605913909" calcext:value-type="float">
            <text:p>7.23832605913909</text:p>
          </table:table-cell>
        </table:table-row>
        <table:table-row table:style-name="ro1">
          <table:table-cell office:value-type="float" office:value="0.772555246554615" calcext:value-type="float">
            <text:p>0.772555246554615</text:p>
          </table:table-cell>
          <table:table-cell office:value-type="float" office:value="6.14658356815393" calcext:value-type="float">
            <text:p>6.14658356815393</text:p>
          </table:table-cell>
          <table:table-cell office:value-type="float" office:value="0.771989288192091" calcext:value-type="float">
            <text:p>0.771989288192091</text:p>
          </table:table-cell>
          <table:table-cell office:value-type="float" office:value="9.31069334066733" calcext:value-type="float">
            <text:p>9.31069334066733</text:p>
          </table:table-cell>
          <table:table-cell office:value-type="float" office:value="0.771368102824847" calcext:value-type="float">
            <text:p>0.771368102824847</text:p>
          </table:table-cell>
          <table:table-cell office:value-type="float" office:value="7.20476265040775" calcext:value-type="float">
            <text:p>7.20476265040775</text:p>
          </table:table-cell>
        </table:table-row>
        <table:table-row table:style-name="ro1">
          <table:table-cell office:value-type="float" office:value="0.776165317800198" calcext:value-type="float">
            <text:p>0.776165317800198</text:p>
          </table:table-cell>
          <table:table-cell office:value-type="float" office:value="6.13261642639913" calcext:value-type="float">
            <text:p>6.13261642639913</text:p>
          </table:table-cell>
          <table:table-cell office:value-type="float" office:value="0.775596720351537" calcext:value-type="float">
            <text:p>0.775596720351537</text:p>
          </table:table-cell>
          <table:table-cell office:value-type="float" office:value="9.2987915179175" calcext:value-type="float">
            <text:p>9.2987915179175</text:p>
          </table:table-cell>
          <table:table-cell office:value-type="float" office:value="0.774977915664896" calcext:value-type="float">
            <text:p>0.774977915664896</text:p>
          </table:table-cell>
          <table:table-cell office:value-type="float" office:value="7.17167233487854" calcext:value-type="float">
            <text:p>7.17167233487854</text:p>
          </table:table-cell>
        </table:table-row>
        <table:table-row table:style-name="ro1">
          <table:table-cell office:value-type="float" office:value="0.77977538904578" calcext:value-type="float">
            <text:p>0.77977538904578</text:p>
          </table:table-cell>
          <table:table-cell office:value-type="float" office:value="6.11895583983204" calcext:value-type="float">
            <text:p>6.11895583983204</text:p>
          </table:table-cell>
          <table:table-cell office:value-type="float" office:value="0.779204152510983" calcext:value-type="float">
            <text:p>0.779204152510983</text:p>
          </table:table-cell>
          <table:table-cell office:value-type="float" office:value="9.28725227648835" calcext:value-type="float">
            <text:p>9.28725227648835</text:p>
          </table:table-cell>
          <table:table-cell office:value-type="float" office:value="0.778587728504946" calcext:value-type="float">
            <text:p>0.778587728504946</text:p>
          </table:table-cell>
          <table:table-cell office:value-type="float" office:value="7.13917898042648" calcext:value-type="float">
            <text:p>7.13917898042648</text:p>
          </table:table-cell>
        </table:table-row>
        <table:table-row table:style-name="ro1">
          <table:table-cell office:value-type="float" office:value="0.783385460291362" calcext:value-type="float">
            <text:p>0.783385460291362</text:p>
          </table:table-cell>
          <table:table-cell office:value-type="float" office:value="6.10559681496423" calcext:value-type="float">
            <text:p>6.10559681496423</text:p>
          </table:table-cell>
          <table:table-cell office:value-type="float" office:value="0.782811584670428" calcext:value-type="float">
            <text:p>0.782811584670428</text:p>
          </table:table-cell>
          <table:table-cell office:value-type="float" office:value="9.27544508213212" calcext:value-type="float">
            <text:p>9.27544508213212</text:p>
          </table:table-cell>
          <table:table-cell office:value-type="float" office:value="0.782197541344995" calcext:value-type="float">
            <text:p>0.782197541344995</text:p>
          </table:table-cell>
          <table:table-cell office:value-type="float" office:value="7.10740645492658" calcext:value-type="float">
            <text:p>7.10740645492658</text:p>
          </table:table-cell>
        </table:table-row>
        <table:table-row table:style-name="ro1">
          <table:table-cell office:value-type="float" office:value="0.786995531536945" calcext:value-type="float">
            <text:p>0.786995531536945</text:p>
          </table:table-cell>
          <table:table-cell office:value-type="float" office:value="6.09253435830726" calcext:value-type="float">
            <text:p>6.09253435830726</text:p>
          </table:table-cell>
          <table:table-cell office:value-type="float" office:value="0.786419016829874" calcext:value-type="float">
            <text:p>0.786419016829874</text:p>
          </table:table-cell>
          <table:table-cell office:value-type="float" office:value="9.25904037128769" calcext:value-type="float">
            <text:p>9.25904037128769</text:p>
          </table:table-cell>
          <table:table-cell office:value-type="float" office:value="0.785807354185044" calcext:value-type="float">
            <text:p>0.785807354185044</text:p>
          </table:table-cell>
          <table:table-cell office:value-type="float" office:value="7.07647862625385" calcext:value-type="float">
            <text:p>7.07647862625385</text:p>
          </table:table-cell>
        </table:table-row>
        <table:table-row table:style-name="ro1">
          <table:table-cell office:value-type="float" office:value="0.790605602782527" calcext:value-type="float">
            <text:p>0.790605602782527</text:p>
          </table:table-cell>
          <table:table-cell office:value-type="float" office:value="6.0797634763727" calcext:value-type="float">
            <text:p>6.0797634763727</text:p>
          </table:table-cell>
          <table:table-cell office:value-type="float" office:value="0.79002644898932" calcext:value-type="float">
            <text:p>0.79002644898932</text:p>
          </table:table-cell>
          <table:table-cell office:value-type="float" office:value="9.23248356851306" calcext:value-type="float">
            <text:p>9.23248356851306</text:p>
          </table:table-cell>
          <table:table-cell office:value-type="float" office:value="0.789417167025094" calcext:value-type="float">
            <text:p>0.789417167025094</text:p>
          </table:table-cell>
          <table:table-cell office:value-type="float" office:value="7.04651936228329" calcext:value-type="float">
            <text:p>7.04651936228329</text:p>
          </table:table-cell>
        </table:table-row>
        <table:table-row table:style-name="ro1">
          <table:table-cell office:value-type="float" office:value="0.794215674028109" calcext:value-type="float">
            <text:p>0.794215674028109</text:p>
          </table:table-cell>
          <table:table-cell office:value-type="float" office:value="6.06727917567211" calcext:value-type="float">
            <text:p>6.06727917567211</text:p>
          </table:table-cell>
          <table:table-cell office:value-type="float" office:value="0.793633881148765" calcext:value-type="float">
            <text:p>0.793633881148765</text:p>
          </table:table-cell>
          <table:table-cell office:value-type="float" office:value="9.19021930773847" calcext:value-type="float">
            <text:p>9.19021930773847</text:p>
          </table:table-cell>
          <table:table-cell office:value-type="float" office:value="0.793026979865143" calcext:value-type="float">
            <text:p>0.793026979865143</text:p>
          </table:table-cell>
          <table:table-cell office:value-type="float" office:value="7.01765253088992" calcext:value-type="float">
            <text:p>7.01765253088992</text:p>
          </table:table-cell>
        </table:table-row>
        <table:table-row table:style-name="ro1">
          <table:table-cell office:value-type="float" office:value="0.797825745273691" calcext:value-type="float">
            <text:p>0.797825745273691</text:p>
          </table:table-cell>
          <table:table-cell office:value-type="float" office:value="6.05507646271706" calcext:value-type="float">
            <text:p>6.05507646271706</text:p>
          </table:table-cell>
          <table:table-cell office:value-type="float" office:value="0.797241313308211" calcext:value-type="float">
            <text:p>0.797241313308211</text:p>
          </table:table-cell>
          <table:table-cell office:value-type="float" office:value="9.12669222289415" calcext:value-type="float">
            <text:p>9.12669222289415</text:p>
          </table:table-cell>
          <table:table-cell office:value-type="float" office:value="0.796636792705193" calcext:value-type="float">
            <text:p>0.796636792705193</text:p>
          </table:table-cell>
          <table:table-cell office:value-type="float" office:value="6.99000199994875" calcext:value-type="float">
            <text:p>6.99000199994875</text:p>
          </table:table-cell>
        </table:table-row>
        <table:table-row table:style-name="ro1">
          <table:table-cell office:value-type="float" office:value="0.801435816519274" calcext:value-type="float">
            <text:p>0.801435816519274</text:p>
          </table:table-cell>
          <table:table-cell office:value-type="float" office:value="6.04315034401911" calcext:value-type="float">
            <text:p>6.04315034401911</text:p>
          </table:table-cell>
          <table:table-cell office:value-type="float" office:value="0.800848745467656" calcext:value-type="float">
            <text:p>0.800848745467656</text:p>
          </table:table-cell>
          <table:table-cell office:value-type="float" office:value="9.03634694791034" calcext:value-type="float">
            <text:p>9.03634694791034</text:p>
          </table:table-cell>
          <table:table-cell office:value-type="float" office:value="0.800246605545242" calcext:value-type="float">
            <text:p>0.800246605545242</text:p>
          </table:table-cell>
          <table:table-cell office:value-type="float" office:value="6.9636756091065" calcext:value-type="float">
            <text:p>6.9636756091065</text:p>
          </table:table-cell>
        </table:table-row>
        <table:table-row table:style-name="ro1">
          <table:table-cell office:value-type="float" office:value="0.805045887764856" calcext:value-type="float">
            <text:p>0.805045887764856</text:p>
          </table:table-cell>
          <table:table-cell office:value-type="float" office:value="6.03149582608983" calcext:value-type="float">
            <text:p>6.03149582608983</text:p>
          </table:table-cell>
          <table:table-cell office:value-type="float" office:value="0.804456177627102" calcext:value-type="float">
            <text:p>0.804456177627102</text:p>
          </table:table-cell>
          <table:table-cell office:value-type="float" office:value="8.91362811671725" calcext:value-type="float">
            <text:p>8.91362811671725</text:p>
          </table:table-cell>
          <table:table-cell office:value-type="float" office:value="0.803856418385292" calcext:value-type="float">
            <text:p>0.803856418385292</text:p>
          </table:table-cell>
          <table:table-cell office:value-type="float" office:value="6.93864597864923" calcext:value-type="float">
            <text:p>6.93864597864923</text:p>
          </table:table-cell>
        </table:table-row>
        <table:table-row table:style-name="ro1">
          <table:table-cell office:value-type="float" office:value="0.808655959010438" calcext:value-type="float">
            <text:p>0.808655959010438</text:p>
          </table:table-cell>
          <table:table-cell office:value-type="float" office:value="6.02010791544078" calcext:value-type="float">
            <text:p>6.02010791544078</text:p>
          </table:table-cell>
          <table:table-cell office:value-type="float" office:value="0.808063609786548" calcext:value-type="float">
            <text:p>0.808063609786548</text:p>
          </table:table-cell>
          <table:table-cell office:value-type="float" office:value="8.75314476994849" calcext:value-type="float">
            <text:p>8.75314476994849</text:p>
          </table:table-cell>
          <table:table-cell office:value-type="float" office:value="0.807466231225341" calcext:value-type="float">
            <text:p>0.807466231225341</text:p>
          </table:table-cell>
          <table:table-cell office:value-type="float" office:value="6.91481788100606" calcext:value-type="float">
            <text:p>6.91481788100606</text:p>
          </table:table-cell>
        </table:table-row>
        <table:table-row table:style-name="ro1">
          <table:table-cell office:value-type="float" office:value="0.812266030256021" calcext:value-type="float">
            <text:p>0.812266030256021</text:p>
          </table:table-cell>
          <table:table-cell office:value-type="float" office:value="6.00898161858353" calcext:value-type="float">
            <text:p>6.00898161858353</text:p>
          </table:table-cell>
          <table:table-cell office:value-type="float" office:value="0.811671041945993" calcext:value-type="float">
            <text:p>0.811671041945993</text:p>
          </table:table-cell>
          <table:table-cell office:value-type="float" office:value="8.55626573616887" calcext:value-type="float">
            <text:p>8.55626573616887</text:p>
          </table:table-cell>
          <table:table-cell office:value-type="float" office:value="0.81107604406539" calcext:value-type="float">
            <text:p>0.81107604406539</text:p>
          </table:table-cell>
          <table:table-cell office:value-type="float" office:value="6.89209557876527" calcext:value-type="float">
            <text:p>6.89209557876527</text:p>
          </table:table-cell>
        </table:table-row>
        <table:table-row table:style-name="ro1">
          <table:table-cell office:value-type="float" office:value="0.815876101501603" calcext:value-type="float">
            <text:p>0.815876101501603</text:p>
          </table:table-cell>
          <table:table-cell office:value-type="float" office:value="5.99811194202964" calcext:value-type="float">
            <text:p>5.99811194202964</text:p>
          </table:table-cell>
          <table:table-cell office:value-type="float" office:value="0.815278474105439" calcext:value-type="float">
            <text:p>0.815278474105439</text:p>
          </table:table-cell>
          <table:table-cell office:value-type="float" office:value="8.33336037101213" calcext:value-type="float">
            <text:p>8.33336037101213</text:p>
          </table:table-cell>
          <table:table-cell office:value-type="float" office:value="0.81468585690544" calcext:value-type="float">
            <text:p>0.81468585690544</text:p>
          </table:table-cell>
          <table:table-cell office:value-type="float" office:value="6.87038333451517" calcext:value-type="float">
            <text:p>6.87038333451517</text:p>
          </table:table-cell>
        </table:table-row>
        <table:table-row table:style-name="ro1">
          <table:table-cell office:value-type="float" office:value="0.819486172747185" calcext:value-type="float">
            <text:p>0.819486172747185</text:p>
          </table:table-cell>
          <table:table-cell office:value-type="float" office:value="5.98749389229068" calcext:value-type="float">
            <text:p>5.98749389229068</text:p>
          </table:table-cell>
          <table:table-cell office:value-type="float" office:value="0.818885906264884" calcext:value-type="float">
            <text:p>0.818885906264884</text:p>
          </table:table-cell>
          <table:table-cell office:value-type="float" office:value="8.09542213075646" calcext:value-type="float">
            <text:p>8.09542213075646</text:p>
          </table:table-cell>
          <table:table-cell office:value-type="float" office:value="0.818295669745489" calcext:value-type="float">
            <text:p>0.818295669745489</text:p>
          </table:table-cell>
          <table:table-cell office:value-type="float" office:value="6.84958541084406" calcext:value-type="float">
            <text:p>6.84958541084406</text:p>
          </table:table-cell>
        </table:table-row>
        <table:table-row table:style-name="ro1">
          <table:table-cell office:value-type="float" office:value="0.823096243992768" calcext:value-type="float">
            <text:p>0.823096243992768</text:p>
          </table:table-cell>
          <table:table-cell office:value-type="float" office:value="5.97712247587821" calcext:value-type="float">
            <text:p>5.97712247587821</text:p>
          </table:table-cell>
          <table:table-cell office:value-type="float" office:value="0.82249333842433" calcext:value-type="float">
            <text:p>0.82249333842433</text:p>
          </table:table-cell>
          <table:table-cell office:value-type="float" office:value="7.8520291562807" calcext:value-type="float">
            <text:p>7.8520291562807</text:p>
          </table:table-cell>
          <table:table-cell office:value-type="float" office:value="0.821905482585539" calcext:value-type="float">
            <text:p>0.821905482585539</text:p>
          </table:table-cell>
          <table:table-cell office:value-type="float" office:value="6.82960607034023" calcext:value-type="float">
            <text:p>6.82960607034023</text:p>
          </table:table-cell>
        </table:table-row>
        <table:table-row table:style-name="ro1">
          <table:table-cell office:value-type="float" office:value="0.82670631523835" calcext:value-type="float">
            <text:p>0.82670631523835</text:p>
          </table:table-cell>
          <table:table-cell office:value-type="float" office:value="5.96699269930379" calcext:value-type="float">
            <text:p>5.96699269930379</text:p>
          </table:table-cell>
          <table:table-cell office:value-type="float" office:value="0.826100770583776" calcext:value-type="float">
            <text:p>0.826100770583776</text:p>
          </table:table-cell>
          <table:table-cell office:value-type="float" office:value="7.52579035206212" calcext:value-type="float">
            <text:p>7.52579035206212</text:p>
          </table:table-cell>
          <table:table-cell office:value-type="float" office:value="0.825515295425588" calcext:value-type="float">
            <text:p>0.825515295425588</text:p>
          </table:table-cell>
          <table:table-cell office:value-type="float" office:value="6.81034957559197" calcext:value-type="float">
            <text:p>6.81034957559197</text:p>
          </table:table-cell>
        </table:table-row>
        <table:table-row table:style-name="ro1">
          <table:table-cell office:value-type="float" office:value="0.830316386483932" calcext:value-type="float">
            <text:p>0.830316386483932</text:p>
          </table:table-cell>
          <table:table-cell office:value-type="float" office:value="5.95709956907901" calcext:value-type="float">
            <text:p>5.95709956907901</text:p>
          </table:table-cell>
          <table:table-cell office:value-type="float" office:value="0.829708202743221" calcext:value-type="float">
            <text:p>0.829708202743221</text:p>
          </table:table-cell>
          <table:table-cell office:value-type="float" office:value="6.90385389691533" calcext:value-type="float">
            <text:p>6.90385389691533</text:p>
          </table:table-cell>
          <table:table-cell office:value-type="float" office:value="0.829125108265638" calcext:value-type="float">
            <text:p>0.829125108265638</text:p>
          </table:table-cell>
          <table:table-cell office:value-type="float" office:value="6.7917201891876" calcext:value-type="float">
            <text:p>6.7917201891876</text:p>
          </table:table-cell>
        </table:table-row>
        <table:table-row table:style-name="ro1">
          <table:table-cell office:value-type="float" office:value="0.833926457729515" calcext:value-type="float">
            <text:p>0.833926457729515</text:p>
          </table:table-cell>
          <table:table-cell office:value-type="float" office:value="5.9474380917154" calcext:value-type="float">
            <text:p>5.9474380917154</text:p>
          </table:table-cell>
          <table:table-cell office:value-type="float" office:value="0.833315634902667" calcext:value-type="float">
            <text:p>0.833315634902667</text:p>
          </table:table-cell>
          <table:table-cell office:value-type="float" office:value="5.99870191977557" calcext:value-type="float">
            <text:p>5.99870191977557</text:p>
          </table:table-cell>
          <table:table-cell office:value-type="float" office:value="0.832734921105687" calcext:value-type="float">
            <text:p>0.832734921105687</text:p>
          </table:table-cell>
          <table:table-cell office:value-type="float" office:value="6.7736221737154" calcext:value-type="float">
            <text:p>6.7736221737154</text:p>
          </table:table-cell>
        </table:table-row>
        <table:table-row table:style-name="ro1">
          <table:table-cell office:value-type="float" office:value="0.837536528975097" calcext:value-type="float">
            <text:p>0.837536528975097</text:p>
          </table:table-cell>
          <table:table-cell office:value-type="float" office:value="5.93800327372455" calcext:value-type="float">
            <text:p>5.93800327372455</text:p>
          </table:table-cell>
          <table:table-cell office:value-type="float" office:value="0.836923067062112" calcext:value-type="float">
            <text:p>0.836923067062112</text:p>
          </table:table-cell>
          <table:table-cell office:value-type="float" office:value="5.32019659965255" calcext:value-type="float">
            <text:p>5.32019659965255</text:p>
          </table:table-cell>
          <table:table-cell office:value-type="float" office:value="0.836344733945736" calcext:value-type="float">
            <text:p>0.836344733945736</text:p>
          </table:table-cell>
          <table:table-cell office:value-type="float" office:value="6.75595979176367" calcext:value-type="float">
            <text:p>6.75595979176367</text:p>
          </table:table-cell>
        </table:table-row>
        <table:table-row table:style-name="ro1">
          <table:table-cell office:value-type="float" office:value="0.841146600220679" calcext:value-type="float">
            <text:p>0.841146600220679</text:p>
          </table:table-cell>
          <table:table-cell office:value-type="float" office:value="5.92879012161802" calcext:value-type="float">
            <text:p>5.92879012161802</text:p>
          </table:table-cell>
          <table:table-cell office:value-type="float" office:value="0.840530499221558" calcext:value-type="float">
            <text:p>0.840530499221558</text:p>
          </table:table-cell>
          <table:table-cell office:value-type="float" office:value="4.89490566378679" calcext:value-type="float">
            <text:p>4.89490566378679</text:p>
          </table:table-cell>
          <table:table-cell office:value-type="float" office:value="0.839954546785786" calcext:value-type="float">
            <text:p>0.839954546785786</text:p>
          </table:table-cell>
          <table:table-cell office:value-type="float" office:value="6.73863730592072" calcext:value-type="float">
            <text:p>6.73863730592072</text:p>
          </table:table-cell>
        </table:table-row>
        <table:table-row table:style-name="ro1">
          <table:table-cell office:value-type="float" office:value="0.844756671466261" calcext:value-type="float">
            <text:p>0.844756671466261</text:p>
          </table:table-cell>
          <table:table-cell office:value-type="float" office:value="5.91979364190737" calcext:value-type="float">
            <text:p>5.91979364190737</text:p>
          </table:table-cell>
          <table:table-cell office:value-type="float" office:value="0.844137931381004" calcext:value-type="float">
            <text:p>0.844137931381004</text:p>
          </table:table-cell>
          <table:table-cell office:value-type="float" office:value="4.5900289444101" calcext:value-type="float">
            <text:p>4.5900289444101</text:p>
          </table:table-cell>
          <table:table-cell office:value-type="float" office:value="0.843564359625835" calcext:value-type="float">
            <text:p>0.843564359625835</text:p>
          </table:table-cell>
          <table:table-cell office:value-type="float" office:value="6.72155897877483" calcext:value-type="float">
            <text:p>6.72155897877483</text:p>
          </table:table-cell>
        </table:table-row>
        <table:table-row table:style-name="ro1">
          <table:table-cell office:value-type="float" office:value="0.848366742711844" calcext:value-type="float">
            <text:p>0.848366742711844</text:p>
          </table:table-cell>
          <table:table-cell office:value-type="float" office:value="5.91100884110417" calcext:value-type="float">
            <text:p>5.91100884110417</text:p>
          </table:table-cell>
          <table:table-cell office:value-type="float" office:value="0.847745363540449" calcext:value-type="float">
            <text:p>0.847745363540449</text:p>
          </table:table-cell>
          <table:table-cell office:value-type="float" office:value="4.36928755581398" calcext:value-type="float">
            <text:p>4.36928755581398</text:p>
          </table:table-cell>
          <table:table-cell office:value-type="float" office:value="0.847174172465885" calcext:value-type="float">
            <text:p>0.847174172465885</text:p>
          </table:table-cell>
          <table:table-cell office:value-type="float" office:value="6.70462907291431" calcext:value-type="float">
            <text:p>6.70462907291431</text:p>
          </table:table-cell>
        </table:table-row>
        <table:table-row table:style-name="ro1">
          <table:table-cell office:value-type="float" office:value="0.851976813957426" calcext:value-type="float">
            <text:p>0.851976813957426</text:p>
          </table:table-cell>
          <table:table-cell office:value-type="float" office:value="5.90243072571998" calcext:value-type="float">
            <text:p>5.90243072571998</text:p>
          </table:table-cell>
          <table:table-cell office:value-type="float" office:value="0.851352795699895" calcext:value-type="float">
            <text:p>0.851352795699895</text:p>
          </table:table-cell>
          <table:table-cell office:value-type="float" office:value="4.2172388257798" calcext:value-type="float">
            <text:p>4.2172388257798</text:p>
          </table:table-cell>
          <table:table-cell office:value-type="float" office:value="0.850783985305934" calcext:value-type="float">
            <text:p>0.850783985305934</text:p>
          </table:table-cell>
          <table:table-cell office:value-type="float" office:value="6.68775185092746" calcext:value-type="float">
            <text:p>6.68775185092746</text:p>
          </table:table-cell>
        </table:table-row>
        <table:table-row table:style-name="ro1">
          <table:table-cell office:value-type="float" office:value="0.855586885203008" calcext:value-type="float">
            <text:p>0.855586885203008</text:p>
          </table:table-cell>
          <table:table-cell office:value-type="float" office:value="5.89405430226636" calcext:value-type="float">
            <text:p>5.89405430226636</text:p>
          </table:table-cell>
          <table:table-cell office:value-type="float" office:value="0.85496022785934" calcext:value-type="float">
            <text:p>0.85496022785934</text:p>
          </table:table-cell>
          <table:table-cell office:value-type="float" office:value="4.11844008208896" calcext:value-type="float">
            <text:p>4.11844008208896</text:p>
          </table:table-cell>
          <table:table-cell office:value-type="float" office:value="0.854393798145984" calcext:value-type="float">
            <text:p>0.854393798145984</text:p>
          </table:table-cell>
          <table:table-cell office:value-type="float" office:value="6.67083157540257" calcext:value-type="float">
            <text:p>6.67083157540257</text:p>
          </table:table-cell>
        </table:table-row>
        <table:table-row table:style-name="ro1">
          <table:table-cell office:value-type="float" office:value="0.859196956448591" calcext:value-type="float">
            <text:p>0.859196956448591</text:p>
          </table:table-cell>
          <table:table-cell office:value-type="float" office:value="5.8858745772549" calcext:value-type="float">
            <text:p>5.8858745772549</text:p>
          </table:table-cell>
          <table:table-cell office:value-type="float" office:value="0.858567660018786" calcext:value-type="float">
            <text:p>0.858567660018786</text:p>
          </table:table-cell>
          <table:table-cell office:value-type="float" office:value="4.05744865252285" calcext:value-type="float">
            <text:p>4.05744865252285</text:p>
          </table:table-cell>
          <table:table-cell office:value-type="float" office:value="0.858003610986033" calcext:value-type="float">
            <text:p>0.858003610986033</text:p>
          </table:table-cell>
          <table:table-cell office:value-type="float" office:value="6.65377250892793" calcext:value-type="float">
            <text:p>6.65377250892793</text:p>
          </table:table-cell>
        </table:table-row>
        <table:table-row table:style-name="ro1">
          <table:table-cell office:value-type="float" office:value="0.862807027694173" calcext:value-type="float">
            <text:p>0.862807027694173</text:p>
          </table:table-cell>
          <table:table-cell office:value-type="float" office:value="5.87788655719713" calcext:value-type="float">
            <text:p>5.87788655719713</text:p>
          </table:table-cell>
          <table:table-cell office:value-type="float" office:value="0.862175092178232" calcext:value-type="float">
            <text:p>0.862175092178232</text:p>
          </table:table-cell>
          <table:table-cell office:value-type="float" office:value="4.01882186486286" calcext:value-type="float">
            <text:p>4.01882186486286</text:p>
          </table:table-cell>
          <table:table-cell office:value-type="float" office:value="0.861613423826083" calcext:value-type="float">
            <text:p>0.861613423826083</text:p>
          </table:table-cell>
          <table:table-cell office:value-type="float" office:value="6.63647891409186" calcext:value-type="float">
            <text:p>6.63647891409186</text:p>
          </table:table-cell>
        </table:table-row>
        <table:table-row table:style-name="ro1">
          <table:table-cell office:value-type="float" office:value="0.866417098939755" calcext:value-type="float">
            <text:p>0.866417098939755</text:p>
          </table:table-cell>
          <table:table-cell office:value-type="float" office:value="5.87008524860464" calcext:value-type="float">
            <text:p>5.87008524860464</text:p>
          </table:table-cell>
          <table:table-cell office:value-type="float" office:value="0.865782524337677" calcext:value-type="float">
            <text:p>0.865782524337677</text:p>
          </table:table-cell>
          <table:table-cell office:value-type="float" office:value="3.98711704689037" calcext:value-type="float">
            <text:p>3.98711704689037</text:p>
          </table:table-cell>
          <table:table-cell office:value-type="float" office:value="0.865223236666132" calcext:value-type="float">
            <text:p>0.865223236666132</text:p>
          </table:table-cell>
          <table:table-cell office:value-type="float" office:value="6.61885505348264" calcext:value-type="float">
            <text:p>6.61885505348264</text:p>
          </table:table-cell>
        </table:table-row>
        <table:table-row table:style-name="ro1">
          <table:table-cell office:value-type="float" office:value="0.870027170185338" calcext:value-type="float">
            <text:p>0.870027170185338</text:p>
          </table:table-cell>
          <table:table-cell office:value-type="float" office:value="5.86246565798899" calcext:value-type="float">
            <text:p>5.86246565798899</text:p>
          </table:table-cell>
          <table:table-cell office:value-type="float" office:value="0.869389956497123" calcext:value-type="float">
            <text:p>0.869389956497123</text:p>
          </table:table-cell>
          <table:table-cell office:value-type="float" office:value="3.94867118212325" calcext:value-type="float">
            <text:p>3.94867118212325</text:p>
          </table:table-cell>
          <table:table-cell office:value-type="float" office:value="0.868833049506181" calcext:value-type="float">
            <text:p>0.868833049506181</text:p>
          </table:table-cell>
          <table:table-cell office:value-type="float" office:value="6.60080518968857" calcext:value-type="float">
            <text:p>6.60080518968857</text:p>
          </table:table-cell>
        </table:table-row>
        <table:table-row table:style-name="ro1">
          <table:table-cell office:value-type="float" office:value="0.87363724143092" calcext:value-type="float">
            <text:p>0.87363724143092</text:p>
          </table:table-cell>
          <table:table-cell office:value-type="float" office:value="5.85502279186174" calcext:value-type="float">
            <text:p>5.85502279186174</text:p>
          </table:table-cell>
          <table:table-cell office:value-type="float" office:value="0.872997388656568" calcext:value-type="float">
            <text:p>0.872997388656568</text:p>
          </table:table-cell>
          <table:table-cell office:value-type="float" office:value="3.90087668879974" calcext:value-type="float">
            <text:p>3.90087668879974</text:p>
          </table:table-cell>
          <table:table-cell office:value-type="float" office:value="0.872442862346231" calcext:value-type="float">
            <text:p>0.872442862346231</text:p>
          </table:table-cell>
          <table:table-cell office:value-type="float" office:value="6.58223358529796" calcext:value-type="float">
            <text:p>6.58223358529796</text:p>
          </table:table-cell>
        </table:table-row>
        <table:table-row table:style-name="ro1">
          <table:table-cell office:value-type="float" office:value="0.877247312676502" calcext:value-type="float">
            <text:p>0.877247312676502</text:p>
          </table:table-cell>
          <table:table-cell office:value-type="float" office:value="5.84775165673446" calcext:value-type="float">
            <text:p>5.84775165673446</text:p>
          </table:table-cell>
          <table:table-cell office:value-type="float" office:value="0.876604820816014" calcext:value-type="float">
            <text:p>0.876604820816014</text:p>
          </table:table-cell>
          <table:table-cell office:value-type="float" office:value="3.84536491629784" calcext:value-type="float">
            <text:p>3.84536491629784</text:p>
          </table:table-cell>
          <table:table-cell office:value-type="float" office:value="0.87605267518628" calcext:value-type="float">
            <text:p>0.87605267518628</text:p>
          </table:table-cell>
          <table:table-cell office:value-type="float" office:value="6.5630445028991" calcext:value-type="float">
            <text:p>6.5630445028991</text:p>
          </table:table-cell>
        </table:table-row>
        <table:table-row table:style-name="ro1">
          <table:table-cell office:value-type="float" office:value="0.880857383922085" calcext:value-type="float">
            <text:p>0.880857383922085</text:p>
          </table:table-cell>
          <table:table-cell office:value-type="float" office:value="5.84064725911871" calcext:value-type="float">
            <text:p>5.84064725911871</text:p>
          </table:table-cell>
          <table:table-cell office:value-type="float" office:value="0.88021225297546" calcext:value-type="float">
            <text:p>0.88021225297546</text:p>
          </table:table-cell>
          <table:table-cell office:value-type="float" office:value="3.78377588996131" calcext:value-type="float">
            <text:p>3.78377588996131</text:p>
          </table:table-cell>
          <table:table-cell office:value-type="float" office:value="0.87966248802633" calcext:value-type="float">
            <text:p>0.87966248802633</text:p>
          </table:table-cell>
          <table:table-cell office:value-type="float" office:value="6.54314220508028" calcext:value-type="float">
            <text:p>6.54314220508028</text:p>
          </table:table-cell>
        </table:table-row>
        <table:table-row table:style-name="ro1">
          <table:table-cell office:value-type="float" office:value="0.884467455167667" calcext:value-type="float">
            <text:p>0.884467455167667</text:p>
          </table:table-cell>
          <table:table-cell office:value-type="float" office:value="5.83370453541304" calcext:value-type="float">
            <text:p>5.83370453541304</text:p>
          </table:table-cell>
          <table:table-cell office:value-type="float" office:value="0.883819685134905" calcext:value-type="float">
            <text:p>0.883819685134905</text:p>
          </table:table-cell>
          <table:table-cell office:value-type="float" office:value="3.71774963513396" calcext:value-type="float">
            <text:p>3.71774963513396</text:p>
          </table:table-cell>
          <table:table-cell office:value-type="float" office:value="0.883272300866379" calcext:value-type="float">
            <text:p>0.883272300866379</text:p>
          </table:table-cell>
          <table:table-cell office:value-type="float" office:value="6.5224309544298" calcext:value-type="float">
            <text:p>6.5224309544298</text:p>
          </table:table-cell>
        </table:table-row>
        <table:table-row table:style-name="ro1">
          <table:table-cell office:value-type="float" office:value="0.888077526413249" calcext:value-type="float">
            <text:p>0.888077526413249</text:p>
          </table:table-cell>
          <table:table-cell office:value-type="float" office:value="5.82691807612283" calcext:value-type="float">
            <text:p>5.82691807612283</text:p>
          </table:table-cell>
          <table:table-cell office:value-type="float" office:value="0.887427117294351" calcext:value-type="float">
            <text:p>0.887427117294351</text:p>
          </table:table-cell>
          <table:table-cell office:value-type="float" office:value="3.64892617715957" calcext:value-type="float">
            <text:p>3.64892617715957</text:p>
          </table:table-cell>
          <table:table-cell office:value-type="float" office:value="0.886882113706429" calcext:value-type="float">
            <text:p>0.886882113706429</text:p>
          </table:table-cell>
          <table:table-cell office:value-type="float" office:value="6.50081501353598" calcext:value-type="float">
            <text:p>6.50081501353598</text:p>
          </table:table-cell>
        </table:table-row>
        <table:table-row table:style-name="ro1">
          <table:table-cell office:value-type="float" office:value="0.891687597658832" calcext:value-type="float">
            <text:p>0.891687597658832</text:p>
          </table:table-cell>
          <table:table-cell office:value-type="float" office:value="5.82028236527312" calcext:value-type="float">
            <text:p>5.82028236527312</text:p>
          </table:table-cell>
          <table:table-cell office:value-type="float" office:value="0.891034549453796" calcext:value-type="float">
            <text:p>0.891034549453796</text:p>
          </table:table-cell>
          <table:table-cell office:value-type="float" office:value="3.57894554138191" calcext:value-type="float">
            <text:p>3.57894554138191</text:p>
          </table:table-cell>
          <table:table-cell office:value-type="float" office:value="0.890491926546478" calcext:value-type="float">
            <text:p>0.890491926546478</text:p>
          </table:table-cell>
          <table:table-cell office:value-type="float" office:value="6.47819864498709" calcext:value-type="float">
            <text:p>6.47819864498709</text:p>
          </table:table-cell>
        </table:table-row>
        <table:table-row table:style-name="ro1">
          <table:table-cell office:value-type="float" office:value="0.895297668904414" calcext:value-type="float">
            <text:p>0.895297668904414</text:p>
          </table:table-cell>
          <table:table-cell office:value-type="float" office:value="5.81379188685943" calcext:value-type="float">
            <text:p>5.81379188685943</text:p>
          </table:table-cell>
          <table:table-cell office:value-type="float" office:value="0.894641981613242" calcext:value-type="float">
            <text:p>0.894641981613242</text:p>
          </table:table-cell>
          <table:table-cell office:value-type="float" office:value="3.50944775314478" calcext:value-type="float">
            <text:p>3.50944775314478</text:p>
          </table:table-cell>
          <table:table-cell office:value-type="float" office:value="0.894101739386527" calcext:value-type="float">
            <text:p>0.894101739386527</text:p>
          </table:table-cell>
          <table:table-cell office:value-type="float" office:value="6.45448611137144" calcext:value-type="float">
            <text:p>6.45448611137144</text:p>
          </table:table-cell>
        </table:table-row>
        <table:table-row table:style-name="ro1">
          <table:table-cell office:value-type="float" office:value="0.898907740149996" calcext:value-type="float">
            <text:p>0.898907740149996</text:p>
          </table:table-cell>
          <table:table-cell office:value-type="float" office:value="5.80744112487729" calcext:value-type="float">
            <text:p>5.80744112487729</text:p>
          </table:table-cell>
          <table:table-cell office:value-type="float" office:value="0.898249413772688" calcext:value-type="float">
            <text:p>0.898249413772688</text:p>
          </table:table-cell>
          <table:table-cell office:value-type="float" office:value="3.44207283779197" calcext:value-type="float">
            <text:p>3.44207283779197</text:p>
          </table:table-cell>
          <table:table-cell office:value-type="float" office:value="0.897711552226577" calcext:value-type="float">
            <text:p>0.897711552226577</text:p>
          </table:table-cell>
          <table:table-cell office:value-type="float" office:value="6.42958167527733" calcext:value-type="float">
            <text:p>6.42958167527733</text:p>
          </table:table-cell>
        </table:table-row>
        <table:table-row table:style-name="ro1">
          <table:table-cell office:value-type="float" office:value="0.902517811395579" calcext:value-type="float">
            <text:p>0.902517811395579</text:p>
          </table:table-cell>
          <table:table-cell office:value-type="float" office:value="5.80122456332221" calcext:value-type="float">
            <text:p>5.80122456332221</text:p>
          </table:table-cell>
          <table:table-cell office:value-type="float" office:value="0.901856845932133" calcext:value-type="float">
            <text:p>0.901856845932133</text:p>
          </table:table-cell>
          <table:table-cell office:value-type="float" office:value="3.37846082066725" calcext:value-type="float">
            <text:p>3.37846082066725</text:p>
          </table:table-cell>
          <table:table-cell office:value-type="float" office:value="0.901321365066626" calcext:value-type="float">
            <text:p>0.901321365066626</text:p>
          </table:table-cell>
          <table:table-cell office:value-type="float" office:value="6.40338959929305" calcext:value-type="float">
            <text:p>6.40338959929305</text:p>
          </table:table-cell>
        </table:table-row>
        <table:table-row table:style-name="ro1">
          <table:table-cell office:value-type="float" office:value="0.906127882641161" calcext:value-type="float">
            <text:p>0.906127882641161</text:p>
          </table:table-cell>
          <table:table-cell office:value-type="float" office:value="5.79513668618973" calcext:value-type="float">
            <text:p>5.79513668618973</text:p>
          </table:table-cell>
          <table:table-cell office:value-type="float" office:value="0.905464278091579" calcext:value-type="float">
            <text:p>0.905464278091579</text:p>
          </table:table-cell>
          <table:table-cell office:value-type="float" office:value="3.3200548349329" calcext:value-type="float">
            <text:p>3.3200548349329</text:p>
          </table:table-cell>
          <table:table-cell office:value-type="float" office:value="0.904931177906676" calcext:value-type="float">
            <text:p>0.904931177906676</text:p>
          </table:table-cell>
          <table:table-cell office:value-type="float" office:value="6.3758141460069" calcext:value-type="float">
            <text:p>6.3758141460069</text:p>
          </table:table-cell>
        </table:table-row>
        <table:table-row table:style-name="ro1">
          <table:table-cell office:value-type="float" office:value="0.909737953886743" calcext:value-type="float">
            <text:p>0.909737953886743</text:p>
          </table:table-cell>
          <table:table-cell office:value-type="float" office:value="5.78917197747535" calcext:value-type="float">
            <text:p>5.78917197747535</text:p>
          </table:table-cell>
          <table:table-cell office:value-type="float" office:value="0.909071710251024" calcext:value-type="float">
            <text:p>0.909071710251024</text:p>
          </table:table-cell>
          <table:table-cell office:value-type="float" office:value="3.26699629851482" calcext:value-type="float">
            <text:p>3.26699629851482</text:p>
          </table:table-cell>
          <table:table-cell office:value-type="float" office:value="0.908540990746725" calcext:value-type="float">
            <text:p>0.908540990746725</text:p>
          </table:table-cell>
          <table:table-cell office:value-type="float" office:value="6.34677271953122" calcext:value-type="float">
            <text:p>6.34677271953122</text:p>
          </table:table-cell>
        </table:table-row>
        <table:table-row table:style-name="ro1">
          <table:table-cell office:value-type="float" office:value="0.913348025132325" calcext:value-type="float">
            <text:p>0.913348025132325</text:p>
          </table:table-cell>
          <table:table-cell office:value-type="float" office:value="5.78332492117461" calcext:value-type="float">
            <text:p>5.78332492117461</text:p>
          </table:table-cell>
          <table:table-cell office:value-type="float" office:value="0.91267914241047" calcext:value-type="float">
            <text:p>0.91267914241047</text:p>
          </table:table-cell>
          <table:table-cell office:value-type="float" office:value="3.21889825809108" calcext:value-type="float">
            <text:p>3.21889825809108</text:p>
          </table:table-cell>
          <table:table-cell office:value-type="float" office:value="0.912150803586775" calcext:value-type="float">
            <text:p>0.912150803586775</text:p>
          </table:table-cell>
          <table:table-cell office:value-type="float" office:value="6.31631827416314" calcext:value-type="float">
            <text:p>6.31631827416314</text:p>
          </table:table-cell>
        </table:table-row>
        <table:table-row table:style-name="ro1">
          <table:table-cell office:value-type="float" office:value="0.916958096377908" calcext:value-type="float">
            <text:p>0.916958096377908</text:p>
          </table:table-cell>
          <table:table-cell office:value-type="float" office:value="5.77759000128302" calcext:value-type="float">
            <text:p>5.77759000128302</text:p>
          </table:table-cell>
          <table:table-cell office:value-type="float" office:value="0.916286574569916" calcext:value-type="float">
            <text:p>0.916286574569916</text:p>
          </table:table-cell>
          <table:table-cell office:value-type="float" office:value="3.17537224422054" calcext:value-type="float">
            <text:p>3.17537224422054</text:p>
          </table:table-cell>
          <table:table-cell office:value-type="float" office:value="0.915760616426824" calcext:value-type="float">
            <text:p>0.915760616426824</text:p>
          </table:table-cell>
          <table:table-cell office:value-type="float" office:value="6.28458367794091" calcext:value-type="float">
            <text:p>6.28458367794091</text:p>
          </table:table-cell>
        </table:table-row>
        <table:table-row table:style-name="ro1">
          <table:table-cell office:value-type="float" office:value="0.92056816762349" calcext:value-type="float">
            <text:p>0.92056816762349</text:p>
          </table:table-cell>
          <table:table-cell office:value-type="float" office:value="5.77196170179612" calcext:value-type="float">
            <text:p>5.77196170179612</text:p>
          </table:table-cell>
          <table:table-cell office:value-type="float" office:value="0.919894006729361" calcext:value-type="float">
            <text:p>0.919894006729361</text:p>
          </table:table-cell>
          <table:table-cell office:value-type="float" office:value="3.13602978746208" calcext:value-type="float">
            <text:p>3.13602978746208</text:p>
          </table:table-cell>
          <table:table-cell office:value-type="float" office:value="0.919370429266873" calcext:value-type="float">
            <text:p>0.919370429266873</text:p>
          </table:table-cell>
          <table:table-cell office:value-type="float" office:value="6.25170282970017" calcext:value-type="float">
            <text:p>6.25170282970017</text:p>
          </table:table-cell>
        </table:table-row>
        <table:table-row table:style-name="ro1">
          <table:table-cell office:value-type="float" office:value="0.924178238869072" calcext:value-type="float">
            <text:p>0.924178238869072</text:p>
          </table:table-cell>
          <table:table-cell office:value-type="float" office:value="5.76643450670942" calcext:value-type="float">
            <text:p>5.76643450670942</text:p>
          </table:table-cell>
          <table:table-cell office:value-type="float" office:value="0.923501438888807" calcext:value-type="float">
            <text:p>0.923501438888807</text:p>
          </table:table-cell>
          <table:table-cell office:value-type="float" office:value="3.10048241837453" calcext:value-type="float">
            <text:p>3.10048241837453</text:p>
          </table:table-cell>
          <table:table-cell office:value-type="float" office:value="0.922980242106923" calcext:value-type="float">
            <text:p>0.922980242106923</text:p>
          </table:table-cell>
          <table:table-cell office:value-type="float" office:value="6.21780962827659" calcext:value-type="float">
            <text:p>6.21780962827659</text:p>
          </table:table-cell>
        </table:table-row>
        <table:table-row table:style-name="ro1">
          <table:table-cell office:value-type="float" office:value="0.927788310114655" calcext:value-type="float">
            <text:p>0.927788310114655</text:p>
          </table:table-cell>
          <table:table-cell office:value-type="float" office:value="5.76100290001844" calcext:value-type="float">
            <text:p>5.76100290001844</text:p>
          </table:table-cell>
          <table:table-cell office:value-type="float" office:value="0.927108871048252" calcext:value-type="float">
            <text:p>0.927108871048252</text:p>
          </table:table-cell>
          <table:table-cell office:value-type="float" office:value="3.06834166751678" calcext:value-type="float">
            <text:p>3.06834166751678</text:p>
          </table:table-cell>
          <table:table-cell office:value-type="float" office:value="0.926590054946972" calcext:value-type="float">
            <text:p>0.926590054946972</text:p>
          </table:table-cell>
          <table:table-cell office:value-type="float" office:value="6.18303797250582" calcext:value-type="float">
            <text:p>6.18303797250582</text:p>
          </table:table-cell>
        </table:table-row>
        <table:table-row table:style-name="ro1">
          <table:table-cell office:value-type="float" office:value="0.931398381360237" calcext:value-type="float">
            <text:p>0.931398381360237</text:p>
          </table:table-cell>
          <table:table-cell office:value-type="float" office:value="5.75566136571871" calcext:value-type="float">
            <text:p>5.75566136571871</text:p>
          </table:table-cell>
          <table:table-cell office:value-type="float" office:value="0.930716303207698" calcext:value-type="float">
            <text:p>0.930716303207698</text:p>
          </table:table-cell>
          <table:table-cell office:value-type="float" office:value="3.03921906544766" calcext:value-type="float">
            <text:p>3.03921906544766</text:p>
          </table:table-cell>
          <table:table-cell office:value-type="float" office:value="0.930199867787022" calcext:value-type="float">
            <text:p>0.930199867787022</text:p>
          </table:table-cell>
          <table:table-cell office:value-type="float" office:value="6.14752176122353" calcext:value-type="float">
            <text:p>6.14752176122353</text:p>
          </table:table-cell>
        </table:table-row>
        <table:table-row table:style-name="ro1">
          <table:table-cell office:value-type="float" office:value="0.935008452605819" calcext:value-type="float">
            <text:p>0.935008452605819</text:p>
          </table:table-cell>
          <table:table-cell office:value-type="float" office:value="5.75040438780575" calcext:value-type="float">
            <text:p>5.75040438780575</text:p>
          </table:table-cell>
          <table:table-cell office:value-type="float" office:value="0.934323735367144" calcext:value-type="float">
            <text:p>0.934323735367144</text:p>
          </table:table-cell>
          <table:table-cell office:value-type="float" office:value="3.01272614272606" calcext:value-type="float">
            <text:p>3.01272614272606</text:p>
          </table:table-cell>
          <table:table-cell office:value-type="float" office:value="0.933809680627071" calcext:value-type="float">
            <text:p>0.933809680627071</text:p>
          </table:table-cell>
          <table:table-cell office:value-type="float" office:value="6.11139489326536" calcext:value-type="float">
            <text:p>6.11139489326536</text:p>
          </table:table-cell>
        </table:table-row>
        <table:table-row table:style-name="ro1">
          <table:table-cell office:value-type="float" office:value="0.938618523851402" calcext:value-type="float">
            <text:p>0.938618523851402</text:p>
          </table:table-cell>
          <table:table-cell office:value-type="float" office:value="5.74522645027508" calcext:value-type="float">
            <text:p>5.74522645027508</text:p>
          </table:table-cell>
          <table:table-cell office:value-type="float" office:value="0.937931167526589" calcext:value-type="float">
            <text:p>0.937931167526589</text:p>
          </table:table-cell>
          <table:table-cell office:value-type="float" office:value="2.98847442991082" calcext:value-type="float">
            <text:p>2.98847442991082</text:p>
          </table:table-cell>
          <table:table-cell office:value-type="float" office:value="0.937419493467121" calcext:value-type="float">
            <text:p>0.937419493467121</text:p>
          </table:table-cell>
          <table:table-cell office:value-type="float" office:value="6.07479126746699" calcext:value-type="float">
            <text:p>6.07479126746699</text:p>
          </table:table-cell>
        </table:table-row>
        <table:table-row table:style-name="ro1">
          <table:table-cell office:value-type="float" office:value="0.942228595096984" calcext:value-type="float">
            <text:p>0.942228595096984</text:p>
          </table:table-cell>
          <table:table-cell office:value-type="float" office:value="5.74012203712223" calcext:value-type="float">
            <text:p>5.74012203712223</text:p>
          </table:table-cell>
          <table:table-cell office:value-type="float" office:value="0.941538599686035" calcext:value-type="float">
            <text:p>0.941538599686035</text:p>
          </table:table-cell>
          <table:table-cell office:value-type="float" office:value="2.9660754575608" calcext:value-type="float">
            <text:p>2.9660754575608</text:p>
          </table:table-cell>
          <table:table-cell office:value-type="float" office:value="0.94102930630717" calcext:value-type="float">
            <text:p>0.94102930630717</text:p>
          </table:table-cell>
          <table:table-cell office:value-type="float" office:value="6.03784478266407" calcext:value-type="float">
            <text:p>6.03784478266407</text:p>
          </table:table-cell>
        </table:table-row>
        <table:table-row table:style-name="ro1">
          <table:table-cell office:value-type="float" office:value="0.945838666342566" calcext:value-type="float">
            <text:p>0.945838666342566</text:p>
          </table:table-cell>
          <table:table-cell office:value-type="float" office:value="5.73508563234272" calcext:value-type="float">
            <text:p>5.73508563234272</text:p>
          </table:table-cell>
          <table:table-cell office:value-type="float" office:value="0.94514603184548" calcext:value-type="float">
            <text:p>0.94514603184548</text:p>
          </table:table-cell>
          <table:table-cell office:value-type="float" office:value="2.94514075623487" calcext:value-type="float">
            <text:p>2.94514075623487</text:p>
          </table:table-cell>
          <table:table-cell office:value-type="float" office:value="0.944639119147219" calcext:value-type="float">
            <text:p>0.944639119147219</text:p>
          </table:table-cell>
          <table:table-cell office:value-type="float" office:value="6.00068933769227" calcext:value-type="float">
            <text:p>6.00068933769227</text:p>
          </table:table-cell>
        </table:table-row>
        <table:table-row table:style-name="ro1">
          <table:table-cell office:value-type="float" office:value="0.949448737588149" calcext:value-type="float">
            <text:p>0.949448737588149</text:p>
          </table:table-cell>
          <table:table-cell office:value-type="float" office:value="5.73011171993207" calcext:value-type="float">
            <text:p>5.73011171993207</text:p>
          </table:table-cell>
          <table:table-cell office:value-type="float" office:value="0.948753464004926" calcext:value-type="float">
            <text:p>0.948753464004926</text:p>
          </table:table-cell>
          <table:table-cell office:value-type="float" office:value="2.92528185649189" calcext:value-type="float">
            <text:p>2.92528185649189</text:p>
          </table:table-cell>
          <table:table-cell office:value-type="float" office:value="0.948248931987269" calcext:value-type="float">
            <text:p>0.948248931987269</text:p>
          </table:table-cell>
          <table:table-cell office:value-type="float" office:value="5.96345883138722" calcext:value-type="float">
            <text:p>5.96345883138722</text:p>
          </table:table-cell>
        </table:table-row>
        <table:table-row table:style-name="ro1">
          <table:table-cell office:value-type="float" office:value="0.953058808833731" calcext:value-type="float">
            <text:p>0.953058808833731</text:p>
          </table:table-cell>
          <table:table-cell office:value-type="float" office:value="5.7251947838858" calcext:value-type="float">
            <text:p>5.7251947838858</text:p>
          </table:table-cell>
          <table:table-cell office:value-type="float" office:value="0.952360896164372" calcext:value-type="float">
            <text:p>0.952360896164372</text:p>
          </table:table-cell>
          <table:table-cell office:value-type="float" office:value="2.90611028889071" calcext:value-type="float">
            <text:p>2.90611028889071</text:p>
          </table:table-cell>
          <table:table-cell office:value-type="float" office:value="0.951858744827318" calcext:value-type="float">
            <text:p>0.951858744827318</text:p>
          </table:table-cell>
          <table:table-cell office:value-type="float" office:value="5.92628716258461" calcext:value-type="float">
            <text:p>5.92628716258461</text:p>
          </table:table-cell>
        </table:table-row>
        <table:table-row table:style-name="ro1">
          <table:table-cell office:value-type="float" office:value="0.956668880079313" calcext:value-type="float">
            <text:p>0.956668880079313</text:p>
          </table:table-cell>
          <table:table-cell office:value-type="float" office:value="5.72032930819944" calcext:value-type="float">
            <text:p>5.72032930819944</text:p>
          </table:table-cell>
          <table:table-cell office:value-type="float" office:value="0.955968328323817" calcext:value-type="float">
            <text:p>0.955968328323817</text:p>
          </table:table-cell>
          <table:table-cell office:value-type="float" office:value="2.88723758399019" calcext:value-type="float">
            <text:p>2.88723758399019</text:p>
          </table:table-cell>
          <table:table-cell office:value-type="float" office:value="0.955468557667368" calcext:value-type="float">
            <text:p>0.955468557667368</text:p>
          </table:table-cell>
          <table:table-cell office:value-type="float" office:value="5.88930823012009" calcext:value-type="float">
            <text:p>5.88930823012009</text:p>
          </table:table-cell>
        </table:table-row>
        <table:table-row table:style-name="ro1">
          <table:table-cell office:value-type="float" office:value="0.960278951324896" calcext:value-type="float">
            <text:p>0.960278951324896</text:p>
          </table:table-cell>
          <table:table-cell office:value-type="float" office:value="5.71550977686851" calcext:value-type="float">
            <text:p>5.71550977686851</text:p>
          </table:table-cell>
          <table:table-cell office:value-type="float" office:value="0.959575760483263" calcext:value-type="float">
            <text:p>0.959575760483263</text:p>
          </table:table-cell>
          <table:table-cell office:value-type="float" office:value="2.8682752723492" calcext:value-type="float">
            <text:p>2.8682752723492</text:p>
          </table:table-cell>
          <table:table-cell office:value-type="float" office:value="0.959078370507417" calcext:value-type="float">
            <text:p>0.959078370507417</text:p>
          </table:table-cell>
          <table:table-cell office:value-type="float" office:value="5.85265593282932" calcext:value-type="float">
            <text:p>5.85265593282932</text:p>
          </table:table-cell>
        </table:table-row>
        <table:table-row table:style-name="ro1">
          <table:table-cell office:value-type="float" office:value="0.963889022570478" calcext:value-type="float">
            <text:p>0.963889022570478</text:p>
          </table:table-cell>
          <table:table-cell office:value-type="float" office:value="5.71073067388853" calcext:value-type="float">
            <text:p>5.71073067388853</text:p>
          </table:table-cell>
          <table:table-cell office:value-type="float" office:value="0.963183192642708" calcext:value-type="float">
            <text:p>0.963183192642708</text:p>
          </table:table-cell>
          <table:table-cell office:value-type="float" office:value="2.84884791299557" calcext:value-type="float">
            <text:p>2.84884791299557</text:p>
          </table:table-cell>
          <table:table-cell office:value-type="float" office:value="0.962688183347467" calcext:value-type="float">
            <text:p>0.962688183347467</text:p>
          </table:table-cell>
          <table:table-cell office:value-type="float" office:value="5.81646416954794" calcext:value-type="float">
            <text:p>5.81646416954794</text:p>
          </table:table-cell>
        </table:table-row>
        <table:table-row table:style-name="ro1">
          <table:table-cell office:value-type="float" office:value="0.96749909381606" calcext:value-type="float">
            <text:p>0.96749909381606</text:p>
          </table:table-cell>
          <table:table-cell office:value-type="float" office:value="5.70598648325502" calcext:value-type="float">
            <text:p>5.70598648325502</text:p>
          </table:table-cell>
          <table:table-cell office:value-type="float" office:value="0.966790624802154" calcext:value-type="float">
            <text:p>0.966790624802154</text:p>
          </table:table-cell>
          <table:table-cell office:value-type="float" office:value="2.8288247069664" calcext:value-type="float">
            <text:p>2.8288247069664</text:p>
          </table:table-cell>
          <table:table-cell office:value-type="float" office:value="0.966297996187516" calcext:value-type="float">
            <text:p>0.966297996187516</text:p>
          </table:table-cell>
          <table:table-cell office:value-type="float" office:value="5.78086683911164" calcext:value-type="float">
            <text:p>5.78086683911164</text:p>
          </table:table-cell>
        </table:table-row>
        <table:table-row table:style-name="ro1">
          <table:table-cell office:value-type="float" office:value="0.971109165061643" calcext:value-type="float">
            <text:p>0.971109165061643</text:p>
          </table:table-cell>
          <table:table-cell office:value-type="float" office:value="5.70127168896351" calcext:value-type="float">
            <text:p>5.70127168896351</text:p>
          </table:table-cell>
          <table:table-cell office:value-type="float" office:value="0.9703980569616" calcext:value-type="float">
            <text:p>0.9703980569616</text:p>
          </table:table-cell>
          <table:table-cell office:value-type="float" office:value="2.80829235207243" calcext:value-type="float">
            <text:p>2.80829235207243</text:p>
          </table:table-cell>
          <table:table-cell office:value-type="float" office:value="0.969907809027566" calcext:value-type="float">
            <text:p>0.969907809027566</text:p>
          </table:table-cell>
          <table:table-cell office:value-type="float" office:value="5.74599784035606" calcext:value-type="float">
            <text:p>5.74599784035606</text:p>
          </table:table-cell>
        </table:table-row>
        <table:table-row table:style-name="ro1">
          <table:table-cell office:value-type="float" office:value="0.974719236307225" calcext:value-type="float">
            <text:p>0.974719236307225</text:p>
          </table:table-cell>
          <table:table-cell office:value-type="float" office:value="5.69658077500952" calcext:value-type="float">
            <text:p>5.69658077500952</text:p>
          </table:table-cell>
          <table:table-cell office:value-type="float" office:value="0.974005489121045" calcext:value-type="float">
            <text:p>0.974005489121045</text:p>
          </table:table-cell>
          <table:table-cell office:value-type="float" office:value="2.7873451219938" calcext:value-type="float">
            <text:p>2.7873451219938</text:p>
          </table:table-cell>
          <table:table-cell office:value-type="float" office:value="0.973517621867615" calcext:value-type="float">
            <text:p>0.973517621867615</text:p>
          </table:table-cell>
          <table:table-cell office:value-type="float" office:value="5.71199107211686" calcext:value-type="float">
            <text:p>5.71199107211686</text:p>
          </table:table-cell>
        </table:table-row>
        <table:table-row table:style-name="ro1">
          <table:table-cell office:value-type="float" office:value="0.978329307552807" calcext:value-type="float">
            <text:p>0.978329307552807</text:p>
          </table:table-cell>
          <table:table-cell office:value-type="float" office:value="5.69190822538858" calcext:value-type="float">
            <text:p>5.69190822538858</text:p>
          </table:table-cell>
          <table:table-cell office:value-type="float" office:value="0.977612921280491" calcext:value-type="float">
            <text:p>0.977612921280491</text:p>
          </table:table-cell>
          <table:table-cell office:value-type="float" office:value="2.76607729041065" calcext:value-type="float">
            <text:p>2.76607729041065</text:p>
          </table:table-cell>
          <table:table-cell office:value-type="float" office:value="0.977127434707664" calcext:value-type="float">
            <text:p>0.977127434707664</text:p>
          </table:table-cell>
          <table:table-cell office:value-type="float" office:value="5.67898043322971" calcext:value-type="float">
            <text:p>5.67898043322971</text:p>
          </table:table-cell>
        </table:table-row>
        <table:table-row table:style-name="ro1">
          <table:table-cell office:value-type="float" office:value="0.981939378798389" calcext:value-type="float">
            <text:p>0.981939378798389</text:p>
          </table:table-cell>
          <table:table-cell office:value-type="float" office:value="5.68724852409619" calcext:value-type="float">
            <text:p>5.68724852409619</text:p>
          </table:table-cell>
          <table:table-cell office:value-type="float" office:value="0.981220353439936" calcext:value-type="float">
            <text:p>0.981220353439936</text:p>
          </table:table-cell>
          <table:table-cell office:value-type="float" office:value="2.74458313100312" calcext:value-type="float">
            <text:p>2.74458313100312</text:p>
          </table:table-cell>
          <table:table-cell office:value-type="float" office:value="0.980737247547714" calcext:value-type="float">
            <text:p>0.980737247547714</text:p>
          </table:table-cell>
          <table:table-cell office:value-type="float" office:value="5.64709982253026" calcext:value-type="float">
            <text:p>5.64709982253026</text:p>
          </table:table-cell>
        </table:table-row>
        <table:table-row table:style-name="ro1">
          <table:table-cell office:value-type="float" office:value="0.985549450043972" calcext:value-type="float">
            <text:p>0.985549450043972</text:p>
          </table:table-cell>
          <table:table-cell office:value-type="float" office:value="5.6825961551279" calcext:value-type="float">
            <text:p>5.6825961551279</text:p>
          </table:table-cell>
          <table:table-cell office:value-type="float" office:value="0.984827785599382" calcext:value-type="float">
            <text:p>0.984827785599382</text:p>
          </table:table-cell>
          <table:table-cell office:value-type="float" office:value="2.72295691745138" calcext:value-type="float">
            <text:p>2.72295691745138</text:p>
          </table:table-cell>
          <table:table-cell office:value-type="float" office:value="0.984347060387763" calcext:value-type="float">
            <text:p>0.984347060387763</text:p>
          </table:table-cell>
          <table:table-cell office:value-type="float" office:value="5.61648313885417" calcext:value-type="float">
            <text:p>5.61648313885417</text:p>
          </table:table-cell>
        </table:table-row>
        <table:table-row table:style-name="ro1">
          <table:table-cell office:value-type="float" office:value="0.989159521289554" calcext:value-type="float">
            <text:p>0.989159521289554</text:p>
          </table:table-cell>
          <table:table-cell office:value-type="float" office:value="5.67794560247921" calcext:value-type="float">
            <text:p>5.67794560247921</text:p>
          </table:table-cell>
          <table:table-cell office:value-type="float" office:value="0.988435217758828" calcext:value-type="float">
            <text:p>0.988435217758828</text:p>
          </table:table-cell>
          <table:table-cell office:value-type="float" office:value="2.70129292343556" calcext:value-type="float">
            <text:p>2.70129292343556</text:p>
          </table:table-cell>
          <table:table-cell office:value-type="float" office:value="0.987956873227813" calcext:value-type="float">
            <text:p>0.987956873227813</text:p>
          </table:table-cell>
          <table:table-cell office:value-type="float" office:value="5.5872642810371" calcext:value-type="float">
            <text:p>5.5872642810371</text:p>
          </table:table-cell>
        </table:table-row>
        <table:table-row table:style-name="ro1">
          <table:table-cell office:value-type="float" office:value="0.992769592535136" calcext:value-type="float">
            <text:p>0.992769592535136</text:p>
          </table:table-cell>
          <table:table-cell office:value-type="float" office:value="5.67329135014566" calcext:value-type="float">
            <text:p>5.67329135014566</text:p>
          </table:table-cell>
          <table:table-cell office:value-type="float" office:value="0.992042649918273" calcext:value-type="float">
            <text:p>0.992042649918273</text:p>
          </table:table-cell>
          <table:table-cell office:value-type="float" office:value="2.6796854226358" calcext:value-type="float">
            <text:p>2.6796854226358</text:p>
          </table:table-cell>
          <table:table-cell office:value-type="float" office:value="0.991566686067862" calcext:value-type="float">
            <text:p>0.991566686067862</text:p>
          </table:table-cell>
          <table:table-cell office:value-type="float" office:value="5.5595545802125" calcext:value-type="float">
            <text:p>5.5595545802125</text:p>
          </table:table-cell>
        </table:table-row>
        <table:table-row table:style-name="ro1">
          <table:table-cell office:value-type="float" office:value="0.996379663780719" calcext:value-type="float">
            <text:p>0.996379663780719</text:p>
          </table:table-cell>
          <table:table-cell office:value-type="float" office:value="5.66862788212277" calcext:value-type="float">
            <text:p>5.66862788212277</text:p>
          </table:table-cell>
          <table:table-cell office:value-type="float" office:value="0.995650082077719" calcext:value-type="float">
            <text:p>0.995650082077719</text:p>
          </table:table-cell>
          <table:table-cell office:value-type="float" office:value="2.65822868873227" calcext:value-type="float">
            <text:p>2.65822868873227</text:p>
          </table:table-cell>
          <table:table-cell office:value-type="float" office:value="0.995176498907912" calcext:value-type="float">
            <text:p>0.995176498907912</text:p>
          </table:table-cell>
          <table:table-cell office:value-type="float" office:value="5.53332194942307" calcext:value-type="float">
            <text:p>5.53332194942307</text:p>
          </table:table-cell>
        </table:table-row>
        <table:table-row table:style-name="ro1">
          <table:table-cell office:value-type="float" office:value="0.999989735026301" calcext:value-type="float">
            <text:p>0.999989735026301</text:p>
          </table:table-cell>
          <table:table-cell office:value-type="float" office:value="5.66395008608738" calcext:value-type="float">
            <text:p>5.66395008608738</text:p>
          </table:table-cell>
          <table:table-cell office:value-type="float" office:value="0.999257514237165" calcext:value-type="float">
            <text:p>0.999257514237165</text:p>
          </table:table-cell>
          <table:table-cell office:value-type="float" office:value="2.63701699540509" calcext:value-type="float">
            <text:p>2.63701699540509</text:p>
          </table:table-cell>
          <table:table-cell office:value-type="float" office:value="0.998786311747961" calcext:value-type="float">
            <text:p>0.998786311747961</text:p>
          </table:table-cell>
          <table:table-cell office:value-type="float" office:value="5.50847814851056" calcext:value-type="float">
            <text:p>5.50847814851056</text:p>
          </table:table-cell>
        </table:table-row>
        <table:table-row table:style-name="ro1">
          <table:table-cell office:value-type="float" office:value="1.00359980627188" calcext:value-type="float">
            <text:p>1.00359980627188</text:p>
          </table:table-cell>
          <table:table-cell office:value-type="float" office:value="5.65925741983386" calcext:value-type="float">
            <text:p>5.65925741983386</text:p>
          </table:table-cell>
          <table:table-cell office:value-type="float" office:value="1.00286494639661" calcext:value-type="float">
            <text:p>1.00286494639661</text:p>
          </table:table-cell>
          <table:table-cell office:value-type="float" office:value="2.61614461633442" calcext:value-type="float">
            <text:p>2.61614461633442</text:p>
          </table:table-cell>
          <table:table-cell office:value-type="float" office:value="1.00239612458801" calcext:value-type="float">
            <text:p>1.00239612458801</text:p>
          </table:table-cell>
          <table:table-cell office:value-type="float" office:value="5.484934806503" calcext:value-type="float">
            <text:p>5.484934806503</text:p>
          </table:table-cell>
        </table:table-row>
        <table:table-row table:style-name="ro1">
          <table:table-cell office:value-type="float" office:value="1.00720987751747" calcext:value-type="float">
            <text:p>1.00720987751747</text:p>
          </table:table-cell>
          <table:table-cell office:value-type="float" office:value="5.65455223239361" calcext:value-type="float">
            <text:p>5.65455223239361</text:p>
          </table:table-cell>
          <table:table-cell office:value-type="float" office:value="1.00647237855606" calcext:value-type="float">
            <text:p>1.00647237855606</text:p>
          </table:table-cell>
          <table:table-cell office:value-type="float" office:value="2.59570582520041" calcext:value-type="float">
            <text:p>2.59570582520041</text:p>
          </table:table-cell>
          <table:table-cell office:value-type="float" office:value="1.00600593742806" calcext:value-type="float">
            <text:p>1.00600593742806</text:p>
          </table:table-cell>
          <table:table-cell office:value-type="float" office:value="5.46260355242845" calcext:value-type="float">
            <text:p>5.46260355242845</text:p>
          </table:table-cell>
        </table:table-row>
        <table:table-row table:style-name="ro1">
          <table:table-cell office:value-type="float" office:value="1.01081994876305" calcext:value-type="float">
            <text:p>1.01081994876305</text:p>
          </table:table-cell>
          <table:table-cell office:value-type="float" office:value="5.64983691847832" calcext:value-type="float">
            <text:p>5.64983691847832</text:p>
          </table:table-cell>
          <table:table-cell office:value-type="float" office:value="1.0100798107155" calcext:value-type="float">
            <text:p>1.0100798107155</text:p>
          </table:table-cell>
          <table:table-cell office:value-type="float" office:value="2.57579489568319" calcext:value-type="float">
            <text:p>2.57579489568319</text:p>
          </table:table-cell>
          <table:table-cell office:value-type="float" office:value="1.00961575026811" calcext:value-type="float">
            <text:p>1.00961575026811</text:p>
          </table:table-cell>
          <table:table-cell office:value-type="float" office:value="5.44139601531494" calcext:value-type="float">
            <text:p>5.44139601531494</text:p>
          </table:table-cell>
        </table:table-row>
        <table:table-row table:style-name="ro1">
          <table:table-cell office:value-type="float" office:value="1.01443002000863" calcext:value-type="float">
            <text:p>1.01443002000863</text:p>
          </table:table-cell>
          <table:table-cell office:value-type="float" office:value="5.64511387279969" calcext:value-type="float">
            <text:p>5.64511387279969</text:p>
          </table:table-cell>
          <table:table-cell office:value-type="float" office:value="1.01368724287495" calcext:value-type="float">
            <text:p>1.01368724287495</text:p>
          </table:table-cell>
          <table:table-cell office:value-type="float" office:value="2.55650610146292" calcext:value-type="float">
            <text:p>2.55650610146292</text:p>
          </table:table-cell>
          <table:table-cell office:value-type="float" office:value="1.01322556310816" calcext:value-type="float">
            <text:p>1.01322556310816</text:p>
          </table:table-cell>
          <table:table-cell office:value-type="float" office:value="5.42122382419053" calcext:value-type="float">
            <text:p>5.42122382419053</text:p>
          </table:table-cell>
        </table:table-row>
        <table:table-row table:style-name="ro1">
          <table:table-cell office:value-type="float" office:value="1.01804009125421" calcext:value-type="float">
            <text:p>1.01804009125421</text:p>
          </table:table-cell>
          <table:table-cell office:value-type="float" office:value="5.64038549006942" calcext:value-type="float">
            <text:p>5.64038549006942</text:p>
          </table:table-cell>
          <table:table-cell office:value-type="float" office:value="1.01729467503439" calcext:value-type="float">
            <text:p>1.01729467503439</text:p>
          </table:table-cell>
          <table:table-cell office:value-type="float" office:value="2.53793371621975" calcext:value-type="float">
            <text:p>2.53793371621975</text:p>
          </table:table-cell>
          <table:table-cell office:value-type="float" office:value="1.01683537594821" calcext:value-type="float">
            <text:p>1.01683537594821</text:p>
          </table:table-cell>
          <table:table-cell office:value-type="float" office:value="5.40199860808325" calcext:value-type="float">
            <text:p>5.40199860808325</text:p>
          </table:table-cell>
        </table:table-row>
        <table:table-row table:style-name="ro1">
          <table:table-cell office:value-type="float" office:value="1.0216501624998" calcext:value-type="float">
            <text:p>1.0216501624998</text:p>
          </table:table-cell>
          <table:table-cell office:value-type="float" office:value="5.6356541649992" calcext:value-type="float">
            <text:p>5.6356541649992</text:p>
          </table:table-cell>
          <table:table-cell office:value-type="float" office:value="1.02090210719384" calcext:value-type="float">
            <text:p>1.02090210719384</text:p>
          </table:table-cell>
          <table:table-cell office:value-type="float" office:value="2.52017201363382" calcext:value-type="float">
            <text:p>2.52017201363382</text:p>
          </table:table-cell>
          <table:table-cell office:value-type="float" office:value="1.02044518878826" calcext:value-type="float">
            <text:p>1.02044518878826</text:p>
          </table:table-cell>
          <table:table-cell office:value-type="float" office:value="5.38363199602116" calcext:value-type="float">
            <text:p>5.38363199602116</text:p>
          </table:table-cell>
        </table:table-row>
        <table:table-row table:style-name="ro1">
          <table:table-cell office:value-type="float" office:value="1.02526023374538" calcext:value-type="float">
            <text:p>1.02526023374538</text:p>
          </table:table-cell>
          <table:table-cell office:value-type="float" office:value="5.63092229230072" calcext:value-type="float">
            <text:p>5.63092229230072</text:p>
          </table:table-cell>
          <table:table-cell office:value-type="float" office:value="1.02450953935328" calcext:value-type="float">
            <text:p>1.02450953935328</text:p>
          </table:table-cell>
          <table:table-cell office:value-type="float" office:value="2.50331526738527" calcext:value-type="float">
            <text:p>2.50331526738527</text:p>
          </table:table-cell>
          <table:table-cell office:value-type="float" office:value="1.02405500162831" calcext:value-type="float">
            <text:p>1.02405500162831</text:p>
          </table:table-cell>
          <table:table-cell office:value-type="float" office:value="5.3660356170323" calcext:value-type="float">
            <text:p>5.3660356170323</text:p>
          </table:table-cell>
        </table:table-row>
        <table:table-row table:style-name="ro1">
          <table:table-cell office:value-type="float" office:value="1.02887030499096" calcext:value-type="float">
            <text:p>1.02887030499096</text:p>
          </table:table-cell>
          <table:table-cell office:value-type="float" office:value="5.62619226668569" calcext:value-type="float">
            <text:p>5.62619226668569</text:p>
          </table:table-cell>
          <table:table-cell office:value-type="float" office:value="1.02811697151273" calcext:value-type="float">
            <text:p>1.02811697151273</text:p>
          </table:table-cell>
          <table:table-cell office:value-type="float" office:value="2.48744958931237" calcext:value-type="float">
            <text:p>2.48744958931237</text:p>
          </table:table-cell>
          <table:table-cell office:value-type="float" office:value="1.02766481446836" calcext:value-type="float">
            <text:p>1.02766481446836</text:p>
          </table:table-cell>
          <table:table-cell office:value-type="float" office:value="5.34912110014472" calcext:value-type="float">
            <text:p>5.34912110014472</text:p>
          </table:table-cell>
        </table:table-row>
        <table:table-row table:style-name="ro1">
          <table:table-cell office:value-type="float" office:value="1.03248037623654" calcext:value-type="float">
            <text:p>1.03248037623654</text:p>
          </table:table-cell>
          <table:table-cell office:value-type="float" office:value="5.6214664828658" calcext:value-type="float">
            <text:p>5.6214664828658</text:p>
          </table:table-cell>
          <table:table-cell office:value-type="float" office:value="1.03172440367217" calcext:value-type="float">
            <text:p>1.03172440367217</text:p>
          </table:table-cell>
          <table:table-cell office:value-type="float" office:value="2.47257244222747" calcext:value-type="float">
            <text:p>2.47257244222747</text:p>
          </table:table-cell>
          <table:table-cell office:value-type="float" office:value="1.03127462730841" calcext:value-type="float">
            <text:p>1.03127462730841</text:p>
          </table:table-cell>
          <table:table-cell office:value-type="float" office:value="5.33280007438646" calcext:value-type="float">
            <text:p>5.33280007438646</text:p>
          </table:table-cell>
        </table:table-row>
        <table:table-row table:style-name="ro1">
          <table:table-cell office:value-type="float" office:value="1.03609044748212" calcext:value-type="float">
            <text:p>1.03609044748212</text:p>
          </table:table-cell>
          <table:table-cell office:value-type="float" office:value="5.61674733555273" calcext:value-type="float">
            <text:p>5.61674733555273</text:p>
          </table:table-cell>
          <table:table-cell office:value-type="float" office:value="1.03533183583162" calcext:value-type="float">
            <text:p>1.03533183583162</text:p>
          </table:table-cell>
          <table:table-cell office:value-type="float" office:value="2.45862692272683" calcext:value-type="float">
            <text:p>2.45862692272683</text:p>
          </table:table-cell>
          <table:table-cell office:value-type="float" office:value="1.03488444014846" calcext:value-type="float">
            <text:p>1.03488444014846</text:p>
          </table:table-cell>
          <table:table-cell office:value-type="float" office:value="5.31698416878556" calcext:value-type="float">
            <text:p>5.31698416878556</text:p>
          </table:table-cell>
        </table:table-row>
        <table:table-row table:style-name="ro1">
          <table:table-cell office:value-type="float" office:value="1.03970051872771" calcext:value-type="float">
            <text:p>1.03970051872771</text:p>
          </table:table-cell>
          <table:table-cell office:value-type="float" office:value="5.6120372194582" calcext:value-type="float">
            <text:p>5.6120372194582</text:p>
          </table:table-cell>
          <table:table-cell office:value-type="float" office:value="1.03893926799107" calcext:value-type="float">
            <text:p>1.03893926799107</text:p>
          </table:table-cell>
          <table:table-cell office:value-type="float" office:value="2.44555534023532" calcext:value-type="float">
            <text:p>2.44555534023532</text:p>
          </table:table-cell>
          <table:table-cell office:value-type="float" office:value="1.0384942529885" calcext:value-type="float">
            <text:p>1.0384942529885</text:p>
          </table:table-cell>
          <table:table-cell office:value-type="float" office:value="5.30158501237009" calcext:value-type="float">
            <text:p>5.30158501237009</text:p>
          </table:table-cell>
        </table:table-row>
        <table:table-row table:style-name="ro1">
          <table:table-cell office:value-type="float" office:value="1.04331058997329" calcext:value-type="float">
            <text:p>1.04331058997329</text:p>
          </table:table-cell>
          <table:table-cell office:value-type="float" office:value="5.60733852929389" calcext:value-type="float">
            <text:p>5.60733852929389</text:p>
          </table:table-cell>
          <table:table-cell office:value-type="float" office:value="1.04254670015051" calcext:value-type="float">
            <text:p>1.04254670015051</text:p>
          </table:table-cell>
          <table:table-cell office:value-type="float" office:value="2.43330000417779" calcext:value-type="float">
            <text:p>2.43330000417779</text:p>
          </table:table-cell>
          <table:table-cell office:value-type="float" office:value="1.04210406582855" calcext:value-type="float">
            <text:p>1.04210406582855</text:p>
          </table:table-cell>
          <table:table-cell office:value-type="float" office:value="5.28651423416806" calcext:value-type="float">
            <text:p>5.28651423416806</text:p>
          </table:table-cell>
        </table:table-row>
        <table:table-row table:style-name="ro1">
          <table:table-cell office:value-type="float" office:value="1.04692066121887" calcext:value-type="float">
            <text:p>1.04692066121887</text:p>
          </table:table-cell>
          <table:table-cell office:value-type="float" office:value="5.6026536597715" calcext:value-type="float">
            <text:p>5.6026536597715</text:p>
          </table:table-cell>
          <table:table-cell office:value-type="float" office:value="1.04615413230996" calcext:value-type="float">
            <text:p>1.04615413230996</text:p>
          </table:table-cell>
          <table:table-cell office:value-type="float" office:value="2.42180322397911" calcext:value-type="float">
            <text:p>2.42180322397911</text:p>
          </table:table-cell>
          <table:table-cell office:value-type="float" office:value="1.0457138786686" calcext:value-type="float">
            <text:p>1.0457138786686</text:p>
          </table:table-cell>
          <table:table-cell office:value-type="float" office:value="5.27168346320755" calcext:value-type="float">
            <text:p>5.27168346320755</text:p>
          </table:table-cell>
        </table:table-row>
        <table:table-row table:style-name="ro1">
          <table:table-cell office:value-type="float" office:value="1.05053073246445" calcext:value-type="float">
            <text:p>1.05053073246445</text:p>
          </table:table-cell>
          <table:table-cell office:value-type="float" office:value="5.59798500560273" calcext:value-type="float">
            <text:p>5.59798500560273</text:p>
          </table:table-cell>
          <table:table-cell office:value-type="float" office:value="1.0497615644694" calcext:value-type="float">
            <text:p>1.0497615644694</text:p>
          </table:table-cell>
          <table:table-cell office:value-type="float" office:value="2.41100730906415" calcext:value-type="float">
            <text:p>2.41100730906415</text:p>
          </table:table-cell>
          <table:table-cell office:value-type="float" office:value="1.04932369150865" calcext:value-type="float">
            <text:p>1.04932369150865</text:p>
          </table:table-cell>
          <table:table-cell office:value-type="float" office:value="5.25700432851658" calcext:value-type="float">
            <text:p>5.25700432851658</text:p>
          </table:table-cell>
        </table:table-row>
        <table:table-row table:style-name="ro1">
          <table:table-cell office:value-type="float" office:value="1.05414080371004" calcext:value-type="float">
            <text:p>1.05414080371004</text:p>
          </table:table-cell>
          <table:table-cell office:value-type="float" office:value="5.59333496149927" calcext:value-type="float">
            <text:p>5.59333496149927</text:p>
          </table:table-cell>
          <table:table-cell office:value-type="float" office:value="1.05336899662885" calcext:value-type="float">
            <text:p>1.05336899662885</text:p>
          </table:table-cell>
          <table:table-cell office:value-type="float" office:value="2.40085456885776" calcext:value-type="float">
            <text:p>2.40085456885776</text:p>
          </table:table-cell>
          <table:table-cell office:value-type="float" office:value="1.0529335043487" calcext:value-type="float">
            <text:p>1.0529335043487</text:p>
          </table:table-cell>
          <table:table-cell office:value-type="float" office:value="5.24238845912321" calcext:value-type="float">
            <text:p>5.24238845912321</text:p>
          </table:table-cell>
        </table:table-row>
        <table:table-row table:style-name="ro1">
          <table:table-cell office:value-type="float" office:value="1.05775087495562" calcext:value-type="float">
            <text:p>1.05775087495562</text:p>
          </table:table-cell>
          <table:table-cell office:value-type="float" office:value="5.58870592217281" calcext:value-type="float">
            <text:p>5.58870592217281</text:p>
          </table:table-cell>
          <table:table-cell office:value-type="float" office:value="1.05697642878829" calcext:value-type="float">
            <text:p>1.05697642878829</text:p>
          </table:table-cell>
          <table:table-cell office:value-type="float" office:value="2.39128731278481" calcext:value-type="float">
            <text:p>2.39128731278481</text:p>
          </table:table-cell>
          <table:table-cell office:value-type="float" office:value="1.05654331718875" calcext:value-type="float">
            <text:p>1.05654331718875</text:p>
          </table:table-cell>
          <table:table-cell office:value-type="float" office:value="5.22774748405548" calcext:value-type="float">
            <text:p>5.22774748405548</text:p>
          </table:table-cell>
        </table:table-row>
        <table:table-row table:style-name="ro1">
          <table:table-cell office:value-type="float" office:value="1.0613609462012" calcext:value-type="float">
            <text:p>1.0613609462012</text:p>
          </table:table-cell>
          <table:table-cell office:value-type="float" office:value="5.58410028233506" calcext:value-type="float">
            <text:p>5.58410028233506</text:p>
          </table:table-cell>
          <table:table-cell office:value-type="float" office:value="1.06058386094774" calcext:value-type="float">
            <text:p>1.06058386094774</text:p>
          </table:table-cell>
          <table:table-cell office:value-type="float" office:value="2.38224785027015" calcext:value-type="float">
            <text:p>2.38224785027015</text:p>
          </table:table-cell>
          <table:table-cell office:value-type="float" office:value="1.0601531300288" calcext:value-type="float">
            <text:p>1.0601531300288</text:p>
          </table:table-cell>
          <table:table-cell office:value-type="float" office:value="5.21299303234143" calcext:value-type="float">
            <text:p>5.21299303234143</text:p>
          </table:table-cell>
        </table:table-row>
        <table:table-row table:style-name="ro1">
          <table:table-cell office:value-type="float" office:value="1.06497101744678" calcext:value-type="float">
            <text:p>1.06497101744678</text:p>
          </table:table-cell>
          <table:table-cell office:value-type="float" office:value="5.5795204366977" calcext:value-type="float">
            <text:p>5.5795204366977</text:p>
          </table:table-cell>
          <table:table-cell office:value-type="float" office:value="1.06419129310719" calcext:value-type="float">
            <text:p>1.06419129310719</text:p>
          </table:table-cell>
          <table:table-cell office:value-type="float" office:value="2.37367849073866" calcext:value-type="float">
            <text:p>2.37367849073866</text:p>
          </table:table-cell>
          <table:table-cell office:value-type="float" office:value="1.06376294286885" calcext:value-type="float">
            <text:p>1.06376294286885</text:p>
          </table:table-cell>
          <table:table-cell office:value-type="float" office:value="5.19803673300912" calcext:value-type="float">
            <text:p>5.19803673300912</text:p>
          </table:table-cell>
        </table:table-row>
        <table:table-row table:style-name="ro1">
          <table:table-cell office:value-type="float" office:value="1.06858108869237" calcext:value-type="float">
            <text:p>1.06858108869237</text:p>
          </table:table-cell>
          <table:table-cell office:value-type="float" office:value="5.57496877997243" calcext:value-type="float">
            <text:p>5.57496877997243</text:p>
          </table:table-cell>
          <table:table-cell office:value-type="float" office:value="1.06779872526663" calcext:value-type="float">
            <text:p>1.06779872526663</text:p>
          </table:table-cell>
          <table:table-cell office:value-type="float" office:value="2.36552154361519" calcext:value-type="float">
            <text:p>2.36552154361519</text:p>
          </table:table-cell>
          <table:table-cell office:value-type="float" office:value="1.0673727557089" calcext:value-type="float">
            <text:p>1.0673727557089</text:p>
          </table:table-cell>
          <table:table-cell office:value-type="float" office:value="5.18279021508659" calcext:value-type="float">
            <text:p>5.18279021508659</text:p>
          </table:table-cell>
        </table:table-row>
        <table:table-row table:style-name="ro1">
          <table:table-cell office:value-type="float" office:value="1.07219115993795" calcext:value-type="float">
            <text:p>1.07219115993795</text:p>
          </table:table-cell>
          <table:table-cell office:value-type="float" office:value="5.57044770687095" calcext:value-type="float">
            <text:p>5.57044770687095</text:p>
          </table:table-cell>
          <table:table-cell office:value-type="float" office:value="1.07140615742608" calcext:value-type="float">
            <text:p>1.07140615742608</text:p>
          </table:table-cell>
          <table:table-cell office:value-type="float" office:value="2.35771931832461" calcext:value-type="float">
            <text:p>2.35771931832461</text:p>
          </table:table-cell>
          <table:table-cell office:value-type="float" office:value="1.07098256854895" calcext:value-type="float">
            <text:p>1.07098256854895</text:p>
          </table:table-cell>
          <table:table-cell office:value-type="float" office:value="5.16716510760188" calcext:value-type="float">
            <text:p>5.16716510760188</text:p>
          </table:table-cell>
        </table:table-row>
        <table:table-row table:style-name="ro1">
          <table:table-cell office:value-type="float" office:value="1.07580123118353" calcext:value-type="float">
            <text:p>1.07580123118353</text:p>
          </table:table-cell>
          <table:table-cell office:value-type="float" office:value="5.56595961210496" calcext:value-type="float">
            <text:p>5.56595961210496</text:p>
          </table:table-cell>
          <table:table-cell office:value-type="float" office:value="1.07501358958552" calcext:value-type="float">
            <text:p>1.07501358958552</text:p>
          </table:table-cell>
          <table:table-cell office:value-type="float" office:value="2.35021412429178" calcext:value-type="float">
            <text:p>2.35021412429178</text:p>
          </table:table-cell>
          <table:table-cell office:value-type="float" office:value="1.074592381389" calcext:value-type="float">
            <text:p>1.074592381389</text:p>
          </table:table-cell>
          <table:table-cell office:value-type="float" office:value="5.15107303958305" calcext:value-type="float">
            <text:p>5.15107303958305</text:p>
          </table:table-cell>
        </table:table-row>
        <table:table-row table:style-name="ro1">
          <table:table-cell office:value-type="float" office:value="1.07941130242911" calcext:value-type="float">
            <text:p>1.07941130242911</text:p>
          </table:table-cell>
          <table:table-cell office:value-type="float" office:value="5.56150689038615" calcext:value-type="float">
            <text:p>5.56150689038615</text:p>
          </table:table-cell>
          <table:table-cell office:value-type="float" office:value="1.07862102174497" calcext:value-type="float">
            <text:p>1.07862102174497</text:p>
          </table:table-cell>
          <table:table-cell office:value-type="float" office:value="2.34294827094156" calcext:value-type="float">
            <text:p>2.34294827094156</text:p>
          </table:table-cell>
          <table:table-cell office:value-type="float" office:value="1.07820219422905" calcext:value-type="float">
            <text:p>1.07820219422905</text:p>
          </table:table-cell>
          <table:table-cell office:value-type="float" office:value="5.13442567379348" calcext:value-type="float">
            <text:p>5.13442567379348</text:p>
          </table:table-cell>
        </table:table-row>
        <table:table-row table:style-name="ro1">
          <table:table-cell office:value-type="float" office:value="1.08302137367469" calcext:value-type="float">
            <text:p>1.08302137367469</text:p>
          </table:table-cell>
          <table:table-cell office:value-type="float" office:value="5.55709193642621" calcext:value-type="float">
            <text:p>5.55709193642621</text:p>
          </table:table-cell>
          <table:table-cell office:value-type="float" office:value="1.08222845390441" calcext:value-type="float">
            <text:p>1.08222845390441</text:p>
          </table:table-cell>
          <table:table-cell office:value-type="float" office:value="2.33586406769881" calcext:value-type="float">
            <text:p>2.33586406769881</text:p>
          </table:table-cell>
          <table:table-cell office:value-type="float" office:value="1.0818120070691" calcext:value-type="float">
            <text:p>1.0818120070691</text:p>
          </table:table-cell>
          <table:table-cell office:value-type="float" office:value="5.11716869203649" calcext:value-type="float">
            <text:p>5.11716869203649</text:p>
          </table:table-cell>
        </table:table-row>
        <table:table-row table:style-name="ro1">
          <table:table-cell office:value-type="float" office:value="1.08663144492028" calcext:value-type="float">
            <text:p>1.08663144492028</text:p>
          </table:table-cell>
          <table:table-cell office:value-type="float" office:value="5.55271714493684" calcext:value-type="float">
            <text:p>5.55271714493684</text:p>
          </table:table-cell>
          <table:table-cell office:value-type="float" office:value="1.08583588606386" calcext:value-type="float">
            <text:p>1.08583588606386</text:p>
          </table:table-cell>
          <table:table-cell office:value-type="float" office:value="2.3289038239884" calcext:value-type="float">
            <text:p>2.3289038239884</text:p>
          </table:table-cell>
          <table:table-cell office:value-type="float" office:value="1.08542181990915" calcext:value-type="float">
            <text:p>1.08542181990915</text:p>
          </table:table-cell>
          <table:table-cell office:value-type="float" office:value="5.09934577653748" calcext:value-type="float">
            <text:p>5.09934577653748</text:p>
          </table:table-cell>
        </table:table-row>
        <table:table-row table:style-name="ro1">
          <table:table-cell office:value-type="float" office:value="1.09024151616586" calcext:value-type="float">
            <text:p>1.09024151616586</text:p>
          </table:table-cell>
          <table:table-cell office:value-type="float" office:value="5.54838491062973" calcext:value-type="float">
            <text:p>5.54838491062973</text:p>
          </table:table-cell>
          <table:table-cell office:value-type="float" office:value="1.0894433182233" calcext:value-type="float">
            <text:p>1.0894433182233</text:p>
          </table:table-cell>
          <table:table-cell office:value-type="float" office:value="2.32200984923518" calcext:value-type="float">
            <text:p>2.32200984923518</text:p>
          </table:table-cell>
          <table:table-cell office:value-type="float" office:value="1.0890316327492" calcext:value-type="float">
            <text:p>1.0890316327492</text:p>
          </table:table-cell>
          <table:table-cell office:value-type="float" office:value="5.08101815021965" calcext:value-type="float">
            <text:p>5.08101815021965</text:p>
          </table:table-cell>
        </table:table-row>
        <table:table-row table:style-name="ro1">
          <table:table-cell office:value-type="float" office:value="1.09385158741144" calcext:value-type="float">
            <text:p>1.09385158741144</text:p>
          </table:table-cell>
          <table:table-cell office:value-type="float" office:value="5.54409762821659" calcext:value-type="float">
            <text:p>5.54409762821659</text:p>
          </table:table-cell>
          <table:table-cell office:value-type="float" office:value="1.09305075038275" calcext:value-type="float">
            <text:p>1.09305075038275</text:p>
          </table:table-cell>
          <table:table-cell office:value-type="float" office:value="2.31512445286403" calcext:value-type="float">
            <text:p>2.31512445286403</text:p>
          </table:table-cell>
          <table:table-cell office:value-type="float" office:value="1.09264144558925" calcext:value-type="float">
            <text:p>1.09264144558925</text:p>
          </table:table-cell>
          <table:table-cell office:value-type="float" office:value="5.06224703600622" calcext:value-type="float">
            <text:p>5.06224703600622</text:p>
          </table:table-cell>
        </table:table-row>
        <table:table-row table:style-name="ro1">
          <table:table-cell office:value-type="float" office:value="1.09746165865702" calcext:value-type="float">
            <text:p>1.09746165865702</text:p>
          </table:table-cell>
          <table:table-cell office:value-type="float" office:value="5.53985769240911" calcext:value-type="float">
            <text:p>5.53985769240911</text:p>
          </table:table-cell>
          <table:table-cell office:value-type="float" office:value="1.0966581825422" calcext:value-type="float">
            <text:p>1.0966581825422</text:p>
          </table:table-cell>
          <table:table-cell office:value-type="float" office:value="2.3081899442998" calcext:value-type="float">
            <text:p>2.3081899442998</text:p>
          </table:table-cell>
          <table:table-cell office:value-type="float" office:value="1.0962512584293" calcext:value-type="float">
            <text:p>1.0962512584293</text:p>
          </table:table-cell>
          <table:table-cell office:value-type="float" office:value="5.04309365682039" calcext:value-type="float">
            <text:p>5.04309365682039</text:p>
          </table:table-cell>
        </table:table-row>
        <table:table-row table:style-name="ro1">
          <table:table-cell office:value-type="float" office:value="1.10107172990261" calcext:value-type="float">
            <text:p>1.10107172990261</text:p>
          </table:table-cell>
          <table:table-cell office:value-type="float" office:value="5.53566749791897" calcext:value-type="float">
            <text:p>5.53566749791897</text:p>
          </table:table-cell>
          <table:table-cell office:value-type="float" office:value="1.10026561470164" calcext:value-type="float">
            <text:p>1.10026561470164</text:p>
          </table:table-cell>
          <table:table-cell office:value-type="float" office:value="2.30115180212766" calcext:value-type="float">
            <text:p>2.30115180212766</text:p>
          </table:table-cell>
          <table:table-cell office:value-type="float" office:value="1.09986107126935" calcext:value-type="float">
            <text:p>1.09986107126935</text:p>
          </table:table-cell>
          <table:table-cell office:value-type="float" office:value="5.02361923558537" calcext:value-type="float">
            <text:p>5.02361923558537</text:p>
          </table:table-cell>
        </table:table-row>
        <table:table-row table:style-name="ro1">
          <table:table-cell office:value-type="float" office:value="1.10468180114819" calcext:value-type="float">
            <text:p>1.10468180114819</text:p>
          </table:table-cell>
          <table:table-cell office:value-type="float" office:value="5.53152943945789" calcext:value-type="float">
            <text:p>5.53152943945789</text:p>
          </table:table-cell>
          <table:table-cell office:value-type="float" office:value="1.10387304686109" calcext:value-type="float">
            <text:p>1.10387304686109</text:p>
          </table:table-cell>
          <table:table-cell office:value-type="float" office:value="2.29399779432377" calcext:value-type="float">
            <text:p>2.29399779432377</text:p>
          </table:table-cell>
          <table:table-cell office:value-type="float" office:value="1.10347088410939" calcext:value-type="float">
            <text:p>1.10347088410939</text:p>
          </table:table-cell>
          <table:table-cell office:value-type="float" office:value="5.00388499522436" calcext:value-type="float">
            <text:p>5.00388499522436</text:p>
          </table:table-cell>
        </table:table-row>
        <table:table-row table:style-name="ro1">
          <table:table-cell office:value-type="float" office:value="1.10829187239377" calcext:value-type="float">
            <text:p>1.10829187239377</text:p>
          </table:table-cell>
          <table:table-cell office:value-type="float" office:value="5.52744591173755" calcext:value-type="float">
            <text:p>5.52744591173755</text:p>
          </table:table-cell>
          <table:table-cell office:value-type="float" office:value="1.10748047902053" calcext:value-type="float">
            <text:p>1.10748047902053</text:p>
          </table:table-cell>
          <table:table-cell office:value-type="float" office:value="2.28674580389499" calcext:value-type="float">
            <text:p>2.28674580389499</text:p>
          </table:table-cell>
          <table:table-cell office:value-type="float" office:value="1.10708069694944" calcext:value-type="float">
            <text:p>1.10708069694944</text:p>
          </table:table-cell>
          <table:table-cell office:value-type="float" office:value="4.98395215866058" calcext:value-type="float">
            <text:p>4.98395215866058</text:p>
          </table:table-cell>
        </table:table-row>
        <table:table-row table:style-name="ro1">
          <table:table-cell office:value-type="float" office:value="1.11190194363935" calcext:value-type="float">
            <text:p>1.11190194363935</text:p>
          </table:table-cell>
          <table:table-cell office:value-type="float" office:value="5.52341930946964" calcext:value-type="float">
            <text:p>5.52341930946964</text:p>
          </table:table-cell>
          <table:table-cell office:value-type="float" office:value="1.11108791117998" calcext:value-type="float">
            <text:p>1.11108791117998</text:p>
          </table:table-cell>
          <table:table-cell office:value-type="float" office:value="2.27941435981252" calcext:value-type="float">
            <text:p>2.27941435981252</text:p>
          </table:table-cell>
          <table:table-cell office:value-type="float" office:value="1.11069050978949" calcext:value-type="float">
            <text:p>1.11069050978949</text:p>
          </table:table-cell>
          <table:table-cell office:value-type="float" office:value="4.96388194881724" calcext:value-type="float">
            <text:p>4.96388194881724</text:p>
          </table:table-cell>
        </table:table-row>
        <table:table-row table:style-name="ro1">
          <table:table-cell office:value-type="float" office:value="1.11551201488494" calcext:value-type="float">
            <text:p>1.11551201488494</text:p>
          </table:table-cell>
          <table:table-cell office:value-type="float" office:value="5.51945202736588" calcext:value-type="float">
            <text:p>5.51945202736588</text:p>
          </table:table-cell>
          <table:table-cell office:value-type="float" office:value="1.11469534333942" calcext:value-type="float">
            <text:p>1.11469534333942</text:p>
          </table:table-cell>
          <table:table-cell office:value-type="float" office:value="2.27202199104755" calcext:value-type="float">
            <text:p>2.27202199104755</text:p>
          </table:table-cell>
          <table:table-cell office:value-type="float" office:value="1.11430032262954" calcext:value-type="float">
            <text:p>1.11430032262954</text:p>
          </table:table-cell>
          <table:table-cell office:value-type="float" office:value="4.94373558861753" calcext:value-type="float">
            <text:p>4.94373558861753</text:p>
          </table:table-cell>
        </table:table-row>
        <table:table-row table:style-name="ro1">
          <table:table-cell office:value-type="float" office:value="1.11912208613052" calcext:value-type="float">
            <text:p>1.11912208613052</text:p>
          </table:table-cell>
          <table:table-cell office:value-type="float" office:value="5.51554646013794" calcext:value-type="float">
            <text:p>5.51554646013794</text:p>
          </table:table-cell>
          <table:table-cell office:value-type="float" office:value="1.11830277549887" calcext:value-type="float">
            <text:p>1.11830277549887</text:p>
          </table:table-cell>
          <table:table-cell office:value-type="float" office:value="2.2645872265713" calcext:value-type="float">
            <text:p>2.2645872265713</text:p>
          </table:table-cell>
          <table:table-cell office:value-type="float" office:value="1.11791013546959" calcext:value-type="float">
            <text:p>1.11791013546959</text:p>
          </table:table-cell>
          <table:table-cell office:value-type="float" office:value="4.92357430098468" calcext:value-type="float">
            <text:p>4.92357430098468</text:p>
          </table:table-cell>
        </table:table-row>
        <table:table-row table:style-name="ro1">
          <table:table-cell office:value-type="float" office:value="1.1227321573761" calcext:value-type="float">
            <text:p>1.1227321573761</text:p>
          </table:table-cell>
          <table:table-cell office:value-type="float" office:value="5.5117046644372" calcext:value-type="float">
            <text:p>5.5117046644372</text:p>
          </table:table-cell>
          <table:table-cell office:value-type="float" office:value="1.12191020765831" calcext:value-type="float">
            <text:p>1.12191020765831</text:p>
          </table:table-cell>
          <table:table-cell office:value-type="float" office:value="2.25712859535497" calcext:value-type="float">
            <text:p>2.25712859535497</text:p>
          </table:table-cell>
          <table:table-cell office:value-type="float" office:value="1.12151994830964" calcext:value-type="float">
            <text:p>1.12151994830964</text:p>
          </table:table-cell>
          <table:table-cell office:value-type="float" office:value="4.90345930884188" calcext:value-type="float">
            <text:p>4.90345930884188</text:p>
          </table:table-cell>
        </table:table-row>
        <table:table-row table:style-name="ro1">
          <table:table-cell office:value-type="float" office:value="1.12634222862168" calcext:value-type="float">
            <text:p>1.12634222862168</text:p>
          </table:table-cell>
          <table:table-cell office:value-type="float" office:value="5.50792657310258" calcext:value-type="float">
            <text:p>5.50792657310258</text:p>
          </table:table-cell>
          <table:table-cell office:value-type="float" office:value="1.12551763981776" calcext:value-type="float">
            <text:p>1.12551763981776</text:p>
          </table:table-cell>
          <table:table-cell office:value-type="float" office:value="2.24966462636977" calcext:value-type="float">
            <text:p>2.24966462636977</text:p>
          </table:table-cell>
          <table:table-cell office:value-type="float" office:value="1.12512976114969" calcext:value-type="float">
            <text:p>1.12512976114969</text:p>
          </table:table-cell>
          <table:table-cell office:value-type="float" office:value="4.88345183511235" calcext:value-type="float">
            <text:p>4.88345183511235</text:p>
          </table:table-cell>
        </table:table-row>
        <table:table-row table:style-name="ro1">
          <table:table-cell office:value-type="float" office:value="1.12995229986726" calcext:value-type="float">
            <text:p>1.12995229986726</text:p>
          </table:table-cell>
          <table:table-cell office:value-type="float" office:value="5.50421129616638" calcext:value-type="float">
            <text:p>5.50421129616638</text:p>
          </table:table-cell>
          <table:table-cell office:value-type="float" office:value="1.12912507197721" calcext:value-type="float">
            <text:p>1.12912507197721</text:p>
          </table:table-cell>
          <table:table-cell office:value-type="float" office:value="2.2422138485869" calcext:value-type="float">
            <text:p>2.2422138485869</text:p>
          </table:table-cell>
          <table:table-cell office:value-type="float" office:value="1.12873957398974" calcext:value-type="float">
            <text:p>1.12873957398974</text:p>
          </table:table-cell>
          <table:table-cell office:value-type="float" office:value="4.8636131027193" calcext:value-type="float">
            <text:p>4.8636131027193</text:p>
          </table:table-cell>
        </table:table-row>
        <table:table-row table:style-name="ro1">
          <table:table-cell office:value-type="float" office:value="1.13356237111285" calcext:value-type="float">
            <text:p>1.13356237111285</text:p>
          </table:table-cell>
          <table:table-cell office:value-type="float" office:value="5.5005579418639" calcext:value-type="float">
            <text:p>5.5005579418639</text:p>
          </table:table-cell>
          <table:table-cell office:value-type="float" office:value="1.13273250413665" calcext:value-type="float">
            <text:p>1.13273250413665</text:p>
          </table:table-cell>
          <table:table-cell office:value-type="float" office:value="2.23479479097756" calcext:value-type="float">
            <text:p>2.23479479097756</text:p>
          </table:table-cell>
          <table:table-cell office:value-type="float" office:value="1.13234938682979" calcext:value-type="float">
            <text:p>1.13234938682979</text:p>
          </table:table-cell>
          <table:table-cell office:value-type="float" office:value="4.84400433458592" calcext:value-type="float">
            <text:p>4.84400433458592</text:p>
          </table:table-cell>
        </table:table-row>
        <table:table-row table:style-name="ro1">
          <table:table-cell office:value-type="float" office:value="1.13717244235843" calcext:value-type="float">
            <text:p>1.13717244235843</text:p>
          </table:table-cell>
          <table:table-cell office:value-type="float" office:value="5.49696561843041" calcext:value-type="float">
            <text:p>5.49696561843041</text:p>
          </table:table-cell>
          <table:table-cell office:value-type="float" office:value="1.1363399362961" calcext:value-type="float">
            <text:p>1.1363399362961</text:p>
          </table:table-cell>
          <table:table-cell office:value-type="float" office:value="2.22742598251297" calcext:value-type="float">
            <text:p>2.22742598251297</text:p>
          </table:table-cell>
          <table:table-cell office:value-type="float" office:value="1.13595919966984" calcext:value-type="float">
            <text:p>1.13595919966984</text:p>
          </table:table-cell>
          <table:table-cell office:value-type="float" office:value="4.82468675363544" calcext:value-type="float">
            <text:p>4.82468675363544</text:p>
          </table:table-cell>
        </table:table-row>
        <table:table-row table:style-name="ro1">
          <table:table-cell office:value-type="float" office:value="1.14078251360401" calcext:value-type="float">
            <text:p>1.14078251360401</text:p>
          </table:table-cell>
          <table:table-cell office:value-type="float" office:value="5.49343343410121" calcext:value-type="float">
            <text:p>5.49343343410121</text:p>
          </table:table-cell>
          <table:table-cell office:value-type="float" office:value="1.13994736845554" calcext:value-type="float">
            <text:p>1.13994736845554</text:p>
          </table:table-cell>
          <table:table-cell office:value-type="float" office:value="2.22012595216433" calcext:value-type="float">
            <text:p>2.22012595216433</text:p>
          </table:table-cell>
          <table:table-cell office:value-type="float" office:value="1.13956901250989" calcext:value-type="float">
            <text:p>1.13956901250989</text:p>
          </table:table-cell>
          <table:table-cell office:value-type="float" office:value="4.80572158279105" calcext:value-type="float">
            <text:p>4.80572158279105</text:p>
          </table:table-cell>
        </table:table-row>
        <table:table-row table:style-name="ro1">
          <table:table-cell office:value-type="float" office:value="1.14439258484959" calcext:value-type="float">
            <text:p>1.14439258484959</text:p>
          </table:table-cell>
          <table:table-cell office:value-type="float" office:value="5.48996049711157" calcext:value-type="float">
            <text:p>5.48996049711157</text:p>
          </table:table-cell>
          <table:table-cell office:value-type="float" office:value="1.14355480061499" calcext:value-type="float">
            <text:p>1.14355480061499</text:p>
          </table:table-cell>
          <table:table-cell office:value-type="float" office:value="2.21291322890283" calcext:value-type="float">
            <text:p>2.21291322890283</text:p>
          </table:table-cell>
          <table:table-cell office:value-type="float" office:value="1.14317882534994" calcext:value-type="float">
            <text:p>1.14317882534994</text:p>
          </table:table-cell>
          <table:table-cell office:value-type="float" office:value="4.78717004497597" calcext:value-type="float">
            <text:p>4.78717004497597</text:p>
          </table:table-cell>
        </table:table-row>
        <table:table-row table:style-name="ro1">
          <table:table-cell office:value-type="float" office:value="1.14800265609518" calcext:value-type="float">
            <text:p>1.14800265609518</text:p>
          </table:table-cell>
          <table:table-cell office:value-type="float" office:value="5.48654591569679" calcext:value-type="float">
            <text:p>5.48654591569679</text:p>
          </table:table-cell>
          <table:table-cell office:value-type="float" office:value="1.14716223277443" calcext:value-type="float">
            <text:p>1.14716223277443</text:p>
          </table:table-cell>
          <table:table-cell office:value-type="float" office:value="2.2058063416997" calcext:value-type="float">
            <text:p>2.2058063416997</text:p>
          </table:table-cell>
          <table:table-cell office:value-type="float" office:value="1.14678863818999" calcext:value-type="float">
            <text:p>1.14678863818999</text:p>
          </table:table-cell>
          <table:table-cell office:value-type="float" office:value="4.76909279104232" calcext:value-type="float">
            <text:p>4.76909279104232</text:p>
          </table:table-cell>
        </table:table-row>
        <table:table-row table:style-name="ro1">
          <table:table-cell office:value-type="float" office:value="1.15161272734076" calcext:value-type="float">
            <text:p>1.15161272734076</text:p>
          </table:table-cell>
          <table:table-cell office:value-type="float" office:value="5.48318879809214" calcext:value-type="float">
            <text:p>5.48318879809214</text:p>
          </table:table-cell>
          <table:table-cell office:value-type="float" office:value="1.15076966493388" calcext:value-type="float">
            <text:p>1.15076966493388</text:p>
          </table:table-cell>
          <table:table-cell office:value-type="float" office:value="2.19882381952612" calcext:value-type="float">
            <text:p>2.19882381952612</text:p>
          </table:table-cell>
          <table:table-cell office:value-type="float" office:value="1.15039845103004" calcext:value-type="float">
            <text:p>1.15039845103004</text:p>
          </table:table-cell>
          <table:table-cell office:value-type="float" office:value="4.75151352270106" calcext:value-type="float">
            <text:p>4.75151352270106</text:p>
          </table:table-cell>
        </table:table-row>
        <table:table-row table:style-name="ro1">
          <table:table-cell office:value-type="float" office:value="1.15522279858634" calcext:value-type="float">
            <text:p>1.15522279858634</text:p>
          </table:table-cell>
          <table:table-cell office:value-type="float" office:value="5.4798882525329" calcext:value-type="float">
            <text:p>5.4798882525329</text:p>
          </table:table-cell>
          <table:table-cell office:value-type="float" office:value="1.15437709709333" calcext:value-type="float">
            <text:p>1.15437709709333</text:p>
          </table:table-cell>
          <table:table-cell office:value-type="float" office:value="2.19198419135332" calcext:value-type="float">
            <text:p>2.19198419135332</text:p>
          </table:table-cell>
          <table:table-cell office:value-type="float" office:value="1.15400826387009" calcext:value-type="float">
            <text:p>1.15400826387009</text:p>
          </table:table-cell>
          <table:table-cell office:value-type="float" office:value="4.73439710792392" calcext:value-type="float">
            <text:p>4.73439710792392</text:p>
          </table:table-cell>
        </table:table-row>
        <table:table-row table:style-name="ro1">
          <table:table-cell office:value-type="float" office:value="1.15883286983192" calcext:value-type="float">
            <text:p>1.15883286983192</text:p>
          </table:table-cell>
          <table:table-cell office:value-type="float" office:value="5.47664338725437" calcext:value-type="float">
            <text:p>5.47664338725437</text:p>
          </table:table-cell>
          <table:table-cell office:value-type="float" office:value="1.15798452925277" calcext:value-type="float">
            <text:p>1.15798452925277</text:p>
          </table:table-cell>
          <table:table-cell office:value-type="float" office:value="2.18530598615248" calcext:value-type="float">
            <text:p>2.18530598615248</text:p>
          </table:table-cell>
          <table:table-cell office:value-type="float" office:value="1.15761807671014" calcext:value-type="float">
            <text:p>1.15761807671014</text:p>
          </table:table-cell>
          <table:table-cell office:value-type="float" office:value="4.71770316657602" calcext:value-type="float">
            <text:p>4.71770316657602</text:p>
          </table:table-cell>
        </table:table-row>
        <table:table-row table:style-name="ro1">
          <table:table-cell office:value-type="float" office:value="1.16244294107751" calcext:value-type="float">
            <text:p>1.16244294107751</text:p>
          </table:table-cell>
          <table:table-cell office:value-type="float" office:value="5.47345331049183" calcext:value-type="float">
            <text:p>5.47345331049183</text:p>
          </table:table-cell>
          <table:table-cell office:value-type="float" office:value="1.16159196141222" calcext:value-type="float">
            <text:p>1.16159196141222</text:p>
          </table:table-cell>
          <table:table-cell office:value-type="float" office:value="2.17880773289483" calcext:value-type="float">
            <text:p>2.17880773289483</text:p>
          </table:table-cell>
          <table:table-cell office:value-type="float" office:value="1.16122788955019" calcext:value-type="float">
            <text:p>1.16122788955019</text:p>
          </table:table-cell>
          <table:table-cell office:value-type="float" office:value="4.70139131852248" calcext:value-type="float">
            <text:p>4.70139131852248</text:p>
          </table:table-cell>
        </table:table-row>
        <table:table-row table:style-name="ro1">
          <table:table-cell office:value-type="float" office:value="1.16605301232309" calcext:value-type="float">
            <text:p>1.16605301232309</text:p>
          </table:table-cell>
          <table:table-cell office:value-type="float" office:value="5.47031713048056" calcext:value-type="float">
            <text:p>5.47031713048056</text:p>
          </table:table-cell>
          <table:table-cell office:value-type="float" office:value="1.16519939357166" calcext:value-type="float">
            <text:p>1.16519939357166</text:p>
          </table:table-cell>
          <table:table-cell office:value-type="float" office:value="2.17250796055156" calcext:value-type="float">
            <text:p>2.17250796055156</text:p>
          </table:table-cell>
          <table:table-cell office:value-type="float" office:value="1.16483770239024" calcext:value-type="float">
            <text:p>1.16483770239024</text:p>
          </table:table-cell>
          <table:table-cell office:value-type="float" office:value="4.68542118362841" calcext:value-type="float">
            <text:p>4.68542118362841</text:p>
          </table:table-cell>
        </table:table-row>
        <table:table-row table:style-name="ro1">
          <table:table-cell office:value-type="float" office:value="1.16966308356867" calcext:value-type="float">
            <text:p>1.16966308356867</text:p>
          </table:table-cell>
          <table:table-cell office:value-type="float" office:value="5.46723395545585" calcext:value-type="float">
            <text:p>5.46723395545585</text:p>
          </table:table-cell>
          <table:table-cell office:value-type="float" office:value="1.16880682573111" calcext:value-type="float">
            <text:p>1.16880682573111</text:p>
          </table:table-cell>
          <table:table-cell office:value-type="float" office:value="2.16642519809387" calcext:value-type="float">
            <text:p>2.16642519809387</text:p>
          </table:table-cell>
          <table:table-cell office:value-type="float" office:value="1.16844751523028" calcext:value-type="float">
            <text:p>1.16844751523028</text:p>
          </table:table-cell>
          <table:table-cell office:value-type="float" office:value="4.66975238175894" calcext:value-type="float">
            <text:p>4.66975238175894</text:p>
          </table:table-cell>
        </table:table-row>
        <table:table-row table:style-name="ro1">
          <table:table-cell office:value-type="float" office:value="1.17327315481425" calcext:value-type="float">
            <text:p>1.17327315481425</text:p>
          </table:table-cell>
          <table:table-cell office:value-type="float" office:value="5.46420289365298" calcext:value-type="float">
            <text:p>5.46420289365298</text:p>
          </table:table-cell>
          <table:table-cell office:value-type="float" office:value="1.17241425789055" calcext:value-type="float">
            <text:p>1.17241425789055</text:p>
          </table:table-cell>
          <table:table-cell office:value-type="float" office:value="2.16057797449298" calcext:value-type="float">
            <text:p>2.16057797449298</text:p>
          </table:table-cell>
          <table:table-cell office:value-type="float" office:value="1.17205732807033" calcext:value-type="float">
            <text:p>1.17205732807033</text:p>
          </table:table-cell>
          <table:table-cell office:value-type="float" office:value="4.65434453277917" calcext:value-type="float">
            <text:p>4.65434453277917</text:p>
          </table:table-cell>
        </table:table-row>
        <table:table-row table:style-name="ro1">
          <table:table-cell office:value-type="float" office:value="1.17688322605983" calcext:value-type="float">
            <text:p>1.17688322605983</text:p>
          </table:table-cell>
          <table:table-cell office:value-type="float" office:value="5.46122305330723" calcext:value-type="float">
            <text:p>5.46122305330723</text:p>
          </table:table-cell>
          <table:table-cell office:value-type="float" office:value="1.17602169005" calcext:value-type="float">
            <text:p>1.17602169005</text:p>
          </table:table-cell>
          <table:table-cell office:value-type="float" office:value="2.15498481871929" calcext:value-type="float">
            <text:p>2.15498481871929</text:p>
          </table:table-cell>
          <table:table-cell office:value-type="float" office:value="1.17566714091038" calcext:value-type="float">
            <text:p>1.17566714091038</text:p>
          </table:table-cell>
          <table:table-cell office:value-type="float" office:value="4.63915725655422" calcext:value-type="float">
            <text:p>4.63915725655422</text:p>
          </table:table-cell>
        </table:table-row>
        <table:table-row table:style-name="ro1">
          <table:table-cell office:value-type="float" office:value="1.18049329730542" calcext:value-type="float">
            <text:p>1.18049329730542</text:p>
          </table:table-cell>
          <table:table-cell office:value-type="float" office:value="5.45829354265389" calcext:value-type="float">
            <text:p>5.45829354265389</text:p>
          </table:table-cell>
          <table:table-cell office:value-type="float" office:value="1.17962912220944" calcext:value-type="float">
            <text:p>1.17962912220944</text:p>
          </table:table-cell>
          <table:table-cell office:value-type="float" office:value="2.14965981906671" calcext:value-type="float">
            <text:p>2.14965981906671</text:p>
          </table:table-cell>
          <table:table-cell office:value-type="float" office:value="1.17927695375043" calcext:value-type="float">
            <text:p>1.17927695375043</text:p>
          </table:table-cell>
          <table:table-cell office:value-type="float" office:value="4.62415017294921" calcext:value-type="float">
            <text:p>4.62415017294921</text:p>
          </table:table-cell>
        </table:table-row>
        <table:table-row table:style-name="ro1">
          <table:table-cell office:value-type="float" office:value="1.184103368551" calcext:value-type="float">
            <text:p>1.184103368551</text:p>
          </table:table-cell>
          <table:table-cell office:value-type="float" office:value="5.45541346992825" calcext:value-type="float">
            <text:p>5.45541346992825</text:p>
          </table:table-cell>
          <table:table-cell office:value-type="float" office:value="1.18323655436889" calcext:value-type="float">
            <text:p>1.18323655436889</text:p>
          </table:table-cell>
          <table:table-cell office:value-type="float" office:value="2.14459960084712" calcext:value-type="float">
            <text:p>2.14459960084712</text:p>
          </table:table-cell>
          <table:table-cell office:value-type="float" office:value="1.18288676659048" calcext:value-type="float">
            <text:p>1.18288676659048</text:p>
          </table:table-cell>
          <table:table-cell office:value-type="float" office:value="4.60928290182926" calcext:value-type="float">
            <text:p>4.60928290182926</text:p>
          </table:table-cell>
        </table:table-row>
        <table:table-row table:style-name="ro1">
          <table:table-cell office:value-type="float" office:value="1.18771343979658" calcext:value-type="float">
            <text:p>1.18771343979658</text:p>
          </table:table-cell>
          <table:table-cell office:value-type="float" office:value="5.45258194336558" calcext:value-type="float">
            <text:p>5.45258194336558</text:p>
          </table:table-cell>
          <table:table-cell office:value-type="float" office:value="1.18684398652834" calcext:value-type="float">
            <text:p>1.18684398652834</text:p>
          </table:table-cell>
          <table:table-cell office:value-type="float" office:value="2.13979649729776" calcext:value-type="float">
            <text:p>2.13979649729776</text:p>
          </table:table-cell>
          <table:table-cell office:value-type="float" office:value="1.18649657943053" calcext:value-type="float">
            <text:p>1.18649657943053</text:p>
          </table:table-cell>
          <table:table-cell office:value-type="float" office:value="4.59451506305947" calcext:value-type="float">
            <text:p>4.59451506305947</text:p>
          </table:table-cell>
        </table:table-row>
        <table:table-row table:style-name="ro1">
          <table:table-cell office:value-type="float" office:value="1.19132351104216" calcext:value-type="float">
            <text:p>1.19132351104216</text:p>
          </table:table-cell>
          <table:table-cell office:value-type="float" office:value="5.44979807120118" calcext:value-type="float">
            <text:p>5.44979807120118</text:p>
          </table:table-cell>
          <table:table-cell office:value-type="float" office:value="1.19045141868778" calcext:value-type="float">
            <text:p>1.19045141868778</text:p>
          </table:table-cell>
          <table:table-cell office:value-type="float" office:value="2.13524284165587" calcext:value-type="float">
            <text:p>2.13524284165587</text:p>
          </table:table-cell>
          <table:table-cell office:value-type="float" office:value="1.19010639227058" calcext:value-type="float">
            <text:p>1.19010639227058</text:p>
          </table:table-cell>
          <table:table-cell office:value-type="float" office:value="4.57980627650498" calcext:value-type="float">
            <text:p>4.57980627650498</text:p>
          </table:table-cell>
        </table:table-row>
        <table:table-row table:style-name="ro1">
          <table:table-cell office:value-type="float" office:value="1.19493358228775" calcext:value-type="float">
            <text:p>1.19493358228775</text:p>
          </table:table-cell>
          <table:table-cell office:value-type="float" office:value="5.44706096167033" calcext:value-type="float">
            <text:p>5.44706096167033</text:p>
          </table:table-cell>
          <table:table-cell office:value-type="float" office:value="1.19405885084723" calcext:value-type="float">
            <text:p>1.19405885084723</text:p>
          </table:table-cell>
          <table:table-cell office:value-type="float" office:value="2.13093096715871" calcext:value-type="float">
            <text:p>2.13093096715871</text:p>
          </table:table-cell>
          <table:table-cell office:value-type="float" office:value="1.19371620511063" calcext:value-type="float">
            <text:p>1.19371620511063</text:p>
          </table:table-cell>
          <table:table-cell office:value-type="float" office:value="4.56511616203089" calcext:value-type="float">
            <text:p>4.56511616203089</text:p>
          </table:table-cell>
        </table:table-row>
        <table:table-row table:style-name="ro1">
          <table:table-cell office:value-type="float" office:value="1.19854365353333" calcext:value-type="float">
            <text:p>1.19854365353333</text:p>
          </table:table-cell>
          <table:table-cell office:value-type="float" office:value="5.4443697230083" calcext:value-type="float">
            <text:p>5.4443697230083</text:p>
          </table:table-cell>
          <table:table-cell office:value-type="float" office:value="1.19766628300667" calcext:value-type="float">
            <text:p>1.19766628300667</text:p>
          </table:table-cell>
          <table:table-cell office:value-type="float" office:value="2.12685320704351" calcext:value-type="float">
            <text:p>2.12685320704351</text:p>
          </table:table-cell>
          <table:table-cell office:value-type="float" office:value="1.19732601795068" calcext:value-type="float">
            <text:p>1.19732601795068</text:p>
          </table:table-cell>
          <table:table-cell office:value-type="float" office:value="4.55040433950232" calcext:value-type="float">
            <text:p>4.55040433950232</text:p>
          </table:table-cell>
        </table:table-row>
        <table:table-row table:style-name="ro1">
          <table:table-cell office:value-type="float" office:value="1.20215372477891" calcext:value-type="float">
            <text:p>1.20215372477891</text:p>
          </table:table-cell>
          <table:table-cell office:value-type="float" office:value="5.44172346345039" calcext:value-type="float">
            <text:p>5.44172346345039</text:p>
          </table:table-cell>
          <table:table-cell office:value-type="float" office:value="1.20127371516612" calcext:value-type="float">
            <text:p>1.20127371516612</text:p>
          </table:table-cell>
          <table:table-cell office:value-type="float" office:value="2.12300189454751" calcext:value-type="float">
            <text:p>2.12300189454751</text:p>
          </table:table-cell>
          <table:table-cell office:value-type="float" office:value="1.20093583079073" calcext:value-type="float">
            <text:p>1.20093583079073</text:p>
          </table:table-cell>
          <table:table-cell office:value-type="float" office:value="4.53563042878439" calcext:value-type="float">
            <text:p>4.53563042878439</text:p>
          </table:table-cell>
        </table:table-row>
        <table:table-row table:style-name="ro1">
          <table:table-cell office:value-type="float" office:value="1.20576379602449" calcext:value-type="float">
            <text:p>1.20576379602449</text:p>
          </table:table-cell>
          <table:table-cell office:value-type="float" office:value="5.43912129123188" calcext:value-type="float">
            <text:p>5.43912129123188</text:p>
          </table:table-cell>
          <table:table-cell office:value-type="float" office:value="1.20488114732556" calcext:value-type="float">
            <text:p>1.20488114732556</text:p>
          </table:table-cell>
          <table:table-cell office:value-type="float" office:value="2.11936936290797" calcext:value-type="float">
            <text:p>2.11936936290797</text:p>
          </table:table-cell>
          <table:table-cell office:value-type="float" office:value="1.20454564363078" calcext:value-type="float">
            <text:p>1.20454564363078</text:p>
          </table:table-cell>
          <table:table-cell office:value-type="float" office:value="4.52075404974221" calcext:value-type="float">
            <text:p>4.52075404974221</text:p>
          </table:table-cell>
        </table:table-row>
        <table:table-row table:style-name="ro1">
          <table:table-cell office:value-type="float" office:value="1.20937386727008" calcext:value-type="float">
            <text:p>1.20937386727008</text:p>
          </table:table-cell>
          <table:table-cell office:value-type="float" office:value="5.43656231458806" calcext:value-type="float">
            <text:p>5.43656231458806</text:p>
          </table:table-cell>
          <table:table-cell office:value-type="float" office:value="1.20848857948501" calcext:value-type="float">
            <text:p>1.20848857948501</text:p>
          </table:table-cell>
          <table:table-cell office:value-type="float" office:value="2.11594794536213" calcext:value-type="float">
            <text:p>2.11594794536213</text:p>
          </table:table-cell>
          <table:table-cell office:value-type="float" office:value="1.20815545647083" calcext:value-type="float">
            <text:p>1.20815545647083</text:p>
          </table:table-cell>
          <table:table-cell office:value-type="float" office:value="4.5057348222409" calcext:value-type="float">
            <text:p>4.5057348222409</text:p>
          </table:table-cell>
        </table:table-row>
        <table:table-row table:style-name="ro1">
          <table:table-cell office:value-type="float" office:value="1.21298393851566" calcext:value-type="float">
            <text:p>1.21298393851566</text:p>
          </table:table-cell>
          <table:table-cell office:value-type="float" office:value="5.4340456417542" calcext:value-type="float">
            <text:p>5.4340456417542</text:p>
          </table:table-cell>
          <table:table-cell office:value-type="float" office:value="1.21209601164445" calcext:value-type="float">
            <text:p>1.21209601164445</text:p>
          </table:table-cell>
          <table:table-cell office:value-type="float" office:value="2.11272997514722" calcext:value-type="float">
            <text:p>2.11272997514722</text:p>
          </table:table-cell>
          <table:table-cell office:value-type="float" office:value="1.21176526931088" calcext:value-type="float">
            <text:p>1.21176526931088</text:p>
          </table:table-cell>
          <table:table-cell office:value-type="float" office:value="4.49053236614558" calcext:value-type="float">
            <text:p>4.49053236614558</text:p>
          </table:table-cell>
        </table:table-row>
        <table:table-row table:style-name="ro1">
          <table:table-cell office:value-type="float" office:value="1.21659400976124" calcext:value-type="float">
            <text:p>1.21659400976124</text:p>
          </table:table-cell>
          <table:table-cell office:value-type="float" office:value="5.4315703809656" calcext:value-type="float">
            <text:p>5.4315703809656</text:p>
          </table:table-cell>
          <table:table-cell office:value-type="float" office:value="1.2157034438039" calcext:value-type="float">
            <text:p>1.2157034438039</text:p>
          </table:table-cell>
          <table:table-cell office:value-type="float" office:value="2.1097077855005" calcext:value-type="float">
            <text:p>2.1097077855005</text:p>
          </table:table-cell>
          <table:table-cell office:value-type="float" office:value="1.21537508215093" calcext:value-type="float">
            <text:p>1.21537508215093</text:p>
          </table:table-cell>
          <table:table-cell office:value-type="float" office:value="4.47510630132135" calcext:value-type="float">
            <text:p>4.47510630132135</text:p>
          </table:table-cell>
        </table:table-row>
        <table:table-row table:style-name="ro1">
          <table:table-cell office:value-type="float" office:value="1.22020408100682" calcext:value-type="float">
            <text:p>1.22020408100682</text:p>
          </table:table-cell>
          <table:table-cell office:value-type="float" office:value="5.42913564045754" calcext:value-type="float">
            <text:p>5.42913564045754</text:p>
          </table:table-cell>
          <table:table-cell office:value-type="float" office:value="1.21931087596335" calcext:value-type="float">
            <text:p>1.21931087596335</text:p>
          </table:table-cell>
          <table:table-cell office:value-type="float" office:value="2.10687370965921" calcext:value-type="float">
            <text:p>2.10687370965921</text:p>
          </table:table-cell>
          <table:table-cell office:value-type="float" office:value="1.21898489499098" calcext:value-type="float">
            <text:p>1.21898489499098</text:p>
          </table:table-cell>
          <table:table-cell office:value-type="float" office:value="4.45941624763335" calcext:value-type="float">
            <text:p>4.45941624763335</text:p>
          </table:table-cell>
        </table:table-row>
        <table:table-row table:style-name="ro1">
          <table:table-cell office:value-type="float" office:value="1.2238141522524" calcext:value-type="float">
            <text:p>1.2238141522524</text:p>
          </table:table-cell>
          <table:table-cell office:value-type="float" office:value="5.42674052846625" calcext:value-type="float">
            <text:p>5.42674052846625</text:p>
          </table:table-cell>
          <table:table-cell office:value-type="float" office:value="1.22291830812279" calcext:value-type="float">
            <text:p>1.22291830812279</text:p>
          </table:table-cell>
          <table:table-cell office:value-type="float" office:value="2.10422008086059" calcext:value-type="float">
            <text:p>2.10422008086059</text:p>
          </table:table-cell>
          <table:table-cell office:value-type="float" office:value="1.22259470783103" calcext:value-type="float">
            <text:p>1.22259470783103</text:p>
          </table:table-cell>
          <table:table-cell office:value-type="float" office:value="4.44342182494668" calcext:value-type="float">
            <text:p>4.44342182494668</text:p>
          </table:table-cell>
        </table:table-row>
        <table:table-row table:style-name="ro1">
          <table:table-cell office:value-type="float" office:value="1.22742422349799" calcext:value-type="float">
            <text:p>1.22742422349799</text:p>
          </table:table-cell>
          <table:table-cell office:value-type="float" office:value="5.42438417143502" calcext:value-type="float">
            <text:p>5.42438417143502</text:p>
          </table:table-cell>
          <table:table-cell office:value-type="float" office:value="1.22652574028224" calcext:value-type="float">
            <text:p>1.22652574028224</text:p>
          </table:table-cell>
          <table:table-cell office:value-type="float" office:value="2.10173923234189" calcext:value-type="float">
            <text:p>2.10173923234189</text:p>
          </table:table-cell>
          <table:table-cell office:value-type="float" office:value="1.22620452067108" calcext:value-type="float">
            <text:p>1.22620452067108</text:p>
          </table:table-cell>
          <table:table-cell office:value-type="float" office:value="4.42708265312646" calcext:value-type="float">
            <text:p>4.42708265312646</text:p>
          </table:table-cell>
        </table:table-row>
        <table:table-row table:style-name="ro1">
          <table:table-cell office:value-type="float" office:value="1.23103429474357" calcext:value-type="float">
            <text:p>1.23103429474357</text:p>
          </table:table-cell>
          <table:table-cell office:value-type="float" office:value="5.42206576062103" calcext:value-type="float">
            <text:p>5.42206576062103</text:p>
          </table:table-cell>
          <table:table-cell office:value-type="float" office:value="1.23013317244168" calcext:value-type="float">
            <text:p>1.23013317244168</text:p>
          </table:table-cell>
          <table:table-cell office:value-type="float" office:value="2.09942349734034" calcext:value-type="float">
            <text:p>2.09942349734034</text:p>
          </table:table-cell>
          <table:table-cell office:value-type="float" office:value="1.22981433351113" calcext:value-type="float">
            <text:p>1.22981433351113</text:p>
          </table:table-cell>
          <table:table-cell office:value-type="float" office:value="4.4103583928854" calcext:value-type="float">
            <text:p>4.4103583928854</text:p>
          </table:table-cell>
        </table:table-row>
        <table:table-row table:style-name="ro1">
          <table:table-cell office:value-type="float" office:value="1.23464436598915" calcext:value-type="float">
            <text:p>1.23464436598915</text:p>
          </table:table-cell>
          <table:table-cell office:value-type="float" office:value="5.41978450169754" calcext:value-type="float">
            <text:p>5.41978450169754</text:p>
          </table:table-cell>
          <table:table-cell office:value-type="float" office:value="1.23374060460113" calcext:value-type="float">
            <text:p>1.23374060460113</text:p>
          </table:table-cell>
          <table:table-cell office:value-type="float" office:value="2.09726520909321" calcext:value-type="float">
            <text:p>2.09726520909321</text:p>
          </table:table-cell>
          <table:table-cell office:value-type="float" office:value="1.23342414635117" calcext:value-type="float">
            <text:p>1.23342414635117</text:p>
          </table:table-cell>
          <table:table-cell office:value-type="float" office:value="4.39322666040663" calcext:value-type="float">
            <text:p>4.39322666040663</text:p>
          </table:table-cell>
        </table:table-row>
        <table:table-row table:style-name="ro1">
          <table:table-cell office:value-type="float" office:value="1.23825443723473" calcext:value-type="float">
            <text:p>1.23825443723473</text:p>
          </table:table-cell>
          <table:table-cell office:value-type="float" office:value="5.41753960033785" calcext:value-type="float">
            <text:p>5.41753960033785</text:p>
          </table:table-cell>
          <table:table-cell office:value-type="float" office:value="1.23734803676057" calcext:value-type="float">
            <text:p>1.23734803676057</text:p>
          </table:table-cell>
          <table:table-cell office:value-type="float" office:value="2.09525670083772" calcext:value-type="float">
            <text:p>2.09525670083772</text:p>
          </table:table-cell>
          <table:table-cell office:value-type="float" office:value="1.23703395919122" calcext:value-type="float">
            <text:p>1.23703395919122</text:p>
          </table:table-cell>
          <table:table-cell office:value-type="float" office:value="4.37571111111411" calcext:value-type="float">
            <text:p>4.37571111111411</text:p>
          </table:table-cell>
        </table:table-row>
        <table:table-row table:style-name="ro1">
          <table:table-cell office:value-type="float" office:value="1.24186450848032" calcext:value-type="float">
            <text:p>1.24186450848032</text:p>
          </table:table-cell>
          <table:table-cell office:value-type="float" office:value="5.41533026221523" calcext:value-type="float">
            <text:p>5.41533026221523</text:p>
          </table:table-cell>
          <table:table-cell office:value-type="float" office:value="1.24095546892002" calcext:value-type="float">
            <text:p>1.24095546892002</text:p>
          </table:table-cell>
          <table:table-cell office:value-type="float" office:value="2.09339030581113" calcext:value-type="float">
            <text:p>2.09339030581113</text:p>
          </table:table-cell>
          <table:table-cell office:value-type="float" office:value="1.24064377203127" calcext:value-type="float">
            <text:p>1.24064377203127</text:p>
          </table:table-cell>
          <table:table-cell office:value-type="float" office:value="4.35784267598459" calcext:value-type="float">
            <text:p>4.35784267598459</text:p>
          </table:table-cell>
        </table:table-row>
        <table:table-row table:style-name="ro1">
          <table:table-cell office:value-type="float" office:value="1.2454745797259" calcext:value-type="float">
            <text:p>1.2454745797259</text:p>
          </table:table-cell>
          <table:table-cell office:value-type="float" office:value="5.41315569300296" calcext:value-type="float">
            <text:p>5.41315569300296</text:p>
          </table:table-cell>
          <table:table-cell office:value-type="float" office:value="1.24456290107947" calcext:value-type="float">
            <text:p>1.24456290107947</text:p>
          </table:table-cell>
          <table:table-cell office:value-type="float" office:value="2.09165835725067" calcext:value-type="float">
            <text:p>2.09165835725067</text:p>
          </table:table-cell>
          <table:table-cell office:value-type="float" office:value="1.24425358487132" calcext:value-type="float">
            <text:p>1.24425358487132</text:p>
          </table:table-cell>
          <table:table-cell office:value-type="float" office:value="4.33965228599479" calcext:value-type="float">
            <text:p>4.33965228599479</text:p>
          </table:table-cell>
        </table:table-row>
        <table:table-row table:style-name="ro1">
          <table:table-cell office:value-type="float" office:value="1.24908465097148" calcext:value-type="float">
            <text:p>1.24908465097148</text:p>
          </table:table-cell>
          <table:table-cell office:value-type="float" office:value="5.41101509837432" calcext:value-type="float">
            <text:p>5.41101509837432</text:p>
          </table:table-cell>
          <table:table-cell office:value-type="float" office:value="1.24817033323891" calcext:value-type="float">
            <text:p>1.24817033323891</text:p>
          </table:table-cell>
          <table:table-cell office:value-type="float" office:value="2.0900531883936" calcext:value-type="float">
            <text:p>2.0900531883936</text:p>
          </table:table-cell>
          <table:table-cell office:value-type="float" office:value="1.24786339771137" calcext:value-type="float">
            <text:p>1.24786339771137</text:p>
          </table:table-cell>
          <table:table-cell office:value-type="float" office:value="4.32117087212144" calcext:value-type="float">
            <text:p>4.32117087212144</text:p>
          </table:table-cell>
        </table:table-row>
        <table:table-row table:style-name="ro1">
          <table:table-cell office:value-type="float" office:value="1.25269472221706" calcext:value-type="float">
            <text:p>1.25269472221706</text:p>
          </table:table-cell>
          <table:table-cell office:value-type="float" office:value="5.40890768400259" calcext:value-type="float">
            <text:p>5.40890768400259</text:p>
          </table:table-cell>
          <table:table-cell office:value-type="float" office:value="1.25177776539836" calcext:value-type="float">
            <text:p>1.25177776539836</text:p>
          </table:table-cell>
          <table:table-cell office:value-type="float" office:value="2.08856713808573" calcext:value-type="float">
            <text:p>2.08856713808573</text:p>
          </table:table-cell>
          <table:table-cell office:value-type="float" office:value="1.25147321055142" calcext:value-type="float">
            <text:p>1.25147321055142</text:p>
          </table:table-cell>
          <table:table-cell office:value-type="float" office:value="4.30242936534128" calcext:value-type="float">
            <text:p>4.30242936534128</text:p>
          </table:table-cell>
        </table:table-row>
        <table:table-row table:style-name="ro1">
          <table:table-cell office:value-type="float" office:value="1.25630479346265" calcext:value-type="float">
            <text:p>1.25630479346265</text:p>
          </table:table-cell>
          <table:table-cell office:value-type="float" office:value="5.40683265556105" calcext:value-type="float">
            <text:p>5.40683265556105</text:p>
          </table:table-cell>
          <table:table-cell office:value-type="float" office:value="1.2553851975578" calcext:value-type="float">
            <text:p>1.2553851975578</text:p>
          </table:table-cell>
          <table:table-cell office:value-type="float" office:value="2.0871929142595" calcext:value-type="float">
            <text:p>2.0871929142595</text:p>
          </table:table-cell>
          <table:table-cell office:value-type="float" office:value="1.25508302339147" calcext:value-type="float">
            <text:p>1.25508302339147</text:p>
          </table:table-cell>
          <table:table-cell office:value-type="float" office:value="4.28345869663103" calcext:value-type="float">
            <text:p>4.28345869663103</text:p>
          </table:table-cell>
        </table:table-row>
        <table:table-row table:style-name="ro1">
          <table:table-cell office:value-type="float" office:value="1.25991486470823" calcext:value-type="float">
            <text:p>1.25991486470823</text:p>
          </table:table-cell>
          <table:table-cell office:value-type="float" office:value="5.40478921872297" calcext:value-type="float">
            <text:p>5.40478921872297</text:p>
          </table:table-cell>
          <table:table-cell office:value-type="float" office:value="1.25899262971725" calcext:value-type="float">
            <text:p>1.25899262971725</text:p>
          </table:table-cell>
          <table:table-cell office:value-type="float" office:value="2.08592381649038" calcext:value-type="float">
            <text:p>2.08592381649038</text:p>
          </table:table-cell>
          <table:table-cell office:value-type="float" office:value="1.25869283623152" calcext:value-type="float">
            <text:p>1.25869283623152</text:p>
          </table:table-cell>
          <table:table-cell office:value-type="float" office:value="4.26428979696742" calcext:value-type="float">
            <text:p>4.26428979696742</text:p>
          </table:table-cell>
        </table:table-row>
        <table:table-row table:style-name="ro1">
          <table:table-cell office:value-type="float" office:value="1.26352493595381" calcext:value-type="float">
            <text:p>1.26352493595381</text:p>
          </table:table-cell>
          <table:table-cell office:value-type="float" office:value="5.40277657916164" calcext:value-type="float">
            <text:p>5.40277657916164</text:p>
          </table:table-cell>
          <table:table-cell office:value-type="float" office:value="1.26260006187669" calcext:value-type="float">
            <text:p>1.26260006187669</text:p>
          </table:table-cell>
          <table:table-cell office:value-type="float" office:value="2.08475319760454" calcext:value-type="float">
            <text:p>2.08475319760454</text:p>
          </table:table-cell>
          <table:table-cell office:value-type="float" office:value="1.26230264907157" calcext:value-type="float">
            <text:p>1.26230264907157</text:p>
          </table:table-cell>
          <table:table-cell office:value-type="float" office:value="4.2449535973272" calcext:value-type="float">
            <text:p>4.2449535973272</text:p>
          </table:table-cell>
        </table:table-row>
        <table:table-row table:style-name="ro1">
          <table:table-cell office:value-type="float" office:value="1.26713500719939" calcext:value-type="float">
            <text:p>1.26713500719939</text:p>
          </table:table-cell>
          <table:table-cell office:value-type="float" office:value="5.40079394255034" calcext:value-type="float">
            <text:p>5.40079394255034</text:p>
          </table:table-cell>
          <table:table-cell office:value-type="float" office:value="1.26620749403614" calcext:value-type="float">
            <text:p>1.26620749403614</text:p>
          </table:table-cell>
          <table:table-cell office:value-type="float" office:value="2.08367441042814" calcext:value-type="float">
            <text:p>2.08367441042814</text:p>
          </table:table-cell>
          <table:table-cell office:value-type="float" office:value="1.26591246191162" calcext:value-type="float">
            <text:p>1.26591246191162</text:p>
          </table:table-cell>
          <table:table-cell office:value-type="float" office:value="4.22548102868708" calcext:value-type="float">
            <text:p>4.22548102868708</text:p>
          </table:table-cell>
        </table:table-row>
        <table:table-row table:style-name="ro1">
          <table:table-cell office:value-type="float" office:value="1.27074507844497" calcext:value-type="float">
            <text:p>1.27074507844497</text:p>
          </table:table-cell>
          <table:table-cell office:value-type="float" office:value="5.39884051456234" calcext:value-type="float">
            <text:p>5.39884051456234</text:p>
          </table:table-cell>
          <table:table-cell office:value-type="float" office:value="1.26981492619558" calcext:value-type="float">
            <text:p>1.26981492619558</text:p>
          </table:table-cell>
          <table:table-cell office:value-type="float" office:value="2.08268080778737" calcext:value-type="float">
            <text:p>2.08268080778737</text:p>
          </table:table-cell>
          <table:table-cell office:value-type="float" office:value="1.26952227475167" calcext:value-type="float">
            <text:p>1.26952227475167</text:p>
          </table:table-cell>
          <table:table-cell office:value-type="float" office:value="4.2059030220238" calcext:value-type="float">
            <text:p>4.2059030220238</text:p>
          </table:table-cell>
        </table:table-row>
        <table:table-row table:style-name="ro1">
          <table:table-cell office:value-type="float" office:value="1.27435514969056" calcext:value-type="float">
            <text:p>1.27435514969056</text:p>
          </table:table-cell>
          <table:table-cell office:value-type="float" office:value="5.39691550087093" calcext:value-type="float">
            <text:p>5.39691550087093</text:p>
          </table:table-cell>
          <table:table-cell office:value-type="float" office:value="1.27342235835503" calcext:value-type="float">
            <text:p>1.27342235835503</text:p>
          </table:table-cell>
          <table:table-cell office:value-type="float" office:value="2.08176574250838" calcext:value-type="float">
            <text:p>2.08176574250838</text:p>
          </table:table-cell>
          <table:table-cell office:value-type="float" office:value="1.27313208759172" calcext:value-type="float">
            <text:p>1.27313208759172</text:p>
          </table:table-cell>
          <table:table-cell office:value-type="float" office:value="4.18625050831408" calcext:value-type="float">
            <text:p>4.18625050831408</text:p>
          </table:table-cell>
        </table:table-row>
        <table:table-row table:style-name="ro1">
          <table:table-cell office:value-type="float" office:value="1.27796522093614" calcext:value-type="float">
            <text:p>1.27796522093614</text:p>
          </table:table-cell>
          <table:table-cell office:value-type="float" office:value="5.39501810714938" calcext:value-type="float">
            <text:p>5.39501810714938</text:p>
          </table:table-cell>
          <table:table-cell office:value-type="float" office:value="1.27702979051448" calcext:value-type="float">
            <text:p>1.27702979051448</text:p>
          </table:table-cell>
          <table:table-cell office:value-type="float" office:value="2.08092256741736" calcext:value-type="float">
            <text:p>2.08092256741736</text:p>
          </table:table-cell>
          <table:table-cell office:value-type="float" office:value="1.27674190043177" calcext:value-type="float">
            <text:p>1.27674190043177</text:p>
          </table:table-cell>
          <table:table-cell office:value-type="float" office:value="4.16655441853466" calcext:value-type="float">
            <text:p>4.16655441853466</text:p>
          </table:table-cell>
        </table:table-row>
        <table:table-row table:style-name="ro1">
          <table:table-cell office:value-type="float" office:value="1.28157529218172" calcext:value-type="float">
            <text:p>1.28157529218172</text:p>
          </table:table-cell>
          <table:table-cell office:value-type="float" office:value="5.39314753907097" calcext:value-type="float">
            <text:p>5.39314753907097</text:p>
          </table:table-cell>
          <table:table-cell office:value-type="float" office:value="1.28063722267392" calcext:value-type="float">
            <text:p>1.28063722267392</text:p>
          </table:table-cell>
          <table:table-cell office:value-type="float" office:value="2.08014463534048" calcext:value-type="float">
            <text:p>2.08014463534048</text:p>
          </table:table-cell>
          <table:table-cell office:value-type="float" office:value="1.28035171327182" calcext:value-type="float">
            <text:p>1.28035171327182</text:p>
          </table:table-cell>
          <table:table-cell office:value-type="float" office:value="4.14684568366228" calcext:value-type="float">
            <text:p>4.14684568366228</text:p>
          </table:table-cell>
        </table:table-row>
        <table:table-row table:style-name="ro1">
          <table:table-cell office:value-type="float" office:value="1.2851853634273" calcext:value-type="float">
            <text:p>1.2851853634273</text:p>
          </table:table-cell>
          <table:table-cell office:value-type="float" office:value="5.39130300230899" calcext:value-type="float">
            <text:p>5.39130300230899</text:p>
          </table:table-cell>
          <table:table-cell office:value-type="float" office:value="1.28424465483337" calcext:value-type="float">
            <text:p>1.28424465483337</text:p>
          </table:table-cell>
          <table:table-cell office:value-type="float" office:value="2.0794252991039" calcext:value-type="float">
            <text:p>2.0794252991039</text:p>
          </table:table-cell>
          <table:table-cell office:value-type="float" office:value="1.28396152611187" calcext:value-type="float">
            <text:p>1.28396152611187</text:p>
          </table:table-cell>
          <table:table-cell office:value-type="float" office:value="4.12715523467365" calcext:value-type="float">
            <text:p>4.12715523467365</text:p>
          </table:table-cell>
        </table:table-row>
        <table:table-row table:style-name="ro1">
          <table:table-cell office:value-type="float" office:value="1.28879543467289" calcext:value-type="float">
            <text:p>1.28879543467289</text:p>
          </table:table-cell>
          <table:table-cell office:value-type="float" office:value="5.38948370253671" calcext:value-type="float">
            <text:p>5.38948370253671</text:p>
          </table:table-cell>
          <table:table-cell office:value-type="float" office:value="1.28785208699281" calcext:value-type="float">
            <text:p>1.28785208699281</text:p>
          </table:table-cell>
          <table:table-cell office:value-type="float" office:value="2.0787579115338" calcext:value-type="float">
            <text:p>2.0787579115338</text:p>
          </table:table-cell>
          <table:table-cell office:value-type="float" office:value="1.28757133895192" calcext:value-type="float">
            <text:p>1.28757133895192</text:p>
          </table:table-cell>
          <table:table-cell office:value-type="float" office:value="4.10751400254551" calcext:value-type="float">
            <text:p>4.10751400254551</text:p>
          </table:table-cell>
        </table:table-row>
        <table:table-row table:style-name="ro1">
          <table:table-cell office:value-type="float" office:value="1.29240550591847" calcext:value-type="float">
            <text:p>1.29240550591847</text:p>
          </table:table-cell>
          <table:table-cell office:value-type="float" office:value="5.3876888454274" calcext:value-type="float">
            <text:p>5.3876888454274</text:p>
          </table:table-cell>
          <table:table-cell office:value-type="float" office:value="1.29145951915226" calcext:value-type="float">
            <text:p>1.29145951915226</text:p>
          </table:table-cell>
          <table:table-cell office:value-type="float" office:value="2.07813582545634" calcext:value-type="float">
            <text:p>2.07813582545634</text:p>
          </table:table-cell>
          <table:table-cell office:value-type="float" office:value="1.29118115179197" calcext:value-type="float">
            <text:p>1.29118115179197</text:p>
          </table:table-cell>
          <table:table-cell office:value-type="float" office:value="4.0879529182546" calcext:value-type="float">
            <text:p>4.0879529182546</text:p>
          </table:table-cell>
        </table:table-row>
        <table:table-row table:style-name="ro1">
          <table:table-cell office:value-type="float" office:value="1.29601557716405" calcext:value-type="float">
            <text:p>1.29601557716405</text:p>
          </table:table-cell>
          <table:table-cell office:value-type="float" office:value="5.38591763665436" calcext:value-type="float">
            <text:p>5.38591763665436</text:p>
          </table:table-cell>
          <table:table-cell office:value-type="float" office:value="1.2950669513117" calcext:value-type="float">
            <text:p>1.2950669513117</text:p>
          </table:table-cell>
          <table:table-cell office:value-type="float" office:value="2.07755239369771" calcext:value-type="float">
            <text:p>2.07755239369771</text:p>
          </table:table-cell>
          <table:table-cell office:value-type="float" office:value="1.29479096463201" calcext:value-type="float">
            <text:p>1.29479096463201</text:p>
          </table:table-cell>
          <table:table-cell office:value-type="float" office:value="4.06850291277763" calcext:value-type="float">
            <text:p>4.06850291277763</text:p>
          </table:table-cell>
        </table:table-row>
        <table:table-row table:style-name="ro1">
          <table:table-cell office:value-type="float" office:value="1.29962564840963" calcext:value-type="float">
            <text:p>1.29962564840963</text:p>
          </table:table-cell>
          <table:table-cell office:value-type="float" office:value="5.38416928189086" calcext:value-type="float">
            <text:p>5.38416928189086</text:p>
          </table:table-cell>
          <table:table-cell office:value-type="float" office:value="1.29867438347115" calcext:value-type="float">
            <text:p>1.29867438347115</text:p>
          </table:table-cell>
          <table:table-cell office:value-type="float" office:value="2.07700096908407" calcext:value-type="float">
            <text:p>2.07700096908407</text:p>
          </table:table-cell>
          <table:table-cell office:value-type="float" office:value="1.29840077747206" calcext:value-type="float">
            <text:p>1.29840077747206</text:p>
          </table:table-cell>
          <table:table-cell office:value-type="float" office:value="4.04919491709135" calcext:value-type="float">
            <text:p>4.04919491709135</text:p>
          </table:table-cell>
        </table:table-row>
        <table:table-row table:style-name="ro1">
          <table:table-cell office:value-type="float" office:value="1.30323571965522" calcext:value-type="float">
            <text:p>1.30323571965522</text:p>
          </table:table-cell>
          <table:table-cell office:value-type="float" office:value="5.38244298681018" calcext:value-type="float">
            <text:p>5.38244298681018</text:p>
          </table:table-cell>
          <table:table-cell office:value-type="float" office:value="1.30228181563059" calcext:value-type="float">
            <text:p>1.30228181563059</text:p>
          </table:table-cell>
          <table:table-cell office:value-type="float" office:value="2.07647490444159" calcext:value-type="float">
            <text:p>2.07647490444159</text:p>
          </table:table-cell>
          <table:table-cell office:value-type="float" office:value="1.30201059031211" calcext:value-type="float">
            <text:p>1.30201059031211</text:p>
          </table:table-cell>
          <table:table-cell office:value-type="float" office:value="4.03005986217248" calcext:value-type="float">
            <text:p>4.03005986217248</text:p>
          </table:table-cell>
        </table:table-row>
        <table:table-row table:style-name="ro1">
          <table:table-cell office:value-type="float" office:value="1.3068457909008" calcext:value-type="float">
            <text:p>1.3068457909008</text:p>
          </table:table-cell>
          <table:table-cell office:value-type="float" office:value="5.3807379570856" calcext:value-type="float">
            <text:p>5.3807379570856</text:p>
          </table:table-cell>
          <table:table-cell office:value-type="float" office:value="1.30588924779004" calcext:value-type="float">
            <text:p>1.30588924779004</text:p>
          </table:table-cell>
          <table:table-cell office:value-type="float" office:value="2.07596755259645" calcext:value-type="float">
            <text:p>2.07596755259645</text:p>
          </table:table-cell>
          <table:table-cell office:value-type="float" office:value="1.30562040315216" calcext:value-type="float">
            <text:p>1.30562040315216</text:p>
          </table:table-cell>
          <table:table-cell office:value-type="float" office:value="4.01112867899776" calcext:value-type="float">
            <text:p>4.01112867899776</text:p>
          </table:table-cell>
        </table:table-row>
        <table:table-row table:style-name="ro1">
          <table:table-cell office:value-type="float" office:value="1.31045586214638" calcext:value-type="float">
            <text:p>1.31045586214638</text:p>
          </table:table-cell>
          <table:table-cell office:value-type="float" office:value="5.37905339839039" calcext:value-type="float">
            <text:p>5.37905339839039</text:p>
          </table:table-cell>
          <table:table-cell office:value-type="float" office:value="1.30949667994949" calcext:value-type="float">
            <text:p>1.30949667994949</text:p>
          </table:table-cell>
          <table:table-cell office:value-type="float" office:value="2.07547226637481" calcext:value-type="float">
            <text:p>2.07547226637481</text:p>
          </table:table-cell>
          <table:table-cell office:value-type="float" office:value="1.30923021599221" calcext:value-type="float">
            <text:p>1.30923021599221</text:p>
          </table:table-cell>
          <table:table-cell office:value-type="float" office:value="3.99243229854391" calcext:value-type="float">
            <text:p>3.99243229854391</text:p>
          </table:table-cell>
        </table:table-row>
        <table:table-row table:style-name="ro1">
          <table:table-cell office:value-type="float" office:value="1.31406593339196" calcext:value-type="float">
            <text:p>1.31406593339196</text:p>
          </table:table-cell>
          <table:table-cell office:value-type="float" office:value="5.37738851639784" calcext:value-type="float">
            <text:p>5.37738851639784</text:p>
          </table:table-cell>
          <table:table-cell office:value-type="float" office:value="1.31310411210893" calcext:value-type="float">
            <text:p>1.31310411210893</text:p>
          </table:table-cell>
          <table:table-cell office:value-type="float" office:value="2.07498239860285" calcext:value-type="float">
            <text:p>2.07498239860285</text:p>
          </table:table-cell>
          <table:table-cell office:value-type="float" office:value="1.31284002883226" calcext:value-type="float">
            <text:p>1.31284002883226</text:p>
          </table:table-cell>
          <table:table-cell office:value-type="float" office:value="3.97400165178766" calcext:value-type="float">
            <text:p>3.97400165178766</text:p>
          </table:table-cell>
        </table:table-row>
        <table:table-row table:style-name="ro1">
          <table:table-cell office:value-type="float" office:value="1.31767600463754" calcext:value-type="float">
            <text:p>1.31767600463754</text:p>
          </table:table-cell>
          <table:table-cell office:value-type="float" office:value="5.37574251678123" calcext:value-type="float">
            <text:p>5.37574251678123</text:p>
          </table:table-cell>
          <table:table-cell office:value-type="float" office:value="1.31671154426838" calcext:value-type="float">
            <text:p>1.31671154426838</text:p>
          </table:table-cell>
          <table:table-cell office:value-type="float" office:value="2.07449130210674" calcext:value-type="float">
            <text:p>2.07449130210674</text:p>
          </table:table-cell>
          <table:table-cell office:value-type="float" office:value="1.31644984167231" calcext:value-type="float">
            <text:p>1.31644984167231</text:p>
          </table:table-cell>
          <table:table-cell office:value-type="float" office:value="3.95586766970575" calcext:value-type="float">
            <text:p>3.95586766970575</text:p>
          </table:table-cell>
        </table:table-row>
        <table:table-row table:style-name="ro1">
          <table:table-cell office:value-type="float" office:value="1.32128607588313" calcext:value-type="float">
            <text:p>1.32128607588313</text:p>
          </table:table-cell>
          <table:table-cell office:value-type="float" office:value="5.37411460521383" calcext:value-type="float">
            <text:p>5.37411460521383</text:p>
          </table:table-cell>
          <table:table-cell office:value-type="float" office:value="1.32031897642782" calcext:value-type="float">
            <text:p>1.32031897642782</text:p>
          </table:table-cell>
          <table:table-cell office:value-type="float" office:value="2.07399232971265" calcext:value-type="float">
            <text:p>2.07399232971265</text:p>
          </table:table-cell>
          <table:table-cell office:value-type="float" office:value="1.32005965451236" calcext:value-type="float">
            <text:p>1.32005965451236</text:p>
          </table:table-cell>
          <table:table-cell office:value-type="float" office:value="3.9380612832749" calcext:value-type="float">
            <text:p>3.9380612832749</text:p>
          </table:table-cell>
        </table:table-row>
        <table:table-row table:style-name="ro1">
          <table:table-cell office:value-type="float" office:value="1.32489614712871" calcext:value-type="float">
            <text:p>1.32489614712871</text:p>
          </table:table-cell>
          <table:table-cell office:value-type="float" office:value="5.37250398736892" calcext:value-type="float">
            <text:p>5.37250398736892</text:p>
          </table:table-cell>
          <table:table-cell office:value-type="float" office:value="1.32392640858727" calcext:value-type="float">
            <text:p>1.32392640858727</text:p>
          </table:table-cell>
          <table:table-cell office:value-type="float" office:value="2.07347883424675" calcext:value-type="float">
            <text:p>2.07347883424675</text:p>
          </table:table-cell>
          <table:table-cell office:value-type="float" office:value="1.32366946735241" calcext:value-type="float">
            <text:p>1.32366946735241</text:p>
          </table:table-cell>
          <table:table-cell office:value-type="float" office:value="3.92061342347186" calcext:value-type="float">
            <text:p>3.92061342347186</text:p>
          </table:table-cell>
        </table:table-row>
        <table:table-row table:style-name="ro1">
          <table:table-cell office:value-type="float" office:value="1.32850621837429" calcext:value-type="float">
            <text:p>1.32850621837429</text:p>
          </table:table-cell>
          <table:table-cell office:value-type="float" office:value="5.37090986891979" calcext:value-type="float">
            <text:p>5.37090986891979</text:p>
          </table:table-cell>
          <table:table-cell office:value-type="float" office:value="1.32753384074671" calcext:value-type="float">
            <text:p>1.32753384074671</text:p>
          </table:table-cell>
          <table:table-cell office:value-type="float" office:value="2.07294416853521" calcext:value-type="float">
            <text:p>2.07294416853521</text:p>
          </table:table-cell>
          <table:table-cell office:value-type="float" office:value="1.32727928019246" calcext:value-type="float">
            <text:p>1.32727928019246</text:p>
          </table:table-cell>
          <table:table-cell office:value-type="float" office:value="3.90355502127334" calcext:value-type="float">
            <text:p>3.90355502127334</text:p>
          </table:table-cell>
        </table:table-row>
        <table:table-row table:style-name="ro1">
          <table:table-cell office:value-type="float" office:value="1.33211628961987" calcext:value-type="float">
            <text:p>1.33211628961987</text:p>
          </table:table-cell>
          <table:table-cell office:value-type="float" office:value="5.36933145553972" calcext:value-type="float">
            <text:p>5.36933145553972</text:p>
          </table:table-cell>
          <table:table-cell office:value-type="float" office:value="1.33114127290616" calcext:value-type="float">
            <text:p>1.33114127290616</text:p>
          </table:table-cell>
          <table:table-cell office:value-type="float" office:value="2.07238168540421" calcext:value-type="float">
            <text:p>2.07238168540421</text:p>
          </table:table-cell>
          <table:table-cell office:value-type="float" office:value="1.33088909303251" calcext:value-type="float">
            <text:p>1.33088909303251</text:p>
          </table:table-cell>
          <table:table-cell office:value-type="float" office:value="3.88691700765607" calcext:value-type="float">
            <text:p>3.88691700765607</text:p>
          </table:table-cell>
        </table:table-row>
        <table:table-row table:style-name="ro1">
          <table:table-cell office:value-type="float" office:value="1.33572636086546" calcext:value-type="float">
            <text:p>1.33572636086546</text:p>
          </table:table-cell>
          <table:table-cell office:value-type="float" office:value="5.36776795290197" calcext:value-type="float">
            <text:p>5.36776795290197</text:p>
          </table:table-cell>
          <table:table-cell office:value-type="float" office:value="1.33474870506561" calcext:value-type="float">
            <text:p>1.33474870506561</text:p>
          </table:table-cell>
          <table:table-cell office:value-type="float" office:value="2.07178473767991" calcext:value-type="float">
            <text:p>2.07178473767991</text:p>
          </table:table-cell>
          <table:table-cell office:value-type="float" office:value="1.33449890587256" calcext:value-type="float">
            <text:p>1.33449890587256</text:p>
          </table:table-cell>
          <table:table-cell office:value-type="float" office:value="3.87072840624717" calcext:value-type="float">
            <text:p>3.87072840624717</text:p>
          </table:table-cell>
        </table:table-row>
        <table:table-row table:style-name="ro1">
          <table:table-cell office:value-type="float" office:value="1.33933643211104" calcext:value-type="float">
            <text:p>1.33933643211104</text:p>
          </table:table-cell>
          <table:table-cell office:value-type="float" office:value="5.36621856667984" calcext:value-type="float">
            <text:p>5.36621856667984</text:p>
          </table:table-cell>
          <table:table-cell office:value-type="float" office:value="1.33835613722505" calcext:value-type="float">
            <text:p>1.33835613722505</text:p>
          </table:table-cell>
          <table:table-cell office:value-type="float" office:value="2.07114667818849" calcext:value-type="float">
            <text:p>2.07114667818849</text:p>
          </table:table-cell>
          <table:table-cell office:value-type="float" office:value="1.33810871871261" calcext:value-type="float">
            <text:p>1.33810871871261</text:p>
          </table:table-cell>
          <table:table-cell office:value-type="float" office:value="3.85499523148455" calcext:value-type="float">
            <text:p>3.85499523148455</text:p>
          </table:table-cell>
        </table:table-row>
        <table:table-row table:style-name="ro1">
          <table:table-cell office:value-type="float" office:value="1.34294650335662" calcext:value-type="float">
            <text:p>1.34294650335662</text:p>
          </table:table-cell>
          <table:table-cell office:value-type="float" office:value="5.3646825025466" calcext:value-type="float">
            <text:p>5.3646825025466</text:p>
          </table:table-cell>
          <table:table-cell office:value-type="float" office:value="1.3419635693845" calcext:value-type="float">
            <text:p>1.3419635693845</text:p>
          </table:table-cell>
          <table:table-cell office:value-type="float" office:value="2.07046085975612" calcext:value-type="float">
            <text:p>2.07046085975612</text:p>
          </table:table-cell>
          <table:table-cell office:value-type="float" office:value="1.34171853155266" calcext:value-type="float">
            <text:p>1.34171853155266</text:p>
          </table:table-cell>
          <table:table-cell office:value-type="float" office:value="3.83970824618767" calcext:value-type="float">
            <text:p>3.83970824618767</text:p>
          </table:table-cell>
        </table:table-row>
        <table:table-row table:style-name="ro1">
          <table:table-cell office:value-type="float" office:value="1.3465565746022" calcext:value-type="float">
            <text:p>1.3465565746022</text:p>
          </table:table-cell>
          <table:table-cell office:value-type="float" office:value="5.36315896617553" calcext:value-type="float">
            <text:p>5.36315896617553</text:p>
          </table:table-cell>
          <table:table-cell office:value-type="float" office:value="1.34557100154394" calcext:value-type="float">
            <text:p>1.34557100154394</text:p>
          </table:table-cell>
          <table:table-cell office:value-type="float" office:value="2.06972063520896" calcext:value-type="float">
            <text:p>2.06972063520896</text:p>
          </table:table-cell>
          <table:table-cell office:value-type="float" office:value="1.34532834439271" calcext:value-type="float">
            <text:p>1.34532834439271</text:p>
          </table:table-cell>
          <table:table-cell office:value-type="float" office:value="3.82485794005602" calcext:value-type="float">
            <text:p>3.82485794005602</text:p>
          </table:table-cell>
        </table:table-row>
        <table:table-row table:style-name="ro1">
          <table:table-cell office:value-type="float" office:value="1.35016664584779" calcext:value-type="float">
            <text:p>1.35016664584779</text:p>
          </table:table-cell>
          <table:table-cell office:value-type="float" office:value="5.36164716323991" calcext:value-type="float">
            <text:p>5.36164716323991</text:p>
          </table:table-cell>
          <table:table-cell office:value-type="float" office:value="1.34917843370339" calcext:value-type="float">
            <text:p>1.34917843370339</text:p>
          </table:table-cell>
          <table:table-cell office:value-type="float" office:value="2.0689193573732" calcext:value-type="float">
            <text:p>2.0689193573732</text:p>
          </table:table-cell>
          <table:table-cell office:value-type="float" office:value="1.34893815723276" calcext:value-type="float">
            <text:p>1.34893815723276</text:p>
          </table:table-cell>
          <table:table-cell office:value-type="float" office:value="3.81043480278909" calcext:value-type="float">
            <text:p>3.81043480278909</text:p>
          </table:table-cell>
        </table:table-row>
        <table:table-row table:style-name="ro1">
          <table:table-cell office:value-type="float" office:value="1.35377671709337" calcext:value-type="float">
            <text:p>1.35377671709337</text:p>
          </table:table-cell>
          <table:table-cell office:value-type="float" office:value="5.36014629941302" calcext:value-type="float">
            <text:p>5.36014629941302</text:p>
          </table:table-cell>
          <table:table-cell office:value-type="float" office:value="1.35278586586283" calcext:value-type="float">
            <text:p>1.35278586586283</text:p>
          </table:table-cell>
          <table:table-cell office:value-type="float" office:value="2.068050379075" calcext:value-type="float">
            <text:p>2.068050379075</text:p>
          </table:table-cell>
          <table:table-cell office:value-type="float" office:value="1.35254797007281" calcext:value-type="float">
            <text:p>1.35254797007281</text:p>
          </table:table-cell>
          <table:table-cell office:value-type="float" office:value="3.79642932408635" calcext:value-type="float">
            <text:p>3.79642932408635</text:p>
          </table:table-cell>
        </table:table-row>
        <table:table-row table:style-name="ro1">
          <table:table-cell office:value-type="float" office:value="1.35738678833895" calcext:value-type="float">
            <text:p>1.35738678833895</text:p>
          </table:table-cell>
          <table:table-cell office:value-type="float" office:value="5.35865558034467" calcext:value-type="float">
            <text:p>5.35865558034467</text:p>
          </table:table-cell>
          <table:table-cell office:value-type="float" office:value="1.35639329802228" calcext:value-type="float">
            <text:p>1.35639329802228</text:p>
          </table:table-cell>
          <table:table-cell office:value-type="float" office:value="2.06710705314054" calcext:value-type="float">
            <text:p>2.06710705314054</text:p>
          </table:table-cell>
          <table:table-cell office:value-type="float" office:value="1.35615778291286" calcext:value-type="float">
            <text:p>1.35615778291286</text:p>
          </table:table-cell>
          <table:table-cell office:value-type="float" office:value="3.78283199364729" calcext:value-type="float">
            <text:p>3.78283199364729</text:p>
          </table:table-cell>
        </table:table-row>
        <table:table-row table:style-name="ro1">
          <table:table-cell office:value-type="float" office:value="1.36099685958453" calcext:value-type="float">
            <text:p>1.36099685958453</text:p>
          </table:table-cell>
          <table:table-cell office:value-type="float" office:value="5.35717415979595" calcext:value-type="float">
            <text:p>5.35717415979595</text:p>
          </table:table-cell>
          <table:table-cell office:value-type="float" office:value="1.36000073018172" calcext:value-type="float">
            <text:p>1.36000073018172</text:p>
          </table:table-cell>
          <table:table-cell office:value-type="float" office:value="2.06608273239598" calcext:value-type="float">
            <text:p>2.06608273239598</text:p>
          </table:table-cell>
          <table:table-cell office:value-type="float" office:value="1.3597675957529" calcext:value-type="float">
            <text:p>1.3597675957529</text:p>
          </table:table-cell>
          <table:table-cell office:value-type="float" office:value="3.76963330117139" calcext:value-type="float">
            <text:p>3.76963330117139</text:p>
          </table:table-cell>
        </table:table-row>
        <table:table-row table:style-name="ro1">
          <table:table-cell office:value-type="float" office:value="1.36460693083011" calcext:value-type="float">
            <text:p>1.36460693083011</text:p>
          </table:table-cell>
          <table:table-cell office:value-type="float" office:value="5.35570102949406" calcext:value-type="float">
            <text:p>5.35570102949406</text:p>
          </table:table-cell>
          <table:table-cell office:value-type="float" office:value="1.36360816234117" calcext:value-type="float">
            <text:p>1.36360816234117</text:p>
          </table:table-cell>
          <table:table-cell office:value-type="float" office:value="2.0649707696675" calcext:value-type="float">
            <text:p>2.0649707696675</text:p>
          </table:table-cell>
          <table:table-cell office:value-type="float" office:value="1.36337740859295" calcext:value-type="float">
            <text:p>1.36337740859295</text:p>
          </table:table-cell>
          <table:table-cell office:value-type="float" office:value="3.75682373635813" calcext:value-type="float">
            <text:p>3.75682373635813</text:p>
          </table:table-cell>
        </table:table-row>
        <table:table-row table:style-name="ro1">
          <table:table-cell office:value-type="float" office:value="1.3682170020757" calcext:value-type="float">
            <text:p>1.3682170020757</text:p>
          </table:table-cell>
          <table:table-cell office:value-type="float" office:value="5.35423514962544" calcext:value-type="float">
            <text:p>5.35423514962544</text:p>
          </table:table-cell>
          <table:table-cell office:value-type="float" office:value="1.36721559450062" calcext:value-type="float">
            <text:p>1.36721559450062</text:p>
          </table:table-cell>
          <table:table-cell office:value-type="float" office:value="2.06376451787133" calcext:value-type="float">
            <text:p>2.06376451787133</text:p>
          </table:table-cell>
          <table:table-cell office:value-type="float" office:value="1.366987221433" calcext:value-type="float">
            <text:p>1.366987221433</text:p>
          </table:table-cell>
          <table:table-cell office:value-type="float" office:value="3.744393788907" calcext:value-type="float">
            <text:p>3.744393788907</text:p>
          </table:table-cell>
        </table:table-row>
        <table:table-row table:style-name="ro1">
          <table:table-cell office:value-type="float" office:value="1.37182707332128" calcext:value-type="float">
            <text:p>1.37182707332128</text:p>
          </table:table-cell>
          <table:table-cell office:value-type="float" office:value="5.35277548037655" calcext:value-type="float">
            <text:p>5.35277548037655</text:p>
          </table:table-cell>
          <table:table-cell office:value-type="float" office:value="1.37082302666006" calcext:value-type="float">
            <text:p>1.37082302666006</text:p>
          </table:table-cell>
          <table:table-cell office:value-type="float" office:value="2.06245908863262" calcext:value-type="float">
            <text:p>2.06245908863262</text:p>
          </table:table-cell>
          <table:table-cell office:value-type="float" office:value="1.37059703427305" calcext:value-type="float">
            <text:p>1.37059703427305</text:p>
          </table:table-cell>
          <table:table-cell office:value-type="float" office:value="3.73233394851748" calcext:value-type="float">
            <text:p>3.73233394851748</text:p>
          </table:table-cell>
        </table:table-row>
        <table:table-row table:style-name="ro1">
          <table:table-cell office:value-type="float" office:value="1.37543714456686" calcext:value-type="float">
            <text:p>1.37543714456686</text:p>
          </table:table-cell>
          <table:table-cell office:value-type="float" office:value="5.35132098193383" calcext:value-type="float">
            <text:p>5.35132098193383</text:p>
          </table:table-cell>
          <table:table-cell office:value-type="float" office:value="1.37443045881951" calcext:value-type="float">
            <text:p>1.37443045881951</text:p>
          </table:table-cell>
          <table:table-cell office:value-type="float" office:value="2.0610558610124" calcext:value-type="float">
            <text:p>2.0610558610124</text:p>
          </table:table-cell>
          <table:table-cell office:value-type="float" office:value="1.3742068471131" calcext:value-type="float">
            <text:p>1.3742068471131</text:p>
          </table:table-cell>
          <table:table-cell office:value-type="float" office:value="3.72063470488905" calcext:value-type="float">
            <text:p>3.72063470488905</text:p>
          </table:table-cell>
        </table:table-row>
        <table:table-row table:style-name="ro1">
          <table:table-cell office:value-type="float" office:value="1.37904721581244" calcext:value-type="float">
            <text:p>1.37904721581244</text:p>
          </table:table-cell>
          <table:table-cell office:value-type="float" office:value="5.34987061448373" calcext:value-type="float">
            <text:p>5.34987061448373</text:p>
          </table:table-cell>
          <table:table-cell office:value-type="float" office:value="1.37803789097895" calcext:value-type="float">
            <text:p>1.37803789097895</text:p>
          </table:table-cell>
          <table:table-cell office:value-type="float" office:value="2.05955760960491" calcext:value-type="float">
            <text:p>2.05955760960491</text:p>
          </table:table-cell>
          <table:table-cell office:value-type="float" office:value="1.37781665995315" calcext:value-type="float">
            <text:p>1.37781665995315</text:p>
          </table:table-cell>
          <table:table-cell office:value-type="float" office:value="3.70928654772119" calcext:value-type="float">
            <text:p>3.70928654772119</text:p>
          </table:table-cell>
        </table:table-row>
        <table:table-row table:style-name="ro1">
          <table:table-cell office:value-type="float" office:value="1.38265728705803" calcext:value-type="float">
            <text:p>1.38265728705803</text:p>
          </table:table-cell>
          <table:table-cell office:value-type="float" office:value="5.3484233382127" calcext:value-type="float">
            <text:p>5.3484233382127</text:p>
          </table:table-cell>
          <table:table-cell office:value-type="float" office:value="1.3816453231384" calcext:value-type="float">
            <text:p>1.3816453231384</text:p>
          </table:table-cell>
          <table:table-cell office:value-type="float" office:value="2.05796710900438" calcext:value-type="float">
            <text:p>2.05796710900438</text:p>
          </table:table-cell>
          <table:table-cell office:value-type="float" office:value="1.3814264727932" calcext:value-type="float">
            <text:p>1.3814264727932</text:p>
          </table:table-cell>
          <table:table-cell office:value-type="float" office:value="3.69827996671339" calcext:value-type="float">
            <text:p>3.69827996671339</text:p>
          </table:table-cell>
        </table:table-row>
        <table:table-row table:style-name="ro1">
          <table:table-cell office:value-type="float" office:value="1.38626735830361" calcext:value-type="float">
            <text:p>1.38626735830361</text:p>
          </table:table-cell>
          <table:table-cell office:value-type="float" office:value="5.34697811330719" calcext:value-type="float">
            <text:p>5.34697811330719</text:p>
          </table:table-cell>
          <table:table-cell office:value-type="float" office:value="1.38525275529784" calcext:value-type="float">
            <text:p>1.38525275529784</text:p>
          </table:table-cell>
          <table:table-cell office:value-type="float" office:value="2.05628713380506" calcext:value-type="float">
            <text:p>2.05628713380506</text:p>
          </table:table-cell>
          <table:table-cell office:value-type="float" office:value="1.38503628563325" calcext:value-type="float">
            <text:p>1.38503628563325</text:p>
          </table:table-cell>
          <table:table-cell office:value-type="float" office:value="3.68760545156512" calcext:value-type="float">
            <text:p>3.68760545156512</text:p>
          </table:table-cell>
        </table:table-row>
        <table:table-row table:style-name="ro1">
          <table:table-cell office:value-type="float" office:value="1.38987742954919" calcext:value-type="float">
            <text:p>1.38987742954919</text:p>
          </table:table-cell>
          <table:table-cell office:value-type="float" office:value="5.34553389995364" calcext:value-type="float">
            <text:p>5.34553389995364</text:p>
          </table:table-cell>
          <table:table-cell office:value-type="float" office:value="1.38886018745729" calcext:value-type="float">
            <text:p>1.38886018745729</text:p>
          </table:table-cell>
          <table:table-cell office:value-type="float" office:value="2.05452045860119" calcext:value-type="float">
            <text:p>2.05452045860119</text:p>
          </table:table-cell>
          <table:table-cell office:value-type="float" office:value="1.3886460984733" calcext:value-type="float">
            <text:p>1.3886460984733</text:p>
          </table:table-cell>
          <table:table-cell office:value-type="float" office:value="3.67725349197588" calcext:value-type="float">
            <text:p>3.67725349197588</text:p>
          </table:table-cell>
        </table:table-row>
        <table:table-row table:style-name="ro1">
          <table:table-cell office:value-type="float" office:value="1.39348750079477" calcext:value-type="float">
            <text:p>1.39348750079477</text:p>
          </table:table-cell>
          <table:table-cell office:value-type="float" office:value="5.34408965833851" calcext:value-type="float">
            <text:p>5.34408965833851</text:p>
          </table:table-cell>
          <table:table-cell office:value-type="float" office:value="1.39246761961674" calcext:value-type="float">
            <text:p>1.39246761961674</text:p>
          </table:table-cell>
          <table:table-cell office:value-type="float" office:value="2.052669857987" calcext:value-type="float">
            <text:p>2.052669857987</text:p>
          </table:table-cell>
          <table:table-cell office:value-type="float" office:value="1.39225591131335" calcext:value-type="float">
            <text:p>1.39225591131335</text:p>
          </table:table-cell>
          <table:table-cell office:value-type="float" office:value="3.66721457764515" calcext:value-type="float">
            <text:p>3.66721457764515</text:p>
          </table:table-cell>
        </table:table-row>
        <table:table-row table:style-name="ro1">
          <table:table-cell office:value-type="float" office:value="1.39709757204036" calcext:value-type="float">
            <text:p>1.39709757204036</text:p>
          </table:table-cell>
          <table:table-cell office:value-type="float" office:value="5.34264434864824" calcext:value-type="float">
            <text:p>5.34264434864824</text:p>
          </table:table-cell>
          <table:table-cell office:value-type="float" office:value="1.39607505177618" calcext:value-type="float">
            <text:p>1.39607505177618</text:p>
          </table:table-cell>
          <table:table-cell office:value-type="float" office:value="2.05073810655674" calcext:value-type="float">
            <text:p>2.05073810655674</text:p>
          </table:table-cell>
          <table:table-cell office:value-type="float" office:value="1.3958657241534" calcext:value-type="float">
            <text:p>1.3958657241534</text:p>
          </table:table-cell>
          <table:table-cell office:value-type="float" office:value="3.65747919827239" calcext:value-type="float">
            <text:p>3.65747919827239</text:p>
          </table:table-cell>
        </table:table-row>
        <table:table-row table:style-name="ro1">
          <table:table-cell office:value-type="float" office:value="1.40070764328594" calcext:value-type="float">
            <text:p>1.40070764328594</text:p>
          </table:table-cell>
          <table:table-cell office:value-type="float" office:value="5.34119693106928" calcext:value-type="float">
            <text:p>5.34119693106928</text:p>
          </table:table-cell>
          <table:table-cell office:value-type="float" office:value="1.39968248393563" calcext:value-type="float">
            <text:p>1.39968248393563</text:p>
          </table:table-cell>
          <table:table-cell office:value-type="float" office:value="2.04872797890464" calcext:value-type="float">
            <text:p>2.04872797890464</text:p>
          </table:table-cell>
          <table:table-cell office:value-type="float" office:value="1.39947553699345" calcext:value-type="float">
            <text:p>1.39947553699345</text:p>
          </table:table-cell>
          <table:table-cell office:value-type="float" office:value="3.64803784355711" calcext:value-type="float">
            <text:p>3.64803784355711</text:p>
          </table:table-cell>
        </table:table-row>
        <table:table-row table:style-name="ro1">
          <table:table-cell office:value-type="float" office:value="1.40431771453152" calcext:value-type="float">
            <text:p>1.40431771453152</text:p>
          </table:table-cell>
          <table:table-cell office:value-type="float" office:value="5.33974636578808" calcext:value-type="float">
            <text:p>5.33974636578808</text:p>
          </table:table-cell>
          <table:table-cell office:value-type="float" office:value="1.40328991609507" calcext:value-type="float">
            <text:p>1.40328991609507</text:p>
          </table:table-cell>
          <table:table-cell office:value-type="float" office:value="2.04664224962494" calcext:value-type="float">
            <text:p>2.04664224962494</text:p>
          </table:table-cell>
          <table:table-cell office:value-type="float" office:value="1.4030853498335" calcext:value-type="float">
            <text:p>1.4030853498335</text:p>
          </table:table-cell>
          <table:table-cell office:value-type="float" office:value="3.63888100319878" calcext:value-type="float">
            <text:p>3.63888100319878</text:p>
          </table:table-cell>
        </table:table-row>
        <table:table-row table:style-name="ro1">
          <table:table-cell office:value-type="float" office:value="1.4079277857771" calcext:value-type="float">
            <text:p>1.4079277857771</text:p>
          </table:table-cell>
          <table:table-cell office:value-type="float" office:value="5.33829161299109" calcext:value-type="float">
            <text:p>5.33829161299109</text:p>
          </table:table-cell>
          <table:table-cell office:value-type="float" office:value="1.40689734825452" calcext:value-type="float">
            <text:p>1.40689734825452</text:p>
          </table:table-cell>
          <table:table-cell office:value-type="float" office:value="2.04448369331188" calcext:value-type="float">
            <text:p>2.04448369331188</text:p>
          </table:table-cell>
          <table:table-cell office:value-type="float" office:value="1.40669516267355" calcext:value-type="float">
            <text:p>1.40669516267355</text:p>
          </table:table-cell>
          <table:table-cell office:value-type="float" office:value="3.62999916689689" calcext:value-type="float">
            <text:p>3.62999916689689</text:p>
          </table:table-cell>
        </table:table-row>
        <table:table-row table:style-name="ro1">
          <table:table-cell office:value-type="float" office:value="1.41153785702268" calcext:value-type="float">
            <text:p>1.41153785702268</text:p>
          </table:table-cell>
          <table:table-cell office:value-type="float" office:value="5.33683163286475" calcext:value-type="float">
            <text:p>5.33683163286475</text:p>
          </table:table-cell>
          <table:table-cell office:value-type="float" office:value="1.41050478041396" calcext:value-type="float">
            <text:p>1.41050478041396</text:p>
          </table:table-cell>
          <table:table-cell office:value-type="float" office:value="2.0422550845597" calcext:value-type="float">
            <text:p>2.0422550845597</text:p>
          </table:table-cell>
          <table:table-cell office:value-type="float" office:value="1.4103049755136" calcext:value-type="float">
            <text:p>1.4103049755136</text:p>
          </table:table-cell>
          <table:table-cell office:value-type="float" office:value="3.62138282435091" calcext:value-type="float">
            <text:p>3.62138282435091</text:p>
          </table:table-cell>
        </table:table-row>
        <table:table-row table:style-name="ro1">
          <table:table-cell office:value-type="float" office:value="1.41514792826827" calcext:value-type="float">
            <text:p>1.41514792826827</text:p>
          </table:table-cell>
          <table:table-cell office:value-type="float" office:value="5.33536538559551" calcext:value-type="float">
            <text:p>5.33536538559551</text:p>
          </table:table-cell>
          <table:table-cell office:value-type="float" office:value="1.41411221257341" calcext:value-type="float">
            <text:p>1.41411221257341</text:p>
          </table:table-cell>
          <table:table-cell office:value-type="float" office:value="2.03995919796265" calcext:value-type="float">
            <text:p>2.03995919796265</text:p>
          </table:table-cell>
          <table:table-cell office:value-type="float" office:value="1.41391478835365" calcext:value-type="float">
            <text:p>1.41391478835365</text:p>
          </table:table-cell>
          <table:table-cell office:value-type="float" office:value="3.61302246526033" calcext:value-type="float">
            <text:p>3.61302246526033</text:p>
          </table:table-cell>
        </table:table-row>
        <table:table-row table:style-name="ro1">
          <table:table-cell office:value-type="float" office:value="1.41875799951385" calcext:value-type="float">
            <text:p>1.41875799951385</text:p>
          </table:table-cell>
          <table:table-cell office:value-type="float" office:value="5.33389183136983" calcext:value-type="float">
            <text:p>5.33389183136983</text:p>
          </table:table-cell>
          <table:table-cell office:value-type="float" office:value="1.41771964473285" calcext:value-type="float">
            <text:p>1.41771964473285</text:p>
          </table:table-cell>
          <table:table-cell office:value-type="float" office:value="2.03759880811495" calcext:value-type="float">
            <text:p>2.03759880811495</text:p>
          </table:table-cell>
          <table:table-cell office:value-type="float" office:value="1.4175246011937" calcext:value-type="float">
            <text:p>1.4175246011937</text:p>
          </table:table-cell>
          <table:table-cell office:value-type="float" office:value="3.60490857932463" calcext:value-type="float">
            <text:p>3.60490857932463</text:p>
          </table:table-cell>
        </table:table-row>
        <table:table-row table:style-name="ro1">
          <table:table-cell office:value-type="float" office:value="1.42236807075943" calcext:value-type="float">
            <text:p>1.42236807075943</text:p>
          </table:table-cell>
          <table:table-cell office:value-type="float" office:value="5.33240993037415" calcext:value-type="float">
            <text:p>5.33240993037415</text:p>
          </table:table-cell>
          <table:table-cell office:value-type="float" office:value="1.4213270768923" calcext:value-type="float">
            <text:p>1.4213270768923</text:p>
          </table:table-cell>
          <table:table-cell office:value-type="float" office:value="2.03517668961085" calcext:value-type="float">
            <text:p>2.03517668961085</text:p>
          </table:table-cell>
          <table:table-cell office:value-type="float" office:value="1.42113441403375" calcext:value-type="float">
            <text:p>1.42113441403375</text:p>
          </table:table-cell>
          <table:table-cell office:value-type="float" office:value="3.5970316562433" calcext:value-type="float">
            <text:p>3.5970316562433</text:p>
          </table:table-cell>
        </table:table-row>
        <table:table-row table:style-name="ro1">
          <table:table-cell office:value-type="float" office:value="1.42597814200501" calcext:value-type="float">
            <text:p>1.42597814200501</text:p>
          </table:table-cell>
          <table:table-cell office:value-type="float" office:value="5.33091864279492" calcext:value-type="float">
            <text:p>5.33091864279492</text:p>
          </table:table-cell>
          <table:table-cell office:value-type="float" office:value="1.42493450905175" calcext:value-type="float">
            <text:p>1.42493450905175</text:p>
          </table:table-cell>
          <table:table-cell office:value-type="float" office:value="2.03269561704459" calcext:value-type="float">
            <text:p>2.03269561704459</text:p>
          </table:table-cell>
          <table:table-cell office:value-type="float" office:value="1.42474422687379" calcext:value-type="float">
            <text:p>1.42474422687379</text:p>
          </table:table-cell>
          <table:table-cell office:value-type="float" office:value="3.58938218571581" calcext:value-type="float">
            <text:p>3.58938218571581</text:p>
          </table:table-cell>
        </table:table-row>
        <table:table-row table:style-name="ro1">
          <table:table-cell office:value-type="float" office:value="1.4295882132506" calcext:value-type="float">
            <text:p>1.4295882132506</text:p>
          </table:table-cell>
          <table:table-cell office:value-type="float" office:value="5.32941692881858" calcext:value-type="float">
            <text:p>5.32941692881858</text:p>
          </table:table-cell>
          <table:table-cell office:value-type="float" office:value="1.42854194121119" calcext:value-type="float">
            <text:p>1.42854194121119</text:p>
          </table:table-cell>
          <table:table-cell office:value-type="float" office:value="2.0301583650104" calcext:value-type="float">
            <text:p>2.0301583650104</text:p>
          </table:table-cell>
          <table:table-cell office:value-type="float" office:value="1.42835403971384" calcext:value-type="float">
            <text:p>1.42835403971384</text:p>
          </table:table-cell>
          <table:table-cell office:value-type="float" office:value="3.58195065744166" calcext:value-type="float">
            <text:p>3.58195065744166</text:p>
          </table:table-cell>
        </table:table-row>
        <table:table-row table:style-name="ro1">
          <table:table-cell office:value-type="float" office:value="1.43319828449618" calcext:value-type="float">
            <text:p>1.43319828449618</text:p>
          </table:table-cell>
          <table:table-cell office:value-type="float" office:value="5.32790374863159" calcext:value-type="float">
            <text:p>5.32790374863159</text:p>
          </table:table-cell>
          <table:table-cell office:value-type="float" office:value="1.43214937337064" calcext:value-type="float">
            <text:p>1.43214937337064</text:p>
          </table:table-cell>
          <table:table-cell office:value-type="float" office:value="2.02756770810253" calcext:value-type="float">
            <text:p>2.02756770810253</text:p>
          </table:table-cell>
          <table:table-cell office:value-type="float" office:value="1.43196385255389" calcext:value-type="float">
            <text:p>1.43196385255389</text:p>
          </table:table-cell>
          <table:table-cell office:value-type="float" office:value="3.57472756112032" calcext:value-type="float">
            <text:p>3.57472756112032</text:p>
          </table:table-cell>
        </table:table-row>
        <table:table-row table:style-name="ro1">
          <table:table-cell office:value-type="float" office:value="1.43680835574176" calcext:value-type="float">
            <text:p>1.43680835574176</text:p>
          </table:table-cell>
          <table:table-cell office:value-type="float" office:value="5.32637806242039" calcext:value-type="float">
            <text:p>5.32637806242039</text:p>
          </table:table-cell>
          <table:table-cell office:value-type="float" office:value="1.43575680553008" calcext:value-type="float">
            <text:p>1.43575680553008</text:p>
          </table:table-cell>
          <table:table-cell office:value-type="float" office:value="2.02492642091522" calcext:value-type="float">
            <text:p>2.02492642091522</text:p>
          </table:table-cell>
          <table:table-cell office:value-type="float" office:value="1.43557366539394" calcext:value-type="float">
            <text:p>1.43557366539394</text:p>
          </table:table-cell>
          <table:table-cell office:value-type="float" office:value="3.56770338645127" calcext:value-type="float">
            <text:p>3.56770338645127</text:p>
          </table:table-cell>
        </table:table-row>
        <table:table-row table:style-name="ro1">
          <table:table-cell office:value-type="float" office:value="1.44041842698734" calcext:value-type="float">
            <text:p>1.44041842698734</text:p>
          </table:table-cell>
          <table:table-cell office:value-type="float" office:value="5.32483883037143" calcext:value-type="float">
            <text:p>5.32483883037143</text:p>
          </table:table-cell>
          <table:table-cell office:value-type="float" office:value="1.43936423768953" calcext:value-type="float">
            <text:p>1.43936423768953</text:p>
          </table:table-cell>
          <table:table-cell office:value-type="float" office:value="2.02223727804269" calcext:value-type="float">
            <text:p>2.02223727804269</text:p>
          </table:table-cell>
          <table:table-cell office:value-type="float" office:value="1.43918347823399" calcext:value-type="float">
            <text:p>1.43918347823399</text:p>
          </table:table-cell>
          <table:table-cell office:value-type="float" office:value="3.560868623134" calcext:value-type="float">
            <text:p>3.560868623134</text:p>
          </table:table-cell>
        </table:table-row>
        <table:table-row table:style-name="ro1">
          <table:table-cell office:value-type="float" office:value="1.44402849823293" calcext:value-type="float">
            <text:p>1.44402849823293</text:p>
          </table:table-cell>
          <table:table-cell office:value-type="float" office:value="5.32328501267116" calcext:value-type="float">
            <text:p>5.32328501267116</text:p>
          </table:table-cell>
          <table:table-cell office:value-type="float" office:value="1.44297166984897" calcext:value-type="float">
            <text:p>1.44297166984897</text:p>
          </table:table-cell>
          <table:table-cell office:value-type="float" office:value="2.01950305407921" calcext:value-type="float">
            <text:p>2.01950305407921</text:p>
          </table:table-cell>
          <table:table-cell office:value-type="float" office:value="1.44279329107404" calcext:value-type="float">
            <text:p>1.44279329107404</text:p>
          </table:table-cell>
          <table:table-cell office:value-type="float" office:value="3.55421376086799" calcext:value-type="float">
            <text:p>3.55421376086799</text:p>
          </table:table-cell>
        </table:table-row>
        <table:table-row table:style-name="ro1">
          <table:table-cell office:value-type="float" office:value="1.44763856947851" calcext:value-type="float">
            <text:p>1.44763856947851</text:p>
          </table:table-cell>
          <table:table-cell office:value-type="float" office:value="5.32171556950603" calcext:value-type="float">
            <text:p>5.32171556950603</text:p>
          </table:table-cell>
          <table:table-cell office:value-type="float" office:value="1.44657910200842" calcext:value-type="float">
            <text:p>1.44657910200842</text:p>
          </table:table-cell>
          <table:table-cell office:value-type="float" office:value="2.01672652361899" calcext:value-type="float">
            <text:p>2.01672652361899</text:p>
          </table:table-cell>
          <table:table-cell office:value-type="float" office:value="1.44640310391409" calcext:value-type="float">
            <text:p>1.44640310391409</text:p>
          </table:table-cell>
          <table:table-cell office:value-type="float" office:value="3.54772928935273" calcext:value-type="float">
            <text:p>3.54772928935273</text:p>
          </table:table-cell>
        </table:table-row>
        <table:table-row table:style-name="ro1">
          <table:table-cell office:value-type="float" office:value="1.45124864072409" calcext:value-type="float">
            <text:p>1.45124864072409</text:p>
          </table:table-cell>
          <table:table-cell office:value-type="float" office:value="5.32012946106249" calcext:value-type="float">
            <text:p>5.32012946106249</text:p>
          </table:table-cell>
          <table:table-cell office:value-type="float" office:value="1.45018653416786" calcext:value-type="float">
            <text:p>1.45018653416786</text:p>
          </table:table-cell>
          <table:table-cell office:value-type="float" office:value="2.01391046125628" calcext:value-type="float">
            <text:p>2.01391046125628</text:p>
          </table:table-cell>
          <table:table-cell office:value-type="float" office:value="1.45001291675414" calcext:value-type="float">
            <text:p>1.45001291675414</text:p>
          </table:table-cell>
          <table:table-cell office:value-type="float" office:value="3.54140569828769" calcext:value-type="float">
            <text:p>3.54140569828769</text:p>
          </table:table-cell>
        </table:table-row>
        <table:table-row table:style-name="ro1">
          <table:table-cell office:value-type="float" office:value="1.45485871196967" calcext:value-type="float">
            <text:p>1.45485871196967</text:p>
          </table:table-cell>
          <table:table-cell office:value-type="float" office:value="5.31852564752698" calcext:value-type="float">
            <text:p>5.31852564752698</text:p>
          </table:table-cell>
          <table:table-cell office:value-type="float" office:value="1.45379396632731" calcext:value-type="float">
            <text:p>1.45379396632731</text:p>
          </table:table-cell>
          <table:table-cell office:value-type="float" office:value="2.01105764158533" calcext:value-type="float">
            <text:p>2.01105764158533</text:p>
          </table:table-cell>
          <table:table-cell office:value-type="float" office:value="1.45362272959419" calcext:value-type="float">
            <text:p>1.45362272959419</text:p>
          </table:table-cell>
          <table:table-cell office:value-type="float" office:value="3.53523347737236" calcext:value-type="float">
            <text:p>3.53523347737236</text:p>
          </table:table-cell>
        </table:table-row>
        <table:table-row table:style-name="ro1">
          <table:table-cell office:value-type="float" office:value="1.45846878321525" calcext:value-type="float">
            <text:p>1.45846878321525</text:p>
          </table:table-cell>
          <table:table-cell office:value-type="float" office:value="5.31690308908595" calcext:value-type="float">
            <text:p>5.31690308908595</text:p>
          </table:table-cell>
          <table:table-cell office:value-type="float" office:value="1.45740139848676" calcext:value-type="float">
            <text:p>1.45740139848676</text:p>
          </table:table-cell>
          <table:table-cell office:value-type="float" office:value="2.00817083920036" calcext:value-type="float">
            <text:p>2.00817083920036</text:p>
          </table:table-cell>
          <table:table-cell office:value-type="float" office:value="1.45723254243424" calcext:value-type="float">
            <text:p>1.45723254243424</text:p>
          </table:table-cell>
          <table:table-cell office:value-type="float" office:value="3.52920311630622" calcext:value-type="float">
            <text:p>3.52920311630622</text:p>
          </table:table-cell>
        </table:table-row>
        <table:table-row table:style-name="ro1">
          <table:table-cell office:value-type="float" office:value="1.46207885446084" calcext:value-type="float">
            <text:p>1.46207885446084</text:p>
          </table:table-cell>
          <table:table-cell office:value-type="float" office:value="5.31526074592586" calcext:value-type="float">
            <text:p>5.31526074592586</text:p>
          </table:table-cell>
          <table:table-cell office:value-type="float" office:value="1.4610088306462" calcext:value-type="float">
            <text:p>1.4610088306462</text:p>
          </table:table-cell>
          <table:table-cell office:value-type="float" office:value="2.00525282869563" calcext:value-type="float">
            <text:p>2.00525282869563</text:p>
          </table:table-cell>
          <table:table-cell office:value-type="float" office:value="1.46084235527429" calcext:value-type="float">
            <text:p>1.46084235527429</text:p>
          </table:table-cell>
          <table:table-cell office:value-type="float" office:value="3.52330510478875" calcext:value-type="float">
            <text:p>3.52330510478875</text:p>
          </table:table-cell>
        </table:table-row>
        <table:table-row table:style-name="ro1">
          <table:table-cell office:value-type="float" office:value="1.46568892570642" calcext:value-type="float">
            <text:p>1.46568892570642</text:p>
          </table:table-cell>
          <table:table-cell office:value-type="float" office:value="5.31359757823314" calcext:value-type="float">
            <text:p>5.31359757823314</text:p>
          </table:table-cell>
          <table:table-cell office:value-type="float" office:value="1.46461626280565" calcext:value-type="float">
            <text:p>1.46461626280565</text:p>
          </table:table-cell>
          <table:table-cell office:value-type="float" office:value="2.00230638466536" calcext:value-type="float">
            <text:p>2.00230638466536</text:p>
          </table:table-cell>
          <table:table-cell office:value-type="float" office:value="1.46445216811434" calcext:value-type="float">
            <text:p>1.46445216811434</text:p>
          </table:table-cell>
          <table:table-cell office:value-type="float" office:value="3.51752993252045" calcext:value-type="float">
            <text:p>3.51752993252045</text:p>
          </table:table-cell>
        </table:table-row>
        <table:table-row table:style-name="ro1">
          <table:table-cell office:value-type="float" office:value="1.469298996952" calcext:value-type="float">
            <text:p>1.469298996952</text:p>
          </table:table-cell>
          <table:table-cell office:value-type="float" office:value="5.31191254619425" calcext:value-type="float">
            <text:p>5.31191254619425</text:p>
          </table:table-cell>
          <table:table-cell office:value-type="float" office:value="1.46822369496509" calcext:value-type="float">
            <text:p>1.46822369496509</text:p>
          </table:table-cell>
          <table:table-cell office:value-type="float" office:value="1.9993342817038" calcext:value-type="float">
            <text:p>1.9993342817038</text:p>
          </table:table-cell>
          <table:table-cell office:value-type="float" office:value="1.46806198095439" calcext:value-type="float">
            <text:p>1.46806198095439</text:p>
          </table:table-cell>
          <table:table-cell office:value-type="float" office:value="3.5118683533616" calcext:value-type="float">
            <text:p>3.5118683533616</text:p>
          </table:table-cell>
        </table:table-row>
        <table:table-row table:style-name="ro1">
          <table:table-cell office:value-type="float" office:value="1.47290906819758" calcext:value-type="float">
            <text:p>1.47290906819758</text:p>
          </table:table-cell>
          <table:table-cell office:value-type="float" office:value="5.31020460999564" calcext:value-type="float">
            <text:p>5.31020460999564</text:p>
          </table:table-cell>
          <table:table-cell office:value-type="float" office:value="1.47183112712454" calcext:value-type="float">
            <text:p>1.47183112712454</text:p>
          </table:table-cell>
          <table:table-cell office:value-type="float" office:value="1.99633929440518" calcext:value-type="float">
            <text:p>1.99633929440518</text:p>
          </table:table-cell>
          <table:table-cell office:value-type="float" office:value="1.47167179379444" calcext:value-type="float">
            <text:p>1.47167179379444</text:p>
          </table:table-cell>
          <table:table-cell office:value-type="float" office:value="3.5063121286647" calcext:value-type="float">
            <text:p>3.5063121286647</text:p>
          </table:table-cell>
        </table:table-row>
        <table:table-row table:style-name="ro1">
          <table:table-cell office:value-type="float" office:value="1.47651913944317" calcext:value-type="float">
            <text:p>1.47651913944317</text:p>
          </table:table-cell>
          <table:table-cell office:value-type="float" office:value="5.30847272982375" calcext:value-type="float">
            <text:p>5.30847272982375</text:p>
          </table:table-cell>
          <table:table-cell office:value-type="float" office:value="1.47543855928398" calcext:value-type="float">
            <text:p>1.47543855928398</text:p>
          </table:table-cell>
          <table:table-cell office:value-type="float" office:value="1.99332419736375" calcext:value-type="float">
            <text:p>1.99332419736375</text:p>
          </table:table-cell>
          <table:table-cell office:value-type="float" office:value="1.47528160663449" calcext:value-type="float">
            <text:p>1.47528160663449</text:p>
          </table:table-cell>
          <table:table-cell office:value-type="float" office:value="3.50085325993495" calcext:value-type="float">
            <text:p>3.50085325993495</text:p>
          </table:table-cell>
        </table:table-row>
        <table:table-row table:style-name="ro1">
          <table:table-cell office:value-type="float" office:value="1.48012921068875" calcext:value-type="float">
            <text:p>1.48012921068875</text:p>
          </table:table-cell>
          <table:table-cell office:value-type="float" office:value="5.30671586586503" calcext:value-type="float">
            <text:p>5.30671586586503</text:p>
          </table:table-cell>
          <table:table-cell office:value-type="float" office:value="1.47904599144343" calcext:value-type="float">
            <text:p>1.47904599144343</text:p>
          </table:table-cell>
          <table:table-cell office:value-type="float" office:value="1.99029176517375" calcext:value-type="float">
            <text:p>1.99029176517375</text:p>
          </table:table-cell>
          <table:table-cell office:value-type="float" office:value="1.47889141947454" calcext:value-type="float">
            <text:p>1.47889141947454</text:p>
          </table:table-cell>
          <table:table-cell office:value-type="float" office:value="3.49548374867756" calcext:value-type="float">
            <text:p>3.49548374867756</text:p>
          </table:table-cell>
        </table:table-row>
        <table:table-row table:style-name="ro1">
          <table:table-cell office:value-type="float" office:value="1.48373928193433" calcext:value-type="float">
            <text:p>1.48373928193433</text:p>
          </table:table-cell>
          <table:table-cell office:value-type="float" office:value="5.30493297830594" calcext:value-type="float">
            <text:p>5.30493297830594</text:p>
          </table:table-cell>
          <table:table-cell office:value-type="float" office:value="1.48265342360288" calcext:value-type="float">
            <text:p>1.48265342360288</text:p>
          </table:table-cell>
          <table:table-cell office:value-type="float" office:value="1.98724477242941" calcext:value-type="float">
            <text:p>1.98724477242941</text:p>
          </table:table-cell>
          <table:table-cell office:value-type="float" office:value="1.48250123231459" calcext:value-type="float">
            <text:p>1.48250123231459</text:p>
          </table:table-cell>
          <table:table-cell office:value-type="float" office:value="3.49019559639771" calcext:value-type="float">
            <text:p>3.49019559639771</text:p>
          </table:table-cell>
        </table:table-row>
        <table:table-row table:style-name="ro1">
          <table:table-cell office:value-type="float" office:value="1.48734935317991" calcext:value-type="float">
            <text:p>1.48734935317991</text:p>
          </table:table-cell>
          <table:table-cell office:value-type="float" office:value="5.30312302733291" calcext:value-type="float">
            <text:p>5.30312302733291</text:p>
          </table:table-cell>
          <table:table-cell office:value-type="float" office:value="1.48626085576232" calcext:value-type="float">
            <text:p>1.48626085576232</text:p>
          </table:table-cell>
          <table:table-cell office:value-type="float" office:value="1.98418599372497" calcext:value-type="float">
            <text:p>1.98418599372497</text:p>
          </table:table-cell>
          <table:table-cell office:value-type="float" office:value="1.48611104515463" calcext:value-type="float">
            <text:p>1.48611104515463</text:p>
          </table:table-cell>
          <table:table-cell office:value-type="float" office:value="3.48498080460061" calcext:value-type="float">
            <text:p>3.48498080460061</text:p>
          </table:table-cell>
        </table:table-row>
        <table:table-row table:style-name="ro1">
          <table:table-cell office:value-type="float" office:value="1.4909594244255" calcext:value-type="float">
            <text:p>1.4909594244255</text:p>
          </table:table-cell>
          <table:table-cell office:value-type="float" office:value="5.3012849731324" calcext:value-type="float">
            <text:p>5.3012849731324</text:p>
          </table:table-cell>
          <table:table-cell office:value-type="float" office:value="1.48986828792177" calcext:value-type="float">
            <text:p>1.48986828792177</text:p>
          </table:table-cell>
          <table:table-cell office:value-type="float" office:value="1.98111820365467" calcext:value-type="float">
            <text:p>1.98111820365467</text:p>
          </table:table-cell>
          <table:table-cell office:value-type="float" office:value="1.48972085799468" calcext:value-type="float">
            <text:p>1.48972085799468</text:p>
          </table:table-cell>
          <table:table-cell office:value-type="float" office:value="3.47983137479146" calcext:value-type="float">
            <text:p>3.47983137479146</text:p>
          </table:table-cell>
        </table:table-row>
        <table:table-row table:style-name="ro1">
          <table:table-cell office:value-type="float" office:value="1.49456949567108" calcext:value-type="float">
            <text:p>1.49456949567108</text:p>
          </table:table-cell>
          <table:table-cell office:value-type="float" office:value="5.29941777589086" calcext:value-type="float">
            <text:p>5.29941777589086</text:p>
          </table:table-cell>
          <table:table-cell office:value-type="float" office:value="1.49347572008121" calcext:value-type="float">
            <text:p>1.49347572008121</text:p>
          </table:table-cell>
          <table:table-cell office:value-type="float" office:value="1.97804417681276" calcext:value-type="float">
            <text:p>1.97804417681276</text:p>
          </table:table-cell>
          <table:table-cell office:value-type="float" office:value="1.49333067083473" calcext:value-type="float">
            <text:p>1.49333067083473</text:p>
          </table:table-cell>
          <table:table-cell office:value-type="float" office:value="3.47473930847546" calcext:value-type="float">
            <text:p>3.47473930847546</text:p>
          </table:table-cell>
        </table:table-row>
        <table:table-row table:style-name="ro1">
          <table:table-cell office:value-type="float" office:value="1.49817956691666" calcext:value-type="float">
            <text:p>1.49817956691666</text:p>
          </table:table-cell>
          <table:table-cell office:value-type="float" office:value="5.29752039579473" calcext:value-type="float">
            <text:p>5.29752039579473</text:p>
          </table:table-cell>
          <table:table-cell office:value-type="float" office:value="1.49708315224066" calcext:value-type="float">
            <text:p>1.49708315224066</text:p>
          </table:table-cell>
          <table:table-cell office:value-type="float" office:value="1.97496668779346" calcext:value-type="float">
            <text:p>1.97496668779346</text:p>
          </table:table-cell>
          <table:table-cell office:value-type="float" office:value="1.49694048367478" calcext:value-type="float">
            <text:p>1.49694048367478</text:p>
          </table:table-cell>
          <table:table-cell office:value-type="float" office:value="3.46969660715779" calcext:value-type="float">
            <text:p>3.46969660715779</text:p>
          </table:table-cell>
        </table:table-row>
        <table:table-row table:style-name="ro1">
          <table:table-cell office:value-type="float" office:value="1.50178963816224" calcext:value-type="float">
            <text:p>1.50178963816224</text:p>
          </table:table-cell>
          <table:table-cell office:value-type="float" office:value="5.29559179303046" calcext:value-type="float">
            <text:p>5.29559179303046</text:p>
          </table:table-cell>
          <table:table-cell office:value-type="float" office:value="1.5006905844001" calcext:value-type="float">
            <text:p>1.5006905844001</text:p>
          </table:table-cell>
          <table:table-cell office:value-type="float" office:value="1.97188851119103" calcext:value-type="float">
            <text:p>1.97188851119103</text:p>
          </table:table-cell>
          <table:table-cell office:value-type="float" office:value="1.50055029651483" calcext:value-type="float">
            <text:p>1.50055029651483</text:p>
          </table:table-cell>
          <table:table-cell office:value-type="float" office:value="3.46469527234367" calcext:value-type="float">
            <text:p>3.46469527234367</text:p>
          </table:table-cell>
        </table:table-row>
        <table:table-row table:style-name="ro1">
          <table:table-cell office:value-type="float" office:value="1.50539970940782" calcext:value-type="float">
            <text:p>1.50539970940782</text:p>
          </table:table-cell>
          <table:table-cell office:value-type="float" office:value="5.2936309277845" calcext:value-type="float">
            <text:p>5.2936309277845</text:p>
          </table:table-cell>
          <table:table-cell office:value-type="float" office:value="1.50429801655955" calcext:value-type="float">
            <text:p>1.50429801655955</text:p>
          </table:table-cell>
          <table:table-cell office:value-type="float" office:value="1.96881242159969" calcext:value-type="float">
            <text:p>1.96881242159969</text:p>
          </table:table-cell>
          <table:table-cell office:value-type="float" office:value="1.50416010935488" calcext:value-type="float">
            <text:p>1.50416010935488</text:p>
          </table:table-cell>
          <table:table-cell office:value-type="float" office:value="3.45972730553829" calcext:value-type="float">
            <text:p>3.45972730553829</text:p>
          </table:table-cell>
        </table:table-row>
        <table:table-row table:style-name="ro1">
          <table:table-cell office:value-type="float" office:value="1.50900978065341" calcext:value-type="float">
            <text:p>1.50900978065341</text:p>
          </table:table-cell>
          <table:table-cell office:value-type="float" office:value="5.2916367602433" calcext:value-type="float">
            <text:p>5.2916367602433</text:p>
          </table:table-cell>
          <table:table-cell office:value-type="float" office:value="1.50790544871899" calcext:value-type="float">
            <text:p>1.50790544871899</text:p>
          </table:table-cell>
          <table:table-cell office:value-type="float" office:value="1.96574119361369" calcext:value-type="float">
            <text:p>1.96574119361369</text:p>
          </table:table-cell>
          <table:table-cell office:value-type="float" office:value="1.50776992219493" calcext:value-type="float">
            <text:p>1.50776992219493</text:p>
          </table:table-cell>
          <table:table-cell office:value-type="float" office:value="3.45478470824685" calcext:value-type="float">
            <text:p>3.45478470824685</text:p>
          </table:table-cell>
        </table:table-row>
        <table:table-row table:style-name="ro1">
          <table:table-cell office:value-type="float" office:value="1.51261985189899" calcext:value-type="float">
            <text:p>1.51261985189899</text:p>
          </table:table-cell>
          <table:table-cell office:value-type="float" office:value="5.28960825371618" calcext:value-type="float">
            <text:p>5.28960825371618</text:p>
          </table:table-cell>
          <table:table-cell office:value-type="float" office:value="1.51151288087844" calcext:value-type="float">
            <text:p>1.51151288087844</text:p>
          </table:table-cell>
          <table:table-cell office:value-type="float" office:value="1.96267760182727" calcext:value-type="float">
            <text:p>1.96267760182727</text:p>
          </table:table-cell>
          <table:table-cell office:value-type="float" office:value="1.51137973503498" calcext:value-type="float">
            <text:p>1.51137973503498</text:p>
          </table:table-cell>
          <table:table-cell office:value-type="float" office:value="3.44985948197455" calcext:value-type="float">
            <text:p>3.44985948197455</text:p>
          </table:table-cell>
        </table:table-row>
        <table:table-row table:style-name="ro1">
          <table:table-cell office:value-type="float" office:value="1.51622992314457" calcext:value-type="float">
            <text:p>1.51622992314457</text:p>
          </table:table-cell>
          <table:table-cell office:value-type="float" office:value="5.28754528317968" calcext:value-type="float">
            <text:p>5.28754528317968</text:p>
          </table:table-cell>
          <table:table-cell office:value-type="float" office:value="1.51512031303789" calcext:value-type="float">
            <text:p>1.51512031303789</text:p>
          </table:table-cell>
          <table:table-cell office:value-type="float" office:value="1.95962442083466" calcext:value-type="float">
            <text:p>1.95962442083466</text:p>
          </table:table-cell>
          <table:table-cell office:value-type="float" office:value="1.51498954787503" calcext:value-type="float">
            <text:p>1.51498954787503</text:p>
          </table:table-cell>
          <table:table-cell office:value-type="float" office:value="3.44494362822659" calcext:value-type="float">
            <text:p>3.44494362822659</text:p>
          </table:table-cell>
        </table:table-row>
        <table:table-row table:style-name="ro1">
          <table:table-cell office:value-type="float" office:value="1.51983999439015" calcext:value-type="float">
            <text:p>1.51983999439015</text:p>
          </table:table-cell>
          <table:table-cell office:value-type="float" office:value="5.28544989655548" calcext:value-type="float">
            <text:p>5.28544989655548</text:p>
          </table:table-cell>
          <table:table-cell office:value-type="float" office:value="1.51872774519733" calcext:value-type="float">
            <text:p>1.51872774519733</text:p>
          </table:table-cell>
          <table:table-cell office:value-type="float" office:value="1.95658442523011" calcext:value-type="float">
            <text:p>1.95658442523011</text:p>
          </table:table-cell>
          <table:table-cell office:value-type="float" office:value="1.51859936071508" calcext:value-type="float">
            <text:p>1.51859936071508</text:p>
          </table:table-cell>
          <table:table-cell office:value-type="float" office:value="3.44002914850816" calcext:value-type="float">
            <text:p>3.44002914850816</text:p>
          </table:table-cell>
        </table:table-row>
        <table:table-row table:style-name="ro1">
          <table:table-cell office:value-type="float" office:value="1.52345006563574" calcext:value-type="float">
            <text:p>1.52345006563574</text:p>
          </table:table-cell>
          <table:table-cell office:value-type="float" office:value="5.28332445858458" calcext:value-type="float">
            <text:p>5.28332445858458</text:p>
          </table:table-cell>
          <table:table-cell office:value-type="float" office:value="1.52233517735678" calcext:value-type="float">
            <text:p>1.52233517735678</text:p>
          </table:table-cell>
          <table:table-cell office:value-type="float" office:value="1.95356038960785" calcext:value-type="float">
            <text:p>1.95356038960785</text:p>
          </table:table-cell>
          <table:table-cell office:value-type="float" office:value="1.52220917355513" calcext:value-type="float">
            <text:p>1.52220917355513</text:p>
          </table:table-cell>
          <table:table-cell office:value-type="float" office:value="3.43510804432446" calcext:value-type="float">
            <text:p>3.43510804432446</text:p>
          </table:table-cell>
        </table:table-row>
        <table:table-row table:style-name="ro1">
          <table:table-cell office:value-type="float" office:value="1.52706013688132" calcext:value-type="float">
            <text:p>1.52706013688132</text:p>
          </table:table-cell>
          <table:table-cell office:value-type="float" office:value="5.281171334008" calcext:value-type="float">
            <text:p>5.281171334008</text:p>
          </table:table-cell>
          <table:table-cell office:value-type="float" office:value="1.52594260951622" calcext:value-type="float">
            <text:p>1.52594260951622</text:p>
          </table:table-cell>
          <table:table-cell office:value-type="float" office:value="1.95055508856213" calcext:value-type="float">
            <text:p>1.95055508856213</text:p>
          </table:table-cell>
          <table:table-cell office:value-type="float" office:value="1.52581898639518" calcext:value-type="float">
            <text:p>1.52581898639518</text:p>
          </table:table-cell>
          <table:table-cell office:value-type="float" office:value="3.4301723171807" calcext:value-type="float">
            <text:p>3.4301723171807</text:p>
          </table:table-cell>
        </table:table-row>
        <table:table-row table:style-name="ro1">
          <table:table-cell office:value-type="float" office:value="1.5306702081269" calcext:value-type="float">
            <text:p>1.5306702081269</text:p>
          </table:table-cell>
          <table:table-cell office:value-type="float" office:value="5.27899288756675" calcext:value-type="float">
            <text:p>5.27899288756675</text:p>
          </table:table-cell>
          <table:table-cell office:value-type="float" office:value="1.52955004167567" calcext:value-type="float">
            <text:p>1.52955004167567</text:p>
          </table:table-cell>
          <table:table-cell office:value-type="float" office:value="1.94757129668718" calcext:value-type="float">
            <text:p>1.94757129668718</text:p>
          </table:table-cell>
          <table:table-cell office:value-type="float" office:value="1.52942879923523" calcext:value-type="float">
            <text:p>1.52942879923523</text:p>
          </table:table-cell>
          <table:table-cell office:value-type="float" office:value="3.42521396858207" calcext:value-type="float">
            <text:p>3.42521396858207</text:p>
          </table:table-cell>
        </table:table-row>
        <table:table-row table:style-name="ro1">
          <table:table-cell office:value-type="float" office:value="1.53428027937248" calcext:value-type="float">
            <text:p>1.53428027937248</text:p>
          </table:table-cell>
          <table:table-cell office:value-type="float" office:value="5.27679148400184" calcext:value-type="float">
            <text:p>5.27679148400184</text:p>
          </table:table-cell>
          <table:table-cell office:value-type="float" office:value="1.53315747383511" calcext:value-type="float">
            <text:p>1.53315747383511</text:p>
          </table:table-cell>
          <table:table-cell office:value-type="float" office:value="1.94461178857724" calcext:value-type="float">
            <text:p>1.94461178857724</text:p>
          </table:table-cell>
          <table:table-cell office:value-type="float" office:value="1.53303861207528" calcext:value-type="float">
            <text:p>1.53303861207528</text:p>
          </table:table-cell>
          <table:table-cell office:value-type="float" office:value="3.42022500003377" calcext:value-type="float">
            <text:p>3.42022500003377</text:p>
          </table:table-cell>
        </table:table-row>
        <table:table-row table:style-name="ro1">
          <table:table-cell office:value-type="float" office:value="1.53789035061807" calcext:value-type="float">
            <text:p>1.53789035061807</text:p>
          </table:table-cell>
          <table:table-cell office:value-type="float" office:value="5.27456948805427" calcext:value-type="float">
            <text:p>5.27456948805427</text:p>
          </table:table-cell>
          <table:table-cell office:value-type="float" office:value="1.53676490599456" calcext:value-type="float">
            <text:p>1.53676490599456</text:p>
          </table:table-cell>
          <table:table-cell office:value-type="float" office:value="1.94167933882655" calcext:value-type="float">
            <text:p>1.94167933882655</text:p>
          </table:table-cell>
          <table:table-cell office:value-type="float" office:value="1.53664842491533" calcext:value-type="float">
            <text:p>1.53664842491533</text:p>
          </table:table-cell>
          <table:table-cell office:value-type="float" office:value="3.41519741304101" calcext:value-type="float">
            <text:p>3.41519741304101</text:p>
          </table:table-cell>
        </table:table-row>
        <table:table-row table:style-name="ro1">
          <table:table-cell office:value-type="float" office:value="1.54150042186365" calcext:value-type="float">
            <text:p>1.54150042186365</text:p>
          </table:table-cell>
          <table:table-cell office:value-type="float" office:value="5.27232926446507" calcext:value-type="float">
            <text:p>5.27232926446507</text:p>
          </table:table-cell>
          <table:table-cell office:value-type="float" office:value="1.540372338154" calcext:value-type="float">
            <text:p>1.540372338154</text:p>
          </table:table-cell>
          <table:table-cell office:value-type="float" office:value="1.93877672202935" calcext:value-type="float">
            <text:p>1.93877672202935</text:p>
          </table:table-cell>
          <table:table-cell office:value-type="float" office:value="1.54025823775538" calcext:value-type="float">
            <text:p>1.54025823775538</text:p>
          </table:table-cell>
          <table:table-cell office:value-type="float" office:value="3.41012320910896" calcext:value-type="float">
            <text:p>3.41012320910896</text:p>
          </table:table-cell>
        </table:table-row>
        <table:table-row table:style-name="ro1">
          <table:table-cell office:value-type="float" office:value="1.54511049310923" calcext:value-type="float">
            <text:p>1.54511049310923</text:p>
          </table:table-cell>
          <table:table-cell office:value-type="float" office:value="5.27007317797523" calcext:value-type="float">
            <text:p>5.27007317797523</text:p>
          </table:table-cell>
          <table:table-cell office:value-type="float" office:value="1.54397977031345" calcext:value-type="float">
            <text:p>1.54397977031345</text:p>
          </table:table-cell>
          <table:table-cell office:value-type="float" office:value="1.93590671277988" calcext:value-type="float">
            <text:p>1.93590671277988</text:p>
          </table:table-cell>
          <table:table-cell office:value-type="float" office:value="1.54386805059543" calcext:value-type="float">
            <text:p>1.54386805059543</text:p>
          </table:table-cell>
          <table:table-cell office:value-type="float" office:value="3.40499438974285" calcext:value-type="float">
            <text:p>3.40499438974285</text:p>
          </table:table-cell>
        </table:table-row>
        <table:table-row table:style-name="ro1">
          <table:table-cell office:value-type="float" office:value="1.54872056435481" calcext:value-type="float">
            <text:p>1.54872056435481</text:p>
          </table:table-cell>
          <table:table-cell office:value-type="float" office:value="5.26780359332577" calcext:value-type="float">
            <text:p>5.26780359332577</text:p>
          </table:table-cell>
          <table:table-cell office:value-type="float" office:value="1.5475872024729" calcext:value-type="float">
            <text:p>1.5475872024729</text:p>
          </table:table-cell>
          <table:table-cell office:value-type="float" office:value="1.93307208567238" calcext:value-type="float">
            <text:p>1.93307208567238</text:p>
          </table:table-cell>
          <table:table-cell office:value-type="float" office:value="1.54747786343548" calcext:value-type="float">
            <text:p>1.54747786343548</text:p>
          </table:table-cell>
          <table:table-cell office:value-type="float" office:value="3.39980295644786" calcext:value-type="float">
            <text:p>3.39980295644786</text:p>
          </table:table-cell>
        </table:table-row>
        <table:table-row table:style-name="ro1">
          <table:table-cell office:value-type="float" office:value="1.5523306356004" calcext:value-type="float">
            <text:p>1.5523306356004</text:p>
          </table:table-cell>
          <table:table-cell office:value-type="float" office:value="5.26552287525769" calcext:value-type="float">
            <text:p>5.26552287525769</text:p>
          </table:table-cell>
          <table:table-cell office:value-type="float" office:value="1.55119463463234" calcext:value-type="float">
            <text:p>1.55119463463234</text:p>
          </table:table-cell>
          <table:table-cell office:value-type="float" office:value="1.93027561530109" calcext:value-type="float">
            <text:p>1.93027561530109</text:p>
          </table:table-cell>
          <table:table-cell office:value-type="float" office:value="1.55108767627552" calcext:value-type="float">
            <text:p>1.55108767627552</text:p>
          </table:table-cell>
          <table:table-cell office:value-type="float" office:value="3.39454091072919" calcext:value-type="float">
            <text:p>3.39454091072919</text:p>
          </table:table-cell>
        </table:table-row>
        <table:table-row table:style-name="ro1">
          <table:table-cell office:value-type="float" office:value="1.55594070684598" calcext:value-type="float">
            <text:p>1.55594070684598</text:p>
          </table:table-cell>
          <table:table-cell office:value-type="float" office:value="5.26323338851202" calcext:value-type="float">
            <text:p>5.26323338851202</text:p>
          </table:table-cell>
          <table:table-cell office:value-type="float" office:value="1.55480206679179" calcext:value-type="float">
            <text:p>1.55480206679179</text:p>
          </table:table-cell>
          <table:table-cell office:value-type="float" office:value="1.92752007626025" calcext:value-type="float">
            <text:p>1.92752007626025</text:p>
          </table:table-cell>
          <table:table-cell office:value-type="float" office:value="1.55469748911557" calcext:value-type="float">
            <text:p>1.55469748911557</text:p>
          </table:table-cell>
          <table:table-cell office:value-type="float" office:value="3.38920025409205" calcext:value-type="float">
            <text:p>3.38920025409205</text:p>
          </table:table-cell>
        </table:table-row>
        <table:table-row table:style-name="ro1">
          <table:table-cell office:value-type="float" office:value="1.55955077809156" calcext:value-type="float">
            <text:p>1.55955077809156</text:p>
          </table:table-cell>
          <table:table-cell office:value-type="float" office:value="5.26093749782976" calcext:value-type="float">
            <text:p>5.26093749782976</text:p>
          </table:table-cell>
          <table:table-cell office:value-type="float" office:value="1.55840949895123" calcext:value-type="float">
            <text:p>1.55840949895123</text:p>
          </table:table-cell>
          <table:table-cell office:value-type="float" office:value="1.92480824314409" calcext:value-type="float">
            <text:p>1.92480824314409</text:p>
          </table:table-cell>
          <table:table-cell office:value-type="float" office:value="1.55830730195562" calcext:value-type="float">
            <text:p>1.55830730195562</text:p>
          </table:table-cell>
          <table:table-cell office:value-type="float" office:value="3.38377298804162" calcext:value-type="float">
            <text:p>3.38377298804162</text:p>
          </table:table-cell>
        </table:table-row>
        <table:table-row table:style-name="ro1">
          <table:table-cell office:value-type="float" office:value="1.56316084933714" calcext:value-type="float">
            <text:p>1.56316084933714</text:p>
          </table:table-cell>
          <table:table-cell office:value-type="float" office:value="5.25863756795191" calcext:value-type="float">
            <text:p>5.25863756795191</text:p>
          </table:table-cell>
          <table:table-cell office:value-type="float" office:value="1.56201693111068" calcext:value-type="float">
            <text:p>1.56201693111068</text:p>
          </table:table-cell>
          <table:table-cell office:value-type="float" office:value="1.92214289054685" calcext:value-type="float">
            <text:p>1.92214289054685</text:p>
          </table:table-cell>
          <table:table-cell office:value-type="float" office:value="1.56191711479567" calcext:value-type="float">
            <text:p>1.56191711479567</text:p>
          </table:table-cell>
          <table:table-cell office:value-type="float" office:value="3.37825111408312" calcext:value-type="float">
            <text:p>3.37825111408312</text:p>
          </table:table-cell>
        </table:table-row>
        <table:table-row table:style-name="ro1">
          <table:table-cell office:value-type="float" office:value="1.56677092058272" calcext:value-type="float">
            <text:p>1.56677092058272</text:p>
          </table:table-cell>
          <table:table-cell office:value-type="float" office:value="5.2563359636195" calcext:value-type="float">
            <text:p>5.2563359636195</text:p>
          </table:table-cell>
          <table:table-cell office:value-type="float" office:value="1.56562436327012" calcext:value-type="float">
            <text:p>1.56562436327012</text:p>
          </table:table-cell>
          <table:table-cell office:value-type="float" office:value="1.91952679306278" calcext:value-type="float">
            <text:p>1.91952679306278</text:p>
          </table:table-cell>
          <table:table-cell office:value-type="float" office:value="1.56552692763572" calcext:value-type="float">
            <text:p>1.56552692763572</text:p>
          </table:table-cell>
          <table:table-cell office:value-type="float" office:value="3.37262663372174" calcext:value-type="float">
            <text:p>3.37262663372174</text:p>
          </table:table-cell>
        </table:table-row>
        <table:table-row table:style-name="ro1">
          <table:table-cell office:value-type="float" office:value="1.57038099182831" calcext:value-type="float">
            <text:p>1.57038099182831</text:p>
          </table:table-cell>
          <table:table-cell office:value-type="float" office:value="5.25403504957352" calcext:value-type="float">
            <text:p>5.25403504957352</text:p>
          </table:table-cell>
          <table:table-cell office:value-type="float" office:value="1.56923179542957" calcext:value-type="float">
            <text:p>1.56923179542957</text:p>
          </table:table-cell>
          <table:table-cell office:value-type="float" office:value="1.91696272528611" calcext:value-type="float">
            <text:p>1.91696272528611</text:p>
          </table:table-cell>
          <table:table-cell office:value-type="float" office:value="1.56913674047577" calcext:value-type="float">
            <text:p>1.56913674047577</text:p>
          </table:table-cell>
          <table:table-cell office:value-type="float" office:value="3.36689154846267" calcext:value-type="float">
            <text:p>3.36689154846267</text:p>
          </table:table-cell>
        </table:table-row>
        <table:table-row table:style-name="ro1">
          <table:table-cell office:value-type="float" office:value="1.57399106307389" calcext:value-type="float">
            <text:p>1.57399106307389</text:p>
          </table:table-cell>
          <table:table-cell office:value-type="float" office:value="5.251737190555" calcext:value-type="float">
            <text:p>5.251737190555</text:p>
          </table:table-cell>
          <table:table-cell office:value-type="float" office:value="1.57283922758902" calcext:value-type="float">
            <text:p>1.57283922758902</text:p>
          </table:table-cell>
          <table:table-cell office:value-type="float" office:value="1.91445346181109" calcext:value-type="float">
            <text:p>1.91445346181109</text:p>
          </table:table-cell>
          <table:table-cell office:value-type="float" office:value="1.57274655331582" calcext:value-type="float">
            <text:p>1.57274655331582</text:p>
          </table:table-cell>
          <table:table-cell office:value-type="float" office:value="3.36103785981112" calcext:value-type="float">
            <text:p>3.36103785981112</text:p>
          </table:table-cell>
        </table:table-row>
        <table:table-row table:style-name="ro1">
          <table:table-cell office:value-type="float" office:value="1.57760113431947" calcext:value-type="float">
            <text:p>1.57760113431947</text:p>
          </table:table-cell>
          <table:table-cell office:value-type="float" office:value="5.24944475130493" calcext:value-type="float">
            <text:p>5.24944475130493</text:p>
          </table:table-cell>
          <table:table-cell office:value-type="float" office:value="1.57644665974846" calcext:value-type="float">
            <text:p>1.57644665974846</text:p>
          </table:table-cell>
          <table:table-cell office:value-type="float" office:value="1.91200177723194" calcext:value-type="float">
            <text:p>1.91200177723194</text:p>
          </table:table-cell>
          <table:table-cell office:value-type="float" office:value="1.57635636615587" calcext:value-type="float">
            <text:p>1.57635636615587</text:p>
          </table:table-cell>
          <table:table-cell office:value-type="float" office:value="3.35505756927228" calcext:value-type="float">
            <text:p>3.35505756927228</text:p>
          </table:table-cell>
        </table:table-row>
        <table:table-row table:style-name="ro1">
          <table:table-cell office:value-type="float" office:value="1.58121120556505" calcext:value-type="float">
            <text:p>1.58121120556505</text:p>
          </table:table-cell>
          <table:table-cell office:value-type="float" office:value="5.24716009656434" calcext:value-type="float">
            <text:p>5.24716009656434</text:p>
          </table:table-cell>
          <table:table-cell office:value-type="float" office:value="1.58005409190791" calcext:value-type="float">
            <text:p>1.58005409190791</text:p>
          </table:table-cell>
          <table:table-cell office:value-type="float" office:value="1.90961044614292" calcext:value-type="float">
            <text:p>1.90961044614292</text:p>
          </table:table-cell>
          <table:table-cell office:value-type="float" office:value="1.57996617899592" calcext:value-type="float">
            <text:p>1.57996617899592</text:p>
          </table:table-cell>
          <table:table-cell office:value-type="float" office:value="3.34894267835136" calcext:value-type="float">
            <text:p>3.34894267835136</text:p>
          </table:table-cell>
        </table:table-row>
        <table:table-row table:style-name="ro1">
          <table:table-cell office:value-type="float" office:value="1.58482127681064" calcext:value-type="float">
            <text:p>1.58482127681064</text:p>
          </table:table-cell>
          <table:table-cell office:value-type="float" office:value="5.24488559107422" calcext:value-type="float">
            <text:p>5.24488559107422</text:p>
          </table:table-cell>
          <table:table-cell office:value-type="float" office:value="1.58366152406735" calcext:value-type="float">
            <text:p>1.58366152406735</text:p>
          </table:table-cell>
          <table:table-cell office:value-type="float" office:value="1.9072821965648" calcext:value-type="float">
            <text:p>1.9072821965648</text:p>
          </table:table-cell>
          <table:table-cell office:value-type="float" office:value="1.58357599183597" calcext:value-type="float">
            <text:p>1.58357599183597</text:p>
          </table:table-cell>
          <table:table-cell office:value-type="float" office:value="3.34268518855354" calcext:value-type="float">
            <text:p>3.34268518855354</text:p>
          </table:table-cell>
        </table:table-row>
        <table:table-row table:style-name="ro1">
          <table:table-cell office:value-type="float" office:value="1.58843134805622" calcext:value-type="float">
            <text:p>1.58843134805622</text:p>
          </table:table-cell>
          <table:table-cell office:value-type="float" office:value="5.2426235995756" calcext:value-type="float">
            <text:p>5.2426235995756</text:p>
          </table:table-cell>
          <table:table-cell office:value-type="float" office:value="1.5872689562268" calcext:value-type="float">
            <text:p>1.5872689562268</text:p>
          </table:table-cell>
          <table:table-cell office:value-type="float" office:value="1.90501863639026" calcext:value-type="float">
            <text:p>1.90501863639026</text:p>
          </table:table-cell>
          <table:table-cell office:value-type="float" office:value="1.58718580467602" calcext:value-type="float">
            <text:p>1.58718580467602</text:p>
          </table:table-cell>
          <table:table-cell office:value-type="float" office:value="3.33627710138404" calcext:value-type="float">
            <text:p>3.33627710138404</text:p>
          </table:table-cell>
        </table:table-row>
        <table:table-row table:style-name="ro1">
          <table:table-cell office:value-type="float" office:value="1.5920414193018" calcext:value-type="float">
            <text:p>1.5920414193018</text:p>
          </table:table-cell>
          <table:table-cell office:value-type="float" office:value="5.24037648680947" calcext:value-type="float">
            <text:p>5.24037648680947</text:p>
          </table:table-cell>
          <table:table-cell office:value-type="float" office:value="1.59087638838624" calcext:value-type="float">
            <text:p>1.59087638838624</text:p>
          </table:table-cell>
          <table:table-cell office:value-type="float" office:value="1.90282022550175" calcext:value-type="float">
            <text:p>1.90282022550175</text:p>
          </table:table-cell>
          <table:table-cell office:value-type="float" office:value="1.59079561751607" calcext:value-type="float">
            <text:p>1.59079561751607</text:p>
          </table:table-cell>
          <table:table-cell office:value-type="float" office:value="3.32971041834805" calcext:value-type="float">
            <text:p>3.32971041834805</text:p>
          </table:table-cell>
        </table:table-row>
        <table:table-row table:style-name="ro1">
          <table:table-cell office:value-type="float" office:value="1.59565149054738" calcext:value-type="float">
            <text:p>1.59565149054738</text:p>
          </table:table-cell>
          <table:table-cell office:value-type="float" office:value="5.23814661751686" calcext:value-type="float">
            <text:p>5.23814661751686</text:p>
          </table:table-cell>
          <table:table-cell office:value-type="float" office:value="1.59448382054569" calcext:value-type="float">
            <text:p>1.59448382054569</text:p>
          </table:table-cell>
          <table:table-cell office:value-type="float" office:value="1.90068737163075" calcext:value-type="float">
            <text:p>1.90068737163075</text:p>
          </table:table-cell>
          <table:table-cell office:value-type="float" office:value="1.59440543035612" calcext:value-type="float">
            <text:p>1.59440543035612</text:p>
          </table:table-cell>
          <table:table-cell office:value-type="float" office:value="3.32297714095077" calcext:value-type="float">
            <text:p>3.32297714095077</text:p>
          </table:table-cell>
        </table:table-row>
        <table:table-row table:style-name="ro1">
          <table:table-cell office:value-type="float" office:value="1.59926156179297" calcext:value-type="float">
            <text:p>1.59926156179297</text:p>
          </table:table-cell>
          <table:table-cell office:value-type="float" office:value="5.23593635643877" calcext:value-type="float">
            <text:p>5.23593635643877</text:p>
          </table:table-cell>
          <table:table-cell office:value-type="float" office:value="1.59809125270513" calcext:value-type="float">
            <text:p>1.59809125270513</text:p>
          </table:table-cell>
          <table:table-cell office:value-type="float" office:value="1.89862048250876" calcext:value-type="float">
            <text:p>1.89862048250876</text:p>
          </table:table-cell>
          <table:table-cell office:value-type="float" office:value="1.59801524319617" calcext:value-type="float">
            <text:p>1.59801524319617</text:p>
          </table:table-cell>
          <table:table-cell office:value-type="float" office:value="3.31607202033159" calcext:value-type="float">
            <text:p>3.31607202033159</text:p>
          </table:table-cell>
        </table:table-row>
        <table:table-row table:style-name="ro1">
          <table:table-cell office:value-type="float" office:value="1.60287163303855" calcext:value-type="float">
            <text:p>1.60287163303855</text:p>
          </table:table-cell>
          <table:table-cell office:value-type="float" office:value="5.23374806831621" calcext:value-type="float">
            <text:p>5.23374806831621</text:p>
          </table:table-cell>
          <table:table-cell office:value-type="float" office:value="1.60169868486458" calcext:value-type="float">
            <text:p>1.60169868486458</text:p>
          </table:table-cell>
          <table:table-cell office:value-type="float" office:value="1.89661996586728" calcext:value-type="float">
            <text:p>1.89661996586728</text:p>
          </table:table-cell>
          <table:table-cell office:value-type="float" office:value="1.60162505603622" calcext:value-type="float">
            <text:p>1.60162505603622</text:p>
          </table:table-cell>
          <table:table-cell office:value-type="float" office:value="3.30900083849433" calcext:value-type="float">
            <text:p>3.30900083849433</text:p>
          </table:table-cell>
        </table:table-row>
        <table:table-row table:style-name="ro1">
          <table:table-cell office:value-type="float" office:value="1.60648170428413" calcext:value-type="float">
            <text:p>1.60648170428413</text:p>
          </table:table-cell>
          <table:table-cell office:value-type="float" office:value="5.2315841178902" calcext:value-type="float">
            <text:p>5.2315841178902</text:p>
          </table:table-cell>
          <table:table-cell office:value-type="float" office:value="1.60530611702403" calcext:value-type="float">
            <text:p>1.60530611702403</text:p>
          </table:table-cell>
          <table:table-cell office:value-type="float" office:value="1.89468622943781" calcext:value-type="float">
            <text:p>1.89468622943781</text:p>
          </table:table-cell>
          <table:table-cell office:value-type="float" office:value="1.60523486887627" calcext:value-type="float">
            <text:p>1.60523486887627</text:p>
          </table:table-cell>
          <table:table-cell office:value-type="float" office:value="3.30177214326457" calcext:value-type="float">
            <text:p>3.30177214326457</text:p>
          </table:table-cell>
        </table:table-row>
        <table:table-row table:style-name="ro1">
          <table:table-cell office:value-type="float" office:value="1.61009177552971" calcext:value-type="float">
            <text:p>1.61009177552971</text:p>
          </table:table-cell>
          <table:table-cell office:value-type="float" office:value="5.22944686990173" calcext:value-type="float">
            <text:p>5.22944686990173</text:p>
          </table:table-cell>
          <table:table-cell office:value-type="float" office:value="1.60891354918347" calcext:value-type="float">
            <text:p>1.60891354918347</text:p>
          </table:table-cell>
          <table:table-cell office:value-type="float" office:value="1.89281968095182" calcext:value-type="float">
            <text:p>1.89281968095182</text:p>
          </table:table-cell>
          <table:table-cell office:value-type="float" office:value="1.60884468171632" calcext:value-type="float">
            <text:p>1.60884468171632</text:p>
          </table:table-cell>
          <table:table-cell office:value-type="float" office:value="3.29439448246784" calcext:value-type="float">
            <text:p>3.29439448246784</text:p>
          </table:table-cell>
        </table:table-row>
        <table:table-row table:style-name="ro1">
          <table:table-cell office:value-type="float" office:value="1.61370184677529" calcext:value-type="float">
            <text:p>1.61370184677529</text:p>
          </table:table-cell>
          <table:table-cell office:value-type="float" office:value="5.22733868909183" calcext:value-type="float">
            <text:p>5.22733868909183</text:p>
          </table:table-cell>
          <table:table-cell office:value-type="float" office:value="1.61252098134292" calcext:value-type="float">
            <text:p>1.61252098134292</text:p>
          </table:table-cell>
          <table:table-cell office:value-type="float" office:value="1.89102072814083" calcext:value-type="float">
            <text:p>1.89102072814083</text:p>
          </table:table-cell>
          <table:table-cell office:value-type="float" office:value="1.61245449455637" calcext:value-type="float">
            <text:p>1.61245449455637</text:p>
          </table:table-cell>
          <table:table-cell office:value-type="float" office:value="3.28687640392974" calcext:value-type="float">
            <text:p>3.28687640392974</text:p>
          </table:table-cell>
        </table:table-row>
        <table:table-row table:style-name="ro1">
          <table:table-cell office:value-type="float" office:value="1.61731191802088" calcext:value-type="float">
            <text:p>1.61731191802088</text:p>
          </table:table-cell>
          <table:table-cell office:value-type="float" office:value="5.2252619402015" calcext:value-type="float">
            <text:p>5.2252619402015</text:p>
          </table:table-cell>
          <table:table-cell office:value-type="float" office:value="1.61612841350236" calcext:value-type="float">
            <text:p>1.61612841350236</text:p>
          </table:table-cell>
          <table:table-cell office:value-type="float" office:value="1.88928977873633" calcext:value-type="float">
            <text:p>1.88928977873633</text:p>
          </table:table-cell>
          <table:table-cell office:value-type="float" office:value="1.61606430739641" calcext:value-type="float">
            <text:p>1.61606430739641</text:p>
          </table:table-cell>
          <table:table-cell office:value-type="float" office:value="3.27922645547581" calcext:value-type="float">
            <text:p>3.27922645547581</text:p>
          </table:table-cell>
        </table:table-row>
        <table:table-row table:style-name="ro1">
          <table:table-cell office:value-type="float" office:value="1.62092198926646" calcext:value-type="float">
            <text:p>1.62092198926646</text:p>
          </table:table-cell>
          <table:table-cell office:value-type="float" office:value="5.22321898797175" calcext:value-type="float">
            <text:p>5.22321898797175</text:p>
          </table:table-cell>
          <table:table-cell office:value-type="float" office:value="1.61973584566181" calcext:value-type="float">
            <text:p>1.61973584566181</text:p>
          </table:table-cell>
          <table:table-cell office:value-type="float" office:value="1.8876272404698" calcext:value-type="float">
            <text:p>1.8876272404698</text:p>
          </table:table-cell>
          <table:table-cell office:value-type="float" office:value="1.61967412023646" calcext:value-type="float">
            <text:p>1.61967412023646</text:p>
          </table:table-cell>
          <table:table-cell office:value-type="float" office:value="3.27145318493162" calcext:value-type="float">
            <text:p>3.27145318493162</text:p>
          </table:table-cell>
        </table:table-row>
        <table:table-row table:style-name="ro1">
          <table:table-cell office:value-type="float" office:value="1.62453206051204" calcext:value-type="float">
            <text:p>1.62453206051204</text:p>
          </table:table-cell>
          <table:table-cell office:value-type="float" office:value="5.2212121971436" calcext:value-type="float">
            <text:p>5.2212121971436</text:p>
          </table:table-cell>
          <table:table-cell office:value-type="float" office:value="1.62334327782125" calcext:value-type="float">
            <text:p>1.62334327782125</text:p>
          </table:table-cell>
          <table:table-cell office:value-type="float" office:value="1.88603352107275" calcext:value-type="float">
            <text:p>1.88603352107275</text:p>
          </table:table-cell>
          <table:table-cell office:value-type="float" office:value="1.62328393307651" calcext:value-type="float">
            <text:p>1.62328393307651</text:p>
          </table:table-cell>
          <table:table-cell office:value-type="float" office:value="3.26356514012274" calcext:value-type="float">
            <text:p>3.26356514012274</text:p>
          </table:table-cell>
        </table:table-row>
        <table:table-row table:style-name="ro1">
          <table:table-cell office:value-type="float" office:value="1.62814213175762" calcext:value-type="float">
            <text:p>1.62814213175762</text:p>
          </table:table-cell>
          <table:table-cell office:value-type="float" office:value="5.21924393245804" calcext:value-type="float">
            <text:p>5.21924393245804</text:p>
          </table:table-cell>
          <table:table-cell office:value-type="float" office:value="1.6269507099807" calcext:value-type="float">
            <text:p>1.6269507099807</text:p>
          </table:table-cell>
          <table:table-cell office:value-type="float" office:value="1.88450902827667" calcext:value-type="float">
            <text:p>1.88450902827667</text:p>
          </table:table-cell>
          <table:table-cell office:value-type="float" office:value="1.62689374591656" calcext:value-type="float">
            <text:p>1.62689374591656</text:p>
          </table:table-cell>
          <table:table-cell office:value-type="float" office:value="3.25557086887473" calcext:value-type="float">
            <text:p>3.25557086887473</text:p>
          </table:table-cell>
        </table:table-row>
        <table:table-row table:style-name="ro1">
          <table:table-cell office:value-type="float" office:value="1.63175220300321" calcext:value-type="float">
            <text:p>1.63175220300321</text:p>
          </table:table-cell>
          <table:table-cell office:value-type="float" office:value="5.21731655865611" calcext:value-type="float">
            <text:p>5.21731655865611</text:p>
          </table:table-cell>
          <table:table-cell office:value-type="float" office:value="1.63055814214014" calcext:value-type="float">
            <text:p>1.63055814214014</text:p>
          </table:table-cell>
          <table:table-cell office:value-type="float" office:value="1.88305416981305" calcext:value-type="float">
            <text:p>1.88305416981305</text:p>
          </table:table-cell>
          <table:table-cell office:value-type="float" office:value="1.63050355875661" calcext:value-type="float">
            <text:p>1.63050355875661</text:p>
          </table:table-cell>
          <table:table-cell office:value-type="float" office:value="3.24747891901316" calcext:value-type="float">
            <text:p>3.24747891901316</text:p>
          </table:table-cell>
        </table:table-row>
        <table:table-row table:style-name="ro1">
          <table:table-cell office:value-type="float" office:value="1.63536227424879" calcext:value-type="float">
            <text:p>1.63536227424879</text:p>
          </table:table-cell>
          <table:table-cell office:value-type="float" office:value="5.21543244047879" calcext:value-type="float">
            <text:p>5.21543244047879</text:p>
          </table:table-cell>
          <table:table-cell office:value-type="float" office:value="1.63416557429959" calcext:value-type="float">
            <text:p>1.63416557429959</text:p>
          </table:table-cell>
          <table:table-cell office:value-type="float" office:value="1.88166935341339" calcext:value-type="float">
            <text:p>1.88166935341339</text:p>
          </table:table-cell>
          <table:table-cell office:value-type="float" office:value="1.63411337159666" calcext:value-type="float">
            <text:p>1.63411337159666</text:p>
          </table:table-cell>
          <table:table-cell office:value-type="float" office:value="3.23929783836358" calcext:value-type="float">
            <text:p>3.23929783836358</text:p>
          </table:table-cell>
        </table:table-row>
        <table:table-row table:style-name="ro1">
          <table:table-cell office:value-type="float" office:value="1.63897234549437" calcext:value-type="float">
            <text:p>1.63897234549437</text:p>
          </table:table-cell>
          <table:table-cell office:value-type="float" office:value="5.21359394266711" calcext:value-type="float">
            <text:p>5.21359394266711</text:p>
          </table:table-cell>
          <table:table-cell office:value-type="float" office:value="1.63777300645904" calcext:value-type="float">
            <text:p>1.63777300645904</text:p>
          </table:table-cell>
          <table:table-cell office:value-type="float" office:value="1.88035498680918" calcext:value-type="float">
            <text:p>1.88035498680918</text:p>
          </table:table-cell>
          <table:table-cell office:value-type="float" office:value="1.63772318443671" calcext:value-type="float">
            <text:p>1.63772318443671</text:p>
          </table:table-cell>
          <table:table-cell office:value-type="float" office:value="3.23103617475158" calcext:value-type="float">
            <text:p>3.23103617475158</text:p>
          </table:table-cell>
        </table:table-row>
        <table:table-row table:style-name="ro1">
          <table:table-cell office:value-type="float" office:value="1.64258241673995" calcext:value-type="float">
            <text:p>1.64258241673995</text:p>
          </table:table-cell>
          <table:table-cell office:value-type="float" office:value="5.21180342996207" calcext:value-type="float">
            <text:p>5.21180342996207</text:p>
          </table:table-cell>
          <table:table-cell office:value-type="float" office:value="1.64138043861848" calcext:value-type="float">
            <text:p>1.64138043861848</text:p>
          </table:table-cell>
          <table:table-cell office:value-type="float" office:value="1.87911147773192" calcext:value-type="float">
            <text:p>1.87911147773192</text:p>
          </table:table-cell>
          <table:table-cell office:value-type="float" office:value="1.64133299727676" calcext:value-type="float">
            <text:p>1.64133299727676</text:p>
          </table:table-cell>
          <table:table-cell office:value-type="float" office:value="3.2227024760027" calcext:value-type="float">
            <text:p>3.2227024760027</text:p>
          </table:table-cell>
        </table:table-row>
        <table:table-row table:style-name="ro1">
          <table:table-cell office:value-type="float" office:value="1.64619248798554" calcext:value-type="float">
            <text:p>1.64619248798554</text:p>
          </table:table-cell>
          <table:table-cell office:value-type="float" office:value="5.21006326710469" calcext:value-type="float">
            <text:p>5.21006326710469</text:p>
          </table:table-cell>
          <table:table-cell office:value-type="float" office:value="1.64498787077793" calcext:value-type="float">
            <text:p>1.64498787077793</text:p>
          </table:table-cell>
          <table:table-cell office:value-type="float" office:value="1.87793923391311" calcext:value-type="float">
            <text:p>1.87793923391311</text:p>
          </table:table-cell>
          <table:table-cell office:value-type="float" office:value="1.64494281011681" calcext:value-type="float">
            <text:p>1.64494281011681</text:p>
          </table:table-cell>
          <table:table-cell office:value-type="float" office:value="3.21430528994251" calcext:value-type="float">
            <text:p>3.21430528994251</text:p>
          </table:table-cell>
        </table:table-row>
        <table:table-row table:style-name="ro1">
          <table:table-cell office:value-type="float" office:value="1.64980255923112" calcext:value-type="float">
            <text:p>1.64980255923112</text:p>
          </table:table-cell>
          <table:table-cell office:value-type="float" office:value="5.20837581883597" calcext:value-type="float">
            <text:p>5.20837581883597</text:p>
          </table:table-cell>
          <table:table-cell office:value-type="float" office:value="1.64859530293737" calcext:value-type="float">
            <text:p>1.64859530293737</text:p>
          </table:table-cell>
          <table:table-cell office:value-type="float" office:value="1.87683866308423" calcext:value-type="float">
            <text:p>1.87683866308423</text:p>
          </table:table-cell>
          <table:table-cell office:value-type="float" office:value="1.64855262295686" calcext:value-type="float">
            <text:p>1.64855262295686</text:p>
          </table:table-cell>
          <table:table-cell office:value-type="float" office:value="3.20585316439659" calcext:value-type="float">
            <text:p>3.20585316439659</text:p>
          </table:table-cell>
        </table:table-row>
        <table:table-row table:style-name="ro1">
          <table:table-cell office:value-type="float" office:value="1.6534126304767" calcext:value-type="float">
            <text:p>1.6534126304767</text:p>
          </table:table-cell>
          <table:table-cell office:value-type="float" office:value="5.20674344989693" calcext:value-type="float">
            <text:p>5.20674344989693</text:p>
          </table:table-cell>
          <table:table-cell office:value-type="float" office:value="1.65220273509682" calcext:value-type="float">
            <text:p>1.65220273509682</text:p>
          </table:table-cell>
          <table:table-cell office:value-type="float" office:value="1.87581017297678" calcext:value-type="float">
            <text:p>1.87581017297678</text:p>
          </table:table-cell>
          <table:table-cell office:value-type="float" office:value="1.65216243579691" calcext:value-type="float">
            <text:p>1.65216243579691</text:p>
          </table:table-cell>
          <table:table-cell office:value-type="float" office:value="3.19735464719048" calcext:value-type="float">
            <text:p>3.19735464719048</text:p>
          </table:table-cell>
        </table:table-row>
        <table:table-row table:style-name="ro1">
          <table:table-cell office:value-type="float" office:value="1.65702270172228" calcext:value-type="float">
            <text:p>1.65702270172228</text:p>
          </table:table-cell>
          <table:table-cell office:value-type="float" office:value="5.20516852502857" calcext:value-type="float">
            <text:p>5.20516852502857</text:p>
          </table:table-cell>
          <table:table-cell office:value-type="float" office:value="1.65581016725626" calcext:value-type="float">
            <text:p>1.65581016725626</text:p>
          </table:table-cell>
          <table:table-cell office:value-type="float" office:value="1.87485417132226" calcext:value-type="float">
            <text:p>1.87485417132226</text:p>
          </table:table-cell>
          <table:table-cell office:value-type="float" office:value="1.65577224863696" calcext:value-type="float">
            <text:p>1.65577224863696</text:p>
          </table:table-cell>
          <table:table-cell office:value-type="float" office:value="3.18881828614977" calcext:value-type="float">
            <text:p>3.18881828614977</text:p>
          </table:table-cell>
        </table:table-row>
        <table:table-row table:style-name="ro1">
          <table:table-cell office:value-type="float" office:value="1.66063277296786" calcext:value-type="float">
            <text:p>1.66063277296786</text:p>
          </table:table-cell>
          <table:table-cell office:value-type="float" office:value="5.2036534089719" calcext:value-type="float">
            <text:p>5.2036534089719</text:p>
          </table:table-cell>
          <table:table-cell office:value-type="float" office:value="1.65941759941571" calcext:value-type="float">
            <text:p>1.65941759941571</text:p>
          </table:table-cell>
          <table:table-cell office:value-type="float" office:value="1.87397106585215" calcext:value-type="float">
            <text:p>1.87397106585215</text:p>
          </table:table-cell>
          <table:table-cell office:value-type="float" office:value="1.65938206147701" calcext:value-type="float">
            <text:p>1.65938206147701</text:p>
          </table:table-cell>
          <table:table-cell office:value-type="float" office:value="3.1802526291" calcext:value-type="float">
            <text:p>3.1802526291</text:p>
          </table:table-cell>
        </table:table-row>
        <table:table-row table:style-name="ro1">
          <table:table-cell office:value-type="float" office:value="1.66424284421345" calcext:value-type="float">
            <text:p>1.66424284421345</text:p>
          </table:table-cell>
          <table:table-cell office:value-type="float" office:value="5.20220046646795" calcext:value-type="float">
            <text:p>5.20220046646795</text:p>
          </table:table-cell>
          <table:table-cell office:value-type="float" office:value="1.66302503157516" calcext:value-type="float">
            <text:p>1.66302503157516</text:p>
          </table:table-cell>
          <table:table-cell office:value-type="float" office:value="1.87316126429797" calcext:value-type="float">
            <text:p>1.87316126429797</text:p>
          </table:table-cell>
          <table:table-cell office:value-type="float" office:value="1.66299187431706" calcext:value-type="float">
            <text:p>1.66299187431706</text:p>
          </table:table-cell>
          <table:table-cell office:value-type="float" office:value="3.17166622386675" calcext:value-type="float">
            <text:p>3.17166622386675</text:p>
          </table:table-cell>
        </table:table-row>
        <table:table-row table:style-name="ro1">
          <table:table-cell office:value-type="float" office:value="1.66785291545903" calcext:value-type="float">
            <text:p>1.66785291545903</text:p>
          </table:table-cell>
          <table:table-cell office:value-type="float" office:value="5.2008120622577" calcext:value-type="float">
            <text:p>5.2008120622577</text:p>
          </table:table-cell>
          <table:table-cell office:value-type="float" office:value="1.6666324637346" calcext:value-type="float">
            <text:p>1.6666324637346</text:p>
          </table:table-cell>
          <table:table-cell office:value-type="float" office:value="1.87242517439119" calcext:value-type="float">
            <text:p>1.87242517439119</text:p>
          </table:table-cell>
          <table:table-cell office:value-type="float" office:value="1.66660168715711" calcext:value-type="float">
            <text:p>1.66660168715711</text:p>
          </table:table-cell>
          <table:table-cell office:value-type="float" office:value="3.16306761827559" calcext:value-type="float">
            <text:p>3.16306761827559</text:p>
          </table:table-cell>
        </table:table-row>
        <table:table-row table:style-name="ro1">
          <table:table-cell office:value-type="float" office:value="1.67146298670461" calcext:value-type="float">
            <text:p>1.67146298670461</text:p>
          </table:table-cell>
          <table:table-cell office:value-type="float" office:value="5.19949056108218" calcext:value-type="float">
            <text:p>5.19949056108218</text:p>
          </table:table-cell>
          <table:table-cell office:value-type="float" office:value="1.67023989589405" calcext:value-type="float">
            <text:p>1.67023989589405</text:p>
          </table:table-cell>
          <table:table-cell office:value-type="float" office:value="1.87176320386332" calcext:value-type="float">
            <text:p>1.87176320386332</text:p>
          </table:table-cell>
          <table:table-cell office:value-type="float" office:value="1.67021149999716" calcext:value-type="float">
            <text:p>1.67021149999716</text:p>
          </table:table-cell>
          <table:table-cell office:value-type="float" office:value="3.15446536015206" calcext:value-type="float">
            <text:p>3.15446536015206</text:p>
          </table:table-cell>
        </table:table-row>
        <table:table-row table:style-name="ro1">
          <table:table-cell office:value-type="float" office:value="1.67507305795019" calcext:value-type="float">
            <text:p>1.67507305795019</text:p>
          </table:table-cell>
          <table:table-cell office:value-type="float" office:value="5.1982383276824" calcext:value-type="float">
            <text:p>5.1982383276824</text:p>
          </table:table-cell>
          <table:table-cell office:value-type="float" office:value="1.67384732805349" calcext:value-type="float">
            <text:p>1.67384732805349</text:p>
          </table:table-cell>
          <table:table-cell office:value-type="float" office:value="1.87117576044585" calcext:value-type="float">
            <text:p>1.87117576044585</text:p>
          </table:table-cell>
          <table:table-cell office:value-type="float" office:value="1.67382131283721" calcext:value-type="float">
            <text:p>1.67382131283721</text:p>
          </table:table-cell>
          <table:table-cell office:value-type="float" office:value="3.14586799732175" calcext:value-type="float">
            <text:p>3.14586799732175</text:p>
          </table:table-cell>
        </table:table-row>
        <table:table-row table:style-name="ro1">
          <table:table-cell office:value-type="float" office:value="1.67868312919578" calcext:value-type="float">
            <text:p>1.67868312919578</text:p>
          </table:table-cell>
          <table:table-cell office:value-type="float" office:value="5.19705772679937" calcext:value-type="float">
            <text:p>5.19705772679937</text:p>
          </table:table-cell>
          <table:table-cell office:value-type="float" office:value="1.67745476021294" calcext:value-type="float">
            <text:p>1.67745476021294</text:p>
          </table:table-cell>
          <table:table-cell office:value-type="float" office:value="1.87066325187027" calcext:value-type="float">
            <text:p>1.87066325187027</text:p>
          </table:table-cell>
          <table:table-cell office:value-type="float" office:value="1.67743112567725" calcext:value-type="float">
            <text:p>1.67743112567725</text:p>
          </table:table-cell>
          <table:table-cell office:value-type="float" office:value="3.13728407761022" calcext:value-type="float">
            <text:p>3.13728407761022</text:p>
          </table:table-cell>
        </table:table-row>
        <table:table-row table:style-name="ro1">
          <table:table-cell office:value-type="float" office:value="1.68229320044136" calcext:value-type="float">
            <text:p>1.68229320044136</text:p>
          </table:table-cell>
          <table:table-cell office:value-type="float" office:value="5.19595112317408" calcext:value-type="float">
            <text:p>5.19595112317408</text:p>
          </table:table-cell>
          <table:table-cell office:value-type="float" office:value="1.68106219237238" calcext:value-type="float">
            <text:p>1.68106219237238</text:p>
          </table:table-cell>
          <table:table-cell office:value-type="float" office:value="1.87022608586809" calcext:value-type="float">
            <text:p>1.87022608586809</text:p>
          </table:table-cell>
          <table:table-cell office:value-type="float" office:value="1.6810409385173" calcext:value-type="float">
            <text:p>1.6810409385173</text:p>
          </table:table-cell>
          <table:table-cell office:value-type="float" office:value="3.12872214884302" calcext:value-type="float">
            <text:p>3.12872214884302</text:p>
          </table:table-cell>
        </table:table-row>
        <table:table-row table:style-name="ro1">
          <table:table-cell office:value-type="float" office:value="1.68590327168694" calcext:value-type="float">
            <text:p>1.68590327168694</text:p>
          </table:table-cell>
          <table:table-cell office:value-type="float" office:value="5.19492088154757" calcext:value-type="float">
            <text:p>5.19492088154757</text:p>
          </table:table-cell>
          <table:table-cell office:value-type="float" office:value="1.68466962453183" calcext:value-type="float">
            <text:p>1.68466962453183</text:p>
          </table:table-cell>
          <table:table-cell office:value-type="float" office:value="1.86986467017078" calcext:value-type="float">
            <text:p>1.86986467017078</text:p>
          </table:table-cell>
          <table:table-cell office:value-type="float" office:value="1.68465075135735" calcext:value-type="float">
            <text:p>1.68465075135735</text:p>
          </table:table-cell>
          <table:table-cell office:value-type="float" office:value="3.12019075884572" calcext:value-type="float">
            <text:p>3.12019075884572</text:p>
          </table:table-cell>
        </table:table-row>
        <table:table-row table:style-name="ro1">
          <table:table-cell office:value-type="float" office:value="1.68951334293252" calcext:value-type="float">
            <text:p>1.68951334293252</text:p>
          </table:table-cell>
          <table:table-cell office:value-type="float" office:value="5.19396936666083" calcext:value-type="float">
            <text:p>5.19396936666083</text:p>
          </table:table-cell>
          <table:table-cell office:value-type="float" office:value="1.68827705669127" calcext:value-type="float">
            <text:p>1.68827705669127</text:p>
          </table:table-cell>
          <table:table-cell office:value-type="float" office:value="1.86957941250986" calcext:value-type="float">
            <text:p>1.86957941250986</text:p>
          </table:table-cell>
          <table:table-cell office:value-type="float" office:value="1.6882605641974" calcext:value-type="float">
            <text:p>1.6882605641974</text:p>
          </table:table-cell>
          <table:table-cell office:value-type="float" office:value="3.11169845544389" calcext:value-type="float">
            <text:p>3.11169845544389</text:p>
          </table:table-cell>
        </table:table-row>
        <table:table-row table:style-name="ro1">
          <table:table-cell office:value-type="float" office:value="1.69312341417811" calcext:value-type="float">
            <text:p>1.69312341417811</text:p>
          </table:table-cell>
          <table:table-cell office:value-type="float" office:value="5.19309894325489" calcext:value-type="float">
            <text:p>5.19309894325489</text:p>
          </table:table-cell>
          <table:table-cell office:value-type="float" office:value="1.69188448885072" calcext:value-type="float">
            <text:p>1.69188448885072</text:p>
          </table:table-cell>
          <table:table-cell office:value-type="float" office:value="1.8693707206168" calcext:value-type="float">
            <text:p>1.8693707206168</text:p>
          </table:table-cell>
          <table:table-cell office:value-type="float" office:value="1.69187037703745" calcext:value-type="float">
            <text:p>1.69187037703745</text:p>
          </table:table-cell>
          <table:table-cell office:value-type="float" office:value="3.1032537864631" calcext:value-type="float">
            <text:p>3.1032537864631</text:p>
          </table:table-cell>
        </table:table-row>
        <table:table-row table:style-name="ro1">
          <table:table-cell office:value-type="float" office:value="1.69673348542369" calcext:value-type="float">
            <text:p>1.69673348542369</text:p>
          </table:table-cell>
          <table:table-cell office:value-type="float" office:value="5.19231197607073" calcext:value-type="float">
            <text:p>5.19231197607073</text:p>
          </table:table-cell>
          <table:table-cell office:value-type="float" office:value="1.69549192101017" calcext:value-type="float">
            <text:p>1.69549192101017</text:p>
          </table:table-cell>
          <table:table-cell office:value-type="float" office:value="1.86923900222312" calcext:value-type="float">
            <text:p>1.86923900222312</text:p>
          </table:table-cell>
          <table:table-cell office:value-type="float" office:value="1.6954801898775" calcext:value-type="float">
            <text:p>1.6954801898775</text:p>
          </table:table-cell>
          <table:table-cell office:value-type="float" office:value="3.0948652997289" calcext:value-type="float">
            <text:p>3.0948652997289</text:p>
          </table:table-cell>
        </table:table-row>
        <table:table-row table:style-name="ro1">
          <table:table-cell office:value-type="float" office:value="1.70034355666927" calcext:value-type="float">
            <text:p>1.70034355666927</text:p>
          </table:table-cell>
          <table:table-cell office:value-type="float" office:value="5.19161082984939" calcext:value-type="float">
            <text:p>5.19161082984939</text:p>
          </table:table-cell>
          <table:table-cell office:value-type="float" office:value="1.69909935316961" calcext:value-type="float">
            <text:p>1.69909935316961</text:p>
          </table:table-cell>
          <table:table-cell office:value-type="float" office:value="1.86918466506029" calcext:value-type="float">
            <text:p>1.86918466506029</text:p>
          </table:table-cell>
          <table:table-cell office:value-type="float" office:value="1.69909000271755" calcext:value-type="float">
            <text:p>1.69909000271755</text:p>
          </table:table-cell>
          <table:table-cell office:value-type="float" office:value="3.08654154306686" calcext:value-type="float">
            <text:p>3.08654154306686</text:p>
          </table:table-cell>
        </table:table-row>
        <table:table-row table:style-name="ro1">
          <table:table-cell office:value-type="float" office:value="1.70395362791485" calcext:value-type="float">
            <text:p>1.70395362791485</text:p>
          </table:table-cell>
          <table:table-cell office:value-type="float" office:value="5.19099786933186" calcext:value-type="float">
            <text:p>5.19099786933186</text:p>
          </table:table-cell>
          <table:table-cell office:value-type="float" office:value="1.70270678532906" calcext:value-type="float">
            <text:p>1.70270678532906</text:p>
          </table:table-cell>
          <table:table-cell office:value-type="float" office:value="1.86920811685983" calcext:value-type="float">
            <text:p>1.86920811685983</text:p>
          </table:table-cell>
          <table:table-cell office:value-type="float" office:value="1.7026998155576" calcext:value-type="float">
            <text:p>1.7026998155576</text:p>
          </table:table-cell>
          <table:table-cell office:value-type="float" office:value="3.07829106430255" calcext:value-type="float">
            <text:p>3.07829106430255</text:p>
          </table:table-cell>
        </table:table-row>
        <table:table-row table:style-name="ro1">
          <table:table-cell office:value-type="float" office:value="1.70756369916043" calcext:value-type="float">
            <text:p>1.70756369916043</text:p>
          </table:table-cell>
          <table:table-cell office:value-type="float" office:value="5.19047545925916" calcext:value-type="float">
            <text:p>5.19047545925916</text:p>
          </table:table-cell>
          <table:table-cell office:value-type="float" office:value="1.7063142174885" calcext:value-type="float">
            <text:p>1.7063142174885</text:p>
          </table:table-cell>
          <table:table-cell office:value-type="float" office:value="1.86930976535321" calcext:value-type="float">
            <text:p>1.86930976535321</text:p>
          </table:table-cell>
          <table:table-cell office:value-type="float" office:value="1.70630962839765" calcext:value-type="float">
            <text:p>1.70630962839765</text:p>
          </table:table-cell>
          <table:table-cell office:value-type="float" office:value="3.07012241126153" calcext:value-type="float">
            <text:p>3.07012241126153</text:p>
          </table:table-cell>
        </table:table-row>
        <table:table-row table:style-name="ro1">
          <table:table-cell office:value-type="float" office:value="1.71117377040602" calcext:value-type="float">
            <text:p>1.71117377040602</text:p>
          </table:table-cell>
          <table:table-cell office:value-type="float" office:value="5.1900459643723" calcext:value-type="float">
            <text:p>5.1900459643723</text:p>
          </table:table-cell>
          <table:table-cell office:value-type="float" office:value="1.70992164964795" calcext:value-type="float">
            <text:p>1.70992164964795</text:p>
          </table:table-cell>
          <table:table-cell office:value-type="float" office:value="1.86949001827194" calcext:value-type="float">
            <text:p>1.86949001827194</text:p>
          </table:table-cell>
          <table:table-cell office:value-type="float" office:value="1.7099194412377" calcext:value-type="float">
            <text:p>1.7099194412377</text:p>
          </table:table-cell>
          <table:table-cell office:value-type="float" office:value="3.06204413176936" calcext:value-type="float">
            <text:p>3.06204413176936</text:p>
          </table:table-cell>
        </table:table-row>
        <table:table-row table:style-name="ro1">
          <table:table-cell office:value-type="float" office:value="1.7147838416516" calcext:value-type="float">
            <text:p>1.7147838416516</text:p>
          </table:table-cell>
          <table:table-cell office:value-type="float" office:value="5.18971174941228" calcext:value-type="float">
            <text:p>5.18971174941228</text:p>
          </table:table-cell>
          <table:table-cell office:value-type="float" office:value="1.71352908180739" calcext:value-type="float">
            <text:p>1.71352908180739</text:p>
          </table:table-cell>
          <table:table-cell office:value-type="float" office:value="1.86974928334751" calcext:value-type="float">
            <text:p>1.86974928334751</text:p>
          </table:table-cell>
          <table:table-cell office:value-type="float" office:value="1.71352925407775" calcext:value-type="float">
            <text:p>1.71352925407775</text:p>
          </table:table-cell>
          <table:table-cell office:value-type="float" office:value="3.05406477365162" calcext:value-type="float">
            <text:p>3.05406477365162</text:p>
          </table:table-cell>
        </table:table-row>
        <table:table-row table:style-name="ro1">
          <table:table-cell office:value-type="float" office:value="1.71839391289718" calcext:value-type="float">
            <text:p>1.71839391289718</text:p>
          </table:table-cell>
          <table:table-cell office:value-type="float" office:value="5.18947517912013" calcext:value-type="float">
            <text:p>5.18947517912013</text:p>
          </table:table-cell>
          <table:table-cell office:value-type="float" office:value="1.71713651396684" calcext:value-type="float">
            <text:p>1.71713651396684</text:p>
          </table:table-cell>
          <table:table-cell office:value-type="float" office:value="1.87008796831141" calcext:value-type="float">
            <text:p>1.87008796831141</text:p>
          </table:table-cell>
          <table:table-cell office:value-type="float" office:value="1.7171390669178" calcext:value-type="float">
            <text:p>1.7171390669178</text:p>
          </table:table-cell>
          <table:table-cell office:value-type="float" office:value="3.04619288473385" calcext:value-type="float">
            <text:p>3.04619288473385</text:p>
          </table:table-cell>
        </table:table-row>
        <table:table-row table:style-name="ro1">
          <table:table-cell office:value-type="float" office:value="1.72200398414276" calcext:value-type="float">
            <text:p>1.72200398414276</text:p>
          </table:table-cell>
          <table:table-cell office:value-type="float" office:value="5.18933861823684" calcext:value-type="float">
            <text:p>5.18933861823684</text:p>
          </table:table-cell>
          <table:table-cell office:value-type="float" office:value="1.72074394612628" calcext:value-type="float">
            <text:p>1.72074394612628</text:p>
          </table:table-cell>
          <table:table-cell office:value-type="float" office:value="1.87050648089515" calcext:value-type="float">
            <text:p>1.87050648089515</text:p>
          </table:table-cell>
          <table:table-cell office:value-type="float" office:value="1.72074887975785" calcext:value-type="float">
            <text:p>1.72074887975785</text:p>
          </table:table-cell>
          <table:table-cell office:value-type="float" office:value="3.03843701284164" calcext:value-type="float">
            <text:p>3.03843701284164</text:p>
          </table:table-cell>
        </table:table-row>
        <table:table-row table:style-name="ro1">
          <table:table-cell office:value-type="float" office:value="1.72561405538835" calcext:value-type="float">
            <text:p>1.72561405538835</text:p>
          </table:table-cell>
          <table:table-cell office:value-type="float" office:value="5.18930443150343" calcext:value-type="float">
            <text:p>5.18930443150343</text:p>
          </table:table-cell>
          <table:table-cell office:value-type="float" office:value="1.72435137828573" calcext:value-type="float">
            <text:p>1.72435137828573</text:p>
          </table:table-cell>
          <table:table-cell office:value-type="float" office:value="1.87100522883021" calcext:value-type="float">
            <text:p>1.87100522883021</text:p>
          </table:table-cell>
          <table:table-cell office:value-type="float" office:value="1.7243586925979" calcext:value-type="float">
            <text:p>1.7243586925979</text:p>
          </table:table-cell>
          <table:table-cell office:value-type="float" office:value="3.03080570580054" calcext:value-type="float">
            <text:p>3.03080570580054</text:p>
          </table:table-cell>
        </table:table-row>
        <table:table-row table:style-name="ro1">
          <table:table-cell office:value-type="float" office:value="1.72922412663393" calcext:value-type="float">
            <text:p>1.72922412663393</text:p>
          </table:table-cell>
          <table:table-cell office:value-type="float" office:value="5.18937498366091" calcext:value-type="float">
            <text:p>5.18937498366091</text:p>
          </table:table-cell>
          <table:table-cell office:value-type="float" office:value="1.72795881044518" calcext:value-type="float">
            <text:p>1.72795881044518</text:p>
          </table:table-cell>
          <table:table-cell office:value-type="float" office:value="1.87158461984809" calcext:value-type="float">
            <text:p>1.87158461984809</text:p>
          </table:table-cell>
          <table:table-cell office:value-type="float" office:value="1.72796850543795" calcext:value-type="float">
            <text:p>1.72796850543795</text:p>
          </table:table-cell>
          <table:table-cell office:value-type="float" office:value="3.02330751143611" calcext:value-type="float">
            <text:p>3.02330751143611</text:p>
          </table:table-cell>
        </table:table-row>
        <table:table-row table:style-name="ro1">
          <table:table-cell office:value-type="float" office:value="1.73283419787951" calcext:value-type="float">
            <text:p>1.73283419787951</text:p>
          </table:table-cell>
          <table:table-cell office:value-type="float" office:value="5.18955263945029" calcext:value-type="float">
            <text:p>5.18955263945029</text:p>
          </table:table-cell>
          <table:table-cell office:value-type="float" office:value="1.73156624260462" calcext:value-type="float">
            <text:p>1.73156624260462</text:p>
          </table:table-cell>
          <table:table-cell office:value-type="float" office:value="1.87224506168028" calcext:value-type="float">
            <text:p>1.87224506168028</text:p>
          </table:table-cell>
          <table:table-cell office:value-type="float" office:value="1.731578318278" calcext:value-type="float">
            <text:p>1.731578318278</text:p>
          </table:table-cell>
          <table:table-cell office:value-type="float" office:value="3.01595097757393" calcext:value-type="float">
            <text:p>3.01595097757393</text:p>
          </table:table-cell>
        </table:table-row>
        <table:table-row table:style-name="ro1">
          <table:table-cell office:value-type="float" office:value="1.73644426912509" calcext:value-type="float">
            <text:p>1.73644426912509</text:p>
          </table:table-cell>
          <table:table-cell office:value-type="float" office:value="5.18983976361258" calcext:value-type="float">
            <text:p>5.18983976361258</text:p>
          </table:table-cell>
          <table:table-cell office:value-type="float" office:value="1.73517367476407" calcext:value-type="float">
            <text:p>1.73517367476407</text:p>
          </table:table-cell>
          <table:table-cell office:value-type="float" office:value="1.87298696205828" calcext:value-type="float">
            <text:p>1.87298696205828</text:p>
          </table:table-cell>
          <table:table-cell office:value-type="float" office:value="1.73518813111805" calcext:value-type="float">
            <text:p>1.73518813111805</text:p>
          </table:table-cell>
          <table:table-cell office:value-type="float" office:value="3.00874465203955" calcext:value-type="float">
            <text:p>3.00874465203955</text:p>
          </table:table-cell>
        </table:table-row>
        <table:table-row table:style-name="ro1">
          <table:table-cell office:value-type="float" office:value="1.74005434037068" calcext:value-type="float">
            <text:p>1.74005434037068</text:p>
          </table:table-cell>
          <table:table-cell office:value-type="float" office:value="5.19023872088879" calcext:value-type="float">
            <text:p>5.19023872088879</text:p>
          </table:table-cell>
          <table:table-cell office:value-type="float" office:value="1.73878110692351" calcext:value-type="float">
            <text:p>1.73878110692351</text:p>
          </table:table-cell>
          <table:table-cell office:value-type="float" office:value="1.87381072871359" calcext:value-type="float">
            <text:p>1.87381072871359</text:p>
          </table:table-cell>
          <table:table-cell office:value-type="float" office:value="1.7387979439581" calcext:value-type="float">
            <text:p>1.7387979439581</text:p>
          </table:table-cell>
          <table:table-cell office:value-type="float" office:value="3.00169708265855" calcext:value-type="float">
            <text:p>3.00169708265855</text:p>
          </table:table-cell>
        </table:table-row>
        <table:table-row table:style-name="ro1">
          <table:table-cell office:value-type="float" office:value="1.74366441161626" calcext:value-type="float">
            <text:p>1.74366441161626</text:p>
          </table:table-cell>
          <table:table-cell office:value-type="float" office:value="5.19075187601993" calcext:value-type="float">
            <text:p>5.19075187601993</text:p>
          </table:table-cell>
          <table:table-cell office:value-type="float" office:value="1.74238853908296" calcext:value-type="float">
            <text:p>1.74238853908296</text:p>
          </table:table-cell>
          <table:table-cell office:value-type="float" office:value="1.87471676937769" calcext:value-type="float">
            <text:p>1.87471676937769</text:p>
          </table:table-cell>
          <table:table-cell office:value-type="float" office:value="1.74240775679814" calcext:value-type="float">
            <text:p>1.74240775679814</text:p>
          </table:table-cell>
          <table:table-cell office:value-type="float" office:value="2.99481681725648" calcext:value-type="float">
            <text:p>2.99481681725648</text:p>
          </table:table-cell>
        </table:table-row>
        <table:table-row table:style-name="ro1">
          <table:table-cell office:value-type="float" office:value="1.74727448286184" calcext:value-type="float">
            <text:p>1.74727448286184</text:p>
          </table:table-cell>
          <table:table-cell office:value-type="float" office:value="5.19138159374701" calcext:value-type="float">
            <text:p>5.19138159374701</text:p>
          </table:table-cell>
          <table:table-cell office:value-type="float" office:value="1.7459959712424" calcext:value-type="float">
            <text:p>1.7459959712424</text:p>
          </table:table-cell>
          <table:table-cell office:value-type="float" office:value="1.87570549178209" calcext:value-type="float">
            <text:p>1.87570549178209</text:p>
          </table:table-cell>
          <table:table-cell office:value-type="float" office:value="1.74601756963819" calcext:value-type="float">
            <text:p>1.74601756963819</text:p>
          </table:table-cell>
          <table:table-cell office:value-type="float" office:value="2.98811240365891" calcext:value-type="float">
            <text:p>2.98811240365891</text:p>
          </table:table-cell>
        </table:table-row>
        <table:table-row table:style-name="ro1">
          <table:table-cell office:value-type="float" office:value="1.75088455410742" calcext:value-type="float">
            <text:p>1.75088455410742</text:p>
          </table:table-cell>
          <table:table-cell office:value-type="float" office:value="5.19213023881104" calcext:value-type="float">
            <text:p>5.19213023881104</text:p>
          </table:table-cell>
          <table:table-cell office:value-type="float" office:value="1.74960340340185" calcext:value-type="float">
            <text:p>1.74960340340185</text:p>
          </table:table-cell>
          <table:table-cell office:value-type="float" office:value="1.87677730365827" calcext:value-type="float">
            <text:p>1.87677730365827</text:p>
          </table:table-cell>
          <table:table-cell office:value-type="float" office:value="1.74962738247824" calcext:value-type="float">
            <text:p>1.74962738247824</text:p>
          </table:table-cell>
          <table:table-cell office:value-type="float" office:value="2.9815923896914" calcext:value-type="float">
            <text:p>2.9815923896914</text:p>
          </table:table-cell>
        </table:table-row>
        <table:table-row table:style-name="ro1">
          <table:table-cell office:value-type="float" office:value="1.754494625353" calcext:value-type="float">
            <text:p>1.754494625353</text:p>
          </table:table-cell>
          <table:table-cell office:value-type="float" office:value="5.19300017595303" calcext:value-type="float">
            <text:p>5.19300017595303</text:p>
          </table:table-cell>
          <table:table-cell office:value-type="float" office:value="1.7532108355613" calcext:value-type="float">
            <text:p>1.7532108355613</text:p>
          </table:table-cell>
          <table:table-cell office:value-type="float" office:value="1.87793261273773" calcext:value-type="float">
            <text:p>1.87793261273773</text:p>
          </table:table-cell>
          <table:table-cell office:value-type="float" office:value="1.75323719531829" calcext:value-type="float">
            <text:p>1.75323719531829</text:p>
          </table:table-cell>
          <table:table-cell office:value-type="float" office:value="2.97526532317952" calcext:value-type="float">
            <text:p>2.97526532317952</text:p>
          </table:table-cell>
        </table:table-row>
        <table:table-row table:style-name="ro1">
          <table:table-cell office:value-type="float" office:value="1.75810469659859" calcext:value-type="float">
            <text:p>1.75810469659859</text:p>
          </table:table-cell>
          <table:table-cell office:value-type="float" office:value="5.19399376991399" calcext:value-type="float">
            <text:p>5.19399376991399</text:p>
          </table:table-cell>
          <table:table-cell office:value-type="float" office:value="1.75681826772074" calcext:value-type="float">
            <text:p>1.75681826772074</text:p>
          </table:table-cell>
          <table:table-cell office:value-type="float" office:value="1.87917182675197" calcext:value-type="float">
            <text:p>1.87917182675197</text:p>
          </table:table-cell>
          <table:table-cell office:value-type="float" office:value="1.75684700815834" calcext:value-type="float">
            <text:p>1.75684700815834</text:p>
          </table:table-cell>
          <table:table-cell office:value-type="float" office:value="2.96913975194884" calcext:value-type="float">
            <text:p>2.96913975194884</text:p>
          </table:table-cell>
        </table:table-row>
        <table:table-row table:style-name="ro1">
          <table:table-cell office:value-type="float" office:value="1.76171476784417" calcext:value-type="float">
            <text:p>1.76171476784417</text:p>
          </table:table-cell>
          <table:table-cell office:value-type="float" office:value="5.19511338543493" calcext:value-type="float">
            <text:p>5.19511338543493</text:p>
          </table:table-cell>
          <table:table-cell office:value-type="float" office:value="1.76042569988019" calcext:value-type="float">
            <text:p>1.76042569988019</text:p>
          </table:table-cell>
          <table:table-cell office:value-type="float" office:value="1.88049535343248" calcext:value-type="float">
            <text:p>1.88049535343248</text:p>
          </table:table-cell>
          <table:table-cell office:value-type="float" office:value="1.76045682099839" calcext:value-type="float">
            <text:p>1.76045682099839</text:p>
          </table:table-cell>
          <table:table-cell office:value-type="float" office:value="2.96322422382491" calcext:value-type="float">
            <text:p>2.96322422382491</text:p>
          </table:table-cell>
        </table:table-row>
        <table:table-row table:style-name="ro1">
          <table:table-cell office:value-type="float" office:value="1.76532483908975" calcext:value-type="float">
            <text:p>1.76532483908975</text:p>
          </table:table-cell>
          <table:table-cell office:value-type="float" office:value="5.19636138725686" calcext:value-type="float">
            <text:p>5.19636138725686</text:p>
          </table:table-cell>
          <table:table-cell office:value-type="float" office:value="1.76403313203963" calcext:value-type="float">
            <text:p>1.76403313203963</text:p>
          </table:table-cell>
          <table:table-cell office:value-type="float" office:value="1.88190360051076" calcext:value-type="float">
            <text:p>1.88190360051076</text:p>
          </table:table-cell>
          <table:table-cell office:value-type="float" office:value="1.76406663383844" calcext:value-type="float">
            <text:p>1.76406663383844</text:p>
          </table:table-cell>
          <table:table-cell office:value-type="float" office:value="2.95752728663331" calcext:value-type="float">
            <text:p>2.95752728663331</text:p>
          </table:table-cell>
        </table:table-row>
        <table:table-row table:style-name="ro1">
          <table:table-cell office:value-type="float" office:value="1.76893491033533" calcext:value-type="float">
            <text:p>1.76893491033533</text:p>
          </table:table-cell>
          <table:table-cell office:value-type="float" office:value="5.1977401401208" calcext:value-type="float">
            <text:p>5.1977401401208</text:p>
          </table:table-cell>
          <table:table-cell office:value-type="float" office:value="1.76764056419908" calcext:value-type="float">
            <text:p>1.76764056419908</text:p>
          </table:table-cell>
          <table:table-cell office:value-type="float" office:value="1.8833969757183" calcext:value-type="float">
            <text:p>1.8833969757183</text:p>
          </table:table-cell>
          <table:table-cell office:value-type="float" office:value="1.76767644667849" calcext:value-type="float">
            <text:p>1.76767644667849</text:p>
          </table:table-cell>
          <table:table-cell office:value-type="float" office:value="2.95205748819959" calcext:value-type="float">
            <text:p>2.95205748819959</text:p>
          </table:table-cell>
        </table:table-row>
        <table:table-row table:style-name="ro1">
          <table:table-cell office:value-type="float" office:value="1.77254498158092" calcext:value-type="float">
            <text:p>1.77254498158092</text:p>
          </table:table-cell>
          <table:table-cell office:value-type="float" office:value="5.19925200876774" calcext:value-type="float">
            <text:p>5.19925200876774</text:p>
          </table:table-cell>
          <table:table-cell office:value-type="float" office:value="1.77124799635852" calcext:value-type="float">
            <text:p>1.77124799635852</text:p>
          </table:table-cell>
          <table:table-cell office:value-type="float" office:value="1.88497588678659" calcext:value-type="float">
            <text:p>1.88497588678659</text:p>
          </table:table-cell>
          <table:table-cell office:value-type="float" office:value="1.77128625951854" calcext:value-type="float">
            <text:p>1.77128625951854</text:p>
          </table:table-cell>
          <table:table-cell office:value-type="float" office:value="2.94682337634933" calcext:value-type="float">
            <text:p>2.94682337634933</text:p>
          </table:table-cell>
        </table:table-row>
        <table:table-row table:style-name="ro1">
          <table:table-cell office:value-type="float" office:value="1.7761550528265" calcext:value-type="float">
            <text:p>1.7761550528265</text:p>
          </table:table-cell>
          <table:table-cell office:value-type="float" office:value="5.20089935793871" calcext:value-type="float">
            <text:p>5.20089935793871</text:p>
          </table:table-cell>
          <table:table-cell office:value-type="float" office:value="1.77485542851797" calcext:value-type="float">
            <text:p>1.77485542851797</text:p>
          </table:table-cell>
          <table:table-cell office:value-type="float" office:value="1.88664074144713" calcext:value-type="float">
            <text:p>1.88664074144713</text:p>
          </table:table-cell>
          <table:table-cell office:value-type="float" office:value="1.77489607235859" calcext:value-type="float">
            <text:p>1.77489607235859</text:p>
          </table:table-cell>
          <table:table-cell office:value-type="float" office:value="2.94183349890808" calcext:value-type="float">
            <text:p>2.94183349890808</text:p>
          </table:table-cell>
        </table:table-row>
        <table:table-row table:style-name="ro1">
          <table:table-cell office:value-type="float" office:value="1.77976512407208" calcext:value-type="float">
            <text:p>1.77976512407208</text:p>
          </table:table-cell>
          <table:table-cell office:value-type="float" office:value="5.20268455237471" calcext:value-type="float">
            <text:p>5.20268455237471</text:p>
          </table:table-cell>
          <table:table-cell office:value-type="float" office:value="1.77846286067741" calcext:value-type="float">
            <text:p>1.77846286067741</text:p>
          </table:table-cell>
          <table:table-cell office:value-type="float" office:value="1.88839194743142" calcext:value-type="float">
            <text:p>1.88839194743142</text:p>
          </table:table-cell>
          <table:table-cell office:value-type="float" office:value="1.77850588519864" calcext:value-type="float">
            <text:p>1.77850588519864</text:p>
          </table:table-cell>
          <table:table-cell office:value-type="float" office:value="2.93709640370141" calcext:value-type="float">
            <text:p>2.93709640370141</text:p>
          </table:table-cell>
        </table:table-row>
        <table:table-row table:style-name="ro1">
          <table:table-cell office:value-type="float" office:value="1.78337519531766" calcext:value-type="float">
            <text:p>1.78337519531766</text:p>
          </table:table-cell>
          <table:table-cell office:value-type="float" office:value="5.20460995681675" calcext:value-type="float">
            <text:p>5.20460995681675</text:p>
          </table:table-cell>
          <table:table-cell office:value-type="float" office:value="1.78207029283686" calcext:value-type="float">
            <text:p>1.78207029283686</text:p>
          </table:table-cell>
          <table:table-cell office:value-type="float" office:value="1.89022991247094" calcext:value-type="float">
            <text:p>1.89022991247094</text:p>
          </table:table-cell>
          <table:table-cell office:value-type="float" office:value="1.78211569803869" calcext:value-type="float">
            <text:p>1.78211569803869</text:p>
          </table:table-cell>
          <table:table-cell office:value-type="float" office:value="2.93262063855488" calcext:value-type="float">
            <text:p>2.93262063855488</text:p>
          </table:table-cell>
        </table:table-row>
        <table:table-row table:style-name="ro1">
          <table:table-cell office:value-type="float" office:value="1.78698526656325" calcext:value-type="float">
            <text:p>1.78698526656325</text:p>
          </table:table-cell>
          <table:table-cell office:value-type="float" office:value="5.20667793600585" calcext:value-type="float">
            <text:p>5.20667793600585</text:p>
          </table:table-cell>
          <table:table-cell office:value-type="float" office:value="1.78567772499631" calcext:value-type="float">
            <text:p>1.78567772499631</text:p>
          </table:table-cell>
          <table:table-cell office:value-type="float" office:value="1.8921550442972" calcext:value-type="float">
            <text:p>1.8921550442972</text:p>
          </table:table-cell>
          <table:table-cell office:value-type="float" office:value="1.78572551087874" calcext:value-type="float">
            <text:p>1.78572551087874</text:p>
          </table:table-cell>
          <table:table-cell office:value-type="float" office:value="2.92841475129406" calcext:value-type="float">
            <text:p>2.92841475129406</text:p>
          </table:table-cell>
        </table:table-row>
        <table:table-row table:style-name="ro1">
          <table:table-cell office:value-type="float" office:value="1.79059533780883" calcext:value-type="float">
            <text:p>1.79059533780883</text:p>
          </table:table-cell>
          <table:table-cell office:value-type="float" office:value="5.208890854683" calcext:value-type="float">
            <text:p>5.208890854683</text:p>
          </table:table-cell>
          <table:table-cell office:value-type="float" office:value="1.78928515715575" calcext:value-type="float">
            <text:p>1.78928515715575</text:p>
          </table:table-cell>
          <table:table-cell office:value-type="float" office:value="1.89416775064169" calcext:value-type="float">
            <text:p>1.89416775064169</text:p>
          </table:table-cell>
          <table:table-cell office:value-type="float" office:value="1.78933532371879" calcext:value-type="float">
            <text:p>1.78933532371879</text:p>
          </table:table-cell>
          <table:table-cell office:value-type="float" office:value="2.92448728974452" calcext:value-type="float">
            <text:p>2.92448728974452</text:p>
          </table:table-cell>
        </table:table-row>
        <table:table-row table:style-name="ro1">
          <table:table-cell office:value-type="float" office:value="1.79420540905441" calcext:value-type="float">
            <text:p>1.79420540905441</text:p>
          </table:table-cell>
          <table:table-cell office:value-type="float" office:value="5.21125107758923" calcext:value-type="float">
            <text:p>5.21125107758923</text:p>
          </table:table-cell>
          <table:table-cell office:value-type="float" office:value="1.7928925893152" calcext:value-type="float">
            <text:p>1.7928925893152</text:p>
          </table:table-cell>
          <table:table-cell office:value-type="float" office:value="1.8962684392359" calcext:value-type="float">
            <text:p>1.8962684392359</text:p>
          </table:table-cell>
          <table:table-cell office:value-type="float" office:value="1.79294513655884" calcext:value-type="float">
            <text:p>1.79294513655884</text:p>
          </table:table-cell>
          <table:table-cell office:value-type="float" office:value="2.92084680173182" calcext:value-type="float">
            <text:p>2.92084680173182</text:p>
          </table:table-cell>
        </table:table-row>
        <table:table-row table:style-name="ro1">
          <table:table-cell office:value-type="float" office:value="1.79781548029999" calcext:value-type="float">
            <text:p>1.79781548029999</text:p>
          </table:table-cell>
          <table:table-cell office:value-type="float" office:value="5.21376096946555" calcext:value-type="float">
            <text:p>5.21376096946555</text:p>
          </table:table-cell>
          <table:table-cell office:value-type="float" office:value="1.79650002147464" calcext:value-type="float">
            <text:p>1.79650002147464</text:p>
          </table:table-cell>
          <table:table-cell office:value-type="float" office:value="1.89845751781132" calcext:value-type="float">
            <text:p>1.89845751781132</text:p>
          </table:table-cell>
          <table:table-cell office:value-type="float" office:value="1.79655494939889" calcext:value-type="float">
            <text:p>1.79655494939889</text:p>
          </table:table-cell>
          <table:table-cell office:value-type="float" office:value="2.91750183508152" calcext:value-type="float">
            <text:p>2.91750183508152</text:p>
          </table:table-cell>
        </table:table-row>
        <table:table-row table:style-name="ro1">
          <table:table-cell office:value-type="float" office:value="1.80142555154557" calcext:value-type="float">
            <text:p>1.80142555154557</text:p>
          </table:table-cell>
          <table:table-cell office:value-type="float" office:value="5.21642289505295" calcext:value-type="float">
            <text:p>5.21642289505295</text:p>
          </table:table-cell>
          <table:table-cell office:value-type="float" office:value="1.80010745363409" calcext:value-type="float">
            <text:p>1.80010745363409</text:p>
          </table:table-cell>
          <table:table-cell office:value-type="float" office:value="1.90073539409946" calcext:value-type="float">
            <text:p>1.90073539409946</text:p>
          </table:table-cell>
          <table:table-cell office:value-type="float" office:value="1.80016476223894" calcext:value-type="float">
            <text:p>1.80016476223894</text:p>
          </table:table-cell>
          <table:table-cell office:value-type="float" office:value="2.91446093761918" calcext:value-type="float">
            <text:p>2.91446093761918</text:p>
          </table:table-cell>
        </table:table-row>
        <table:table-row table:style-name="ro1" table:number-rows-repeated="10480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5T17:20:15.827882753</dc:date>
    <meta:editing-duration>PT1M53S</meta:editing-duration>
    <meta:editing-cycles>2</meta:editing-cycles>
    <meta:generator>LibreOffice/24.2.7.2$Linux_X86_64 LibreOffice_project/420$Build-2</meta:generator>
    <meta:document-statistic meta:table-count="1" meta:cell-count="3009" meta:object-count="0"/>
  </office:meta>
</office:document-meta>
</file>